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ystem" style:font-pitch="variable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8.457cm" fo:min-width="23.289cm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8" style:family="graphic" style:parent-style-name="standard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0.869cm" fo:min-width="9.739cm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0.86cm" fo:min-width="9.739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0.872cm" fo:min-width="9.713cm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608cm" loext:decorative="false"/>
      <style:paragraph-properties style:writing-mode="lr-tb"/>
    </style:style>
    <style:style style:name="gr12" style:family="graphic" style:parent-style-name="objectwithoutfill">
      <style:graphic-properties svg:stroke-width="0.051cm" svg:stroke-color="#1c1c1c" draw:marker-start-width="0.279cm" draw:marker-end="Arrowheads_20_1" draw:marker-end-width="0.33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Default_20_Drawing_20_Style_5f_1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6.859cm" fo:min-width="6.454cm" fo:padding-top="0.15cm" fo:padding-bottom="0.15cm" fo:padding-left="0.275cm" fo:padding-right="0.275cm" loext:decorative="false"/>
    </style:style>
    <style:style style:name="gr14" style:family="graphic" style:parent-style-name="Default_20_Drawing_20_Style_5f_1">
      <style:graphic-properties draw:stroke="none" svg:stroke-color="#000000" draw:fill="none" draw:fill-color="#ffffff" draw:auto-grow-height="true" draw:auto-grow-width="false" fo:min-height="0.714cm" loext:decorative="false"/>
      <style:paragraph-properties style:writing-mode="lr-tb"/>
    </style:style>
    <style:style style:name="gr15" style:family="graphic" style:parent-style-name="Default_20_Drawing_20_Style_5f_1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6" style:family="graphic" style:parent-style-name="Default_20_Drawing_20_Style_5f_1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2.189cm" fo:min-width="1.212cm" loext:decorative="false"/>
    </style:style>
    <style:style style:name="gr18" style:family="graphic" style:parent-style-name="Default_20_Drawing_20_Style_5f_1">
      <style:graphic-properties svg:stroke-width="0.051cm" svg:stroke-color="#333333" draw:marker-start-width="0.279cm" draw:marker-end-width="0.279cm" draw:fill="solid" draw:fill-color="#ffffff" draw:textarea-horizontal-align="justify" draw:textarea-vertical-align="middle" draw:auto-grow-height="false" fo:min-height="6.861cm" fo:min-width="4.048cm" fo:padding-top="0.15cm" fo:padding-bottom="0.15cm" fo:padding-left="0.275cm" fo:padding-right="0.275cm" loext:decorative="false"/>
    </style:style>
    <style:style style:name="gr19" style:family="graphic" style:parent-style-name="Default_20_Drawing_20_Style_5f_1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20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867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95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9.24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1.429cm" loext:decorative="false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12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13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14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pr15" style:family="presentation" style:parent-style-name="Default-subtitle" style:list-style-name="L1">
      <style:graphic-properties draw:fill-color="#ffffff" fo:min-height="10.351cm" loext:decorative="false"/>
      <style:paragraph-properties style:writing-mode="lr-tb"/>
    </style:style>
    <style:style style:name="co1" style:family="table-column">
      <style:table-column-properties style:column-width="3.55cm" style:use-optimal-column-width="false"/>
    </style:style>
    <style:style style:name="co2" style:family="table-column">
      <style:table-column-properties style:column-width="3.57cm" style:use-optimal-column-width="false"/>
    </style:style>
    <style:style style:name="ro1" style:family="table-row">
      <style:table-row-properties style:row-height="1.565cm" style:use-optimal-row-height="false"/>
    </style:style>
    <style:style style:name="ro2" style:family="table-row">
      <style:table-row-properties style:row-height="1.572cm" style:use-optimal-row-height="false"/>
    </style:style>
    <style:style style:name="ce1" style:family="table-cell">
      <style:paragraph-properties fo:text-align="center"/>
      <style:text-properties fo:font-size="26pt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18pt" fo:font-weight="normal" style:font-weight-asian="normal" style:font-weight-complex="normal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size="18pt" fo:font-weight="normal" style:font-weight-asian="normal" style:font-weight-complex="normal"/>
    </style:style>
    <style:style style:name="P9" style:family="paragraph">
      <style:paragraph-properties fo:text-align="center"/>
      <style:text-properties fo:font-size="26pt"/>
    </style:style>
    <style:style style:name="P10" style:family="paragraph">
      <style:paragraph-properties fo:text-align="center"/>
    </style:style>
    <style:style style:name="P11" style:family="paragraph">
      <style:text-properties fo:font-size="28pt"/>
    </style:style>
    <style:style style:name="P12" style:family="paragraph">
      <loext:graphic-properties draw:fill="none" draw:fill-color="#ffffff"/>
      <style:text-properties fo:font-size="2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16pt"/>
    </style:style>
    <style:style style:name="P16" style:family="paragraph">
      <loext:graphic-properties draw:fill="none" draw:fill-color="#ffffff"/>
      <style:text-properties fo:font-size="16pt"/>
    </style:style>
    <style:style style:name="T1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ize="18pt" fo:font-style="normal" style:font-style-asian="normal" style:font-style-complex="normal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style:font-name="TexMaths Roman" fo:font-size="18pt" fo:font-style="normal" style:text-underline-style="none" fo:font-weight="bold" style:font-name-asian="TexMaths Roman" style:font-size-asian="18pt" style:font-style-asian="normal" style:font-weight-asian="bold" style:font-name-complex="TexMaths Roman" style:font-size-complex="18pt" style:font-style-complex="normal" style:font-weight-complex="bold"/>
    </style:style>
    <style:style style:name="T12" style:family="text">
      <style:text-properties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3" style:family="text">
      <style:text-properties style:font-name="TexMaths Symbols" fo:font-size="22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4" style:family="text">
      <style:text-properties fo:font-size="26pt"/>
    </style:style>
    <style:style style:name="T15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6" style:family="text">
      <style:text-properties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17" style:family="text">
      <style:text-properties style:font-name="Liberation Sans1" fo:font-size="18pt" fo:font-style="normal" style:text-underline-style="none" fo:font-weight="bold" style:font-name-asian="Liberation Sans1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8" style:family="text">
      <style:text-properties style:font-name="Liberation Sans1" fo:font-size="18pt" fo:font-style="italic" style:text-underline-style="none" fo:font-weight="normal" style:font-name-asian="Liberation Sans1" style:font-size-asian="18pt" style:font-style-asian="italic" style:font-weight-asian="normal" style:font-name-complex="Liberation Sans1" style:font-size-complex="18pt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text-position="super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2" style:family="text">
      <style:text-properties style:text-position="0% 100%"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23" style:family="text">
      <style:text-properties style:font-name="TexMaths Symbols" fo:font-size="44pt" fo:font-style="normal" style:text-underline-style="none" fo:font-weight="normal" style:font-name-asian="TexMaths Symbols" style:font-size-asian="44pt" style:font-style-asian="normal" style:font-weight-asian="normal" style:font-name-complex="TexMaths Symbols" style:font-size-complex="44pt" style:font-style-complex="normal" style:font-weight-complex="normal"/>
    </style:style>
    <style:style style:name="T24" style:family="text">
      <style:text-properties style:font-name="Liberation Sans1" fo:font-size="44pt" fo:font-style="normal" style:text-underline-style="none" fo:font-weight="normal" style:font-name-asian="Liberation Sans1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25" style:family="text">
      <style:text-properties fo:font-size="18pt" style:text-underline-style="none" fo:font-weight="bold" style:font-weight-asian="bold" style:font-weight-complex="bold"/>
    </style:style>
    <style:style style:name="T26" style:family="text">
      <style:text-properties style:font-name="TexMaths Symbols1" fo:font-size="22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7" style:family="text">
      <style:text-properties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size="22pt" fo:font-weight="normal" style:font-weight-asian="normal" style:font-weight-complex="normal"/>
    </style:style>
    <style:style style:name="T29" style:family="text">
      <style:text-properties style:font-name="Liberation Sans1" fo:font-size="22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18pt" fo:font-style="normal" fo:text-shadow="none" style:text-underline-style="none" fo:font-weight="normal" style:letter-kerning="true" fo:background-color="transparent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18pt" fo:font-style="normal" fo:text-shadow="none" style:text-underline-style="none" fo:font-weight="bold" style:letter-kerning="true" fo:background-color="transparent" style:font-name-asian="TexMaths Roman" style:font-size-asian="18pt" style:font-style-asian="normal" style:font-weight-asian="bold" style:font-name-complex="TexMaths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style:font-name="TexMaths Symbols1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35" style:family="text">
      <style:text-properties style:font-name="Liberation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ize="18pt" fo:text-shadow="none" fo:font-weight="normal" style:letter-kerning="true" fo:background-color="transparent" style:font-weight-asian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18pt" fo:font-style="normal" fo:text-shadow="none" style:text-underline-style="none" fo:font-weight="bold" style:letter-kerning="true" fo:background-color="transparent" style:font-name-asian="TexMaths Symbols" style:font-size-asian="18pt" style:font-style-asian="normal" style:font-weight-asian="bold" style:font-name-complex="TexMaths Symbols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font-name="TexMaths Symbols1" fo:font-size="18pt" fo:font-style="normal" style:text-underline-style="none" fo:font-weight="bold" style:font-name-asian="TexMaths Symbols" style:font-size-asian="18pt" style:font-style-asian="normal" style:font-weight-asian="bold" style:font-name-complex="TexMaths Symbols" style:font-size-complex="18pt" style:font-style-complex="normal" style:font-weight-complex="bold"/>
    </style:style>
    <style:style style:name="T40" style:family="text">
      <style:text-properties style:font-name="TexMaths Symbols" fo:font-size="18pt" fo:font-style="normal" style:text-underline-style="none" fo:font-weight="bold" style:font-name-asian="TexMaths Symbols" style:font-size-asian="18pt" style:font-style-asian="normal" style:font-weight-asian="bold" style:font-name-complex="TexMaths Symbols" style:font-size-complex="18pt" style:font-style-complex="normal" style:font-weight-complex="bold"/>
    </style:style>
    <style:style style:name="T41" style:family="text">
      <style:text-properties style:text-position="sub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42" style:family="text">
      <style:text-properties style:text-position="0% 100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43" style:family="text">
      <style:text-properties style:text-position="0% 100%"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44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style:font-name="Liberation Sans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6" style:family="text">
      <style:text-properties style:font-name="Liberation Sans" fo:font-size="18pt" fo:font-style="normal" style:text-underline-style="none" fo:font-weight="bold" style:font-name-asian="Liberation Sans1" style:font-size-asian="18pt" style:font-style-asian="normal" style:font-weight-asian="bold" style:font-name-complex="Liberation Sans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Überblick - Logik</text:p>
          </draw:text-box>
        </draw:frame>
        <draw:frame presentation:style-name="pr2" draw:text-style-name="P3" draw:layer="layout" svg:width="25.199cm" svg:height="9.955cm" svg:x="1.4cm" svg:y="3.675cm" presentation:class="subtitle" presentation:user-transformed="true">
          <draw:text-box>
            <text:p text:style-name="P1"><text:span text:style-name="T1">W</text:span><text:span text:style-name="T1">a</text:span><text:span text:style-name="T1">s</text:span><text:span text:style-name="T1"> </text:span><text:span text:style-name="T1">i</text:span><text:span text:style-name="T1">s</text:span><text:span text:style-name="T1">t</text:span><text:span text:style-name="T1"> </text:span><text:span text:style-name="T1">L</text:span><text:span text:style-name="T1">o</text:span><text:span text:style-name="T1">g</text:span><text:span text:style-name="T1">i</text:span><text:span text:style-name="T1">k</text:span><text:span text:style-name="T1"> </text:span><text:span text:style-name="T1">b</text:span><text:span text:style-name="T1">e</text:span><text:span text:style-name="T1">i</text:span><text:span text:style-name="T1"> </text:span><text:span text:style-name="T1">d</text:span><text:span text:style-name="T1">e</text:span><text:span text:style-name="T1">r</text:span><text:span text:style-name="T1"> </text:span><text:span text:style-name="T1">K</text:span><text:span text:style-name="T1">I</text:span><text:span text:style-name="T1">?</text:span></text:p>
            <text:p text:style-name="P1"><text:span text:style-name="T2"/></text:p>
            <text:p text:style-name="P1"><text:span text:style-name="T3">→</text:span><text:span text:style-name="T3"> </text:span><text:span text:style-name="T3">E</text:span><text:span text:style-name="T3">i</text:span><text:span text:style-name="T3">n</text:span><text:span text:style-name="T3">e</text:span><text:span text:style-name="T3"> </text:span><text:span text:style-name="T3">V</text:span><text:span text:style-name="T3">e</text:span><text:span text:style-name="T3">r</text:span><text:span text:style-name="T3">w</text:span><text:span text:style-name="T3">e</text:span><text:span text:style-name="T3">n</text:span><text:span text:style-name="T3">d</text:span><text:span text:style-name="T3">u</text:span><text:span text:style-name="T3">n</text:span><text:span text:style-name="T3">g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l</text:span><text:span text:style-name="T3">e</text:span><text:span text:style-name="T3">r</text:span><text:span text:style-name="T3"> </text:span><text:span text:style-name="T3">l</text:span><text:span text:style-name="T3">o</text:span><text:span text:style-name="T3">g</text:span><text:span text:style-name="T3">i</text:span><text:span text:style-name="T3">s</text:span><text:span text:style-name="T3">c</text:span><text:span text:style-name="T3">h</text:span><text:span text:style-name="T3">e</text:span><text:span text:style-name="T3">r</text:span><text:span text:style-name="T3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e</text:span><text:span text:style-name="T3">,</text:span><text:span text:style-name="T3"> </text:span><text:span text:style-name="T3">u</text:span><text:span text:style-name="T3">m</text:span><text:span text:style-name="T3"> </text:span><text:span text:style-name="T3">W</text:span><text:span text:style-name="T3">i</text:span><text:span text:style-name="T3">s</text:span><text:span text:style-name="T3">s</text:span><text:span text:style-name="T3">e</text:span><text:span text:style-name="T3">n</text:span><text:span text:style-name="T3"> </text:span><text:span text:style-name="T3">d</text:span><text:span text:style-name="T3">a</text:span><text:span text:style-name="T3">r</text:span><text:span text:style-name="T3">z</text:span><text:span text:style-name="T3">u</text:span><text:span text:style-name="T3">s</text:span><text:span text:style-name="T3">t</text:span><text:span text:style-name="T3">e</text:span><text:span text:style-name="T3">l</text:span><text:span text:style-name="T3">l</text:span><text:span text:style-name="T3">e</text:span><text:span text:style-name="T3">n</text:span><text:span text:style-name="T3">,</text:span><text:span text:style-name="T3"> </text:span><text:span text:style-name="T3">ü</text:span><text:span text:style-name="T3">b</text:span><text:span text:style-name="T3">e</text:span><text:span text:style-name="T3">r</text:span><text:span text:style-name="T3"> </text:span><text:span text:style-name="T3">F</text:span><text:span text:style-name="T3">a</text:span><text:span text:style-name="T3">k</text:span><text:span text:style-name="T3">t</text:span><text:span text:style-name="T3">e</text:span><text:span text:style-name="T3">n</text:span><text:span text:style-name="T3"> </text:span><text:span text:style-name="T3">n</text:span><text:span text:style-name="T3">a</text:span><text:span text:style-name="T3">c</text:span><text:span text:style-name="T3">h</text:span><text:span text:style-name="T3">z</text:span><text:span text:style-name="T3">u</text:span><text:span text:style-name="T3">d</text:span><text:span text:style-name="T3">e</text:span><text:span text:style-name="T3">n</text:span><text:span text:style-name="T3">k</text:span><text:span text:style-name="T3">e</text:span><text:span text:style-name="T3">n</text:span><text:span text:style-name="T3"> </text:span><text:span text:style-name="T3">u</text:span><text:span text:style-name="T3">n</text:span><text:span text:style-name="T3">d</text:span><text:span text:style-name="T3"> </text:span><text:span text:style-name="T3">E</text:span><text:span text:style-name="T3">n</text:span><text:span text:style-name="T3">t</text:span><text:span text:style-name="T3">s</text:span><text:span text:style-name="T3">c</text:span><text:span text:style-name="T3">h</text:span><text:span text:style-name="T3">e</text:span><text:span text:style-name="T3">i</text:span><text:span text:style-name="T3">d</text:span><text:span text:style-name="T3">u</text:span><text:span text:style-name="T3">n</text:span><text:span text:style-name="T3">g</text:span><text:span text:style-name="T3">e</text:span><text:span text:style-name="T3">n</text:span><text:span text:style-name="T3"> </text:span><text:span text:style-name="T3">z</text:span><text:span text:style-name="T3">u</text:span><text:span text:style-name="T3"> </text:span><text:span text:style-name="T3">t</text:span><text:span text:style-name="T3">r</text:span><text:span text:style-name="T3">e</text:span><text:span text:style-name="T3">f</text:span><text:span text:style-name="T3">f</text:span><text:span text:style-name="T3">e</text:span><text:span text:style-name="T3">n</text:span><text:span text:style-name="T3">.</text:span></text:p>
            <text:p text:style-name="P1"><text:span text:style-name="T3"/></text:p>
            <text:p text:style-name="P1"><text:span text:style-name="T3"/></text:p>
            <text:p text:style-name="P2"><text:span text:style-name="T1">W</text:span><text:span text:style-name="T1">e</text:span><text:span text:style-name="T1">l</text:span><text:span text:style-name="T1">c</text:span><text:span text:style-name="T1">h</text:span><text:span text:style-name="T1">e</text:span><text:span text:style-name="T1"> </text:span><text:span text:style-name="T1">R</text:span><text:span text:style-name="T1">o</text:span><text:span text:style-name="T1">l</text:span><text:span text:style-name="T1">l</text:span><text:span text:style-name="T1">e</text:span><text:span text:style-name="T1"> </text:span><text:span text:style-name="T1">s</text:span><text:span text:style-name="T1">p</text:span><text:span text:style-name="T1">i</text:span><text:span text:style-name="T1">e</text:span><text:span text:style-name="T1">l</text:span><text:span text:style-name="T1">t</text:span><text:span text:style-name="T1"> </text:span><text:span text:style-name="T1">L</text:span><text:span text:style-name="T1">o</text:span><text:span text:style-name="T1">g</text:span><text:span text:style-name="T1">i</text:span><text:span text:style-name="T1">k</text:span><text:span text:style-name="T1"> </text:span><text:span text:style-name="T1">b</text:span><text:span text:style-name="T1">e</text:span><text:span text:style-name="T1">i</text:span><text:span text:style-name="T1"> </text:span><text:span text:style-name="T1">d</text:span><text:span text:style-name="T1">e</text:span><text:span text:style-name="T1">r</text:span><text:span text:style-name="T1"> </text:span><text:span text:style-name="T1">K</text:span><text:span text:style-name="T1">I</text:span><text:span text:style-name="T1">?</text:span></text:p>
            <text:p text:style-name="P2"><text:span text:style-name="T5"/></text:p>
            <text:p text:style-name="P2"><text:span text:style-name="T6">→</text:span><text:span text:style-name="T6"> </text:span><text:span text:style-name="T6">E</text:span><text:span text:style-name="T6">n</text:span><text:span text:style-name="T6">t</text:span><text:span text:style-name="T6">s</text:span><text:span text:style-name="T6">c</text:span><text:span text:style-name="T6">h</text:span><text:span text:style-name="T6">e</text:span><text:span text:style-name="T6">i</text:span><text:span text:style-name="T6">d</text:span><text:span text:style-name="T6">u</text:span><text:span text:style-name="T6">n</text:span><text:span text:style-name="T6">g</text:span><text:span text:style-name="T6">s</text:span><text:span text:style-name="T6">f</text:span><text:span text:style-name="T6">i</text:span><text:span text:style-name="T6">n</text:span><text:span text:style-name="T6">d</text:span><text:span text:style-name="T6">u</text:span><text:span text:style-name="T6">n</text:span><text:span text:style-name="T6">g</text:span><text:span text:style-name="T6">e</text:span><text:span text:style-name="T6">n</text:span><text:span text:style-name="T6"> </text:span><text:span text:style-name="T6">(</text:span><text:span text:style-name="T6">D</text:span><text:span text:style-name="T6">e</text:span><text:span text:style-name="T6">c</text:span><text:span text:style-name="T6">i</text:span><text:span text:style-name="T6">s</text:span><text:span text:style-name="T6">i</text:span><text:span text:style-name="T6">o</text:span><text:span text:style-name="T6">n</text:span><text:span text:style-name="T6"> </text:span><text:span text:style-name="T6">m</text:span><text:span text:style-name="T6">a</text:span><text:span text:style-name="T6">k</text:span><text:span text:style-name="T6">i</text:span><text:span text:style-name="T6">n</text:span><text:span text:style-name="T6">g</text:span><text:span text:style-name="T6">)</text:span></text:p>
            <text:p text:style-name="P2"><text:span text:style-name="T6"><text:s/></text:span></text:p>
            <text:p text:style-name="P2"><text:span text:style-name="T6">→</text:span><text:span text:style-name="T6"> </text:span><text:span text:style-name="T6">A</text:span><text:span text:style-name="T6">u</text:span><text:span text:style-name="T6">t</text:span><text:span text:style-name="T6">o</text:span><text:span text:style-name="T6">m</text:span><text:span text:style-name="T6">a</text:span><text:span text:style-name="T6">t</text:span><text:span text:style-name="T6">i</text:span><text:span text:style-name="T6">s</text:span><text:span text:style-name="T6">c</text:span><text:span text:style-name="T6">h</text:span><text:span text:style-name="T6">e</text:span><text:span text:style-name="T6"> </text:span><text:span text:style-name="T6">D</text:span><text:span text:style-name="T6">e</text:span><text:span text:style-name="T6">n</text:span><text:span text:style-name="T6">k</text:span><text:span text:style-name="T6">e</text:span><text:span text:style-name="T6">n</text:span><text:span text:style-name="T6"> </text:span><text:span text:style-name="T6">(</text:span><text:span text:style-name="T6">R</text:span><text:span text:style-name="T6">e</text:span><text:span text:style-name="T6">a</text:span><text:span text:style-name="T6">s</text:span><text:span text:style-name="T6">o</text:span><text:span text:style-name="T6">n</text:span><text:span text:style-name="T6">i</text:span><text:span text:style-name="T6">n</text:span><text:span text:style-name="T6">g</text:span><text:span text:style-name="T6">)</text:span></text:p>
            <text:p text:style-name="P2"><text:span text:style-name="T6"/></text:p>
            <text:p text:style-name="P2"><text:span text:style-name="T6">→</text:span><text:span text:style-name="T6"> </text:span><text:span text:style-name="T6">V</text:span><text:span text:style-name="T6">e</text:span><text:span text:style-name="T6">r</text:span><text:span text:style-name="T6">i</text:span><text:span text:style-name="T6">f</text:span><text:span text:style-name="T6">i</text:span><text:span text:style-name="T6">k</text:span><text:span text:style-name="T6">a</text:span><text:span text:style-name="T6">t</text:span><text:span text:style-name="T6">i</text:span><text:span text:style-name="T6">o</text:span><text:span text:style-name="T6">n</text:span></text:p>
            <text:p text:style-name="P1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Überblick - Logik</text:p>
          </draw:text-box>
        </draw:frame>
        <draw:frame presentation:style-name="pr4" draw:text-style-name="P3" draw:layer="layout" svg:width="25.199cm" svg:height="9.244cm" svg:x="1.4cm" svg:y="4.031cm" presentation:class="subtitle" presentation:user-transformed="true">
          <draw:text-box>
            <text:p text:style-name="P1"><text:span text:style-name="T1">V</text:span><text:span text:style-name="T1">o</text:span><text:span text:style-name="T1">r</text:span><text:span text:style-name="T1">t</text:span><text:span text:style-name="T1">e</text:span><text:span text:style-name="T1">i</text:span><text:span text:style-name="T1">l</text:span><text:span text:style-name="T1">e</text:span><text:span text:style-name="T1">:</text:span></text:p>
            <text:p text:style-name="P1"><text:span text:style-name="T2"/></text:p>
            <text:p text:style-name="P1"><text:span text:style-name="T3">→</text:span><text:span text:style-name="T3"> </text:span><text:span text:style-name="T3">D</text:span><text:span text:style-name="T3">i</text:span><text:span text:style-name="T3">e</text:span><text:span text:style-name="T3"> </text:span><text:span text:style-name="T3">L</text:span><text:span text:style-name="T3">o</text:span><text:span text:style-name="T3">g</text:span><text:span text:style-name="T3">i</text:span><text:span text:style-name="T3">k</text:span><text:span text:style-name="T3"> </text:span><text:span text:style-name="T3">i</text:span><text:span text:style-name="T3">s</text:span><text:span text:style-name="T3">t</text:span><text:span text:style-name="T3"> </text:span><text:span text:style-name="T3">a</text:span><text:span text:style-name="T3">u</text:span><text:span text:style-name="T3">s</text:span><text:span text:style-name="T3">s</text:span><text:span text:style-name="T3">a</text:span><text:span text:style-name="T3">g</text:span><text:span text:style-name="T3">e</text:span><text:span text:style-name="T3">k</text:span><text:span text:style-name="T3">r</text:span><text:span text:style-name="T3">ä</text:span><text:span text:style-name="T3">f</text:span><text:span text:style-name="T3">t</text:span><text:span text:style-name="T3">i</text:span><text:span text:style-name="T3">g</text:span><text:span text:style-name="T3"> </text:span><text:span text:style-name="T3">u</text:span><text:span text:style-name="T3">n</text:span><text:span text:style-name="T3">d</text:span><text:span text:style-name="T3"> </text:span><text:span text:style-name="T3">k</text:span><text:span text:style-name="T3">o</text:span><text:span text:style-name="T3">m</text:span><text:span text:style-name="T3">p</text:span><text:span text:style-name="T3">a</text:span><text:span text:style-name="T3">k</text:span><text:span text:style-name="T3">t</text:span></text:p>
            <text:p text:style-name="P1"><text:span text:style-name="T3"/></text:p>
            <text:p text:style-name="P1"><text:span text:style-name="T3">→</text:span><text:span text:style-name="T3"> </text:span><text:span text:style-name="T3">S</text:span><text:span text:style-name="T3">i</text:span><text:span text:style-name="T3">e</text:span><text:span text:style-name="T3"> </text:span><text:span text:style-name="T3">i</text:span><text:span text:style-name="T3">s</text:span><text:span text:style-name="T3">t</text:span><text:span text:style-name="T3"> </text:span><text:span text:style-name="T3">i</text:span><text:span text:style-name="T3">n</text:span><text:span text:style-name="T3"> </text:span><text:span text:style-name="T3">k</text:span><text:span text:style-name="T3">r</text:span><text:span text:style-name="T3">i</text:span><text:span text:style-name="T3">t</text:span><text:span text:style-name="T3">i</text:span><text:span text:style-name="T3">s</text:span><text:span text:style-name="T3">c</text:span><text:span text:style-name="T3">h</text:span><text:span text:style-name="T3">e</text:span><text:span text:style-name="T3">n</text:span><text:span text:style-name="T3"> </text:span><text:span text:style-name="T3">A</text:span><text:span text:style-name="T3">n</text:span><text:span text:style-name="T3">w</text:span><text:span text:style-name="T3">e</text:span><text:span text:style-name="T3">n</text:span><text:span text:style-name="T3">d</text:span><text:span text:style-name="T3">u</text:span><text:span text:style-name="T3">n</text:span><text:span text:style-name="T3">g</text:span><text:span text:style-name="T3">e</text:span><text:span text:style-name="T3">n</text:span><text:span text:style-name="T3"> </text:span><text:span text:style-name="T3">r</text:span><text:span text:style-name="T3">e</text:span><text:span text:style-name="T3">l</text:span><text:span text:style-name="T3">a</text:span><text:span text:style-name="T3">t</text:span><text:span text:style-name="T3">i</text:span><text:span text:style-name="T3">v</text:span><text:span text:style-name="T3"> </text:span><text:span text:style-name="T3">s</text:span><text:span text:style-name="T3">i</text:span><text:span text:style-name="T3">c</text:span><text:span text:style-name="T3">h</text:span><text:span text:style-name="T3">e</text:span><text:span text:style-name="T3">r</text:span></text:p>
            <text:p text:style-name="P1"><text:span text:style-name="T3"/></text:p>
            <text:p text:style-name="P1"><text:span text:style-name="T3"/></text:p>
            <text:p text:style-name="P2"><text:span text:style-name="T1">N</text:span><text:span text:style-name="T1">a</text:span><text:span text:style-name="T1">c</text:span><text:span text:style-name="T1">h</text:span><text:span text:style-name="T1">t</text:span><text:span text:style-name="T1">e</text:span><text:span text:style-name="T1">i</text:span><text:span text:style-name="T1">l</text:span><text:span text:style-name="T1">e</text:span><text:span text:style-name="T1">:</text:span></text:p>
            <text:p text:style-name="P2"><text:span text:style-name="T5"/></text:p>
            <text:p text:style-name="P2"><text:span text:style-name="T6">→</text:span><text:span text:style-name="T6"> </text:span><text:span text:style-name="T6">L</text:span><text:span text:style-name="T6">o</text:span><text:span text:style-name="T6">g</text:span><text:span text:style-name="T6">i</text:span><text:span text:style-name="T6">k</text:span><text:span text:style-name="T6"> </text:span><text:span text:style-name="T6">i</text:span><text:span text:style-name="T6">s</text:span><text:span text:style-name="T6">t</text:span><text:span text:style-name="T6"> </text:span><text:span text:style-name="T6">d</text:span><text:span text:style-name="T6">e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i</text:span><text:span text:style-name="T6">s</text:span><text:span text:style-name="T6">t</text:span><text:span text:style-name="T6">i</text:span><text:span text:style-name="T6">s</text:span><text:span text:style-name="T6">c</text:span><text:span text:style-name="T6">h</text:span><text:span text:style-name="T6"> </text:span><text:span text:style-name="T6">u</text:span><text:span text:style-name="T6">n</text:span><text:span text:style-name="T6">d</text:span><text:span text:style-name="T6"> </text:span><text:span text:style-name="T6">k</text:span><text:span text:style-name="T6">a</text:span><text:span text:style-name="T6">n</text:span><text:span text:style-name="T6">n</text:span><text:span text:style-name="T6"> </text:span><text:span text:style-name="T6">n</text:span><text:span text:style-name="T6">i</text:span><text:span text:style-name="T6">c</text:span><text:span text:style-name="T6">h</text:span><text:span text:style-name="T6">t</text:span><text:span text:style-name="T6"> </text:span><text:span text:style-name="T6">g</text:span><text:span text:style-name="T6">u</text:span><text:span text:style-name="T6">t</text:span><text:span text:style-name="T6">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l</text:span><text:span text:style-name="T6">i</text:span><text:span text:style-name="T6">s</text:span><text:span text:style-name="T6">i</text:span><text:span text:style-name="T6">e</text:span><text:span text:style-name="T6">r</text:span><text:span text:style-name="T6">e</text:span><text:span text:style-name="T6">n</text:span></text:p>
            <text:p text:style-name="P2"><text:span text:style-name="T6"/></text:p>
            <text:p text:style-name="P2"><text:span text:style-name="T6">→</text:span><text:span text:style-name="T6"> </text:span><text:span text:style-name="T6">S</text:span><text:span text:style-name="T6">i</text:span><text:span text:style-name="T6">e</text:span><text:span text:style-name="T6"> </text:span><text:span text:style-name="T6">i</text:span><text:span text:style-name="T6">s</text:span><text:span text:style-name="T6">t</text:span><text:span text:style-name="T6"> </text:span><text:span text:style-name="T6">r</text:span><text:span text:style-name="T6">e</text:span><text:span text:style-name="T6">g</text:span><text:span text:style-name="T6">e</text:span><text:span text:style-name="T6">l</text:span><text:span text:style-name="T6">b</text:span><text:span text:style-name="T6">a</text:span><text:span text:style-name="T6">s</text:span><text:span text:style-name="T6">i</text:span><text:span text:style-name="T6">e</text:span><text:span text:style-name="T6">r</text:span><text:span text:style-name="T6">t</text:span><text:span text:style-name="T6"> </text:span><text:span text:style-name="T6">u</text:span><text:span text:style-name="T6">n</text:span><text:span text:style-name="T6">d</text:span><text:span text:style-name="T6"> </text:span><text:span text:style-name="T6">k</text:span><text:span text:style-name="T6">a</text:span><text:span text:style-name="T6">n</text:span><text:span text:style-name="T6">n</text:span><text:span text:style-name="T6"> </text:span><text:span text:style-name="T6">n</text:span><text:span text:style-name="T6">i</text:span><text:span text:style-name="T6">c</text:span><text:span text:style-name="T6">h</text:span><text:span text:style-name="T6">t</text:span><text:span text:style-name="T6"> </text:span><text:span text:style-name="T6">a</text:span><text:span text:style-name="T6">u</text:span><text:span text:style-name="T6">s</text:span><text:span text:style-name="T6"> </text:span><text:span text:style-name="T6">n</text:span><text:span text:style-name="T6">e</text:span><text:span text:style-name="T6">u</text:span><text:span text:style-name="T6">e</text:span><text:span text:style-name="T6">n</text:span><text:span text:style-name="T6"> </text:span><text:span text:style-name="T6">D</text:span><text:span text:style-name="T6">a</text:span><text:span text:style-name="T6">t</text:span><text:span text:style-name="T6">e</text:span><text:span text:style-name="T6">n</text:span><text:span text:style-name="T6"> </text:span><text:span text:style-name="T6">l</text:span><text:span text:style-name="T6">e</text:span><text:span text:style-name="T6">r</text:span><text:span text:style-name="T6">n</text:span><text:span text:style-name="T6">e</text:span><text:span text:style-name="T6">n</text:span></text:p>
            <text:p text:style-name="P1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ussagenlogik</text:p>
          </draw:text-box>
        </draw:frame>
        <draw:frame presentation:style-name="pr5" draw:text-style-name="P5" draw:layer="layout" svg:width="25.199cm" svg:height="9.134cm" svg:x="1.4cm" svg:y="4.086cm" presentation:class="subtitle" presentation:user-transformed="true">
          <draw:text-box>
            <text:p text:style-name="P1"><text:span text:style-name="T5">I</text:span><text:span text:style-name="T5">n</text:span><text:span text:style-name="T5"> </text:span><text:span text:style-name="T5">d</text:span><text:span text:style-name="T5">e</text:span><text:span text:style-name="T5">r</text:span><text:span text:style-name="T5"> </text:span><text:span text:style-name="T5">V</text:span><text:span text:style-name="T5">o</text:span><text:span text:style-name="T5">r</text:span><text:span text:style-name="T5">l</text:span><text:span text:style-name="T5">e</text:span><text:span text:style-name="T5">s</text:span><text:span text:style-name="T5">u</text:span><text:span text:style-name="T5">n</text:span><text:span text:style-name="T5">g</text:span><text:span text:style-name="T5"> </text:span><text:span text:style-name="T5">ü</text:span><text:span text:style-name="T5">b</text:span><text:span text:style-name="T5">e</text:span><text:span text:style-name="T5">r</text:span><text:span text:style-name="T5"> </text:span><text:span text:style-name="T5">A</text:span><text:span text:style-name="T5">u</text:span><text:span text:style-name="T5">s</text:span><text:span text:style-name="T5">s</text:span><text:span text:style-name="T5">a</text:span><text:span text:style-name="T5">g</text:span><text:span text:style-name="T5">e</text:span><text:span text:style-name="T5">n</text:span><text:span text:style-name="T5">l</text:span><text:span text:style-name="T5">o</text:span><text:span text:style-name="T5">g</text:span><text:span text:style-name="T5">i</text:span><text:span text:style-name="T5">k</text:span><text:span text:style-name="T5"> </text:span><text:span text:style-name="T5">w</text:span><text:span text:style-name="T5">e</text:span><text:span text:style-name="T5">r</text:span><text:span text:style-name="T5">d</text:span><text:span text:style-name="T5">e</text:span><text:span text:style-name="T5">n</text:span><text:span text:style-name="T5"> </text:span><text:span text:style-name="T5">w</text:span><text:span text:style-name="T5">i</text:span><text:span text:style-name="T5">r</text:span><text:span text:style-name="T5"> </text:span><text:span text:style-name="T5">z</text:span><text:span text:style-name="T5">w</text:span><text:span text:style-name="T5">e</text:span><text:span text:style-name="T5">i</text:span><text:span text:style-name="T5"> </text:span><text:span text:style-name="T5">m</text:span><text:span text:style-name="T5">i</text:span><text:span text:style-name="T5">t</text:span><text:span text:style-name="T5">e</text:span><text:span text:style-name="T5">i</text:span><text:span text:style-name="T5">n</text:span><text:span text:style-name="T5">a</text:span><text:span text:style-name="T5">n</text:span><text:span text:style-name="T5">d</text:span><text:span text:style-name="T5">e</text:span><text:span text:style-name="T5">r</text:span><text:span text:style-name="T5"> </text:span><text:span text:style-name="T5">v</text:span><text:span text:style-name="T5">e</text:span><text:span text:style-name="T5">r</text:span><text:span text:style-name="T5">k</text:span><text:span text:style-name="T5">n</text:span><text:span text:style-name="T5">ü</text:span><text:span text:style-name="T5">p</text:span><text:span text:style-name="T5">f</text:span><text:span text:style-name="T5">t</text:span><text:span text:style-name="T5">e</text:span><text:span text:style-name="T5"> </text:span><text:span text:style-name="T5">K</text:span><text:span text:style-name="T5">o</text:span><text:span text:style-name="T5">n</text:span><text:span text:style-name="T5">z</text:span><text:span text:style-name="T5">e</text:span><text:span text:style-name="T5">p</text:span><text:span text:style-name="T5">t</text:span><text:span text:style-name="T5">e</text:span><text:span text:style-name="T5"> </text:span><text:span text:style-name="T5">b</text:span><text:span text:style-name="T5">e</text:span><text:span text:style-name="T5">h</text:span><text:span text:style-name="T5">a</text:span><text:span text:style-name="T5">n</text:span><text:span text:style-name="T5">d</text:span><text:span text:style-name="T5">e</text:span><text:span text:style-name="T5">l</text:span><text:span text:style-name="T5">n</text:span><text:span text:style-name="T5">:</text:span><text:span text:style-name="T5"> </text:span><text:span text:style-name="T5">S</text:span><text:span text:style-name="T5">y</text:span><text:span text:style-name="T5">n</text:span><text:span text:style-name="T5">t</text:span><text:span text:style-name="T5">a</text:span><text:span text:style-name="T5">x</text:span><text:span text:style-name="T5"> </text:span><text:span text:style-name="T5">u</text:span><text:span text:style-name="T5">n</text:span><text:span text:style-name="T5">d</text:span><text:span text:style-name="T5"> </text:span><text:span text:style-name="T5">S</text:span><text:span text:style-name="T5">e</text:span><text:span text:style-name="T5">m</text:span><text:span text:style-name="T5">a</text:span><text:span text:style-name="T5">n</text:span><text:span text:style-name="T5">t</text:span><text:span text:style-name="T5">i</text:span><text:span text:style-name="T5">k</text:span><text:span text:style-name="T5">.</text:span><text:span text:style-name="T5"> </text:span></text:p>
            <text:p text:style-name="P1"><text:span text:style-name="T5"/></text:p>
            <text:p text:style-name="P2"><text:span text:style-name="T8">S</text:span><text:span text:style-name="T8">y</text:span><text:span text:style-name="T8">n</text:span><text:span text:style-name="T8">t</text:span><text:span text:style-name="T8">a</text:span><text:span text:style-name="T8">x</text:span><text:span text:style-name="T8"> </text:span><text:span text:style-name="T8">b</text:span><text:span text:style-name="T8">e</text:span><text:span text:style-name="T8">z</text:span><text:span text:style-name="T8">i</text:span><text:span text:style-name="T8">e</text:span><text:span text:style-name="T8">h</text:span><text:span text:style-name="T8">t</text:span><text:span text:style-name="T8"> </text:span><text:span text:style-name="T8">s</text:span><text:span text:style-name="T8">i</text:span><text:span text:style-name="T8">c</text:span><text:span text:style-name="T8">h</text:span><text:span text:style-name="T8"> </text:span><text:span text:style-name="T8">a</text:span><text:span text:style-name="T8">u</text:span><text:span text:style-name="T8">f</text:span><text:span text:style-name="T8"> </text:span><text:span text:style-name="T8">d</text:span><text:span text:style-name="T8">i</text:span><text:span text:style-name="T8">e</text:span><text:span text:style-name="T8"> </text:span><text:span text:style-name="T8">f</text:span><text:span text:style-name="T8">o</text:span><text:span text:style-name="T8">r</text:span><text:span text:style-name="T8">m</text:span><text:span text:style-name="T8">a</text:span><text:span text:style-name="T8">l</text:span><text:span text:style-name="T8">e</text:span><text:span text:style-name="T8">n</text:span><text:span text:style-name="T8"> </text:span><text:span text:style-name="T8">R</text:span><text:span text:style-name="T8">e</text:span><text:span text:style-name="T8">g</text:span><text:span text:style-name="T8">e</text:span><text:span text:style-name="T8">l</text:span><text:span text:style-name="T8">n</text:span><text:span text:style-name="T8">,</text:span><text:span text:style-name="T8"> </text:span><text:span text:style-name="T8">d</text:span><text:span text:style-name="T8">i</text:span><text:span text:style-name="T8">e</text:span><text:span text:style-name="T8"> </text:span><text:span text:style-name="T8">f</text:span><text:span text:style-name="T8">e</text:span><text:span text:style-name="T8">s</text:span><text:span text:style-name="T8">t</text:span><text:span text:style-name="T8">l</text:span><text:span text:style-name="T8">e</text:span><text:span text:style-name="T8">g</text:span><text:span text:style-name="T8">e</text:span><text:span text:style-name="T8">n</text:span><text:span text:style-name="T8">,</text:span><text:span text:style-name="T8"> </text:span><text:span text:style-name="T8">w</text:span><text:span text:style-name="T8">i</text:span><text:span text:style-name="T8">e</text:span><text:span text:style-name="T8"> </text:span><text:span text:style-name="T8">l</text:span><text:span text:style-name="T8">o</text:span><text:span text:style-name="T8">g</text:span><text:span text:style-name="T8">i</text:span><text:span text:style-name="T8">s</text:span><text:span text:style-name="T8">c</text:span><text:span text:style-name="T8">h</text:span><text:span text:style-name="T8">e</text:span><text:span text:style-name="T8"> </text:span><text:span text:style-name="T8">A</text:span><text:span text:style-name="T8">u</text:span><text:span text:style-name="T8">s</text:span><text:span text:style-name="T8">s</text:span><text:span text:style-name="T8">a</text:span><text:span text:style-name="T8">g</text:span><text:span text:style-name="T8">e</text:span><text:span text:style-name="T8">n</text:span><text:span text:style-name="T8"> </text:span><text:span text:style-name="T8">(</text:span><text:span text:style-name="T8">F</text:span><text:span text:style-name="T8">o</text:span><text:span text:style-name="T8">r</text:span><text:span text:style-name="T8">m</text:span><text:span text:style-name="T8">e</text:span><text:span text:style-name="T8">l</text:span><text:span text:style-name="T8">n</text:span><text:span text:style-name="T8">)</text:span><text:span text:style-name="T8"> </text:span><text:span text:style-name="T8">k</text:span><text:span text:style-name="T8">o</text:span><text:span text:style-name="T8">n</text:span><text:span text:style-name="T8">s</text:span><text:span text:style-name="T8">t</text:span><text:span text:style-name="T8">r</text:span><text:span text:style-name="T8">u</text:span><text:span text:style-name="T8">i</text:span><text:span text:style-name="T8">e</text:span><text:span text:style-name="T8">r</text:span><text:span text:style-name="T8">t</text:span><text:span text:style-name="T8"> </text:span><text:span text:style-name="T8">w</text:span><text:span text:style-name="T8">e</text:span><text:span text:style-name="T8">r</text:span><text:span text:style-name="T8">d</text:span><text:span text:style-name="T8">e</text:span><text:span text:style-name="T8">n</text:span><text:span text:style-name="T8">.</text:span><text:span text:style-name="T8"> </text:span><text:span text:style-name="T5">S</text:span><text:span text:style-name="T5">i</text:span><text:span text:style-name="T5">e</text:span><text:span text:style-name="T5"> </text:span><text:span text:style-name="T5">s</text:span><text:span text:style-name="T5">p</text:span><text:span text:style-name="T5">e</text:span><text:span text:style-name="T5">z</text:span><text:span text:style-name="T5">i</text:span><text:span text:style-name="T5">f</text:span><text:span text:style-name="T5">i</text:span><text:span text:style-name="T5">z</text:span><text:span text:style-name="T5">i</text:span><text:span text:style-name="T5">e</text:span><text:span text:style-name="T5">r</text:span><text:span text:style-name="T5">t</text:span><text:span text:style-name="T5"> </text:span><text:span text:style-name="T5">d</text:span><text:span text:style-name="T5">i</text:span><text:span text:style-name="T5">e</text:span><text:span text:style-name="T5"> </text:span><text:span text:style-name="T5">S</text:span><text:span text:style-name="T5">y</text:span><text:span text:style-name="T5">m</text:span><text:span text:style-name="T5">b</text:span><text:span text:style-name="T5">o</text:span><text:span text:style-name="T5">l</text:span><text:span text:style-name="T5">e</text:span><text:span text:style-name="T5"> </text:span><text:span text:style-name="T5">(</text:span><text:span text:style-name="T5">a</text:span><text:span text:style-name="T5">t</text:span><text:span text:style-name="T5">o</text:span><text:span text:style-name="T5">m</text:span><text:span text:style-name="T5">a</text:span><text:span text:style-name="T5">r</text:span><text:span text:style-name="T5">e</text:span><text:span text:style-name="T5"> </text:span><text:span text:style-name="T5">F</text:span><text:span text:style-name="T5">o</text:span><text:span text:style-name="T5">r</text:span><text:span text:style-name="T5">m</text:span><text:span text:style-name="T5">e</text:span><text:span text:style-name="T5">l</text:span><text:span text:style-name="T5">n</text:span><text:span text:style-name="T5">,</text:span><text:span text:style-name="T5"> </text:span><text:span text:style-name="T5">J</text:span><text:span text:style-name="T5">u</text:span><text:span text:style-name="T5">n</text:span><text:span text:style-name="T5">k</text:span><text:span text:style-name="T5">t</text:span><text:span text:style-name="T5">o</text:span><text:span text:style-name="T5">r</text:span><text:span text:style-name="T5">e</text:span><text:span text:style-name="T5">n</text:span><text:span text:style-name="T5">)</text:span><text:span text:style-name="T5"> </text:span><text:span text:style-name="T5">u</text:span><text:span text:style-name="T5">n</text:span><text:span text:style-name="T5">d</text:span><text:span text:style-name="T5"> </text:span><text:span text:style-name="T5">R</text:span><text:span text:style-name="T5">e</text:span><text:span text:style-name="T5">g</text:span><text:span text:style-name="T5">e</text:span><text:span text:style-name="T5">l</text:span><text:span text:style-name="T5">n</text:span><text:span text:style-name="T5"> </text:span><text:span text:style-name="T5">z</text:span><text:span text:style-name="T5">u</text:span><text:span text:style-name="T5">r</text:span><text:span text:style-name="T5"> </text:span><text:span text:style-name="T5">B</text:span><text:span text:style-name="T5">i</text:span><text:span text:style-name="T5">l</text:span><text:span text:style-name="T5">d</text:span><text:span text:style-name="T5">u</text:span><text:span text:style-name="T5">n</text:span><text:span text:style-name="T5">g</text:span><text:span text:style-name="T5"> </text:span><text:span text:style-name="T5">e</text:span><text:span text:style-name="T5">i</text:span><text:span text:style-name="T5">n</text:span><text:span text:style-name="T5">d</text:span><text:span text:style-name="T5">e</text:span><text:span text:style-name="T5">u</text:span><text:span text:style-name="T5">t</text:span><text:span text:style-name="T5">i</text:span><text:span text:style-name="T5">g</text:span><text:span text:style-name="T5"> </text:span><text:span text:style-name="T5">l</text:span><text:span text:style-name="T5">e</text:span><text:span text:style-name="T5">s</text:span><text:span text:style-name="T5">b</text:span><text:span text:style-name="T5">a</text:span><text:span text:style-name="T5">r</text:span><text:span text:style-name="T5">e</text:span><text:span text:style-name="T5">r</text:span><text:span text:style-name="T5"> </text:span><text:span text:style-name="T5">F</text:span><text:span text:style-name="T5">o</text:span><text:span text:style-name="T5">r</text:span><text:span text:style-name="T5">m</text:span><text:span text:style-name="T5">e</text:span><text:span text:style-name="T5">l</text:span><text:span text:style-name="T5">n</text:span><text:span text:style-name="T5">.</text:span></text:p>
            <text:p text:style-name="P1"><text:span text:style-name="T5"/></text:p>
            <text:p text:style-name="P1"><text:span text:style-name="T5">D</text:span><text:span text:style-name="T5">i</text:span><text:span text:style-name="T5">e</text:span><text:span text:style-name="T5"> </text:span><text:span text:style-name="T1">S</text:span><text:span text:style-name="T1">e</text:span><text:span text:style-name="T1">m</text:span><text:span text:style-name="T1">a</text:span><text:span text:style-name="T1">n</text:span><text:span text:style-name="T1">t</text:span><text:span text:style-name="T1">i</text:span><text:span text:style-name="T1">k</text:span><text:span text:style-name="T5"> </text:span><text:span text:style-name="T5">b</text:span><text:span text:style-name="T5">e</text:span><text:span text:style-name="T5">z</text:span><text:span text:style-name="T5">i</text:span><text:span text:style-name="T5">e</text:span><text:span text:style-name="T5">h</text:span><text:span text:style-name="T5">t</text:span><text:span text:style-name="T5"> </text:span><text:span text:style-name="T5">s</text:span><text:span text:style-name="T5">i</text:span><text:span text:style-name="T5">c</text:span><text:span text:style-name="T5">h</text:span><text:span text:style-name="T5"> </text:span><text:span text:style-name="T5">a</text:span><text:span text:style-name="T5">u</text:span><text:span text:style-name="T5">f</text:span><text:span text:style-name="T5"> </text:span><text:span text:style-name="T5">d</text:span><text:span text:style-name="T5">i</text:span><text:span text:style-name="T5">e</text:span><text:span text:style-name="T5"> </text:span><text:span text:style-name="T5">B</text:span><text:span text:style-name="T5">e</text:span><text:span text:style-name="T5">d</text:span><text:span text:style-name="T5">e</text:span><text:span text:style-name="T5">u</text:span><text:span text:style-name="T5">t</text:span><text:span text:style-name="T5">u</text:span><text:span text:style-name="T5">n</text:span><text:span text:style-name="T5">g</text:span><text:span text:style-name="T5"> </text:span><text:span text:style-name="T5">d</text:span><text:span text:style-name="T5">i</text:span><text:span text:style-name="T5">e</text:span><text:span text:style-name="T5">s</text:span><text:span text:style-name="T5">e</text:span><text:span text:style-name="T5">r</text:span><text:span text:style-name="T5"> </text:span><text:span text:style-name="T5">s</text:span><text:span text:style-name="T5">y</text:span><text:span text:style-name="T5">n</text:span><text:span text:style-name="T5">t</text:span><text:span text:style-name="T5">a</text:span><text:span text:style-name="T5">k</text:span><text:span text:style-name="T5">t</text:span><text:span text:style-name="T5">i</text:span><text:span text:style-name="T5">s</text:span><text:span text:style-name="T5">c</text:span><text:span text:style-name="T5">h</text:span><text:span text:style-name="T5">e</text:span><text:span text:style-name="T5">n</text:span><text:span text:style-name="T5"> </text:span><text:span text:style-name="T5">A</text:span><text:span text:style-name="T5">u</text:span><text:span text:style-name="T5">s</text:span><text:span text:style-name="T5">d</text:span><text:span text:style-name="T5">r</text:span><text:span text:style-name="T5">ü</text:span><text:span text:style-name="T5">c</text:span><text:span text:style-name="T5">k</text:span><text:span text:style-name="T5">e</text:span><text:span text:style-name="T5">.</text:span><text:span text:style-name="T5"> </text:span><text:span text:style-name="T5">S</text:span><text:span text:style-name="T5">i</text:span><text:span text:style-name="T5">e</text:span><text:span text:style-name="T5"> </text:span><text:span text:style-name="T5">d</text:span><text:span text:style-name="T5">e</text:span><text:span text:style-name="T5">f</text:span><text:span text:style-name="T5">i</text:span><text:span text:style-name="T5">n</text:span><text:span text:style-name="T5">i</text:span><text:span text:style-name="T5">e</text:span><text:span text:style-name="T5">r</text:span><text:span text:style-name="T5">t</text:span><text:span text:style-name="T5"> </text:span><text:span text:style-name="T5">W</text:span><text:span text:style-name="T5">a</text:span><text:span text:style-name="T5">h</text:span><text:span text:style-name="T5">r</text:span><text:span text:style-name="T5">h</text:span><text:span text:style-name="T5">e</text:span><text:span text:style-name="T5">i</text:span><text:span text:style-name="T5">t</text:span><text:span text:style-name="T5">s</text:span><text:span text:style-name="T5">w</text:span><text:span text:style-name="T5">e</text:span><text:span text:style-name="T5">r</text:span><text:span text:style-name="T5">t</text:span><text:span text:style-name="T5">e</text:span><text:span text:style-name="T5"> </text:span><text:span text:style-name="T5">(</text:span><text:span text:style-name="T5">w</text:span><text:span text:style-name="T5">a</text:span><text:span text:style-name="T5">h</text:span><text:span text:style-name="T5">r</text:span><text:span text:style-name="T5">/</text:span><text:span text:style-name="T5">f</text:span><text:span text:style-name="T5">a</text:span><text:span text:style-name="T5">l</text:span><text:span text:style-name="T5">s</text:span><text:span text:style-name="T5">c</text:span><text:span text:style-name="T5">h</text:span><text:span text:style-name="T5"> </text:span><text:span text:style-name="T5">-</text:span><text:span text:style-name="T5"> </text:span><text:span text:style-name="T5">0</text:span><text:span text:style-name="T5">/</text:span><text:span text:style-name="T5">1</text:span><text:span text:style-name="T5">)</text:span><text:span text:style-name="T5"> </text:span><text:span text:style-name="T5">f</text:span><text:span text:style-name="T5">ü</text:span><text:span text:style-name="T5">r</text:span><text:span text:style-name="T5"> </text:span><text:span text:style-name="T5">F</text:span><text:span text:style-name="T5">o</text:span><text:span text:style-name="T5">r</text:span><text:span text:style-name="T5">m</text:span><text:span text:style-name="T5">e</text:span><text:span text:style-name="T5">l</text:span><text:span text:style-name="T5">n</text:span><text:span text:style-name="T5">,</text:span><text:span text:style-name="T5"> </text:span><text:span text:style-name="T5">d</text:span><text:span text:style-name="T5">i</text:span><text:span text:style-name="T5">e</text:span><text:span text:style-name="T5"> </text:span><text:span text:style-name="T5">a</text:span><text:span text:style-name="T5">u</text:span><text:span text:style-name="T5">f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p</text:span><text:span text:style-name="T5">r</text:span><text:span text:style-name="T5">e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e</text:span><text:span text:style-name="T5">n</text:span><text:span text:style-name="T5"> </text:span><text:span text:style-name="T5">o</text:span><text:span text:style-name="T5">d</text:span><text:span text:style-name="T5">e</text:span><text:span text:style-name="T5">r</text:span><text:span text:style-name="T5"> </text:span><text:span text:style-name="T5">W</text:span><text:span text:style-name="T5">e</text:span><text:span text:style-name="T5">l</text:span><text:span text:style-name="T5">t</text:span><text:span text:style-name="T5">e</text:span><text:span text:style-name="T5">n</text:span><text:span text:style-name="T5"> </text:span><text:span text:style-name="T5">b</text:span><text:span text:style-name="T5">a</text:span><text:span text:style-name="T5">s</text:span><text:span text:style-name="T5">i</text:span><text:span text:style-name="T5">e</text:span><text:span text:style-name="T5">r</text:span><text:span text:style-name="T5">e</text:span><text:span text:style-name="T5">n</text:span><text:span text:style-name="T5">.</text:span></text:p>
            <text:p text:style-name="P1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yntax</text:p>
          </draw:text-box>
        </draw:frame>
        <draw:frame presentation:style-name="pr6" draw:text-style-name="P5" draw:layer="layout" svg:width="25.199cm" svg:height="11.429cm" svg:x="1.4cm" svg:y="2.941cm" presentation:class="subtitle" presentation:user-transformed="true">
          <draw:text-box>
            <text:p text:style-name="P2"><text:span text:style-name="T5"/></text:p>
            <text:p text:style-name="P1"><text:span text:style-name="T9">L</text:span><text:span text:style-name="T9">o</text:span><text:span text:style-name="T9">g</text:span><text:span text:style-name="T9">i</text:span><text:span text:style-name="T9">s</text:span><text:span text:style-name="T9">c</text:span><text:span text:style-name="T9">h</text:span><text:span text:style-name="T9">e</text:span><text:span text:style-name="T9"> </text:span><text:span text:style-name="T9">A</text:span><text:span text:style-name="T9">u</text:span><text:span text:style-name="T9">s</text:span><text:span text:style-name="T9">s</text:span><text:span text:style-name="T9">a</text:span><text:span text:style-name="T9">g</text:span><text:span text:style-name="T9">e</text:span><text:span text:style-name="T9">n</text:span><text:span text:style-name="T9">v</text:span><text:span text:style-name="T9">a</text:span><text:span text:style-name="T9">r</text:span><text:span text:style-name="T9">i</text:span><text:span text:style-name="T9">a</text:span><text:span text:style-name="T9">b</text:span><text:span text:style-name="T9">e</text:span><text:span text:style-name="T9">l</text:span><text:span text:style-name="T9">n</text:span><text:span text:style-name="T9"> </text:span><text:span text:style-name="T9">o</text:span><text:span text:style-name="T9">d</text:span><text:span text:style-name="T9">e</text:span><text:span text:style-name="T9">r</text:span><text:span text:style-name="T9"> </text:span><text:span text:style-name="T10">a</text:span><text:span text:style-name="T10">t</text:span><text:span text:style-name="T10">o</text:span><text:span text:style-name="T10">m</text:span><text:span text:style-name="T10">a</text:span><text:span text:style-name="T10">r</text:span><text:span text:style-name="T10">e</text:span><text:span text:style-name="T10"> </text:span><text:span text:style-name="T10">F</text:span><text:span text:style-name="T10">o</text:span><text:span text:style-name="T10">r</text:span><text:span text:style-name="T10">m</text:span><text:span text:style-name="T10">e</text:span><text:span text:style-name="T10">l</text:span><text:span text:style-name="T10">n</text:span><text:span text:style-name="T9"> </text:span><text:span text:style-name="T9">s</text:span><text:span text:style-name="T9">i</text:span><text:span text:style-name="T9">n</text:span><text:span text:style-name="T9">d</text:span><text:span text:style-name="T9"> </text:span><text:span text:style-name="T9">d</text:span><text:span text:style-name="T9">i</text:span><text:span text:style-name="T9">e</text:span><text:span text:style-name="T9"> </text:span><text:span text:style-name="T9">k</text:span><text:span text:style-name="T9">l</text:span><text:span text:style-name="T9">e</text:span><text:span text:style-name="T9">i</text:span><text:span text:style-name="T9">n</text:span><text:span text:style-name="T9">s</text:span><text:span text:style-name="T9">t</text:span><text:span text:style-name="T9">e</text:span><text:span text:style-name="T9">n</text:span><text:span text:style-name="T9"> </text:span><text:span text:style-name="T9">E</text:span><text:span text:style-name="T9">i</text:span><text:span text:style-name="T9">n</text:span><text:span text:style-name="T9">h</text:span><text:span text:style-name="T9">e</text:span><text:span text:style-name="T9">i</text:span><text:span text:style-name="T9">t</text:span><text:span text:style-name="T9">e</text:span><text:span text:style-name="T9">n</text:span><text:span text:style-name="T9"> </text:span><text:span text:style-name="T9">(</text:span><text:span text:style-name="T9">z</text:span><text:span text:style-name="T9">.</text:span><text:span text:style-name="T9">B</text:span><text:span text:style-name="T9">.</text:span><text:span text:style-name="T9"> </text:span><text:span text:style-name="T11">A</text:span><text:span text:style-name="T11">,</text:span><text:span text:style-name="T11"> </text:span><text:span text:style-name="T11">B</text:span><text:span text:style-name="T11">,</text:span><text:span text:style-name="T11"> </text:span><text:span text:style-name="T11">C</text:span><text:span text:style-name="T12"> </text:span><text:span text:style-name="T9">)</text:span><text:span text:style-name="T9">.</text:span></text:p>
            <text:p text:style-name="P1"><text:span text:style-name="T9"/></text:p>
            <text:p text:style-name="P1"><text:span text:style-name="T9">L</text:span><text:span text:style-name="T9">o</text:span><text:span text:style-name="T9">g</text:span><text:span text:style-name="T9">i</text:span><text:span text:style-name="T9">s</text:span><text:span text:style-name="T9">c</text:span><text:span text:style-name="T9">h</text:span><text:span text:style-name="T9">e</text:span><text:span text:style-name="T9"> </text:span><text:span text:style-name="T10">J</text:span><text:span text:style-name="T10">u</text:span><text:span text:style-name="T10">n</text:span><text:span text:style-name="T10">k</text:span><text:span text:style-name="T10">t</text:span><text:span text:style-name="T10">o</text:span><text:span text:style-name="T10">r</text:span><text:span text:style-name="T10">e</text:span><text:span text:style-name="T10">n</text:span><text:span text:style-name="T9"> </text:span><text:span text:style-name="T9">w</text:span><text:span text:style-name="T9">e</text:span><text:span text:style-name="T9">r</text:span><text:span text:style-name="T9">d</text:span><text:span text:style-name="T9">e</text:span><text:span text:style-name="T9">n</text:span><text:span text:style-name="T9"> </text:span><text:span text:style-name="T9">m</text:span><text:span text:style-name="T9">i</text:span><text:span text:style-name="T9">t</text:span><text:span text:style-name="T9"> </text:span><text:span text:style-name="T9">a</text:span><text:span text:style-name="T9">t</text:span><text:span text:style-name="T9">o</text:span><text:span text:style-name="T9">m</text:span><text:span text:style-name="T9">a</text:span><text:span text:style-name="T9">r</text:span><text:span text:style-name="T9">e</text:span><text:span text:style-name="T9">n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n</text:span><text:span text:style-name="T9"> </text:span><text:span text:style-name="T9">v</text:span><text:span text:style-name="T9">e</text:span><text:span text:style-name="T9">r</text:span><text:span text:style-name="T9">w</text:span><text:span text:style-name="T9">e</text:span><text:span text:style-name="T9">n</text:span><text:span text:style-name="T9">d</text:span><text:span text:style-name="T9">e</text:span><text:span text:style-name="T9">t</text:span><text:span text:style-name="T9">,</text:span><text:span text:style-name="T9"> </text:span><text:span text:style-name="T9">u</text:span><text:span text:style-name="T9">m</text:span><text:span text:style-name="T9"> </text:span><text:span text:style-name="T9">k</text:span><text:span text:style-name="T9">o</text:span><text:span text:style-name="T9">m</text:span><text:span text:style-name="T9">p</text:span><text:span text:style-name="T9">l</text:span><text:span text:style-name="T9">e</text:span><text:span text:style-name="T9">x</text:span><text:span text:style-name="T9">e</text:span><text:span text:style-name="T9">r</text:span><text:span text:style-name="T9">e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n</text:span><text:span text:style-name="T9"> </text:span><text:span text:style-name="T9">r</text:span><text:span text:style-name="T9">e</text:span><text:span text:style-name="T9">k</text:span><text:span text:style-name="T9">u</text:span><text:span text:style-name="T9">r</text:span><text:span text:style-name="T9">s</text:span><text:span text:style-name="T9">i</text:span><text:span text:style-name="T9">v</text:span><text:span text:style-name="T9"> </text:span><text:span text:style-name="T9">z</text:span><text:span text:style-name="T9">u</text:span><text:span text:style-name="T9"> </text:span><text:span text:style-name="T9">e</text:span><text:span text:style-name="T9">r</text:span><text:span text:style-name="T9">s</text:span><text:span text:style-name="T9">t</text:span><text:span text:style-name="T9">e</text:span><text:span text:style-name="T9">l</text:span><text:span text:style-name="T9">l</text:span><text:span text:style-name="T9">e</text:span><text:span text:style-name="T9">n</text:span><text:span text:style-name="T9">.</text:span><text:span text:style-name="T9"> </text:span><text:span text:style-name="T9">D</text:span><text:span text:style-name="T9">i</text:span><text:span text:style-name="T9">e</text:span><text:span text:style-name="T9">s</text:span><text:span text:style-name="T9">e</text:span><text:span text:style-name="T9"> </text:span><text:span text:style-name="T9">s</text:span><text:span text:style-name="T9">i</text:span><text:span text:style-name="T9">n</text:span><text:span text:style-name="T9">d</text:span><text:span text:style-name="T9">:</text:span></text:p>
            <text:p text:style-name="P1"><text:span text:style-name="T9"/></text:p>
            <text:p text:style-name="P1"><text:span text:style-name="T9">1</text:span><text:span text:style-name="T9">.</text:span><text:span text:style-name="T9"> </text:span><text:span text:style-name="T9">N</text:span><text:span text:style-name="T9">e</text:span><text:span text:style-name="T9">g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(</text:span><text:span text:style-name="T9">N</text:span><text:span text:style-name="T9">O</text:span><text:span text:style-name="T9">T</text:span><text:span text:style-name="T9">)</text:span><text:span text:style-name="T9"> </text:span><text:span text:style-name="T12"><text:s/></text:span><text:span text:style-name="T12"><text:s/></text:span></text:p>
            <text:p text:style-name="P1"><text:span text:style-name="T9"/></text:p>
            <text:p text:style-name="P1"><text:span text:style-name="T9">2</text:span><text:span text:style-name="T9">.</text:span><text:span text:style-name="T9"> </text:span><text:span text:style-name="T9">V</text:span><text:span text:style-name="T9">e</text:span><text:span text:style-name="T9">r</text:span><text:span text:style-name="T9">k</text:span><text:span text:style-name="T9">n</text:span><text:span text:style-name="T9">ü</text:span><text:span text:style-name="T9">p</text:span><text:span text:style-name="T9">f</text:span><text:span text:style-name="T9">u</text:span><text:span text:style-name="T9">n</text:span><text:span text:style-name="T9">g</text:span><text:span text:style-name="T9"> </text:span><text:span text:style-name="T9">(</text:span><text:span text:style-name="T9">A</text:span><text:span text:style-name="T9">N</text:span><text:span text:style-name="T9">D</text:span><text:span text:style-name="T9">)</text:span></text:p>
            <text:p text:style-name="P1"><text:span text:style-name="T9"/></text:p>
            <text:p text:style-name="P1"><text:span text:style-name="T9">3</text:span><text:span text:style-name="T9">.</text:span><text:span text:style-name="T9"> </text:span><text:span text:style-name="T9">D</text:span><text:span text:style-name="T9">i</text:span><text:span text:style-name="T9">s</text:span><text:span text:style-name="T9">j</text:span><text:span text:style-name="T9">u</text:span><text:span text:style-name="T9">n</text:span><text:span text:style-name="T9">k</text:span><text:span text:style-name="T9">t</text:span><text:span text:style-name="T9">i</text:span><text:span text:style-name="T9">o</text:span><text:span text:style-name="T9">n</text:span><text:span text:style-name="T9"> </text:span><text:span text:style-name="T9">(</text:span><text:span text:style-name="T9">O</text:span><text:span text:style-name="T9">R</text:span><text:span text:style-name="T9">)</text:span></text:p>
            <text:p text:style-name="P1"><text:span text:style-name="T9"/></text:p>
            <text:p text:style-name="P1"><text:span text:style-name="T9">4</text:span><text:span text:style-name="T9">.</text:span><text:span text:style-name="T9"> </text:span><text:span text:style-name="T9">I</text:span><text:span text:style-name="T9">m</text:span><text:span text:style-name="T9">p</text:span><text:span text:style-name="T9">l</text:span><text:span text:style-name="T9">i</text:span><text:span text:style-name="T9">k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(</text:span><text:span text:style-name="T9">I</text:span><text:span text:style-name="T9">F</text:span><text:span text:style-name="T9">-</text:span><text:span text:style-name="T9">T</text:span><text:span text:style-name="T9">H</text:span><text:span text:style-name="T9">E</text:span><text:span text:style-name="T9">N</text:span><text:span text:style-name="T9">)</text:span></text:p>
            <text:p text:style-name="P1"><text:span text:style-name="T9"/></text:p>
            <text:p text:style-name="P1"><text:span text:style-name="T9">5</text:span><text:span text:style-name="T9">.</text:span><text:span text:style-name="T9"> </text:span><text:span text:style-name="T9">B</text:span><text:span text:style-name="T9">i</text:span><text:span text:style-name="T9">-</text:span><text:span text:style-name="T9">I</text:span><text:span text:style-name="T9">m</text:span><text:span text:style-name="T9">p</text:span><text:span text:style-name="T9">l</text:span><text:span text:style-name="T9">i</text:span><text:span text:style-name="T9">k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(</text:span><text:span text:style-name="T9">X</text:span><text:span text:style-name="T9">N</text:span><text:span text:style-name="T9">O</text:span><text:span text:style-name="T9">R</text:span><text:span text:style-name="T9">)</text:span></text:p>
          </draw:text-box>
        </draw:frame>
        <draw:g draw:style-name="gr2">
          <svg:title>TexMaths</svg:title>
          <svg:desc>28§display§\lnot§svg§600§FALSE§</svg:desc>
          <draw:path draw:style-name="gr3" draw:text-style-name="P6" draw:layer="layout" svg:width="0.439cm" svg:height="0.163cm" svg:x="7.319cm" svg:y="8.385cm" svg:viewBox="0 0 440 164" svg:d="M0 0c147 0 293 0 440 0 0 55 0 109 0 164-147 0-293 0-440 0 0-55 0-109 0-164z">
            <text:p/>
          </draw:path>
          <draw:path draw:style-name="gr4" draw:text-style-name="P7" draw:layer="layout" svg:width="0.539cm" svg:height="0.257cm" svg:x="7.269cm" svg:y="8.338cm" svg:viewBox="0 0 540 258" svg:d="M540 36c0-33-3-36-33-36-158 0-316 0-474 0-16 0-33 0-33 19 0 20 17 20 33 20 156 0 312 0 468 0 0 61 0 122 0 183 0 19 0 36 20 36 19 0 19-17 19-36 0-62 0-124 0-186z">
            <text:p/>
          </draw:path>
        </draw:g>
        <draw:g draw:style-name="gr2">
          <svg:title>TexMaths</svg:title>
          <svg:desc>28§display§\wedge§svg§600§FALSE§</svg:desc>
          <draw:path draw:style-name="gr3" draw:text-style-name="P6" draw:layer="layout" svg:width="0.439cm" svg:height="0.504cm" svg:x="8.321cm" svg:y="9.589cm" svg:viewBox="0 0 440 505" svg:d="M0 0c147 0 293 0 440 0 0 168 0 336 0 505-147 0-293 0-440 0 0-169 0-337 0-505z">
            <text:p/>
          </draw:path>
          <draw:path draw:style-name="gr4" draw:text-style-name="P7" draw:layer="layout" svg:width="0.539cm" svg:height="0.604cm" svg:x="8.271cm" svg:y="9.539cm" svg:viewBox="0 0 540 605" svg:d="M292 20c-8-17-14-20-22-20-14 0-17 6-22 20-81 182-162 364-242 546-6 14-6 14-6 19 0 12 8 20 19 20 6 0 14-3 23-20 76-172 152-345 228-518 76 173 152 346 228 518 9 20 20 20 23 20 11 0 19-8 19-20 0-2 0-2-6-16-80-183-161-366-242-549z">
            <text:p/>
          </draw:path>
        </draw:g>
        <draw:g draw:style-name="gr2">
          <svg:title>TexMaths</svg:title>
          <svg:desc>28§display§\vee§svg§600§FALSE§</svg:desc>
          <draw:path draw:style-name="gr3" draw:text-style-name="P6" draw:layer="layout" svg:width="0.439cm" svg:height="0.504cm" svg:x="7.523cm" svg:y="10.991cm" svg:viewBox="0 0 440 505" svg:d="M0 0c147 0 293 0 440 0 0 168 0 336 0 505-147 0-293 0-440 0 0-169 0-337 0-505z">
            <text:p/>
          </draw:path>
          <draw:path draw:style-name="gr4" draw:text-style-name="P7" draw:layer="layout" svg:width="0.539cm" svg:height="0.604cm" svg:x="7.473cm" svg:y="10.941cm" svg:viewBox="0 0 540 605" svg:d="M534 39c6-14 6-14 6-19 0-12-8-20-19-20-9 0-17 6-23 22-76 172-152 344-228 516-76-173-152-346-228-518-9-17-17-20-23-20-11 0-19 8-19 20 0 2 0 2 6 16 80 183 161 366 242 549 8 17 14 20 22 20 14 0 17-6 22-20 81-182 162-364 242-546z">
            <text:p/>
          </draw:path>
        </draw:g>
        <draw:g draw:style-name="gr2">
          <svg:title>TexMaths</svg:title>
          <svg:desc>28§display§\rightarrow§svg§600§FALSE§</svg:desc>
          <draw:path draw:style-name="gr3" draw:text-style-name="P6" draw:layer="layout" svg:width="0.767cm" svg:height="0.411cm" svg:x="8.925cm" svg:y="12.39cm" svg:viewBox="0 0 768 412" svg:d="M0 0c256 0 512 0 768 0 0 137 0 275 0 412-256 0-512 0-768 0 0-137 0-275 0-412z">
            <text:p/>
          </draw:path>
          <draw:path draw:style-name="gr4" draw:text-style-name="P7" draw:layer="layout" svg:width="0.867cm" svg:height="0.506cm" svg:x="8.875cm" svg:y="12.343cm" svg:viewBox="0 0 868 507" svg:d="M762 273c-53 42-81 81-89 92-42 70-51 128-51 131 0 11 12 11 20 11 17 0 17-3 19-19 26-95 81-176 193-221 11-5 14-8 14-13 0-6-6-9-8-12-42-16-162-64-199-228-2-11-2-14-19-14-8 0-20 0-20 11 0 3 9 64 51 128 19 31 47 64 89 95-242 0-484 0-726 0-19 0-36 0-36 20 0 19 17 19 36 19 242 0 484 0 726 0z">
            <text:p/>
          </draw:path>
        </draw:g>
        <draw:g draw:style-name="gr2">
          <svg:title>TexMaths</svg:title>
          <svg:desc>28§display§\leftrightarrow§svg§600§FALSE§</svg:desc>
          <draw:path draw:style-name="gr3" draw:text-style-name="P6" draw:layer="layout" svg:width="0.767cm" svg:height="0.411cm" svg:x="9.027cm" svg:y="13.892cm" svg:viewBox="0 0 768 412" svg:d="M0 0c256 0 512 0 768 0 0 137 0 275 0 412-256 0-512 0-768 0 0-137 0-275 0-412z">
            <text:p/>
          </draw:path>
          <draw:path draw:style-name="gr4" draw:text-style-name="P7" draw:layer="layout" svg:width="0.867cm" svg:height="0.506cm" svg:x="8.977cm" svg:y="13.845cm" svg:viewBox="0 0 868 507" svg:d="M106 234c56-42 81-81 89-92 45-70 51-128 51-131 0-11-12-11-20-11-17 0-17 3-19 20-23 94-81 175-193 220-11 5-14 8-14 14 0 5 6 8 14 13 103 42 167 117 193 226 2 11 2 14 19 14 8 0 20 0 20-11 0-3-9-64-51-128-19-31-47-64-89-95 219 0 437 0 656 0-56 42-81 81-89 92-45 70-51 128-51 131 0 11 12 11 20 11 17 0 17-3 19-19 23-95 81-176 193-221 11-5 14-8 14-13 0-6-6-9-8-12-42-16-162-64-199-228-2-11-2-14-19-14-8 0-20 0-20 11 0 3 9 64 51 128 19 31 47 64 89 95-219 0-437 0-656 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yntax - Formeln</text:p>
          </draw:text-box>
        </draw:frame>
        <draw:frame presentation:style-name="pr5" draw:text-style-name="P5" draw:layer="layout" svg:width="25.199cm" svg:height="9.134cm" svg:x="1.4cm" svg:y="3.987cm" presentation:class="subtitle" presentation:user-transformed="true">
          <draw:text-box>
            <text:p text:style-name="P2"><text:span text:style-name="T10">B</text:span><text:span text:style-name="T10">e</text:span><text:span text:style-name="T10">i</text:span><text:span text:style-name="T10">s</text:span><text:span text:style-name="T10">p</text:span><text:span text:style-name="T10">i</text:span><text:span text:style-name="T10">e</text:span><text:span text:style-name="T10">l</text:span><text:span text:style-name="T10">e</text:span><text:span text:style-name="T10">:</text:span></text:p>
            <text:p text:style-name="P2"><text:span text:style-name="T9"/></text:p>
            <text:p text:style-name="P2"><text:span text:style-name="T9">(</text:span><text:span text:style-name="T9">a</text:span><text:span text:style-name="T9">t</text:span><text:span text:style-name="T9">o</text:span><text:span text:style-name="T9">m</text:span><text:span text:style-name="T9">a</text:span><text:span text:style-name="T9">r</text:span><text:span text:style-name="T9">e</text:span><text:span text:style-name="T9">)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:</text:span><text:span text:style-name="T9"> </text:span></text:p>
            <text:p text:style-name="P2"><text:span text:style-name="T9"/></text:p>
            <text:p text:style-name="P2"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:</text:span></text:p>
            <text:p text:style-name="P2"><text:span text:style-name="T9"/></text:p>
            <text:p text:style-name="P2"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 </text:span><text:span text:style-name="T9">f</text:span><text:span text:style-name="T9">:</text:span><text:span text:style-name="T9"> 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1"><text:span text:style-name="T9"/></text:p>
          </draw:text-box>
        </draw:frame>
        <draw:g draw:style-name="gr2">
          <svg:title>TexMaths</svg:title>
          <svg:desc>28§display§\lnot§svg§600§FALSE§</svg:desc>
          <draw:path draw:style-name="gr3" draw:text-style-name="P6" draw:layer="layout" svg:width="0.439cm" svg:height="0.163cm" svg:x="4.669cm" svg:y="7.435cm" svg:viewBox="0 0 440 164" svg:d="M0 0c147 0 293 0 440 0 0 55 0 109 0 164-147 0-293 0-440 0 0-55 0-109 0-164z">
            <text:p/>
          </draw:path>
          <draw:path draw:style-name="gr4" draw:text-style-name="P7" draw:layer="layout" svg:width="0.539cm" svg:height="0.257cm" svg:x="4.619cm" svg:y="7.388cm" svg:viewBox="0 0 540 258" svg:d="M540 36c0-33-3-36-33-36-158 0-316 0-474 0-16 0-33 0-33 19 0 20 17 20 33 20 156 0 312 0 468 0 0 61 0 122 0 183 0 19 0 36 20 36 19 0 19-17 19-36 0-62 0-124 0-186z">
            <text:p/>
          </draw:path>
        </draw:g>
        <draw:g draw:style-name="gr2">
          <svg:title>TexMaths</svg:title>
          <svg:desc>28§display§\textbf{A}§svg§600§FALSE§</svg:desc>
          <draw:path draw:style-name="gr3" draw:text-style-name="P6" draw:layer="layout" svg:width="0.669cm" svg:height="0.582cm" svg:x="7.873cm" svg:y="5.748cm" svg:viewBox="0 0 670 583" svg:d="M0 0c223 0 447 0 670 0 0 194 0 389 0 583-223 0-447 0-670 0 0-194 0-389 0-583z">
            <text:p/>
          </draw:path>
          <draw:path draw:style-name="gr4" draw:text-style-name="P7" draw:layer="layout" svg:width="0.769cm" svg:height="0.682cm" svg:x="7.823cm" svg:y="5.698cm" svg:viewBox="0 0 770 683" svg:d="M424 25c-11-25-22-25-39-25-28 0-31 8-39 25-81 196-162 392-243 589-5 16-8 22-81 22-7 0-15 0-22 0 0 16 0 31 0 47 39-3 84-3 114-3 39 0 95 0 132 3 0-16 0-31 0-47-3 0-90 0-90-11 0-3 3-11 6-11 16-40 31-80 47-120 88 0 175 0 263 0 19 47 39 94 58 142-30 0-61 0-92 0 0 16 0 31 0 47 36-3 131-3 173-3 39 0 126 0 159 3 0-16 0-31 0-47-31 0-63 0-95 0-83-204-167-407-251-611zM340 176c38 91 75 182 112 273-74 0-149 0-223 0 37-91 74-182 111-273z">
            <text:p/>
          </draw:path>
        </draw:g>
        <draw:g draw:style-name="gr2">
          <svg:title>TexMaths</svg:title>
          <svg:desc>28§display§\textbf{A}§svg§600§FALSE§</svg:desc>
          <draw:path draw:style-name="gr3" draw:text-style-name="P6" draw:layer="layout" svg:width="0.669cm" svg:height="0.582cm" svg:x="5.249cm" svg:y="7.143cm" svg:viewBox="0 0 670 583" svg:d="M0 0c223 0 447 0 670 0 0 194 0 389 0 583-223 0-447 0-670 0 0-194 0-389 0-583z">
            <text:p/>
          </draw:path>
          <draw:path draw:style-name="gr4" draw:text-style-name="P7" draw:layer="layout" svg:width="0.769cm" svg:height="0.682cm" svg:x="5.199cm" svg:y="7.093cm" svg:viewBox="0 0 770 683" svg:d="M424 25c-11-25-22-25-39-25-28 0-31 8-39 25-81 196-162 392-243 589-5 16-8 22-81 22-7 0-15 0-22 0 0 16 0 31 0 47 39-3 84-3 114-3 39 0 95 0 132 3 0-16 0-31 0-47-3 0-90 0-90-11 0-3 3-11 6-11 16-40 31-80 47-120 88 0 175 0 263 0 19 47 39 94 58 142-30 0-61 0-92 0 0 16 0 31 0 47 36-3 131-3 173-3 39 0 126 0 159 3 0-16 0-31 0-47-31 0-63 0-95 0-83-204-167-407-251-611zM340 176c38 91 75 182 112 273-74 0-149 0-223 0 37-91 74-182 111-273z">
            <text:p/>
          </draw:path>
        </draw:g>
        <draw:g draw:style-name="gr2">
          <svg:title>TexMaths</svg:title>
          <svg:desc>28§display§f \equiv (\textbf{A} \vee \textbf{B})§svg§600§FALSE§</svg:desc>
          <draw:path draw:style-name="gr3" draw:text-style-name="P6" draw:layer="layout" svg:width="5.162cm" svg:height="0.879cm" svg:x="4.649cm" svg:y="8.544cm" svg:viewBox="0 0 5163 880" svg:d="M0 0c1721 0 3442 0 5163 0 0 293 0 586 0 880-1721 0-3442 0-5163 0 0-294 0-587 0-880z">
            <text:p/>
          </draw:path>
          <draw:path draw:style-name="gr4" draw:text-style-name="P7" draw:layer="layout" svg:width="0.489cm" svg:height="0.89cm" svg:x="4.599cm" svg:y="8.539cm" svg:viewBox="0 0 490 891" svg:d="M311 299c28 0 56 0 84 0 19 0 28 0 28-20 0-11-9-11-26-11-27 0-54 0-81 0 7-37 13-74 20-112 3-19 17-89 22-100 11-20 28-34 48-34 3 0 28 0 47 17-42 3-53 39-53 53 0 22 17 34 37 34 25 0 53-23 53-59 0-45-45-67-84-67-34 0-95 17-126 114-6 20-9 31-31 154-23 0-47 0-70 0-17 0-28 0-28 20 0 11 9 11 28 11 22 0 43 0 64 0-24 128-48 257-72 385-20 95-37 184-87 184-3 0-28 0-48-16 45-3 56-39 56-53 0-23-19-34-36-34-28 0-56 23-56 59 0 44 45 67 84 67 53 0 92-59 112-95 31-62 53-179 53-187 21-104 41-207 62-310z">
            <text:p/>
          </draw:path>
          <draw:path draw:style-name="gr4" draw:text-style-name="P7" draw:layer="layout" svg:width="0.657cm" svg:height="0.421cm" svg:x="5.461cm" svg:y="8.773cm" svg:viewBox="0 0 658 422" svg:d="M621 39c17 0 37 0 37-19 0-20-20-20-37-20-195 0-390 0-585 0-16 0-36 0-36 20 0 19 20 19 36 19 195 0 390 0 585 0zM621 422c17 0 37 0 37-20 0-19-20-19-37-19-195 0-390 0-585 0-16 0-36 0-36 19 0 20 20 20 36 20 195 0 390 0 585 0zM621 232c17 0 37-2 37-23s-20-19-37-19c-195 0-390 0-585 0-16 0-36-2-36 19s20 23 36 23c195 0 390 0 585 0z">
            <text:p/>
          </draw:path>
          <draw:path draw:style-name="gr4" draw:text-style-name="P7" draw:layer="layout" svg:width="0.228cm" svg:height="0.979cm" svg:x="6.541cm" svg:y="8.494cm" svg:viewBox="0 0 229 980" svg:d="M229 969c0-3 0-3-16-20-123-125-154-309-154-460 0-171 36-341 156-461 14-14 14-14 14-17 0-8-2-11-11-11-8 0-98 67-154 193-50 106-64 215-64 296 0 78 11 195 67 307 59 120 143 184 151 184 9 0 11-3 11-11z">
            <text:p/>
          </draw:path>
          <draw:path draw:style-name="gr4" draw:text-style-name="P7" draw:layer="layout" svg:width="0.771cm" svg:height="0.683cm" svg:x="6.869cm" svg:y="8.544cm" svg:viewBox="0 0 772 684" svg:d="M425 28c-11-28-22-28-39-28-28 0-33 8-39 28-81 196-162 393-243 589-6 14-9 23-84 23-7 0-13 0-20 0 0 14 0 29 0 44 36 0 84-3 115-3 36 0 92 0 128 3 0-15 0-30 0-44-2 0-86 0-86-14 1-4 2-8 3-12 16-40 33-80 50-120 88 0 175 0 263 0 20 49 39 97 59 146-31 0-62 0-93 0 0 14 0 29 0 44 37-3 129-3 174-3 39 0 123 0 159 3 0-15 0-30 0-44-31 0-63 0-95 0-84-204-168-408-252-612zM341 179c38 90 75 180 112 271-74 0-149 0-224 0 38-91 75-181 112-271z">
            <text:p/>
          </draw:path>
          <draw:path draw:style-name="gr4" draw:text-style-name="P7" draw:layer="layout" svg:width="0.545cm" svg:height="0.608cm" svg:x="7.954cm" svg:y="8.642cm" svg:viewBox="0 0 546 609" svg:d="M540 42c6-14 6-17 6-20 0-11-9-22-20-22-8 0-14 8-22 22-77 173-153 347-230 520-77-173-155-347-232-520-8-19-14-22-22-22-12 0-20 11-20 22 2 5 0 3 6 14 82 185 164 369 246 553 5 14 14 20 22 20 11 0 14-9 20-20 82-182 164-365 246-547z">
            <text:p/>
          </draw:path>
          <draw:path draw:style-name="gr4" draw:text-style-name="P7" draw:layer="layout" svg:width="0.699cm" svg:height="0.669cm" svg:x="8.814cm" svg:y="8.558cm" svg:viewBox="0 0 700 670" svg:d="M235 304c0-86 0-173 0-259 60 0 119 0 179 0 98 0 115 78 115 123 0 75-48 136-143 136-50 0-101 0-151 0zM498 321c106-19 171-78 171-153 0-90-84-168-244-168-141 0-283 0-425 0 0 15 0 30 0 45 35 0 71 0 106 0 0 193 0 387 0 581-35 0-71 0-106 0 0 14 0 29 0 44 152 0 304 0 456 0 162 0 244-86 244-181s-84-159-202-168zM414 626c-60 0-119 0-179 0 0-96 0-192 0-288 64 0 127 0 190 0 20 0 65 0 98 42 34 42 34 98 34 109s0 137-143 137z">
            <text:p/>
          </draw:path>
          <draw:path draw:style-name="gr4" draw:text-style-name="P7" draw:layer="layout" svg:width="0.228cm" svg:height="0.979cm" svg:x="9.634cm" svg:y="8.494cm" svg:viewBox="0 0 229 980" svg:d="M229 489c0-76-11-193-64-305-59-120-145-184-154-184-5 0-11 6-11 11 0 3 0 3 20 23 95 94 151 251 151 455 0 167-37 340-157 463-14 14-14 14-14 17 0 6 6 11 11 11 9 0 98-67 157-192 50-107 61-216 61-29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yntax – Eindeutig Lesbarkeit</text:p>
          </draw:text-box>
        </draw:frame>
        <draw:frame presentation:style-name="pr7" draw:text-style-name="P8" draw:layer="layout" svg:width="25.199cm" svg:height="10.351cm" svg:x="1.4cm" svg:y="3.302cm" presentation:class="subtitle" presentation:user-transformed="true">
          <draw:text-box>
            <text:p text:style-name="P2"><text:span text:style-name="T9">O</text:span><text:span text:style-name="T9">b</text:span><text:span text:style-name="T9">w</text:span><text:span text:style-name="T9">o</text:span><text:span text:style-name="T9">h</text:span><text:span text:style-name="T9">l</text:span><text:span text:style-name="T9"> </text:span><text:span text:style-name="T9">m</text:span><text:span text:style-name="T9">a</text:span><text:span text:style-name="T9">n</text:span><text:span text:style-name="T9"> </text:span><text:span text:style-name="T9">d</text:span><text:span text:style-name="T9">a</text:span><text:span text:style-name="T9">v</text:span><text:span text:style-name="T9">o</text:span><text:span text:style-name="T9">n</text:span><text:span text:style-name="T9"> </text:span><text:span text:style-name="T9">a</text:span><text:span text:style-name="T9">u</text:span><text:span text:style-name="T9">s</text:span><text:span text:style-name="T9">g</text:span><text:span text:style-name="T9">e</text:span><text:span text:style-name="T9">h</text:span><text:span text:style-name="T9">t</text:span><text:span text:style-name="T9">,</text:span><text:span text:style-name="T9"> </text:span><text:span text:style-name="T9">d</text:span><text:span text:style-name="T9">a</text:span><text:span text:style-name="T9">s</text:span><text:span text:style-name="T9">s</text:span><text:span text:style-name="T9"> </text:span><text:span text:style-name="T9">d</text:span><text:span text:style-name="T9">i</text:span><text:span text:style-name="T9">e</text:span><text:span text:style-name="T9"> </text:span><text:span text:style-name="T9">R</text:span><text:span text:style-name="T9">e</text:span><text:span text:style-name="T9">i</text:span><text:span text:style-name="T9">h</text:span><text:span text:style-name="T9">e</text:span><text:span text:style-name="T9">n</text:span><text:span text:style-name="T9">f</text:span><text:span text:style-name="T9">o</text:span><text:span text:style-name="T9">l</text:span><text:span text:style-name="T9">g</text:span><text:span text:style-name="T9">e</text:span><text:span text:style-name="T9"> </text:span><text:span text:style-name="T9">d</text:span><text:span text:style-name="T9">e</text:span><text:span text:style-name="T9">r</text:span><text:span text:style-name="T9"> </text:span><text:span text:style-name="T9">O</text:span><text:span text:style-name="T9">p</text:span><text:span text:style-name="T9">e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e</text:span><text:span text:style-name="T9">n</text:span><text:span text:style-name="T9"> </text:span><text:span text:style-name="T9">f</text:span><text:span text:style-name="T9">ü</text:span><text:span text:style-name="T9">r</text:span><text:span text:style-name="T9"> </text:span><text:span text:style-name="T9">d</text:span><text:span text:style-name="T9">i</text:span><text:span text:style-name="T9">e</text:span><text:span text:style-name="T9"> </text:span><text:span text:style-name="T9">J</text:span><text:span text:style-name="T9">u</text:span><text:span text:style-name="T9">n</text:span><text:span text:style-name="T9">k</text:span><text:span text:style-name="T9">t</text:span><text:span text:style-name="T9">o</text:span><text:span text:style-name="T9">r</text:span><text:span text:style-name="T9">e</text:span><text:span text:style-name="T9">n</text:span><text:span text:style-name="T9"> </text:span><text:span text:style-name="T9">w</text:span><text:span text:style-name="T9">i</text:span><text:span text:style-name="T9">e</text:span><text:span text:style-name="T9"> </text:span><text:span text:style-name="T9">i</text:span><text:span text:style-name="T9">n</text:span><text:span text:style-name="T9"> </text:span><text:span text:style-name="T9">d</text:span><text:span text:style-name="T9">e</text:span><text:span text:style-name="T9">r</text:span><text:span text:style-name="T9"> </text:span><text:span text:style-name="T9">v</text:span><text:span text:style-name="T9">o</text:span><text:span text:style-name="T9">r</text:span><text:span text:style-name="T9">h</text:span><text:span text:style-name="T9">e</text:span><text:span text:style-name="T9">r</text:span><text:span text:style-name="T9">i</text:span><text:span text:style-name="T9">g</text:span><text:span text:style-name="T9">e</text:span><text:span text:style-name="T9">n</text:span><text:span text:style-name="T9"> </text:span><text:span text:style-name="T9">F</text:span><text:span text:style-name="T9">o</text:span><text:span text:style-name="T9">l</text:span><text:span text:style-name="T9">i</text:span><text:span text:style-name="T9">e</text:span><text:span text:style-name="T9"> </text:span><text:span text:style-name="T9">d</text:span><text:span text:style-name="T9">a</text:span><text:span text:style-name="T9">r</text:span><text:span text:style-name="T9">g</text:span><text:span text:style-name="T9">e</text:span><text:span text:style-name="T9">s</text:span><text:span text:style-name="T9">t</text:span><text:span text:style-name="T9">e</text:span><text:span text:style-name="T9">l</text:span><text:span text:style-name="T9">l</text:span><text:span text:style-name="T9">t</text:span><text:span text:style-name="T9"> </text:span><text:span text:style-name="T9">i</text:span><text:span text:style-name="T9">s</text:span><text:span text:style-name="T9">t</text:span><text:span text:style-name="T9">,</text:span><text:span text:style-name="T9"> </text:span><text:span text:style-name="T9">s</text:span><text:span text:style-name="T9">o</text:span><text:span text:style-name="T9">l</text:span><text:span text:style-name="T9">l</text:span><text:span text:style-name="T9">t</text:span><text:span text:style-name="T9">e</text:span><text:span text:style-name="T9">n</text:span><text:span text:style-name="T9"> </text:span><text:span text:style-name="T9">K</text:span><text:span text:style-name="T9">l</text:span><text:span text:style-name="T9">a</text:span><text:span text:style-name="T9">m</text:span><text:span text:style-name="T9">m</text:span><text:span text:style-name="T9">e</text:span><text:span text:style-name="T9">r</text:span><text:span text:style-name="T9">n</text:span><text:span text:style-name="T9"> </text:span><text:span text:style-name="T9">v</text:span><text:span text:style-name="T9">e</text:span><text:span text:style-name="T9">r</text:span><text:span text:style-name="T9">w</text:span><text:span text:style-name="T9">e</text:span><text:span text:style-name="T9">n</text:span><text:span text:style-name="T9">d</text:span><text:span text:style-name="T9">e</text:span><text:span text:style-name="T9">t</text:span><text:span text:style-name="T9"> </text:span><text:span text:style-name="T9">w</text:span><text:span text:style-name="T9">e</text:span><text:span text:style-name="T9">r</text:span><text:span text:style-name="T9">d</text:span><text:span text:style-name="T9">e</text:span><text:span text:style-name="T9">n</text:span><text:span text:style-name="T9">,</text:span><text:span text:style-name="T9"> </text:span><text:span text:style-name="T9">u</text:span><text:span text:style-name="T9">m</text:span><text:span text:style-name="T9"> </text:span><text:span text:style-name="T9">d</text:span><text:span text:style-name="T9">i</text:span><text:span text:style-name="T9">e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n</text:span><text:span text:style-name="T9"> </text:span><text:span text:style-name="T9">e</text:span><text:span text:style-name="T9">i</text:span><text:span text:style-name="T9">n</text:span><text:span text:style-name="T9">d</text:span><text:span text:style-name="T9">e</text:span><text:span text:style-name="T9">u</text:span><text:span text:style-name="T9">t</text:span><text:span text:style-name="T9">i</text:span><text:span text:style-name="T9">g</text:span><text:span text:style-name="T9"> </text:span><text:span text:style-name="T9">l</text:span><text:span text:style-name="T9">e</text:span><text:span text:style-name="T9">s</text:span><text:span text:style-name="T9">b</text:span><text:span text:style-name="T9">a</text:span><text:span text:style-name="T9">r</text:span><text:span text:style-name="T9"> </text:span><text:span text:style-name="T9">z</text:span><text:span text:style-name="T9">u</text:span><text:span text:style-name="T9"> </text:span><text:span text:style-name="T9">m</text:span><text:span text:style-name="T9">a</text:span><text:span text:style-name="T9">c</text:span><text:span text:style-name="T9">h</text:span><text:span text:style-name="T9">e</text:span><text:span text:style-name="T9">n</text:span><text:span text:style-name="T9">.</text:span></text:p>
            <text:p text:style-name="P2"><text:span text:style-name="T9"/></text:p>
            <text:p text:style-name="P2"><text:span text:style-name="T9"/></text:p>
            <text:p text:style-name="P2"><text:span text:style-name="T9">N</text:span><text:span text:style-name="T9">i</text:span><text:span text:style-name="T9">c</text:span><text:span text:style-name="T9">h</text:span><text:span text:style-name="T9">t</text:span><text:span text:style-name="T9"> </text:span><text:span text:style-name="T9">k</text:span><text:span text:style-name="T9">o</text:span><text:span text:style-name="T9">r</text:span><text:span text:style-name="T9">r</text:span><text:span text:style-name="T9">e</text:span><text:span text:style-name="T9">k</text:span><text:span text:style-name="T9">t</text:span><text:span text:style-name="T9">:</text:span></text:p>
            <text:p text:style-name="P2"><text:span text:style-name="T9"/></text:p>
            <text:p text:style-name="P2"><text:span text:style-name="T9">K</text:span><text:span text:style-name="T9">o</text:span><text:span text:style-name="T9">r</text:span><text:span text:style-name="T9">r</text:span><text:span text:style-name="T9">e</text:span><text:span text:style-name="T9">k</text:span><text:span text:style-name="T9">t</text:span><text:span text:style-name="T9">:</text:span><text:span text:style-name="T9"> </text:span></text:p>
            <text:p text:style-name="P2"><text:span text:style-name="T9"/></text:p>
            <text:p text:style-name="P2"><text:span text:style-name="T9">P</text:span><text:span text:style-name="T9">a</text:span><text:span text:style-name="T9">r</text:span><text:span text:style-name="T9">e</text:span><text:span text:style-name="T9">n</text:span><text:span text:style-name="T9">t</text:span><text:span text:style-name="T9">h</text:span><text:span text:style-name="T9">e</text:span><text:span text:style-name="T9">s</text:span><text:span text:style-name="T9">e</text:span><text:span text:style-name="T9">n</text:span><text:span text:style-name="T9"> </text:span><text:span text:style-name="T9">k</text:span><text:span text:style-name="T9">ö</text:span><text:span text:style-name="T9">n</text:span><text:span text:style-name="T9">n</text:span><text:span text:style-name="T9">e</text:span><text:span text:style-name="T9">n</text:span><text:span text:style-name="T9"> </text:span><text:span text:style-name="T9">a</text:span><text:span text:style-name="T9">u</text:span><text:span text:style-name="T9">c</text:span><text:span text:style-name="T9">h</text:span><text:span text:style-name="T9"> </text:span><text:span text:style-name="T9">z</text:span><text:span text:style-name="T9">u</text:span><text:span text:style-name="T9">m</text:span><text:span text:style-name="T9"> </text:span><text:span text:style-name="T9">Ä</text:span><text:span text:style-name="T9">n</text:span><text:span text:style-name="T9">d</text:span><text:span text:style-name="T9">e</text:span><text:span text:style-name="T9">r</text:span><text:span text:style-name="T9">n</text:span><text:span text:style-name="T9"> </text:span><text:span text:style-name="T9">d</text:span><text:span text:style-name="T9">e</text:span><text:span text:style-name="T9">r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n</text:span><text:span text:style-name="T9"> </text:span><text:span text:style-name="T9">v</text:span><text:span text:style-name="T9">e</text:span><text:span text:style-name="T9">r</text:span><text:span text:style-name="T9">w</text:span><text:span text:style-name="T9">e</text:span><text:span text:style-name="T9">n</text:span><text:span text:style-name="T9">d</text:span><text:span text:style-name="T9">e</text:span><text:span text:style-name="T9">t</text:span><text:span text:style-name="T9"> </text:span><text:span text:style-name="T9">w</text:span><text:span text:style-name="T9">e</text:span><text:span text:style-name="T9">r</text:span><text:span text:style-name="T9">d</text:span><text:span text:style-name="T9">e</text:span><text:span text:style-name="T9">n</text:span><text:span text:style-name="T9"> </text:span><text:span text:style-name="T9">u</text:span><text:span text:style-name="T9">n</text:span><text:span text:style-name="T9">d</text:span><text:span text:style-name="T9"> </text:span><text:span text:style-name="T9">e</text:span><text:span text:style-name="T9">r</text:span><text:span text:style-name="T9">z</text:span><text:span text:style-name="T9">w</text:span><text:span text:style-name="T9">i</text:span><text:span text:style-name="T9">n</text:span><text:span text:style-name="T9">g</text:span><text:span text:style-name="T9">e</text:span><text:span text:style-name="T9">n</text:span><text:span text:style-name="T9">,</text:span><text:span text:style-name="T9"> </text:span><text:span text:style-name="T9">d</text:span><text:span text:style-name="T9">a</text:span><text:span text:style-name="T9">s</text:span><text:span text:style-name="T9">s</text:span><text:span text:style-name="T9"> </text:span><text:span text:style-name="T9">O</text:span><text:span text:style-name="T9">p</text:span><text:span text:style-name="T9">e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e</text:span><text:span text:style-name="T9">n</text:span><text:span text:style-name="T9"> </text:span><text:span text:style-name="T9">v</text:span><text:span text:style-name="T9">o</text:span><text:span text:style-name="T9">r</text:span><text:span text:style-name="T9"> </text:span><text:span text:style-name="T9">a</text:span><text:span text:style-name="T9">l</text:span><text:span text:style-name="T9">l</text:span><text:span text:style-name="T9">e</text:span><text:span text:style-name="T9">n</text:span><text:span text:style-name="T9"> </text:span><text:span text:style-name="T9">a</text:span><text:span text:style-name="T9">n</text:span><text:span text:style-name="T9">d</text:span><text:span text:style-name="T9">e</text:span><text:span text:style-name="T9">r</text:span><text:span text:style-name="T9">e</text:span><text:span text:style-name="T9">n</text:span><text:span text:style-name="T9"> </text:span><text:span text:style-name="T9">a</text:span><text:span text:style-name="T9">u</text:span><text:span text:style-name="T9">s</text:span><text:span text:style-name="T9">g</text:span><text:span text:style-name="T9">e</text:span><text:span text:style-name="T9">f</text:span><text:span text:style-name="T9">ü</text:span><text:span text:style-name="T9">h</text:span><text:span text:style-name="T9">r</text:span><text:span text:style-name="T9">t</text:span><text:span text:style-name="T9"> </text:span><text:span text:style-name="T9">w</text:span><text:span text:style-name="T9">e</text:span><text:span text:style-name="T9">r</text:span><text:span text:style-name="T9">d</text:span><text:span text:style-name="T9">e</text:span><text:span text:style-name="T9">n</text:span><text:span text:style-name="T9">:</text:span></text:p>
            <text:p text:style-name="P2"><text:span text:style-name="T9"/></text:p>
            <text:p text:style-name="P2"><text:span text:style-name="T9"/></text:p>
            <text:p text:style-name="P2"><text:span text:style-name="T9">G</text:span><text:span text:style-name="T9">e</text:span><text:span text:style-name="T9">ä</text:span><text:span text:style-name="T9">n</text:span><text:span text:style-name="T9">d</text:span><text:span text:style-name="T9">e</text:span><text:span text:style-name="T9">r</text:span><text:span text:style-name="T9">t</text:span><text:span text:style-name="T9">:</text:span></text:p>
          </draw:text-box>
        </draw:frame>
        <draw:g draw:style-name="gr2">
          <svg:title>TexMaths</svg:title>
          <svg:desc>28§display§f \equiv \textbf{A} \vee \textbf{B} \wedge \textbf{C}§svg§600§FALSE§</svg:desc>
          <draw:path draw:style-name="gr3" draw:text-style-name="P6" draw:layer="layout" svg:width="6.341cm" svg:height="0.789cm" svg:x="5.797cm" svg:y="6.927cm" svg:viewBox="0 0 6342 790" svg:d="M0 0c2114 0 4228 0 6342 0 0 263 0 526 0 790-2114 0-4228 0-6342 0 0-264 0-527 0-790z">
            <text:p/>
          </draw:path>
          <draw:path draw:style-name="gr4" draw:text-style-name="P7" draw:layer="layout" svg:width="0.489cm" svg:height="0.889cm" svg:x="5.747cm" svg:y="6.877cm" svg:viewBox="0 0 490 890" svg:d="M308 299c29 0 58 0 87 0 19 0 28 0 28-20 0-11-9-11-26-11-28 0-56 0-84 0 8-37 15-75 23-112 3-19 17-89 22-100 9-20 25-34 48-34 3 0 28 0 47 17-44 3-53 39-53 53 0 22 17 34 37 34 25 0 53-20 53-59 0-45-45-67-84-67-34 0-95 17-126 114-6 20-9 31-31 154-23 0-47 0-70 0-17 0-28 0-28 19 0 12 9 12 28 12 22 0 43 0 65 0-26 128-51 256-76 385-17 94-34 184-84 184-6 0-28 0-48-17 45-3 54-39 54-53 0-22-17-34-37-34-25 0-53 20-53 59 0 45 42 67 84 67 53 0 92-59 112-95 31-61 53-181 53-187 20-103 39-206 59-309z">
            <text:p/>
          </draw:path>
          <draw:path draw:style-name="gr4" draw:text-style-name="P7" draw:layer="layout" svg:width="0.654cm" svg:height="0.42cm" svg:x="6.609cm" svg:y="7.111cm" svg:viewBox="0 0 655 421" svg:d="M621 42c17 0 34-2 34-22 0-21-17-20-34-20-196 0-391 0-587 0-17 0-34-1-34 20 0 20 20 22 36 22 195 0 390 0 585 0zM621 421c17 0 34 2 34-19s-17-23-34-23c-195 0-390 0-585 0-16 0-36 2-36 23s17 19 34 19c196 0 391 0 587 0zM621 232c17 0 34 1 34-20s-17-22-34-22c-196 0-391 0-587 0-17 0-34 1-34 22s17 20 34 20c196 0 391 0 587 0z">
            <text:p/>
          </draw:path>
          <draw:path draw:style-name="gr4" draw:text-style-name="P7" draw:layer="layout" svg:width="0.771cm" svg:height="0.683cm" svg:x="7.633cm" svg:y="6.883cm" svg:viewBox="0 0 772 684" svg:d="M425 28c-11-28-22-28-39-28-28 0-31 8-39 28-81 196-162 392-243 589-6 14-9 22-84 22-7 0-13 0-20 0 0 15 0 30 0 45 36 0 84-3 115-3 39 0 92 0 129 3 0-15 0-30 0-45-29-5-87 0-87-14 2-4 3-11 5-11 16-40 32-80 48-120 88 0 175 0 263 0 20 48 39 97 59 145-31 0-62 0-93 0 0 15 0 30 0 45 37-3 132-3 174-3 39 0 126 0 159 3 0-15 0-30 0-45-31 0-63 0-95 0-84-204-168-407-252-611zM341 179c38 90 75 180 112 270-74 0-149 0-223 0 37-90 74-180 111-270z">
            <text:p/>
          </draw:path>
          <draw:path draw:style-name="gr4" draw:text-style-name="P7" draw:layer="layout" svg:width="0.548cm" svg:height="0.604cm" svg:x="8.719cm" svg:y="6.983cm" svg:viewBox="0 0 549 605" svg:d="M540 39c6-14 9-17 9-19 0-12-12-20-20-20-11 0-17 6-22 20-78 173-155 345-233 518-77-173-155-345-232-518-6-20-14-20-22-20-12 0-20 8-20 20 2 4 0 2 6 13 82 184 164 367 246 550 8 17 14 22 22 22 14 0 17-8 23-22 81-181 162-363 243-544z">
            <text:p/>
          </draw:path>
          <draw:path draw:style-name="gr4" draw:text-style-name="P7" draw:layer="layout" svg:width="0.702cm" svg:height="0.669cm" svg:x="9.579cm" svg:y="6.897cm" svg:viewBox="0 0 703 670" svg:d="M235 304c0-86 0-173 0-259 60 0 120 0 179 0 98 0 118 78 118 122 0 76-48 137-143 137-51 0-103 0-154 0zM501 321c106-20 171-78 171-154 0-89-87-167-247-167-141 0-283 0-425 0 0 15 0 30 0 45 35 0 71 0 106 0 0 193 0 387 0 580-35 0-71 0-106 0 0 15 0 30 0 45 152 0 304 0 456 0 163 0 247-87 247-182s-84-159-202-167zM417 625c-61 0-121 0-182 0 0-96 0-192 0-287 64 0 127 0 190 0 20 0 68 0 101 41 31 42 31 98 31 109s0 137-140 137z">
            <text:p/>
          </draw:path>
          <draw:path draw:style-name="gr4" draw:text-style-name="P7" draw:layer="layout" svg:width="0.545cm" svg:height="0.604cm" svg:x="10.617cm" svg:y="6.983cm" svg:viewBox="0 0 546 605" svg:d="M297 20c-9-17-14-20-23-20-14 0-17 6-22 20-82 182-164 364-246 546-6 12-6 14-6 20 0 11 8 19 20 19 5 0 14-2 22-22 77-172 155-344 232-516 77 172 153 344 230 516 8 22 19 22 22 22 11 0 20-8 20-19 0-3 0-6-6-17-81-183-162-366-243-549z">
            <text:p/>
          </draw:path>
          <draw:path draw:style-name="gr4" draw:text-style-name="P7" draw:layer="layout" svg:width="0.69cm" svg:height="0.691cm" svg:x="11.499cm" svg:y="6.885cm" svg:viewBox="0 0 691 692" svg:d="M691 28c0-20 0-28-16-28-9 0-12 3-20 8-22 20-43 39-64 59-62-50-126-67-194-67-246 0-397 145-397 346s151 346 397 346c182 0 294-120 294-232 0-19-5-22-22-22-14 0-22 0-25 17-6 131-123 192-224 192-76 0-160-25-210-83-48-56-59-132-59-218 0-56 3-162 65-226 64-64 151-75 201-75 106 0 199 75 221 198 3 19 3 22 28 22s25-3 25-28c0-70 0-139 0-209z">
            <text:p/>
          </draw:path>
        </draw:g>
        <draw:g draw:style-name="gr2">
          <svg:title>TexMaths</svg:title>
          <svg:desc>28§display§f \equiv \textbf{A} \vee (\textbf{B} \wedge \textbf{C})§svg§600§FALSE§</svg:desc>
          <draw:path draw:style-name="gr3" draw:text-style-name="P6" draw:layer="layout" svg:width="7.074cm" svg:height="0.879cm" svg:x="5.619cm" svg:y="8.328cm" svg:viewBox="0 0 7075 880" svg:d="M0 0c2358 0 4717 0 7075 0 0 293 0 586 0 880-2358 0-4717 0-7075 0 0-294 0-587 0-880z">
            <text:p/>
          </draw:path>
          <draw:path draw:style-name="gr4" draw:text-style-name="P7" draw:layer="layout" svg:width="0.492cm" svg:height="0.89cm" svg:x="5.569cm" svg:y="8.323cm" svg:viewBox="0 0 493 891" svg:d="M311 299c28 0 56 0 84 0 19 0 28 0 28-20 0-11-9-11-26-11-27 0-54 0-81 0 7-37 13-74 20-112 3-19 17-89 22-100 11-20 28-34 48-34 3 0 31 0 47 17-42 3-53 39-53 53 0 22 20 34 37 34 25 0 56-23 56-59 0-45-48-67-87-67-34 0-95 17-126 114-6 20-9 31-31 154-22 0-45 0-67 0-20 0-31 0-31 20 0 11 9 11 28 11 22 0 43 0 64 0-24 128-48 257-72 385-20 95-37 184-87 184-3 0-28 0-48-16 45-3 56-39 56-53 0-23-19-34-36-34-28 0-56 23-56 59 0 44 45 67 84 67 53 0 92-59 112-95 31-62 53-179 53-187 21-104 41-207 62-310z">
            <text:p/>
          </draw:path>
          <draw:path draw:style-name="gr4" draw:text-style-name="P7" draw:layer="layout" svg:width="0.657cm" svg:height="0.421cm" svg:x="6.431cm" svg:y="8.557cm" svg:viewBox="0 0 658 422" svg:d="M621 39c17 0 37 0 37-19 0-20-20-20-37-20-195 0-390 0-585 0-16 0-36 0-36 20 0 19 20 19 36 19 195 0 390 0 585 0zM621 422c17 0 37 0 37-20 0-19-20-19-37-19-195 0-390 0-585 0-16 0-36 0-36 19 0 20 20 20 36 20 195 0 390 0 585 0zM621 232c17 0 37-2 37-23s-20-19-37-19c-195 0-390 0-585 0-16 0-36-2-36 19s20 23 36 23c195 0 390 0 585 0z">
            <text:p/>
          </draw:path>
          <draw:path draw:style-name="gr4" draw:text-style-name="P7" draw:layer="layout" svg:width="0.774cm" svg:height="0.683cm" svg:x="7.455cm" svg:y="8.328cm" svg:viewBox="0 0 775 684" svg:d="M428 28c-11-28-25-28-42-28-25 0-31 8-36 28-81 196-162 393-244 589-5 14-11 23-84 23-7 0-15 0-22 0 0 14 0 29 0 44 39 0 87-3 115-3 39 0 95 0 131 3 0-15 0-30 0-44-3 0-86 0-86-14 0-4 1-8 2-12 17-40 34-80 51-120 87 0 175 0 263 0 19 49 39 97 59 146-32 0-64 0-96 0 0 14 0 29 0 44 40-3 132-3 174-3 39 0 126 0 162 3 0-15 0-30 0-44-32 0-65 0-98 0-83-204-166-408-249-612zM344 179c38 90 75 180 112 271-74 0-149 0-224 0 38-91 75-181 112-271z">
            <text:p/>
          </draw:path>
          <draw:path draw:style-name="gr4" draw:text-style-name="P7" draw:layer="layout" svg:width="0.545cm" svg:height="0.608cm" svg:x="8.544cm" svg:y="8.426cm" svg:viewBox="0 0 546 609" svg:d="M540 42c6-14 6-17 6-20 0-11-9-22-20-22-8 0-14 8-22 22-77 173-153 347-230 520-77-173-155-347-232-520-8-19-17-22-22-22-12 0-20 11-20 22 2 5 0 3 6 14 81 185 162 369 243 553 8 14 14 20 25 20s14-9 20-20c82-182 164-365 246-547z">
            <text:p/>
          </draw:path>
          <draw:path draw:style-name="gr4" draw:text-style-name="P7" draw:layer="layout" svg:width="0.226cm" svg:height="0.979cm" svg:x="9.462cm" svg:y="8.278cm" svg:viewBox="0 0 227 980" svg:d="M227 969c0-3 0-3-17-20-123-125-154-309-154-460 0-171 36-341 160-461 11-14 11-14 11-17 0-8-3-11-9-11-11 0-98 67-156 193-51 106-62 215-62 296 0 78 11 195 64 307 59 120 143 184 154 184 6 0 9-3 9-11z">
            <text:p/>
          </draw:path>
          <draw:path draw:style-name="gr4" draw:text-style-name="P7" draw:layer="layout" svg:width="0.701cm" svg:height="0.669cm" svg:x="9.784cm" svg:y="8.342cm" svg:viewBox="0 0 702 670" svg:d="M235 304c0-86 0-173 0-259 60 0 120 0 179 0 101 0 118 78 118 123 0 75-48 136-143 136-51 0-103 0-154 0zM501 321c106-19 171-78 171-153 0-90-87-168-244-168-143 0-285 0-428 0 0 15 0 30 0 45 35 0 71 0 106 0 0 193 0 387 0 581-35 0-71 0-106 0 0 14 0 29 0 44 152 0 304 0 456 0 165 0 246-86 246-181s-83-159-201-168zM417 626c-61 0-121 0-182 0 0-96 0-192 0-288 64 0 127 0 190 0 20 0 68 0 101 42 31 42 31 98 31 109s0 137-140 137z">
            <text:p/>
          </draw:path>
          <draw:path draw:style-name="gr4" draw:text-style-name="P7" draw:layer="layout" svg:width="0.548cm" svg:height="0.608cm" svg:x="10.822cm" svg:y="8.426cm" svg:viewBox="0 0 549 609" svg:d="M297 22c-9-16-14-22-23-22-14 0-17 8-22 22-81 183-162 365-244 548-5 11-8 14-8 19 0 11 11 20 20 20 8 0 16-3 22-20 77-173 155-346 232-519 78 173 155 346 233 519 8 20 16 20 22 20 11 0 20-9 20-20 0-3 0-5-6-17-82-183-164-366-246-550z">
            <text:p/>
          </draw:path>
          <draw:path draw:style-name="gr4" draw:text-style-name="P7" draw:layer="layout" svg:width="0.69cm" svg:height="0.692cm" svg:x="11.707cm" svg:y="8.331cm" svg:viewBox="0 0 691 693" svg:d="M691 28c0-20 0-28-19-28-9 0-11 0-17 8-22 20-45 39-67 59-59-50-126-67-193-67-244 0-395 145-395 346s151 347 395 347c184 0 296-121 296-232 0-20-8-23-25-23-11 0-22 0-22 17-6 131-126 193-224 193-79 0-160-25-213-84-45-56-56-131-56-218 0-56 3-162 65-226 64-64 148-75 201-75 104 0 199 75 221 198 3 20 3 22 25 22 25 0 28-2 28-28 0-69 0-139 0-209z">
            <text:p/>
          </draw:path>
          <draw:path draw:style-name="gr4" draw:text-style-name="P7" draw:layer="layout" svg:width="0.228cm" svg:height="0.979cm" svg:x="12.516cm" svg:y="8.278cm" svg:viewBox="0 0 229 980" svg:d="M229 489c0-76-11-193-64-305-59-120-145-184-154-184-5 0-11 6-11 11 0 3 0 3 20 23 95 94 151 251 151 455 0 167-37 340-157 463-14 14-14 14-14 17 0 6 6 11 11 11 9 0 98-67 157-192 50-107 61-216 61-299z">
            <text:p/>
          </draw:path>
        </draw:g>
        <draw:g draw:style-name="gr2">
          <svg:title>TexMaths</svg:title>
          <svg:desc>28§display§g \equiv (\textbf{A} \vee \textbf{B}) \wedge \textbf{C}§svg§600§FALSE§</svg:desc>
          <draw:path draw:style-name="gr3" draw:text-style-name="P6" draw:layer="layout" svg:width="7.063cm" svg:height="0.879cm" svg:x="5.668cm" svg:y="12.541cm" svg:viewBox="0 0 7064 880" svg:d="M0 0c2355 0 4710 0 7064 0 0 293 0 586 0 880-2354 0-4709 0-7064 0 0-294 0-587 0-880z">
            <text:p/>
          </draw:path>
          <draw:path draw:style-name="gr4" draw:text-style-name="P7" draw:layer="layout" svg:width="0.452cm" svg:height="0.633cm" svg:x="5.618cm" svg:y="12.793cm" svg:viewBox="0 0 453 634" svg:d="M448 64c3-5 5-11 5-17 0-16-14-27-30-27-9 0-37 8-40 41-16-36-53-61-92-61-112 0-232 137-232 279 0 95 59 154 129 154 58 0 106-45 114-56-19 87-20 86-31 128-5 12-39 107-142 107-17 0-51 0-79-9 31-8 42-33 42-50s-11-36-39-36c-22 0-53 19-53 58s36 59 132 59c123 0 193-75 207-134 36-145 72-291 109-436zM322 307c-6 25-28 50-51 70-22 17-50 34-81 34-47 0-61-51-61-90 0-47 28-162 53-212 28-48 70-87 112-87 64 0 78 79 78 84 0 6-3 11-3 14-15 62-31 125-47 187z">
            <text:p/>
          </draw:path>
          <draw:path draw:style-name="gr4" draw:text-style-name="P7" draw:layer="layout" svg:width="0.654cm" svg:height="0.421cm" svg:x="6.435cm" svg:y="12.77cm" svg:viewBox="0 0 655 422" svg:d="M621 39c17 0 34 0 34-19 0-20-17-20-34-20-196 0-391 0-587 0-17 0-34 0-34 20 0 19 20 19 36 19 195 0 390 0 585 0zM621 422c17 0 34 0 34-20 0-19-17-19-34-19-195 0-390 0-585 0-16 0-36 0-36 19 0 20 17 20 34 20 196 0 391 0 587 0zM621 232c17 0 34-2 34-23 0-20-17-19-34-19-196 0-391 0-587 0-17 0-34-1-34 19 0 21 17 23 34 23 196 0 391 0 587 0z">
            <text:p/>
          </draw:path>
          <draw:path draw:style-name="gr4" draw:text-style-name="P7" draw:layer="layout" svg:width="0.229cm" svg:height="0.979cm" svg:x="7.516cm" svg:y="12.491cm" svg:viewBox="0 0 230 980" svg:d="M230 969c0-3 0-3-17-20-123-125-154-309-154-460 0-171 36-341 157-461 14-14 14-14 14-17 0-8-3-11-12-11-8 0-98 67-154 193-50 106-64 215-64 296 0 78 11 195 67 307 59 120 143 184 151 184 9 0 12-3 12-11z">
            <text:p/>
          </draw:path>
          <draw:path draw:style-name="gr4" draw:text-style-name="P7" draw:layer="layout" svg:width="0.771cm" svg:height="0.683cm" svg:x="7.843cm" svg:y="12.541cm" svg:viewBox="0 0 772 684" svg:d="M425 28c-11-28-22-28-39-28-28 0-31 8-39 28-81 196-162 393-243 589-6 14-9 23-84 23-7 0-13 0-20 0 0 14 0 29 0 44 36 0 84-3 115-3 36 0 92 0 128 3 0-15 0-30 0-44-2 0-86 0-86-14 1-4 2-8 3-12 16-40 33-80 50-120 88 0 175 0 263 0 20 49 39 97 59 146-31 0-62 0-93 0 0 14 0 29 0 44 37-3 129-3 174-3 39 0 126 0 159 3 0-15 0-30 0-44-31 0-63 0-95 0-84-204-168-408-252-612zM341 179c38 90 75 180 112 271-74 0-149 0-223 0 37-91 74-181 111-271z">
            <text:p/>
          </draw:path>
          <draw:path draw:style-name="gr4" draw:text-style-name="P7" draw:layer="layout" svg:width="0.548cm" svg:height="0.608cm" svg:x="8.929cm" svg:y="12.639cm" svg:viewBox="0 0 549 609" svg:d="M540 42c6-14 9-17 9-20 0-11-12-22-23-22-8 0-14 8-22 22-77 173-153 347-230 520-77-173-155-347-232-520-8-19-14-22-22-22-12 0-20 11-20 22 2 5 0 3 6 14 82 185 164 369 246 553 8 14 14 20 22 20 11 0 14-9 23-20 81-182 162-365 243-547z">
            <text:p/>
          </draw:path>
          <draw:path draw:style-name="gr4" draw:text-style-name="P7" draw:layer="layout" svg:width="0.702cm" svg:height="0.669cm" svg:x="9.788cm" svg:y="12.555cm" svg:viewBox="0 0 703 670" svg:d="M235 304c0-86 0-173 0-259 60 0 120 0 179 0 98 0 118 78 118 123 0 75-48 136-143 136-51 0-103 0-154 0zM501 321c106-19 168-78 168-153 0-90-84-168-244-168-141 0-283 0-425 0 0 15 0 30 0 45 35 0 71 0 106 0 0 193 0 387 0 581-35 0-71 0-106 0 0 14 0 29 0 44 152 0 304 0 456 0 163 0 247-86 247-181s-84-159-202-168zM414 626c-59 0-119 0-179 0 0-96 0-192 0-288 64 0 127 0 190 0 20 0 68 0 98 42 34 42 34 98 34 109s0 137-143 137z">
            <text:p/>
          </draw:path>
          <draw:path draw:style-name="gr4" draw:text-style-name="P7" draw:layer="layout" svg:width="0.226cm" svg:height="0.979cm" svg:x="10.611cm" svg:y="12.491cm" svg:viewBox="0 0 227 980" svg:d="M227 489c0-76-11-193-65-305-58-120-142-184-154-184-5 0-8 6-8 11 0 3 0 3 17 23 98 94 154 251 154 455 0 167-37 340-160 463-11 14-11 14-11 17 0 6 3 11 8 11 12 0 98-67 157-192 51-107 62-216 62-299z">
            <text:p/>
          </draw:path>
          <draw:path draw:style-name="gr4" draw:text-style-name="P7" draw:layer="layout" svg:width="0.545cm" svg:height="0.608cm" svg:x="11.21cm" svg:y="12.639cm" svg:viewBox="0 0 546 609" svg:d="M294 22c-6-16-14-22-23-22-11 0-14 8-19 22-82 183-164 365-246 548-6 11-6 14-6 19 0 11 8 20 20 20 5 0 14-3 22-20 76-173 153-346 229-519 78 173 155 346 233 519 8 20 19 20 22 20 11 0 20-9 20-20 0-3 0-5-6-17-82-183-164-366-246-550z">
            <text:p/>
          </draw:path>
          <draw:path draw:style-name="gr4" draw:text-style-name="P7" draw:layer="layout" svg:width="0.69cm" svg:height="0.692cm" svg:x="12.092cm" svg:y="12.544cm" svg:viewBox="0 0 691 693" svg:d="M691 28c0-20 0-28-19-28-9 0-9 0-17 8-22 20-43 39-64 59-62-50-129-67-196-67-244 0-395 145-395 346s151 347 395 347c184 0 296-121 296-232 0-20-8-23-25-23-11 0-19 0-22 17-6 131-126 193-224 193-79 0-160-25-210-84-48-56-59-131-59-218 0-56 3-162 65-226 64-64 148-75 201-75 106 0 199 75 221 198 3 20 3 22 25 22 26 0 28-2 28-28 0-69 0-139 0-20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eispiel – Logischer Aussagensatz</text:p>
          </draw:text-box>
        </draw:frame>
        <draw:frame presentation:style-name="pr8" draw:text-style-name="P8" draw:layer="layout" svg:width="25.199cm" svg:height="10.351cm" svg:x="1.4cm" svg:y="3.302cm" presentation:class="subtitle" presentation:user-transformed="true">
          <draw:text-box>
            <text:p text:style-name="P2"><text:span text:style-name="T9">S</text:span><text:span text:style-name="T9">a</text:span><text:span text:style-name="T9">t</text:span><text:span text:style-name="T9">z</text:span><text:span text:style-name="T9">:</text:span><text:span text:style-name="T9"> </text:span><text:span text:style-name="T9">“</text:span><text:span text:style-name="T9">W</text:span><text:span text:style-name="T9">e</text:span><text:span text:style-name="T9">n</text:span><text:span text:style-name="T9">n</text:span><text:span text:style-name="T9"> </text:span><text:span text:style-name="T9">e</text:span><text:span text:style-name="T9">s</text:span><text:span text:style-name="T9"> </text:span><text:span text:style-name="T9">r</text:span><text:span text:style-name="T9">e</text:span><text:span text:style-name="T9">g</text:span><text:span text:style-name="T9">n</text:span><text:span text:style-name="T9">e</text:span><text:span text:style-name="T9">t</text:span><text:span text:style-name="T9">,</text:span><text:span text:style-name="T9"> </text:span><text:span text:style-name="T9">d</text:span><text:span text:style-name="T9">a</text:span><text:span text:style-name="T9">n</text:span><text:span text:style-name="T9">n</text:span><text:span text:style-name="T9"> </text:span><text:span text:style-name="T9">i</text:span><text:span text:style-name="T9">s</text:span><text:span text:style-name="T9">t</text:span><text:span text:style-name="T9"> </text:span><text:span text:style-name="T9">d</text:span><text:span text:style-name="T9">e</text:span><text:span text:style-name="T9">r</text:span><text:span text:style-name="T9"> </text:span><text:span text:style-name="T9">B</text:span><text:span text:style-name="T9">o</text:span><text:span text:style-name="T9">d</text:span><text:span text:style-name="T9">e</text:span><text:span text:style-name="T9">n</text:span><text:span text:style-name="T9"> </text:span><text:span text:style-name="T9">n</text:span><text:span text:style-name="T9">a</text:span><text:span text:style-name="T9">s</text:span><text:span text:style-name="T9">s</text:span><text:span text:style-name="T9">.</text:span><text:span text:style-name="T9">”</text:span></text:p>
            <text:p text:style-name="P2"><text:span text:style-name="T9"/></text:p>
            <text:p text:style-name="P2"><text:span text:style-name="T9">“</text:span><text:span text:style-name="T9">W</text:span><text:span text:style-name="T9">e</text:span><text:span text:style-name="T9">n</text:span><text:span text:style-name="T9">n</text:span><text:span text:style-name="T9">.</text:span><text:span text:style-name="T9">.</text:span><text:span text:style-name="T9">.</text:span><text:span text:style-name="T9">d</text:span><text:span text:style-name="T9">a</text:span><text:span text:style-name="T9">n</text:span><text:span text:style-name="T9">n</text:span><text:span text:style-name="T9">”</text:span><text:span text:style-name="T9"> </text:span><text:span text:style-name="T9">i</text:span><text:span text:style-name="T9">s</text:span><text:span text:style-name="T9">t</text:span><text:span text:style-name="T9"> </text:span><text:span text:style-name="T9">a</text:span><text:span text:style-name="T9">l</text:span><text:span text:style-name="T9">s</text:span><text:span text:style-name="T9"> </text:span><text:span text:style-name="T9">“</text:span><text:span text:style-name="T9">I</text:span><text:span text:style-name="T9">f</text:span><text:span text:style-name="T9">.</text:span><text:span text:style-name="T9">.</text:span><text:span text:style-name="T9">.</text:span><text:span text:style-name="T9">t</text:span><text:span text:style-name="T9">h</text:span><text:span text:style-name="T9">e</text:span><text:span text:style-name="T9">n</text:span><text:span text:style-name="T9">”</text:span><text:span text:style-name="T9"> </text:span><text:span text:style-name="T9">e</text:span><text:span text:style-name="T9">r</text:span><text:span text:style-name="T9">k</text:span><text:span text:style-name="T9">a</text:span><text:span text:style-name="T9">n</text:span><text:span text:style-name="T9">n</text:span><text:span text:style-name="T9">t</text:span><text:span text:style-name="T9"> </text:span><text:span text:style-name="T9">–</text:span><text:span text:style-name="T9"> </text:span><text:span text:style-name="T10">I</text:span><text:span text:style-name="T10">m</text:span><text:span text:style-name="T10">p</text:span><text:span text:style-name="T10">l</text:span><text:span text:style-name="T10">i</text:span><text:span text:style-name="T10">k</text:span><text:span text:style-name="T10">a</text:span><text:span text:style-name="T10">t</text:span><text:span text:style-name="T10">i</text:span><text:span text:style-name="T10">o</text:span><text:span text:style-name="T10">n</text:span><text:span text:style-name="T9">.</text:span></text:p>
            <text:p text:style-name="P2"><text:span text:style-name="T9"/></text:p>
            <text:p text:style-name="P2"><text:span text:style-name="T9">V</text:span><text:span text:style-name="T9">o</text:span><text:span text:style-name="T9">r</text:span><text:span text:style-name="T9">g</text:span><text:span text:style-name="T9">e</text:span><text:span text:style-name="T9">h</text:span><text:span text:style-name="T9">e</text:span><text:span text:style-name="T9">n</text:span><text:span text:style-name="T9">s</text:span><text:span text:style-name="T9">w</text:span><text:span text:style-name="T9">e</text:span><text:span text:style-name="T9">i</text:span><text:span text:style-name="T9">s</text:span><text:span text:style-name="T9">e</text:span><text:span text:style-name="T9">:</text:span></text:p>
            <text:p text:style-name="P2"><text:span text:style-name="T9"/></text:p>
            <text:p text:style-name="P2"><text:span text:style-name="T9">'</text:span><text:span text:style-name="T9">E</text:span><text:span text:style-name="T9">s</text:span><text:span text:style-name="T9"> </text:span><text:span text:style-name="T9">r</text:span><text:span text:style-name="T9">e</text:span><text:span text:style-name="T9">g</text:span><text:span text:style-name="T9">n</text:span><text:span text:style-name="T9">e</text:span><text:span text:style-name="T9">t</text:span><text:span text:style-name="T9">'</text:span></text:p>
            <text:p text:style-name="P2"><text:span text:style-name="T9"/></text:p>
            <text:p text:style-name="P2"><text:span text:style-name="T9">'</text:span><text:span text:style-name="T9">d</text:span><text:span text:style-name="T9">e</text:span><text:span text:style-name="T9">r</text:span><text:span text:style-name="T9"> </text:span><text:span text:style-name="T9">B</text:span><text:span text:style-name="T9">o</text:span><text:span text:style-name="T9">d</text:span><text:span text:style-name="T9">e</text:span><text:span text:style-name="T9">n</text:span><text:span text:style-name="T9"> </text:span><text:span text:style-name="T9">i</text:span><text:span text:style-name="T9">s</text:span><text:span text:style-name="T9">t</text:span><text:span text:style-name="T9"> </text:span><text:span text:style-name="T9">n</text:span><text:span text:style-name="T9">a</text:span><text:span text:style-name="T9">s</text:span><text:span text:style-name="T9">s</text:span><text:span text:style-name="T9">'</text:span></text:p>
            <text:p text:style-name="P2"><text:span text:style-name="T9"/></text:p>
            <text:p text:style-name="P2"><text:span text:style-name="T9">'</text:span><text:span text:style-name="T9">W</text:span><text:span text:style-name="T9">e</text:span><text:span text:style-name="T9">n</text:span><text:span text:style-name="T9">n</text:span><text:span text:style-name="T9"> </text:span><text:span text:style-name="T9">e</text:span><text:span text:style-name="T9">s</text:span><text:span text:style-name="T9"> </text:span><text:span text:style-name="T9">r</text:span><text:span text:style-name="T9">e</text:span><text:span text:style-name="T9">g</text:span><text:span text:style-name="T9">n</text:span><text:span text:style-name="T9">e</text:span><text:span text:style-name="T9">t</text:span><text:span text:style-name="T9">,</text:span><text:span text:style-name="T9"> </text:span><text:span text:style-name="T9">d</text:span><text:span text:style-name="T9">a</text:span><text:span text:style-name="T9">n</text:span><text:span text:style-name="T9">n</text:span><text:span text:style-name="T9"> </text:span><text:span text:style-name="T9">i</text:span><text:span text:style-name="T9">s</text:span><text:span text:style-name="T9">t</text:span><text:span text:style-name="T9"> </text:span><text:span text:style-name="T9">d</text:span><text:span text:style-name="T9">e</text:span><text:span text:style-name="T9">r</text:span><text:span text:style-name="T9"> </text:span><text:span text:style-name="T9">B</text:span><text:span text:style-name="T9">o</text:span><text:span text:style-name="T9">d</text:span><text:span text:style-name="T9">e</text:span><text:span text:style-name="T9">n</text:span><text:span text:style-name="T9"> </text:span><text:span text:style-name="T9">n</text:span><text:span text:style-name="T9">a</text:span><text:span text:style-name="T9">s</text:span><text:span text:style-name="T9">s</text:span><text:span text:style-name="T9">'</text:span></text:p>
          </draw:text-box>
        </draw:frame>
        <draw:g draw:style-name="gr2">
          <svg:title>TexMaths</svg:title>
          <svg:desc>28§display§\textbf{A} \rightarrow \textbf{B}§svg§600§FALSE§</svg:desc>
          <draw:path draw:style-name="gr3" draw:text-style-name="P6" draw:layer="layout" svg:width="2.984cm" svg:height="0.595cm" svg:x="14.613cm" svg:y="11.812cm" svg:viewBox="0 0 2985 596" svg:d="M0 0c995 0 1990 0 2985 0 0 199 0 397 0 596-995 0-1990 0-2985 0 0-199 0-397 0-596z">
            <text:p/>
          </draw:path>
          <draw:path draw:style-name="gr4" draw:text-style-name="P7" draw:layer="layout" svg:width="0.772cm" svg:height="0.685cm" svg:x="14.563cm" svg:y="11.762cm" svg:viewBox="0 0 773 686" svg:d="M426 25c-12-25-23-25-40-25-28 0-30 8-36 25-82 197-164 394-246 591-6 17-9 22-82 22-7 0-15 0-22 0 0 16 0 32 0 48 39 0 84-3 115-3 39 0 95 0 131 3 0-16 0-32 0-48-2 0-89 0-89-11 2-4 3-11 5-11 16-40 32-80 48-121 88 0 176 0 263 0 21 48 41 96 62 143-32 0-64 0-95 0 0 16 0 32 0 48 39-3 131-3 173-3 39 0 126 0 160 3 0-16 0-32 0-48-32 0-64 0-95 0-84-204-168-408-252-613zM342 176c37 92 74 183 112 275-75 0-150 0-224 0 37-92 74-183 112-275z">
            <text:p/>
          </draw:path>
          <draw:path draw:style-name="gr4" draw:text-style-name="P7" draw:layer="layout" svg:width="0.873cm" svg:height="0.511cm" svg:x="15.706cm" svg:y="11.947cm" svg:viewBox="0 0 874 512" svg:d="M767 274c-56 42-81 81-89 95-45 68-54 129-54 132 0 11 14 11 20 11 17 0 20-3 22-19 23-98 82-179 194-224 11-6 14-7 14-14s-6-9-9-11c-42-17-162-65-199-230-2-11-5-14-22-14-6 0-20 0-20 11 0 3 9 65 51 129 19 31 47 64 92 95-243 0-487 0-731 0-19 0-36 0-36 20 0 19 17 19 36 19 244 0 488 0 731 0z">
            <text:p/>
          </draw:path>
          <draw:path draw:style-name="gr4" draw:text-style-name="P7" draw:layer="layout" svg:width="0.702cm" svg:height="0.674cm" svg:x="16.946cm" svg:y="11.773cm" svg:viewBox="0 0 703 675" svg:d="M235 305c0-86 0-172 0-257 60 0 120 0 179 0 98 0 118 78 118 123 0 75-48 134-143 134-51 0-102 0-154 0zM501 322c107-17 171-76 171-151 0-93-87-171-246-171-142 0-284 0-426 0 0 16 0 32 0 48 35 0 71 0 106 0 0 193 0 386 0 579-35 0-71 0-106 0 0 16 0 32 0 48 152 0 304 0 456 0 163 0 247-87 247-182 0-96-84-160-202-171zM417 627c-60 0-121 0-182 0 0-95 0-190 0-285 64 0 127 0 191 0 19 0 67 0 100 41 31 42 31 98 31 107 0 14 0 137-140 137z">
            <text:p/>
          </draw:path>
        </draw:g>
        <draw:g draw:style-name="gr2">
          <svg:title>TexMaths</svg:title>
          <svg:desc>28§display§\textbf{B}§svg§600§FALSE§</svg:desc>
          <draw:path draw:style-name="gr3" draw:text-style-name="P6" draw:layer="layout" svg:width="0.596cm" svg:height="0.568cm" svg:x="8.046cm" svg:y="10.324cm" svg:viewBox="0 0 597 569" svg:d="M0 0c199 0 398 0 597 0 0 190 0 379 0 569-199 0-398 0-597 0 0-190 0-379 0-569z">
            <text:p/>
          </draw:path>
          <draw:path draw:style-name="gr4" draw:text-style-name="P7" draw:layer="layout" svg:width="0.696cm" svg:height="0.668cm" svg:x="7.996cm" svg:y="10.274cm" svg:viewBox="0 0 697 669" svg:d="M234 304c0-87 0-173 0-259 59 0 117 0 176 0 100 0 117 78 117 122 0 76-47 137-142 137-50 0-101 0-151 0zM496 321c106-20 170-78 170-154 0-89-86-167-242-167-141 0-283 0-424 0 0 15 0 30 0 45 35 0 71 0 106 0 0 193 0 386 0 579-35 0-71 0-106 0 0 15 0 30 0 45 151 0 301 0 452 0 164 0 245-86 245-181s-84-159-201-167zM413 624c-60 0-119 0-179 0 0-95 0-191 0-287 63 0 127 0 190 0 19 0 64 0 97 42 34 42 34 98 34 109s0 136-142 136z">
            <text:p/>
          </draw:path>
        </draw:g>
        <draw:g draw:style-name="gr2">
          <svg:title>TexMaths</svg:title>
          <svg:desc>28§display§\textbf{A}§svg§600§FALSE§</svg:desc>
          <draw:path draw:style-name="gr3" draw:text-style-name="P6" draw:layer="layout" svg:width="0.669cm" svg:height="0.582cm" svg:x="5.456cm" svg:y="8.915cm" svg:viewBox="0 0 670 583" svg:d="M0 0c223 0 447 0 670 0 0 194 0 389 0 583-223 0-447 0-670 0 0-194 0-389 0-583z">
            <text:p/>
          </draw:path>
          <draw:path draw:style-name="gr4" draw:text-style-name="P7" draw:layer="layout" svg:width="0.769cm" svg:height="0.682cm" svg:x="5.406cm" svg:y="8.865cm" svg:viewBox="0 0 770 683" svg:d="M424 25c-11-25-22-25-39-25-28 0-31 8-39 25-81 196-162 392-243 589-5 16-8 22-81 22-7 0-15 0-22 0 0 16 0 31 0 47 39-3 84-3 114-3 39 0 95 0 132 3 0-16 0-31 0-47-3 0-90 0-90-11 0-3 3-11 6-11 16-40 31-80 47-120 88 0 175 0 263 0 19 47 39 94 58 142-30 0-61 0-92 0 0 16 0 31 0 47 36-3 131-3 173-3 39 0 126 0 159 3 0-16 0-31 0-47-31 0-63 0-95 0-83-204-167-407-251-611zM340 176c38 91 75 182 112 273-74 0-149 0-223 0 37-91 74-182 111-27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Wahrheitswerte</text:p>
          </draw:text-box>
        </draw:frame>
        <draw:frame presentation:style-name="pr9" draw:text-style-name="P8" draw:layer="layout" svg:width="25.199cm" svg:height="10.351cm" svg:x="1.4cm" svg:y="3.302cm" presentation:class="subtitle" presentation:user-transformed="true">
          <draw:text-box>
            <text:p text:style-name="P2"><text:span text:style-name="T9">S</text:span><text:span text:style-name="T9">e</text:span><text:span text:style-name="T9">i</text:span><text:span text:style-name="T9">e</text:span><text:span text:style-name="T9">n</text:span><text:span text:style-name="T9"> </text:span><text:span text:style-name="T13">f</text:span><text:span text:style-name="T13">,</text:span><text:span text:style-name="T13"> </text:span><text:span text:style-name="T13">g</text:span><text:span text:style-name="T12"> </text:span><text:span text:style-name="T9">a</text:span><text:span text:style-name="T9">u</text:span><text:span text:style-name="T9">s</text:span><text:span text:style-name="T9">s</text:span><text:span text:style-name="T9">a</text:span><text:span text:style-name="T9">g</text:span><text:span text:style-name="T9">e</text:span><text:span text:style-name="T9">n</text:span><text:span text:style-name="T9">l</text:span><text:span text:style-name="T9">o</text:span><text:span text:style-name="T9">g</text:span><text:span text:style-name="T9">i</text:span><text:span text:style-name="T9">s</text:span><text:span text:style-name="T9">c</text:span><text:span text:style-name="T9">h</text:span><text:span text:style-name="T9">e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n</text:span><text:span text:style-name="T9">:</text:span></text:p>
            <text:p text:style-name="P2"><text:span text:style-name="T9"/></text:p>
            <text:p text:style-name="P2"><text:span text:style-name="T9">1</text:span><text:span text:style-name="T9">.</text:span><text:span text:style-name="T9"> </text:span><text:span text:style-name="T9">N</text:span><text:span text:style-name="T9">e</text:span><text:span text:style-name="T9">g</text:span><text:span text:style-name="T9">a</text:span><text:span text:style-name="T9">t</text:span><text:span text:style-name="T9">i</text:span><text:span text:style-name="T9">o</text:span><text:span text:style-name="T9">n</text:span><text:span text:style-name="T9">:</text:span><text:span text:style-name="T9"> </text:span></text:p>
            <text:p text:style-name="P2"><text:span text:style-name="T9"/></text:p>
            <text:p text:style-name="P2"><text:span text:style-name="T9">2</text:span><text:span text:style-name="T9">.</text:span><text:span text:style-name="T9"> </text:span><text:span text:style-name="T9">K</text:span><text:span text:style-name="T9">o</text:span><text:span text:style-name="T9">n</text:span><text:span text:style-name="T9">j</text:span><text:span text:style-name="T9">u</text:span><text:span text:style-name="T9">n</text:span><text:span text:style-name="T9">k</text:span><text:span text:style-name="T9">t</text:span><text:span text:style-name="T9">i</text:span><text:span text:style-name="T9">o</text:span><text:span text:style-name="T9">n</text:span><text:span text:style-name="T9">:</text:span></text:p>
            <text:p text:style-name="P2"><text:span text:style-name="T9"/></text:p>
            <text:p text:style-name="P2"><text:span text:style-name="T9">3</text:span><text:span text:style-name="T9">.</text:span><text:span text:style-name="T9"> </text:span><text:span text:style-name="T9">D</text:span><text:span text:style-name="T9">i</text:span><text:span text:style-name="T9">s</text:span><text:span text:style-name="T9">j</text:span><text:span text:style-name="T9">u</text:span><text:span text:style-name="T9">n</text:span><text:span text:style-name="T9">k</text:span><text:span text:style-name="T9">t</text:span><text:span text:style-name="T9">i</text:span><text:span text:style-name="T9">o</text:span><text:span text:style-name="T9">n</text:span><text:span text:style-name="T9">:</text:span></text:p>
            <text:p text:style-name="P2"><text:span text:style-name="T9"/></text:p>
            <text:p text:style-name="P2"><text:span text:style-name="T9">4</text:span><text:span text:style-name="T9">.</text:span><text:span text:style-name="T9"> </text:span><text:span text:style-name="T9">I</text:span><text:span text:style-name="T9">m</text:span><text:span text:style-name="T9">p</text:span><text:span text:style-name="T9">l</text:span><text:span text:style-name="T9">i</text:span><text:span text:style-name="T9">k</text:span><text:span text:style-name="T9">a</text:span><text:span text:style-name="T9">t</text:span><text:span text:style-name="T9">i</text:span><text:span text:style-name="T9">o</text:span><text:span text:style-name="T9">n</text:span><text:span text:style-name="T9">:</text:span></text:p>
            <text:p text:style-name="P2"><text:span text:style-name="T9"/></text:p>
            <text:p text:style-name="P2"><text:span text:style-name="T9">5</text:span><text:span text:style-name="T9">.</text:span><text:span text:style-name="T9"> </text:span><text:span text:style-name="T9">B</text:span><text:span text:style-name="T9">i</text:span><text:span text:style-name="T9">-</text:span><text:span text:style-name="T9">i</text:span><text:span text:style-name="T9">m</text:span><text:span text:style-name="T9">p</text:span><text:span text:style-name="T9">l</text:span><text:span text:style-name="T9">i</text:span><text:span text:style-name="T9">k</text:span><text:span text:style-name="T9">a</text:span><text:span text:style-name="T9">t</text:span><text:span text:style-name="T9">i</text:span><text:span text:style-name="T9">o</text:span><text:span text:style-name="T9">n</text:span><text:span text:style-name="T9">:</text:span></text:p>
          </draw:text-box>
        </draw:frame>
        <draw:g draw:style-name="gr2">
          <svg:title>TexMaths</svg:title>
          <svg:desc>24§display§\lnot f = 1 \: \text{wenn} \: f \vDash 0, \: \text{und} \: \lnot f = 0  \: \text{wenn} \: f \vDash 1§svg§600§FALSE§</svg:desc>
          <draw:path draw:style-name="gr3" draw:text-style-name="P6" draw:layer="layout" svg:width="15.539cm" svg:height="0.676cm" svg:x="5.28cm" svg:y="6.059cm" svg:viewBox="0 0 15540 677" svg:d="M0 0c5180 0 10360 0 15540 0 0 226 0 451 0 677-5180 0-10360 0-15540 0 0-226 0-451 0-677z">
            <text:p/>
          </draw:path>
          <draw:path draw:style-name="gr4" draw:text-style-name="P7" draw:layer="layout" svg:width="0.467cm" svg:height="0.224cm" svg:x="5.237cm" svg:y="6.308cm" svg:viewBox="0 0 468 225" svg:d="M468 31c0-29-2-31-29-31-137 0-273 0-410 0-15 0-29 0-29 17 0 16 14 16 29 16 135 0 270 0 405 0 0 54 0 107 0 161 0 16 0 31 17 31s17-15 17-31c0-54 0-109 0-163z">
            <text:p/>
          </draw:path>
          <draw:path draw:style-name="gr4" draw:text-style-name="P7" draw:layer="layout" svg:width="0.419cm" svg:height="0.762cm" svg:x="5.798cm" svg:y="6.016cm" svg:viewBox="0 0 420 763" svg:d="M264 256c24 0 48 0 72 0 17 0 26 0 26-17 0-9-9-9-24-9-23 0-46 0-69 0 5-32 11-64 17-96 4-17 16-77 21-86 7-17 22-29 39-29 4 0 26 0 43 14-39 3-46 34-46 46 0 19 15 29 31 29 22 0 46-17 46-51 0-38-38-57-74-57-29 0-82 14-106 98-5 17-7 26-29 132-19 0-38 0-57 0-17 0-27 0-27 16 0 10 10 10 24 10 19 0 37 0 55 0-20 110-41 220-62 330-14 81-29 158-74 158-3 0-24 0-39-14 39-3 46-34 46-46 0-19-15-29-31-29-22 0-46 17-46 51 0 38 36 57 70 57 48 0 81-50 96-81 26-53 45-156 48-161 16-88 33-177 50-265z">
            <text:p/>
          </draw:path>
          <draw:path draw:style-name="gr4" draw:text-style-name="P7" draw:layer="layout" svg:width="0.56cm" svg:height="0.198cm" svg:x="6.538cm" svg:y="6.298cm" svg:viewBox="0 0 561 199" svg:d="M533 36c12 0 28-1 28-19s-16-17-28-17c-168 0-336 0-504 0-12 0-29-1-29 17s17 19 29 19c168 0 336 0 504 0zM533 199c12 0 28 1 28-17s-16-19-28-19c-168 0-336 0-504 0-12 0-29 1-29 19s17 17 29 17c168 0 336 0 504 0z">
            <text:p/>
          </draw:path>
          <draw:path draw:style-name="gr4" draw:text-style-name="P7" draw:layer="layout" svg:width="0.277cm" svg:height="0.556cm" svg:x="7.457cm" svg:y="6.049cm" svg:viewBox="0 0 278 557" svg:d="M173 22c0-22 0-22-19-22-53 53-128 53-154 53 0 8 0 17 0 26 17 0 65 0 110-22 0 145 0 289 0 433 0 31-2 41-79 41-9 0-17 0-26 0 0 9 0 18 0 26 29-2 103-2 137-2 33 0 105 0 136 2 0-8 0-17 0-26-9 0-19 0-28 0-75 0-77-10-77-41 0-156 0-312 0-468z">
            <text:p/>
          </draw:path>
          <draw:path draw:style-name="gr4" draw:text-style-name="P7" draw:layer="layout" svg:width="0.575cm" svg:height="0.37cm" svg:x="8.006cm" svg:y="6.246cm" svg:viewBox="0 0 576 371" svg:d="M506 79c15-41 41-53 70-53 0-8 0-17 0-26-19 2-43 2-60 2-26 0-62-2-79-2 0 9 0 18 0 26 31 0 48 17 48 41 0 5 0 7-3 17-25 71-51 143-76 215-28-78-56-156-84-234-5-10-5-12-5-17 0-22 33-22 50-22 0-8 0-17 0-26-24 0-67 2-89 2-24 0-50 0-74-2 0 9 0 18 0 26 31 0 46 3 53 12 5 5 14 31 19 46-24 67-48 135-72 203-26-74-53-148-79-222-5-12-5-12-5-17 0-22 31-22 48-22 0-8 0-17 0-26-24 0-72 2-91 2-3 0-48 0-77-2 0 9 0 18 0 26 41 0 50 3 62 29 36 99 71 198 106 297 5 12 6 19 17 19s12-5 17-17c28-79 57-158 86-237 29 79 58 158 86 237 3 10 6 17 17 17s12-7 17-17c33-92 66-183 98-275z">
            <text:p/>
          </draw:path>
          <draw:path draw:style-name="gr4" draw:text-style-name="P7" draw:layer="layout" svg:width="0.325cm" svg:height="0.384cm" svg:x="8.599cm" svg:y="6.231cm" svg:viewBox="0 0 326 385" svg:d="M72 165c5-124 74-146 103-146 87 0 96 113 96 146-66 0-133 0-199 0zM70 182c78 0 156 0 235 0 19 0 21 0 21-17 0-84-45-165-151-165-98 0-175 86-175 191 0 113 89 194 185 194 103 0 141-93 141-110 0-7-7-10-12-10-7 0-7 5-9 12-29 87-106 87-115 87-41 0-75-24-94-55-26-41-26-96-26-127z">
            <text:p/>
          </draw:path>
          <draw:path draw:style-name="gr4" draw:text-style-name="P7" draw:layer="layout" svg:width="0.421cm" svg:height="0.37cm" svg:x="8.978cm" svg:y="6.236cm" svg:viewBox="0 0 422 371" svg:d="M65 84c0 74 0 148 0 222 0 38-10 38-65 38 0 9 0 18 0 27 29 0 72-3 94-3 24 0 67 3 96 3 0-9 0-18 0-27-58 0-68 0-68-38 0-51 0-102 0-153 0-86 60-134 116-134 52 0 62 46 62 93 0 65 0 130 0 194 0 38-10 38-67 38 0 9 0 18 0 27 31 0 74-3 96-3 21 0 65 3 93 3 0-9 0-18 0-27-43 0-64 0-64-23 0-54 0-107 0-161 0-72 0-98-27-129-12-14-38-31-89-31-60 0-100 36-124 88 0-29 0-59 0-88-40 3-79 6-118 10 0 8 0 17 0 26 58 0 65 5 65 48z">
            <text:p/>
          </draw:path>
          <draw:path draw:style-name="gr4" draw:text-style-name="P7" draw:layer="layout" svg:width="0.424cm" svg:height="0.37cm" svg:x="9.446cm" svg:y="6.236cm" svg:viewBox="0 0 425 371" svg:d="M65 84c0 74 0 148 0 222 0 38-10 38-65 38 0 9 0 18 0 27 29 0 72-3 96-3 22 0 65 3 94 3 0-9 0-18 0-27-58 0-65 0-65-38 0-51 0-102 0-153 0-86 57-134 113-134 52 0 62 46 62 93 0 65 0 130 0 194 0 38-10 38-65 38 0 9 0 18 0 27 29 0 72-3 94-3 21 0 67 3 96 3 0-9 0-18 0-27-46 0-65 0-67-23 0-54 0-107 0-161 0-72 0-98-27-129-12-14-38-31-89-31-60 0-100 36-124 88 0-29 0-59 0-88-40 3-79 6-118 10 0 8 0 17 0 26 58 0 65 5 65 48z">
            <text:p/>
          </draw:path>
          <draw:path draw:style-name="gr4" draw:text-style-name="P7" draw:layer="layout" svg:width="0.419cm" svg:height="0.762cm" svg:x="10.12cm" svg:y="6.016cm" svg:viewBox="0 0 420 763" svg:d="M264 256c24 0 48 0 72 0 17 0 26 0 26-17 0-9-9-9-24-9-23 0-46 0-69 0 5-32 11-64 17-96 4-17 16-77 21-86 7-17 22-29 39-29 4 0 26 0 43 14-39 3-46 34-46 46 0 19 15 29 31 29 22 0 46-17 46-51 0-38-38-57-74-57-29 0-82 14-106 98-5 17-7 26-29 132-19 0-38 0-57 0-17 0-27 0-27 16 0 10 10 10 24 10 19 0 37 0 55 0-20 110-41 220-62 330-14 81-29 158-74 158-3 0-24 0-39-14 39-3 46-34 46-46 0-19-15-29-31-29-22 0-46 17-46 51 0 38 36 57 70 57 48 0 81-50 96-81 26-53 48-156 48-161 16-88 33-177 50-265z">
            <text:p/>
          </draw:path>
          <draw:path draw:style-name="gr4" draw:text-style-name="P7" draw:layer="layout" svg:width="0.419cm" svg:height="0.58cm" svg:x="10.859cm" svg:y="6.026cm" svg:viewBox="0 0 420 581" svg:d="M391 390c15 0 29 1 29-17s-17-19-31-19c-119 0-237 0-355 0 0-42 0-85 0-127 118 0 236 0 355 0 14 0 31-1 31-19s-14-17-29-17c-119 0-238 0-357 0 0-54 0-108 0-162 0-15 0-29-17-29s-17 17-17 29c0 174 0 349 0 524 0 11 0 28 17 28s17-14 17-28c0-55 0-109 0-163 119 0 238 0 357 0z">
            <text:p/>
          </draw:path>
          <draw:path draw:style-name="gr4" draw:text-style-name="P7" draw:layer="layout" svg:width="0.352cm" svg:height="0.575cm" svg:x="11.596cm" svg:y="6.049cm" svg:viewBox="0 0 353 576" svg:d="M353 289c0-67-3-134-34-196-38-81-108-93-141-93-51 0-113 22-147 98-29 60-31 124-31 191 0 63 2 139 36 201 36 70 98 86 139 86 46 0 111-19 147-98 28-57 31-122 31-189zM175 557c-31 0-81-21-96-100-9-50-9-129-9-177 0-55 0-110 7-156 14-98 79-107 98-107 29 0 84 16 101 98 7 48 7 112 7 165 0 62 0 119-9 172-12 81-60 105-99 105z">
            <text:p/>
          </draw:path>
          <draw:path draw:style-name="gr4" draw:text-style-name="P7" draw:layer="layout" svg:width="0.097cm" svg:height="0.25cm" svg:x="12.057cm" svg:y="6.518cm" svg:viewBox="0 0 98 251" svg:d="M98 88c0-55-21-88-55-88-26 0-43 22-43 45 0 22 17 43 43 43 12 0 22-2 31-9 3-2 2-2 3-2 2 0 2 0 2 11 0 63-29 113-57 139-10 9-10 12-10 15 0 4 5 9 10 9 9 0 76-64 76-163z">
            <text:p/>
          </draw:path>
          <draw:path draw:style-name="gr4" draw:text-style-name="P7" draw:layer="layout" svg:width="0.424cm" svg:height="0.379cm" svg:x="12.572cm" svg:y="6.236cm" svg:viewBox="0 0 425 380" svg:d="M302 304c0 25 0 51 0 76 41-3 82-6 123-9 0-9 0-18 0-27-60 0-67-4-67-45 0-100 0-199 0-299-41 3-82 6-123 10 0 8 0 17 0 26 58 0 65 5 65 48 0 49 0 99 0 148 0 72-41 129-101 129-72 0-74-38-74-81 0-93 0-187 0-280-42 3-83 6-125 10 0 8 0 17 0 26 65 0 65 2 65 76 0 43 0 85 0 127 0 65 0 141 129 141 48 0 84-24 108-76z">
            <text:p/>
          </draw:path>
          <draw:path draw:style-name="gr4" draw:text-style-name="P7" draw:layer="layout" svg:width="0.424cm" svg:height="0.37cm" svg:x="13.04cm" svg:y="6.236cm" svg:viewBox="0 0 425 371" svg:d="M67 84c0 74 0 148 0 222 0 38-9 38-67 38 0 9 0 18 0 27 31 0 74-3 96-3s65 3 94 3c0-9 0-18 0-27-56 0-65 0-65-38 0-51 0-102 0-153 0-86 60-134 113-134 55 0 62 46 62 93 0 65 0 130 0 194 0 38-7 38-65 38 0 9 0 18 0 27 29 0 72-3 96-3 22 0 65 3 94 3 0-9 0-18 0-27-43 0-65 0-65-23 0-54 0-107 0-161 0-72 0-98-26-129-12-14-41-31-89-31-63 0-101 36-125 88 0-29 0-59 0-88-40 3-80 6-120 10 0 8 0 17 0 26 60 0 67 5 67 48z">
            <text:p/>
          </draw:path>
          <draw:path draw:style-name="gr4" draw:text-style-name="P7" draw:layer="layout" svg:width="0.414cm" svg:height="0.59cm" svg:x="13.511cm" svg:y="6.026cm" svg:viewBox="0 0 415 591" svg:d="M293 536c0 18 0 36 0 55 41-3 81-7 122-10 0-9 0-17 0-26-57 0-65-5-65-46 0-169 0-339 0-509-40 3-81 6-122 10 0 8 0 17 0 26 60 0 67 5 67 45 0 61 0 122 0 182-24-31-60-53-105-53-101 0-190 84-190 192 0 105 84 189 180 189 53 0 91-29 113-55zM293 311c0 57 0 115 0 172 0 15 0 17-10 31-26 41-62 58-101 58-36 0-67-22-86-53-24-36-26-84-26-117 0-31 2-81 26-120 19-26 50-52 96-52 29 0 65 12 91 50 10 14 10 17 10 31z">
            <text:p/>
          </draw:path>
          <draw:path draw:style-name="gr4" draw:text-style-name="P7" draw:layer="layout" svg:width="0.467cm" svg:height="0.224cm" svg:x="14.185cm" svg:y="6.308cm" svg:viewBox="0 0 468 225" svg:d="M468 31c0-29-2-31-29-31-137 0-273 0-410 0-15 0-29 0-29 17 0 16 14 16 29 16 135 0 270 0 405 0 0 54 0 107 0 161 0 16 0 31 17 31s17-15 17-31c0-54 0-109 0-163z">
            <text:p/>
          </draw:path>
          <draw:path draw:style-name="gr4" draw:text-style-name="P7" draw:layer="layout" svg:width="0.419cm" svg:height="0.762cm" svg:x="14.746cm" svg:y="6.016cm" svg:viewBox="0 0 420 763" svg:d="M264 256c24 0 48 0 72 0 17 0 26 0 26-17 0-9-9-9-24-9-23 0-46 0-69 0 5-32 11-64 17-96 4-17 16-77 21-86 7-17 22-29 39-29 4 0 26 0 43 14-39 3-46 34-46 46 0 19 15 29 31 29 22 0 46-17 46-51 0-38-38-57-74-57-29 0-82 14-106 98-5 17-10 26-29 132-19 0-38 0-57 0-17 0-27 0-27 16 0 10 7 10 24 10 19 0 37 0 55 0-20 110-41 220-62 330-14 81-29 158-74 158-3 0-24 0-39-14 39-3 46-34 46-46 0-19-15-29-31-29-22 0-46 17-46 51 0 38 36 57 70 57 48 0 81-50 96-81 26-53 45-156 48-161 16-88 33-177 50-265z">
            <text:p/>
          </draw:path>
          <draw:path draw:style-name="gr4" draw:text-style-name="P7" draw:layer="layout" svg:width="0.56cm" svg:height="0.198cm" svg:x="15.486cm" svg:y="6.298cm" svg:viewBox="0 0 561 199" svg:d="M533 36c12 0 28-1 28-19s-16-17-28-17c-168 0-336 0-504 0-12 0-29-1-29 17s17 19 29 19c168 0 336 0 504 0zM533 199c12 0 28 1 28-17s-16-19-28-19c-168 0-336 0-504 0-12 0-29 1-29 19s17 17 29 17c168 0 336 0 504 0z">
            <text:p/>
          </draw:path>
          <draw:path draw:style-name="gr4" draw:text-style-name="P7" draw:layer="layout" svg:width="0.354cm" svg:height="0.575cm" svg:x="16.361cm" svg:y="6.049cm" svg:viewBox="0 0 355 576" svg:d="M355 289c0-67-5-134-33-196-39-81-108-93-144-93-51 0-113 22-147 98-26 60-31 124-31 191 0 63 2 139 38 201 36 70 99 86 140 86 45 0 108-19 146-98 26-57 31-122 31-189zM178 557c-34 0-84-21-99-100-9-50-9-129-9-177 0-55 0-110 7-156 17-98 79-107 101-107 26 0 84 16 98 98 10 48 10 112 10 165 0 62 0 119-10 172-12 81-60 105-98 105z">
            <text:p/>
          </draw:path>
          <draw:path draw:style-name="gr4" draw:text-style-name="P7" draw:layer="layout" svg:width="0.577cm" svg:height="0.37cm" svg:x="16.952cm" svg:y="6.246cm" svg:viewBox="0 0 578 371" svg:d="M509 79c14-41 41-53 69-53 0-8 0-17 0-26-19 2-43 2-60 2-26 0-62-2-79-2 0 9 0 18 0 26 29 0 48 17 48 41 0 5 0 7-5 17-25 71-51 143-76 215-28-78-55-156-82-234-5-10-5-12-5-17 0-22 34-22 51-22 0-8 0-17 0-26-27 0-68 2-89 2-24 0-51 0-75-2 0 9 0 18 0 26 32 0 44 3 53 12 5 5 15 31 19 46-24 67-48 135-72 203-27-74-54-148-81-222-3-12-3-12-3-17 0-22 32-22 48-22 0-8 0-17 0-26-24 0-72 2-91 2-2 0-48 0-79-2 0 9 0 18 0 26 43 0 53 3 62 29 36 99 72 198 108 297 3 12 6 19 17 19s12-5 17-17c29-79 58-158 86-237 28 79 56 158 84 237 5 10 6 17 17 17s15-7 19-17c33-92 66-183 99-275z">
            <text:p/>
          </draw:path>
          <draw:path draw:style-name="gr4" draw:text-style-name="P7" draw:layer="layout" svg:width="0.325cm" svg:height="0.384cm" svg:x="17.547cm" svg:y="6.231cm" svg:viewBox="0 0 326 385" svg:d="M72 165c5-124 74-146 103-146 87 0 96 113 96 146-66 0-133 0-199 0zM70 182c78 0 156 0 235 0 19 0 21 0 21-17 0-84-45-165-151-165-98 0-175 86-175 191 0 113 89 194 185 194 103 0 141-93 141-110 0-7-7-10-12-10-7 0-7 5-9 12-29 87-106 87-115 87-41 0-75-24-94-55-26-41-26-96-26-127z">
            <text:p/>
          </draw:path>
          <draw:path draw:style-name="gr4" draw:text-style-name="P7" draw:layer="layout" svg:width="0.421cm" svg:height="0.37cm" svg:x="17.926cm" svg:y="6.236cm" svg:viewBox="0 0 422 371" svg:d="M65 84c0 74 0 148 0 222 0 38-10 38-65 38 0 9 0 18 0 27 29 0 72-3 94-3 21 0 67 3 96 3 0-9 0-18 0-27-58 0-68 0-68-38 0-51 0-102 0-153 0-86 60-134 116-134 52 0 62 46 62 93 0 65 0 130 0 194 0 38-10 38-67 38 0 9 0 18 0 27 31 0 74-3 96-3 21 0 65 3 93 3 0-9 0-18 0-27-43 0-64 0-64-23 0-54 0-107 0-161 0-72 0-98-27-129-12-14-38-31-89-31-62 0-100 36-124 88 0-29 0-59 0-88-40 3-79 6-118 10 0 8 0 17 0 26 58 0 65 5 65 48z">
            <text:p/>
          </draw:path>
          <draw:path draw:style-name="gr4" draw:text-style-name="P7" draw:layer="layout" svg:width="0.424cm" svg:height="0.37cm" svg:x="18.394cm" svg:y="6.236cm" svg:viewBox="0 0 425 371" svg:d="M65 84c0 74 0 148 0 222 0 38-10 38-65 38 0 9 0 18 0 27 29 0 72-3 96-3 22 0 65 3 94 3 0-9 0-18 0-27-58 0-68 0-68-38 0-51 0-102 0-153 0-86 60-134 116-134 52 0 62 46 62 93 0 65 0 130 0 194 0 38-10 38-65 38 0 9 0 18 0 27 29 0 72-3 94-3 21 0 67 3 96 3 0-9 0-18 0-27-46 0-65 0-67-23 0-54 0-107 0-161 0-72 0-98-27-129-12-14-38-31-89-31-60 0-100 36-124 88 0-29 0-59 0-88-40 3-79 6-118 10 0 8 0 17 0 26 58 0 65 5 65 48z">
            <text:p/>
          </draw:path>
          <draw:path draw:style-name="gr4" draw:text-style-name="P7" draw:layer="layout" svg:width="0.419cm" svg:height="0.762cm" svg:x="19.068cm" svg:y="6.016cm" svg:viewBox="0 0 420 763" svg:d="M264 256c24 0 48 0 72 0 17 0 26 0 26-17 0-9-9-9-24-9-23 0-46 0-69 0 5-32 11-64 17-96 4-17 16-77 21-86 7-17 22-29 39-29 4 0 26 0 43 14-39 3-46 34-46 46 0 19 15 29 31 29 22 0 46-17 46-51 0-38-38-57-74-57-29 0-82 14-106 98-5 17-7 26-29 132-19 0-38 0-57 0-17 0-27 0-27 16 0 10 7 10 24 10 19 0 37 0 55 0-20 110-41 220-62 330-14 81-29 158-74 158-3 0-24 0-39-14 39-3 46-34 46-46 0-19-15-29-31-29-22 0-46 17-46 51 0 38 36 57 70 57 48 0 81-50 96-81 26-53 45-156 48-161 16-88 33-177 50-265z">
            <text:p/>
          </draw:path>
          <draw:path draw:style-name="gr4" draw:text-style-name="P7" draw:layer="layout" svg:width="0.419cm" svg:height="0.58cm" svg:x="19.807cm" svg:y="6.026cm" svg:viewBox="0 0 420 581" svg:d="M391 390c15 0 29 1 29-17s-17-19-31-19c-119 0-237 0-355 0 0-42 0-85 0-127 118 0 236 0 355 0 14 0 31-1 31-19s-14-17-29-17c-119 0-238 0-357 0 0-54 0-108 0-162 0-15 0-29-17-29s-17 17-17 29c0 174 0 349 0 524 0 11 0 28 17 28s17-14 17-28c0-55 0-109 0-163 119 0 238 0 357 0z">
            <text:p/>
          </draw:path>
          <draw:path draw:style-name="gr4" draw:text-style-name="P7" draw:layer="layout" svg:width="0.277cm" svg:height="0.556cm" svg:x="20.585cm" svg:y="6.049cm" svg:viewBox="0 0 278 557" svg:d="M173 22c0-22 0-22-19-22-53 53-128 53-154 53 0 8 0 17 0 26 17 0 67 0 110-22 0 145 0 289 0 433 0 31-2 41-79 41-9 0-17 0-26 0 0 9 0 18 0 26 29-2 103-2 137-2 33 0 108 0 136 2 0-8 0-17 0-26-8 0-17 0-26 0-77 0-79-10-79-41 0-156 0-312 0-468z">
            <text:p/>
          </draw:path>
        </draw:g>
        <draw:g draw:style-name="gr2">
          <svg:title>TexMaths</svg:title>
          <svg:desc>24§display§(f \wedge g) = 1 \: \text{wenn} \: f \: \text{und} \: g \vDash 1, \: \text{und} \: (f \wedge g) = 0  \: \text{ansonsten} §svg§600§FALSE§</svg:desc>
          <draw:path draw:style-name="gr3" draw:text-style-name="P6" draw:layer="layout" svg:width="20.318cm" svg:height="0.753cm" svg:x="5.984cm" svg:y="7.461cm" svg:viewBox="0 0 20319 754" svg:d="M0 0c6773 0 13546 0 20319 0 0 251 0 503 0 754-6773 0-13546 0-20319 0 0-251 0-503 0-754z">
            <text:p/>
          </draw:path>
          <draw:path draw:style-name="gr4" draw:text-style-name="P7" draw:layer="layout" svg:width="0.196cm" svg:height="0.839cm" svg:x="5.941cm" svg:y="7.418cm" svg:viewBox="0 0 197 840" svg:d="M197 831c0-3 0-3-15-17-105-108-132-266-132-395 0-146 32-292 135-395 12-12 12-12 12-14 0-8-5-10-10-10-7 0-84 57-134 165-43 91-53 184-53 254 0 67 10 167 55 263 53 103 125 158 132 158 5 0 10-2 10-9z">
            <text:p/>
          </draw:path>
          <draw:path draw:style-name="gr4" draw:text-style-name="P7" draw:layer="layout" svg:width="0.419cm" svg:height="0.763cm" svg:x="6.231cm" svg:y="7.456cm" svg:viewBox="0 0 420 764" svg:d="M264 256c24 0 48 0 72 0 17 0 26 0 26-17 0-9-9-9-24-9-23 0-46 0-69 0 6-32 13-64 19-96 2-17 14-77 19-86 7-17 22-29 41-29 2 0 24 0 41 15-39 2-46 33-46 45 0 19 15 29 31 29 22 0 46-19 46-51 0-38-38-57-72-57-29 0-84 14-108 98-5 17-7 26-29 132-19 0-38 0-57 0-17 0-24 0-24 17 0 9 7 9 21 9 19 0 39 0 58 0-22 110-43 220-65 330-14 82-29 158-72 158-5 0-26 0-41-14 39-2 46-33 46-45 0-20-15-29-31-29-22 0-46 19-46 50 0 38 36 58 72 58 46 0 79-51 94-82 28-52 48-153 48-160 16-89 33-177 50-266z">
            <text:p/>
          </draw:path>
          <draw:path draw:style-name="gr4" draw:text-style-name="P7" draw:layer="layout" svg:width="0.469cm" svg:height="0.521cm" svg:x="6.922cm" svg:y="7.545cm" svg:viewBox="0 0 470 522" svg:d="M254 19c-7-14-12-19-19-19-9 0-14 7-19 19-70 157-139 313-209 469-5 10-7 12-7 17 0 10 10 17 17 17s14-3 21-17c66-148 132-297 197-445 67 148 133 297 199 445 8 17 15 17 20 17 9 0 16-7 16-17 0-2 0-5-4-14-71-157-141-315-212-472z">
            <text:p/>
          </draw:path>
          <draw:path draw:style-name="gr4" draw:text-style-name="P7" draw:layer="layout" svg:width="0.385cm" svg:height="0.542cm" svg:x="7.64cm" svg:y="7.676cm" svg:viewBox="0 0 386 543" svg:d="M384 55c0-5 2-10 2-14 0-15-9-24-24-24-9 0-31 7-36 36-14-31-43-53-76-53-96 0-202 117-202 239 0 82 53 132 113 132 50 0 89-38 98-48-17 74-19 74-29 110-2 10-31 91-120 91-16 0-43 0-67-7 24-7 34-29 34-43s-10-31-31-31c-20 0-46 17-46 50 0 34 31 50 110 50 106 0 168-64 180-115 32-124 63-248 94-373zM274 263c-5 22-24 43-44 60-16 15-43 29-67 29-43 0-55-43-55-77 0-40 24-139 48-182 22-40 58-74 94-74 55 0 67 67 67 72s0 10-3 12c-13 53-27 107-40 160z">
            <text:p/>
          </draw:path>
          <draw:path draw:style-name="gr4" draw:text-style-name="P7" draw:layer="layout" svg:width="0.193cm" svg:height="0.839cm" svg:x="8.108cm" svg:y="7.418cm" svg:viewBox="0 0 194 840" svg:d="M194 419c0-65-9-165-55-261-50-103-122-158-132-158-5 0-7 5-7 10 0 2 0 2 14 19 84 81 132 215 132 390 0 144-31 292-136 397-10 12-10 12-10 15 0 4 2 9 7 9 10 0 84-57 135-165 43-91 52-184 52-256z">
            <text:p/>
          </draw:path>
          <draw:path draw:style-name="gr4" draw:text-style-name="P7" draw:layer="layout" svg:width="0.558cm" svg:height="0.198cm" svg:x="8.67cm" svg:y="7.739cm" svg:viewBox="0 0 559 199" svg:d="M530 36c15 0 29-1 29-19s-14-17-26-17c-169 0-338 0-507 0-12 0-26-1-26 17s14 19 29 19c167 0 334 0 501 0zM533 199c12 0 26 1 26-17s-14-19-29-19c-167 0-334 0-501 0-15 0-29 1-29 19s14 17 26 17c169 0 338 0 507 0z">
            <text:p/>
          </draw:path>
          <draw:path draw:style-name="gr4" draw:text-style-name="P7" draw:layer="layout" svg:width="0.277cm" svg:height="0.557cm" svg:x="9.586cm" svg:y="7.49cm" svg:viewBox="0 0 278 558" svg:d="M173 22c0-22 0-22-19-22-53 53-128 53-154 53 0 8 0 17 0 26 17 0 67 0 110-22 0 145 0 289 0 434 0 31-2 40-76 40-10 0-20 0-29 0 0 9 0 18 0 27 31-3 103-3 137-3 33 0 108 0 136 3 0-9 0-18 0-27-8 0-17 0-26 0-77 0-79-9-79-40 0-157 0-313 0-469z">
            <text:p/>
          </draw:path>
          <draw:path draw:style-name="gr4" draw:text-style-name="P7" draw:layer="layout" svg:width="0.577cm" svg:height="0.37cm" svg:x="10.136cm" svg:y="7.686cm" svg:viewBox="0 0 578 371" svg:d="M506 79c17-41 44-53 72-53 0-8 0-17 0-26-19 2-43 2-62 2-24 0-62-2-79-2 0 9 0 18 0 26 31 0 50 17 50 41 0 5 0 7-5 17-25 72-51 143-76 215-28-78-56-156-84-234-3-10-3-12-3-17 0-22 31-22 48-22 0-8 0-17 0-26-24 0-67 2-86 2-27 0-51 0-77-2 0 9 0 18 0 26 31 0 46 3 55 12 3 5 12 31 19 46-24 68-49 135-74 203-26-74-53-148-79-222-5-12-5-12-5-17 0-22 34-22 50-22 0-8 0-17 0-26-24 0-72 2-91 2-5 0-48 0-79-2 0 9 0 18 0 26 43 0 53 3 62 29 36 99 71 198 106 297 5 12 8 19 19 19s12-5 17-17c28-79 56-158 84-237 29 79 58 158 86 237 5 10 6 17 17 17s15-7 17-17c33-91 66-183 98-275z">
            <text:p/>
          </draw:path>
          <draw:path draw:style-name="gr4" draw:text-style-name="P7" draw:layer="layout" svg:width="0.325cm" svg:height="0.384cm" svg:x="10.731cm" svg:y="7.672cm" svg:viewBox="0 0 326 385" svg:d="M70 165c4-124 76-146 105-146 87 0 94 113 94 146-67 0-133 0-199 0zM70 182c78 0 156 0 235 0 19 0 21 0 21-17 0-84-45-165-151-165-98 0-175 86-175 191 0 113 89 194 185 194 103 0 141-93 141-110 0-7-7-9-12-9-7 0-9 4-9 12-31 86-106 86-115 86-44 0-77-24-96-55-24-41-24-96-24-127z">
            <text:p/>
          </draw:path>
          <draw:path draw:style-name="gr4" draw:text-style-name="P7" draw:layer="layout" svg:width="0.424cm" svg:height="0.37cm" svg:x="11.108cm" svg:y="7.676cm" svg:viewBox="0 0 425 371" svg:d="M67 84c0 75 0 150 0 225 0 36-9 36-67 36 0 8 0 17 0 26 31 0 72-2 96-2 22 0 65 2 94 2 0-9 0-18 0-26-56 0-65 0-65-36 0-52 0-104 0-156 0-86 60-134 113-134 52 0 62 46 62 94 0 65 0 130 0 196 0 36-10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24cm" svg:height="0.37cm" svg:x="11.576cm" svg:y="7.676cm" svg:viewBox="0 0 425 371" svg:d="M67 84c0 75 0 150 0 225 0 36-9 36-67 36 0 8 0 17 0 26 31 0 74-2 96-2s67 2 96 2c0-9 0-18 0-26-58 0-67 0-67-36 0-52 0-104 0-156 0-86 60-134 115-134 53 0 62 46 62 94 0 65 0 130 0 196 0 36-9 36-67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21cm" svg:height="0.763cm" svg:x="12.25cm" svg:y="7.456cm" svg:viewBox="0 0 422 764" svg:d="M266 256c24 0 48 0 72 0 17 0 24 0 24-17 0-9-7-9-21-9-23 0-47 0-70 0 6-32 11-64 17-96 2-17 14-77 19-86 10-17 24-29 41-29 2 0 26 0 41 15-36 2-46 33-46 45 0 19 17 29 31 29 22 0 48-19 48-51 0-38-40-57-74-57-29 0-82 14-108 98-5 17-7 26-26 132-20 0-39 0-58 0-17 0-26 0-26 17 0 9 7 9 24 9 18 0 36 0 55 0-21 110-42 220-63 330-16 82-31 158-74 158-2 0-24 0-41-14 39-2 48-33 48-45 0-20-17-29-31-29-24 0-48 19-48 50 0 38 38 58 72 58 46 0 79-51 96-82 26-52 46-153 46-160 17-89 35-177 52-266z">
            <text:p/>
          </draw:path>
          <draw:path draw:style-name="gr4" draw:text-style-name="P7" draw:layer="layout" svg:width="0.424cm" svg:height="0.38cm" svg:x="12.924cm" svg:y="7.676cm" svg:viewBox="0 0 425 381" svg:d="M302 304c0 26 0 51 0 77 41-4 82-7 123-10 0-9 0-18 0-26-60 0-67-5-67-46 0-100 0-199 0-299-42 3-84 6-125 10 0 8 0 17 0 26 60 0 67 5 67 48 0 49 0 99 0 148 0 72-41 129-103 129-70 0-75-38-75-81 0-93 0-187 0-280-40 3-81 6-122 10 0 8 0 17 0 26 65 0 65 2 65 77 0 42 0 84 0 126 0 65 0 142 129 142 46 0 84-24 108-77z">
            <text:p/>
          </draw:path>
          <draw:path draw:style-name="gr4" draw:text-style-name="P7" draw:layer="layout" svg:width="0.424cm" svg:height="0.37cm" svg:x="13.392cm" svg:y="7.676cm" svg:viewBox="0 0 425 371" svg:d="M65 84c0 75 0 150 0 225 0 36-7 36-65 36 0 8 0 17 0 26 29 0 72-2 96-2 22 0 65 2 94 2 0-9 0-18 0-26-56 0-65 0-65-36 0-52 0-104 0-156 0-86 60-134 113-134 52 0 62 46 62 94 0 65 0 130 0 196 0 36-10 36-65 36 0 8 0 17 0 26 29 0 72-2 94-2 24 0 67 2 96 2 0-9 0-18 0-26-43 0-65 0-67-24 0-54 0-107 0-161 0-71 0-98-24-129-12-14-41-31-89-31-63 0-103 36-125 89 0-30 0-59 0-89-40 3-80 6-120 10 0 8 0 17 0 26 60 0 65 5 65 48z">
            <text:p/>
          </draw:path>
          <draw:path draw:style-name="gr4" draw:text-style-name="P7" draw:layer="layout" svg:width="0.414cm" svg:height="0.59cm" svg:x="13.863cm" svg:y="7.466cm" svg:viewBox="0 0 415 591" svg:d="M293 536c0 19 0 37 0 55 41-3 81-6 122-9 0-9 0-18 0-27-57 0-65-4-65-45 0-170 0-340 0-510-40 3-81 6-122 10 0 8 0 17 0 26 60 0 67 5 67 45 0 61 0 122 0 182-26-31-62-52-108-52-98 0-187 83-187 191 0 105 82 189 178 189 55 0 93-28 115-55zM293 311c0 58 0 115 0 173 0 14 0 16-10 31-26 40-65 57-101 57-38 0-67-21-88-53-22-35-24-83-24-117 0-31 2-81 26-120 17-26 50-52 96-52 29 0 65 12 91 50 10 14 10 17 10 31z">
            <text:p/>
          </draw:path>
          <draw:path draw:style-name="gr4" draw:text-style-name="P7" draw:layer="layout" svg:width="0.385cm" svg:height="0.542cm" svg:x="14.503cm" svg:y="7.676cm" svg:viewBox="0 0 386 543" svg:d="M384 55c0-5 2-10 2-14 0-15-9-24-24-24-9 0-31 7-36 36-14-31-43-53-76-53-96 0-202 117-202 239 0 82 50 132 113 132 48 0 89-38 98-48-17 74-19 74-29 110-2 10-31 91-120 91-16 0-45 0-67-7 24-7 34-29 34-43s-10-31-31-31c-20 0-46 17-46 50 0 34 31 50 110 50 106 0 168-64 180-115 32-124 63-248 94-373zM274 263c-5 22-24 43-44 60-16 15-43 29-67 29-43 0-55-43-55-77 0-40 24-139 48-182 22-40 58-74 94-74 55 0 67 67 67 72s-3 10-3 12c-13 53-27 107-40 160z">
            <text:p/>
          </draw:path>
          <draw:path draw:style-name="gr4" draw:text-style-name="P7" draw:layer="layout" svg:width="0.419cm" svg:height="0.581cm" svg:x="15.204cm" svg:y="7.466cm" svg:viewBox="0 0 420 582" svg:d="M391 390c15 0 29-1 29-19s-17-17-31-17c-119 0-237 0-355 0 0-43 0-86 0-129 118 0 236 0 355 0 14 0 31 0 31-17s-14-17-29-17c-119 0-238 0-357 0 0-54 0-108 0-162 0-15 0-29-17-29s-17 14-17 29c0 174 0 349 0 524 0 12 0 29 17 29s17-15 17-29c0-54 0-109 0-163 119 0 238 0 357 0z">
            <text:p/>
          </draw:path>
          <draw:path draw:style-name="gr4" draw:text-style-name="P7" draw:layer="layout" svg:width="0.277cm" svg:height="0.557cm" svg:x="15.982cm" svg:y="7.49cm" svg:viewBox="0 0 278 558" svg:d="M173 22c0-22 0-22-19-22-53 53-128 53-154 53 0 8 0 17 0 26 17 0 67 0 110-22 0 145 0 289 0 434 0 31-2 40-79 40-9 0-17 0-26 0 0 9 0 18 0 27 29-3 103-3 137-3 33 0 108 0 136 3 0-9 0-18 0-27-8 0-17 0-26 0-77 0-79-9-79-40 0-157 0-313 0-469z">
            <text:p/>
          </draw:path>
          <draw:path draw:style-name="gr4" draw:text-style-name="P7" draw:layer="layout" svg:width="0.097cm" svg:height="0.25cm" svg:x="16.401cm" svg:y="7.959cm" svg:viewBox="0 0 98 251" svg:d="M98 89c0-55-21-89-55-89-26 0-43 22-43 45 0 22 17 44 43 44 10 0 22-3 29-10 5-2 3-2 5-2s2 0 2 12c0 62-29 112-57 138-10 10-10 12-10 15 0 5 5 9 10 9 9 0 76-64 76-162z">
            <text:p/>
          </draw:path>
          <draw:path draw:style-name="gr4" draw:text-style-name="P7" draw:layer="layout" svg:width="0.424cm" svg:height="0.38cm" svg:x="16.917cm" svg:y="7.676cm" svg:viewBox="0 0 425 381" svg:d="M302 304c0 26 0 51 0 77 41-4 82-7 123-10 0-9 0-18 0-26-60 0-67-5-67-46 0-100 0-199 0-299-41 3-82 6-123 10 0 8 0 17 0 26 58 0 65 5 65 48 0 49 0 99 0 148 0 72-41 129-103 129-70 0-72-38-72-81 0-93 0-187 0-280-42 3-83 6-125 10 0 8 0 17 0 26 65 0 65 2 65 77 0 42 0 84 0 126 0 65 0 142 129 142 46 0 84-24 108-77z">
            <text:p/>
          </draw:path>
          <draw:path draw:style-name="gr4" draw:text-style-name="P7" draw:layer="layout" svg:width="0.424cm" svg:height="0.37cm" svg:x="17.385cm" svg:y="7.676cm" svg:viewBox="0 0 425 371" svg:d="M67 84c0 75 0 150 0 225 0 36-9 36-67 36 0 8 0 17 0 26 29 0 72-2 96-2 22 0 65 2 94 2 0-9 0-18 0-26-56 0-65 0-65-36 0-52 0-104 0-156 0-86 60-134 113-134 52 0 62 46 62 94 0 65 0 130 0 196 0 36-10 36-65 36 0 8 0 17 0 26 29 0 72-2 94-2 24 0 67 2 96 2 0-9 0-18 0-26-43 0-65 0-67-24 0-54 0-107 0-161 0-71 0-98-24-129-12-14-41-31-89-31-63 0-103 36-125 89 0-30 0-59 0-89-40 3-80 6-120 10 0 8 0 17 0 26 60 0 67 5 67 48z">
            <text:p/>
          </draw:path>
          <draw:path draw:style-name="gr4" draw:text-style-name="P7" draw:layer="layout" svg:width="0.414cm" svg:height="0.59cm" svg:x="17.856cm" svg:y="7.466cm" svg:viewBox="0 0 415 591" svg:d="M293 536c0 19 0 37 0 55 41-3 81-6 122-9 0-9 0-18 0-27-57 0-65-4-65-45 0-170 0-340 0-510-40 3-81 6-122 10 0 8 0 17 0 26 60 0 67 5 67 45 0 61 0 122 0 182-26-31-62-52-108-52-98 0-187 83-187 191 0 105 82 189 180 189 53 0 91-28 113-55zM293 311c0 58 0 115 0 173 0 14 0 16-10 31-26 40-65 57-101 57-38 0-67-21-88-53-22-35-24-83-24-117 0-31 2-81 26-120 17-26 50-52 96-52 29 0 65 12 91 50 10 14 10 17 10 31z">
            <text:p/>
          </draw:path>
          <draw:path draw:style-name="gr4" draw:text-style-name="P7" draw:layer="layout" svg:width="0.196cm" svg:height="0.839cm" svg:x="18.566cm" svg:y="7.418cm" svg:viewBox="0 0 197 840" svg:d="M197 831c0-3 0-3-15-17-105-108-132-266-132-395 0-146 32-292 135-395 12-12 12-12 12-14 0-8-5-10-10-10-7 0-84 57-134 165-43 91-53 184-53 254 0 67 10 167 55 263 51 103 125 158 132 158 5 0 10-2 10-9z">
            <text:p/>
          </draw:path>
          <draw:path draw:style-name="gr4" draw:text-style-name="P7" draw:layer="layout" svg:width="0.419cm" svg:height="0.763cm" svg:x="18.856cm" svg:y="7.456cm" svg:viewBox="0 0 420 764" svg:d="M264 256c24 0 48 0 72 0 17 0 26 0 26-17 0-9-9-9-24-9-23 0-46 0-69 0 6-32 13-64 19-96 2-17 14-77 19-86 7-17 22-29 41-29 2 0 24 0 41 15-39 2-46 33-46 45 0 19 15 29 31 29 22 0 46-19 46-51 0-38-38-57-72-57-29 0-84 14-108 98-5 17-7 26-29 132-19 0-38 0-57 0-17 0-27 0-27 17 0 9 10 9 24 9 19 0 39 0 58 0-22 110-43 220-65 330-14 82-29 158-72 158-5 0-26 0-41-14 39-2 46-33 46-45 0-20-15-29-31-29-22 0-46 19-46 50 0 38 36 58 72 58 46 0 79-51 94-82 28-52 48-153 48-160 16-89 33-177 50-266z">
            <text:p/>
          </draw:path>
          <draw:path draw:style-name="gr4" draw:text-style-name="P7" draw:layer="layout" svg:width="0.469cm" svg:height="0.521cm" svg:x="19.548cm" svg:y="7.545cm" svg:viewBox="0 0 470 522" svg:d="M254 19c-7-14-12-19-19-19-9 0-14 7-19 19-70 157-139 313-209 469-5 10-7 12-7 17 0 10 10 17 17 17s14-3 21-17c66-148 132-297 197-445 67 148 133 297 199 445 8 17 15 17 20 17 9 0 16-7 16-17 0-2 0-5-4-14-71-157-141-315-212-472z">
            <text:p/>
          </draw:path>
          <draw:path draw:style-name="gr4" draw:text-style-name="P7" draw:layer="layout" svg:width="0.385cm" svg:height="0.542cm" svg:x="20.265cm" svg:y="7.676cm" svg:viewBox="0 0 386 543" svg:d="M384 55c0-5 2-10 2-14 0-15-9-24-24-24-9 0-31 7-36 36-14-31-43-53-76-53-96 0-202 117-202 239 0 82 53 132 113 132 50 0 89-38 98-48-17 74-19 74-29 110-2 10-31 91-120 91-16 0-45 0-67-7 24-7 34-29 34-43s-10-31-31-31c-20 0-46 17-46 50 0 34 31 50 110 50 106 0 168-64 180-115 32-124 63-248 94-373zM274 263c-5 22-24 43-44 60-16 15-43 29-67 29-43 0-55-43-55-77 0-40 24-139 48-182 22-40 58-74 94-74 55 0 67 67 67 72s0 10-3 12c-13 53-27 107-40 160z">
            <text:p/>
          </draw:path>
          <draw:path draw:style-name="gr4" draw:text-style-name="P7" draw:layer="layout" svg:width="0.193cm" svg:height="0.839cm" svg:x="20.733cm" svg:y="7.418cm" svg:viewBox="0 0 194 840" svg:d="M194 419c0-65-9-165-55-261-50-103-122-158-132-158-5 0-7 5-7 10 0 2 0 2 14 19 84 81 132 215 132 390 0 144-31 292-136 397-10 12-10 12-10 15 0 4 2 9 7 9 10 0 84-57 135-165 43-91 52-184 52-256z">
            <text:p/>
          </draw:path>
          <draw:path draw:style-name="gr4" draw:text-style-name="P7" draw:layer="layout" svg:width="0.558cm" svg:height="0.198cm" svg:x="21.295cm" svg:y="7.739cm" svg:viewBox="0 0 559 199" svg:d="M530 36c15 0 29-1 29-19s-14-17-26-17c-169 0-338 0-507 0-12 0-26-1-26 17s14 19 29 19c167 0 334 0 501 0zM533 199c12 0 26 1 26-17s-14-19-29-19c-167 0-334 0-501 0-15 0-29 1-29 19s14 17 26 17c169 0 338 0 507 0z">
            <text:p/>
          </draw:path>
          <draw:path draw:style-name="gr4" draw:text-style-name="P7" draw:layer="layout" svg:width="0.354cm" svg:height="0.576cm" svg:x="22.17cm" svg:y="7.49cm" svg:viewBox="0 0 355 577" svg:d="M355 290c0-67-5-134-33-197-41-81-108-93-144-93-51 0-113 22-147 98-29 60-31 125-31 192 0 62 2 138 36 201 38 69 98 86 139 86 46 0 111-17 149-98 26-58 31-122 31-189zM175 558c-31 0-81-22-96-101-9-50-9-129-9-177 0-55 0-110 7-156 14-98 79-107 98-107 29 0 84 17 101 98 7 48 7 112 7 165 0 62 0 120-7 172-14 82-62 106-101 106z">
            <text:p/>
          </draw:path>
          <draw:path draw:style-name="gr4" draw:text-style-name="P7" draw:layer="layout" svg:width="0.381cm" svg:height="0.384cm" svg:x="22.78cm" svg:y="7.672cm" svg:viewBox="0 0 382 385" svg:d="M247 314c3 33 27 67 65 67 19 0 70-12 70-79 0-16 0-32 0-48-8 0-15 0-22 0 0 16 0 32 0 48 0 47-22 52-29 52-29 0-31-36-31-40 0-56 0-112 0-168 0-36 0-69-31-101-34-31-75-45-115-45-70 0-128 41-128 96 0 24 17 38 39 38 24 0 38-17 38-38 0-10-5-39-43-39 24-28 65-38 91-38 41 0 89 31 89 108 0 10 0 21 0 31-43 2-101 5-154 29-64 28-86 72-86 110 0 67 84 88 137 88 55 0 93-33 110-71zM240 175c0 28 0 56 0 84 0 79-60 107-98 107-41 0-75-28-75-72 0-45 34-114 173-119z">
            <text:p/>
          </draw:path>
          <draw:path draw:style-name="gr4" draw:text-style-name="P7" draw:layer="layout" svg:width="0.421cm" svg:height="0.37cm" svg:x="23.195cm" svg:y="7.676cm" svg:viewBox="0 0 422 371" svg:d="M65 84c0 75 0 150 0 225 0 36-10 36-65 36 0 8 0 17 0 26 29 0 72-2 94-2 24 0 67 2 96 2 0-9 0-18 0-26-58 0-68 0-68-36 0-52 0-104 0-156 0-86 60-134 116-134 52 0 62 46 62 94 0 65 0 130 0 196 0 36-10 36-67 36 0 8 0 17 0 26 31 0 74-2 96-2 21 0 67 2 93 2 0-9 0-18 0-26-43 0-64 0-64-24 0-54 0-107 0-161 0-71 0-98-27-129-12-14-38-31-89-31-60 0-100 36-124 89 0-30 0-59 0-89-40 3-79 6-118 10 0 8 0 17 0 26 58 0 65 5 65 48z">
            <text:p/>
          </draw:path>
          <draw:path draw:style-name="gr4" draw:text-style-name="P7" draw:layer="layout" svg:width="0.275cm" svg:height="0.384cm" svg:x="23.663cm" svg:y="7.672cm" svg:viewBox="0 0 276 385" svg:d="M149 213c19 5 86 17 86 77 0 43-29 76-93 76-72 0-104-48-118-117-2-12-5-14-12-14-12 0-12 4-12 19 0 37 0 75 0 112 0 15 0 19 10 19 4 0 4 0 21-16 3-3 3-3 17-20 36 36 74 36 94 36 96 0 134-55 134-117 0-43-24-69-36-79-26-26-60-33-96-41-46-9-103-19-103-69 0-29 21-62 96-62 91 0 96 74 98 100 0 7 7 7 10 7 9 0 9-2 9-19 0-28 0-57 0-86 0-12 0-19-7-19-5 0-7 0-17 10-4 4-12 12-14 14-34-24-67-24-79-24-103 0-137 57-137 103 0 29 14 53 36 72 29 21 50 26 113 38z">
            <text:p/>
          </draw:path>
          <draw:path draw:style-name="gr4" draw:text-style-name="P7" draw:layer="layout" svg:width="0.373cm" svg:height="0.384cm" svg:x="23.992cm" svg:y="7.672cm" svg:viewBox="0 0 374 385" svg:d="M374 196c0-107-84-196-187-196-105 0-187 91-187 196 0 108 89 189 187 189 101 0 187-81 187-189zM187 364c-36 0-72-17-96-55-21-39-21-89-21-120s0-76 21-115c22-38 63-55 96-55 36 0 73 19 96 55s22 84 22 115 0 77-19 113c-20 38-56 62-99 62z">
            <text:p/>
          </draw:path>
          <draw:path draw:style-name="gr4" draw:text-style-name="P7" draw:layer="layout" svg:width="0.424cm" svg:height="0.37cm" svg:x="24.417cm" svg:y="7.676cm" svg:viewBox="0 0 425 371" svg:d="M67 84c0 75 0 150 0 225 0 36-9 36-67 36 0 8 0 17 0 26 31 0 74-2 96-2s65 2 94 2c0-9 0-18 0-26-56 0-65 0-65-36 0-52 0-104 0-156 0-86 60-134 113-134 55 0 62 46 62 94 0 65 0 130 0 196 0 36-7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275cm" svg:height="0.384cm" svg:x="24.887cm" svg:y="7.672cm" svg:viewBox="0 0 276 385" svg:d="M146 213c20 5 89 17 89 77 0 43-29 76-96 76-69 0-101-48-117-117-3-12-3-14-12-14-10 0-10 4-10 19 0 37 0 75 0 112 0 15 0 19 10 19 2 0 4 0 21-16 0-3 0-3 17-20 36 36 74 36 91 36 99 0 137-55 137-117 0-43-26-69-36-79-29-26-60-33-96-41-48-9-103-19-103-69 0-29 21-62 93-62 94 0 99 74 99 100 2 7 6 5 9 7 12 0 12-2 12-19 0-28 0-57 0-86 0-12 0-19-9-19-5 0-5 0-17 10-2 4-10 12-14 14-32-24-68-24-80-24-103 0-134 57-134 103 0 29 12 53 36 72 26 21 50 26 110 38z">
            <text:p/>
          </draw:path>
          <draw:path draw:style-name="gr4" draw:text-style-name="P7" draw:layer="layout" svg:width="0.263cm" svg:height="0.523cm" svg:x="25.209cm" svg:y="7.533cm" svg:viewBox="0 0 264 524" svg:d="M130 180c40 0 80 0 120 0 0-9 0-18 0-27-40 0-80 0-120 0 0-51 0-102 0-153-8 0-15 0-22 0 0 67-26 158-108 160 0 7 0 13 0 20 23 0 46 0 70 0 0 77 0 154 0 232 0 103 79 112 110 112 60 0 84-60 84-112 0-16 0-32 0-48-7 0-14 0-22 0 0 15 0 30 0 45 0 63-26 94-57 94-55 0-55-77-55-91 0-78 0-155 0-232z">
            <text:p/>
          </draw:path>
          <draw:path draw:style-name="gr4" draw:text-style-name="P7" draw:layer="layout" svg:width="0.325cm" svg:height="0.384cm" svg:x="25.542cm" svg:y="7.672cm" svg:viewBox="0 0 326 385" svg:d="M72 165c5-124 77-146 106-146 86 0 93 113 93 146-66 0-133 0-199 0zM72 182c78 0 157 0 235 0 17 0 19 0 19-17 0-84-45-165-148-165-99 0-178 86-178 191 0 113 89 194 187 194 103 0 139-93 139-110 0-7-4-9-9-9-7 0-10 4-12 12-29 86-106 86-113 86-43 0-77-24-96-55-24-41-24-96-24-127z">
            <text:p/>
          </draw:path>
          <draw:path draw:style-name="gr4" draw:text-style-name="P7" draw:layer="layout" svg:width="0.424cm" svg:height="0.37cm" svg:x="25.921cm" svg:y="7.676cm" svg:viewBox="0 0 425 371" svg:d="M65 84c0 75 0 150 0 225 0 36-7 36-65 36 0 8 0 17 0 26 29 0 72-2 96-2 22 0 65 2 94 2 0-9 0-18 0-26-56 0-65 0-65-36 0-52 0-104 0-156 0-86 60-134 113-134 52 0 62 46 62 94 0 65 0 130 0 196 0 36-10 36-65 36 0 8 0 17 0 26 29 0 72-2 94-2 24 0 67 2 96 2 0-9 0-18 0-26-46 0-65 0-67-24 0-54 0-107 0-161 0-71 0-98-27-129-9-14-38-31-86-31-63 0-103 36-125 89 0-30 0-59 0-89-40 3-80 6-120 10 0 8 0 17 0 26 60 0 65 5 65 48z">
            <text:p/>
          </draw:path>
        </draw:g>
        <draw:g draw:style-name="gr2">
          <svg:title>TexMaths</svg:title>
          <svg:desc>24§display§(f \vee g) = 0 \: \text{wenn} \: f \: \text{und} \: g \vDash 0, \: \text{und} \: (f \vee g) = 1  \: \text{ansonsten} §svg§600§FALSE§</svg:desc>
          <draw:path draw:style-name="gr3" draw:text-style-name="P6" draw:layer="layout" svg:width="20.318cm" svg:height="0.753cm" svg:x="5.986cm" svg:y="8.861cm" svg:viewBox="0 0 20319 754" svg:d="M0 0c6773 0 13546 0 20319 0 0 251 0 503 0 754-6773 0-13546 0-20319 0 0-251 0-503 0-754z">
            <text:p/>
          </draw:path>
          <draw:path draw:style-name="gr4" draw:text-style-name="P7" draw:layer="layout" svg:width="0.196cm" svg:height="0.839cm" svg:x="5.943cm" svg:y="8.818cm" svg:viewBox="0 0 197 840" svg:d="M197 831c0-3 0-3-15-17-105-108-132-266-132-395 0-146 32-292 135-395 12-12 12-12 12-14 0-8-5-10-10-10-7 0-84 57-134 165-43 91-53 184-53 254 0 67 10 167 55 263 53 103 125 158 132 158 5 0 10-2 10-9z">
            <text:p/>
          </draw:path>
          <draw:path draw:style-name="gr4" draw:text-style-name="P7" draw:layer="layout" svg:width="0.419cm" svg:height="0.763cm" svg:x="6.233cm" svg:y="8.856cm" svg:viewBox="0 0 420 764" svg:d="M264 256c24 0 48 0 72 0 17 0 26 0 26-17 0-9-9-9-24-9-23 0-46 0-69 0 6-32 13-64 19-96 2-17 14-77 19-86 7-17 22-29 41-29 2 0 24 0 41 15-39 2-46 33-46 45 0 19 15 29 31 29 22 0 46-19 46-51 0-38-38-57-72-57-29 0-84 14-108 98-5 17-7 26-29 132-19 0-38 0-57 0-17 0-24 0-24 17 0 9 7 9 21 9 19 0 39 0 58 0-22 110-43 220-65 330-14 82-29 158-72 158-5 0-26 0-41-14 39-2 46-33 46-45 0-20-15-29-31-29-22 0-46 19-46 50 0 38 36 58 72 58 46 0 79-51 94-82 28-52 48-153 48-160 16-89 33-177 50-266z">
            <text:p/>
          </draw:path>
          <draw:path draw:style-name="gr4" draw:text-style-name="P7" draw:layer="layout" svg:width="0.469cm" svg:height="0.521cm" svg:x="6.924cm" svg:y="8.945cm" svg:viewBox="0 0 470 522" svg:d="M463 36c5-12 7-14 7-17 0-9-7-19-16-19-10 0-15 7-20 19-66 149-132 297-199 445-65-148-131-296-197-445-7-17-14-19-21-19s-17 10-17 19c2 4 0 3 7 12 70 158 139 316 209 474 7 12 12 17 19 17 12 0 15-7 19-17 70-156 140-313 209-469z">
            <text:p/>
          </draw:path>
          <draw:path draw:style-name="gr4" draw:text-style-name="P7" draw:layer="layout" svg:width="0.385cm" svg:height="0.542cm" svg:x="7.642cm" svg:y="9.076cm" svg:viewBox="0 0 386 543" svg:d="M384 55c0-5 2-10 2-14 0-15-9-24-24-24-9 0-31 7-36 36-14-31-43-53-76-53-96 0-202 117-202 239 0 82 53 132 113 132 50 0 89-38 98-48-17 74-19 74-29 110-2 10-31 91-120 91-16 0-43 0-67-7 24-7 34-29 34-43s-10-31-31-31c-20 0-46 17-46 50 0 34 31 50 110 50 106 0 168-64 180-115 32-124 63-248 94-373zM274 263c-5 22-24 43-44 60-16 15-43 29-67 29-43 0-55-43-55-77 0-40 24-139 48-182 22-40 58-74 94-74 55 0 67 67 67 72s0 10-3 12c-13 53-27 107-40 160z">
            <text:p/>
          </draw:path>
          <draw:path draw:style-name="gr4" draw:text-style-name="P7" draw:layer="layout" svg:width="0.193cm" svg:height="0.839cm" svg:x="8.11cm" svg:y="8.818cm" svg:viewBox="0 0 194 840" svg:d="M194 419c0-65-9-165-55-261-50-103-122-158-132-158-5 0-7 5-7 10 0 2 0 2 14 19 84 81 132 215 132 390 0 144-31 292-136 397-10 12-10 12-10 15 0 4 2 9 7 9 10 0 84-57 135-165 43-91 52-184 52-256z">
            <text:p/>
          </draw:path>
          <draw:path draw:style-name="gr4" draw:text-style-name="P7" draw:layer="layout" svg:width="0.558cm" svg:height="0.198cm" svg:x="8.672cm" svg:y="9.139cm" svg:viewBox="0 0 559 199" svg:d="M530 36c15 0 29-1 29-19s-14-17-26-17c-169 0-338 0-507 0-12 0-26-1-26 17s14 19 29 19c167 0 334 0 501 0zM533 199c12 0 26 1 26-17s-14-19-29-19c-167 0-334 0-501 0-15 0-29 1-29 19s14 17 26 17c169 0 338 0 507 0z">
            <text:p/>
          </draw:path>
          <draw:path draw:style-name="gr4" draw:text-style-name="P7" draw:layer="layout" svg:width="0.354cm" svg:height="0.576cm" svg:x="9.547cm" svg:y="8.89cm" svg:viewBox="0 0 355 577" svg:d="M355 290c0-67-5-134-33-197-41-81-108-93-144-93-51 0-113 22-147 98-29 60-31 125-31 192 0 62 2 138 36 201 38 69 98 86 139 86 46 0 111-17 149-98 26-58 31-122 31-189zM175 558c-31 0-81-22-96-101-9-50-9-129-9-177 0-55 0-110 7-156 14-98 79-107 98-107 29 0 84 17 101 98 7 48 7 112 7 165 0 62 0 120-7 172-14 82-62 106-101 106z">
            <text:p/>
          </draw:path>
          <draw:path draw:style-name="gr4" draw:text-style-name="P7" draw:layer="layout" svg:width="0.577cm" svg:height="0.37cm" svg:x="10.138cm" svg:y="9.086cm" svg:viewBox="0 0 578 371" svg:d="M506 79c17-41 44-53 72-53 0-8 0-17 0-26-19 2-43 2-62 2-24 0-62-2-79-2 0 9 0 18 0 26 31 0 50 17 50 41 0 5 0 7-5 17-25 72-51 143-76 215-28-78-56-156-84-234-3-10-3-12-3-17 0-22 31-22 48-22 0-8 0-17 0-26-24 0-67 2-86 2-27 0-51 0-77-2 0 9 0 18 0 26 31 0 46 3 55 12 3 5 12 31 19 46-24 68-49 135-74 203-26-74-53-148-79-222-5-12-5-12-5-17 0-22 34-22 50-22 0-8 0-17 0-26-24 0-72 2-91 2-5 0-48 0-79-2 0 9 0 18 0 26 43 0 53 3 62 29 36 99 71 198 106 297 5 12 8 19 19 19s12-5 17-17c28-79 56-158 84-237 29 79 58 158 86 237 5 10 6 17 17 17s15-7 17-17c33-91 66-183 98-275z">
            <text:p/>
          </draw:path>
          <draw:path draw:style-name="gr4" draw:text-style-name="P7" draw:layer="layout" svg:width="0.325cm" svg:height="0.384cm" svg:x="10.733cm" svg:y="9.072cm" svg:viewBox="0 0 326 385" svg:d="M70 165c4-124 76-146 105-146 87 0 94 113 94 146-67 0-133 0-199 0zM70 182c78 0 156 0 235 0 19 0 21 0 21-17 0-84-45-165-151-165-98 0-175 86-175 191 0 113 89 194 185 194 103 0 141-93 141-110 0-7-7-9-12-9-7 0-9 4-9 12-31 86-106 86-115 86-44 0-77-24-96-55-24-41-24-96-24-127z">
            <text:p/>
          </draw:path>
          <draw:path draw:style-name="gr4" draw:text-style-name="P7" draw:layer="layout" svg:width="0.424cm" svg:height="0.37cm" svg:x="11.11cm" svg:y="9.076cm" svg:viewBox="0 0 425 371" svg:d="M67 84c0 75 0 150 0 225 0 36-9 36-67 36 0 8 0 17 0 26 31 0 72-2 96-2 22 0 65 2 94 2 0-9 0-18 0-26-56 0-65 0-65-36 0-52 0-104 0-156 0-86 60-134 113-134 52 0 62 46 62 94 0 65 0 130 0 196 0 36-10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24cm" svg:height="0.37cm" svg:x="11.578cm" svg:y="9.076cm" svg:viewBox="0 0 425 371" svg:d="M67 84c0 75 0 150 0 225 0 36-9 36-67 36 0 8 0 17 0 26 31 0 74-2 96-2s67 2 96 2c0-9 0-18 0-26-58 0-67 0-67-36 0-52 0-104 0-156 0-86 60-134 115-134 53 0 62 46 62 94 0 65 0 130 0 196 0 36-9 36-67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21cm" svg:height="0.763cm" svg:x="12.252cm" svg:y="8.856cm" svg:viewBox="0 0 422 764" svg:d="M266 256c24 0 48 0 72 0 17 0 24 0 24-17 0-9-7-9-21-9-23 0-47 0-70 0 6-32 11-64 17-96 2-17 14-77 19-86 10-17 24-29 41-29 2 0 26 0 41 15-36 2-46 33-46 45 0 19 17 29 31 29 22 0 48-19 48-51 0-38-40-57-74-57-29 0-82 14-108 98-5 17-7 26-26 132-20 0-39 0-58 0-17 0-26 0-26 17 0 9 7 9 24 9 18 0 36 0 55 0-21 110-42 220-63 330-16 82-31 158-74 158-2 0-24 0-41-14 39-2 48-33 48-45 0-20-17-29-31-29-24 0-48 19-48 50 0 38 38 58 72 58 46 0 79-51 96-82 26-52 46-153 46-160 17-89 35-177 52-266z">
            <text:p/>
          </draw:path>
          <draw:path draw:style-name="gr4" draw:text-style-name="P7" draw:layer="layout" svg:width="0.424cm" svg:height="0.38cm" svg:x="12.926cm" svg:y="9.076cm" svg:viewBox="0 0 425 381" svg:d="M302 304c0 26 0 51 0 77 41-4 82-7 123-10 0-9 0-18 0-26-60 0-67-5-67-46 0-100 0-199 0-299-42 3-84 6-125 10 0 8 0 17 0 26 60 0 67 5 67 48 0 49 0 99 0 148 0 72-41 129-103 129-70 0-75-38-75-81 0-93 0-187 0-280-40 3-81 6-122 10 0 8 0 17 0 26 65 0 65 2 65 77 0 42 0 84 0 126 0 65 0 142 129 142 46 0 84-24 108-77z">
            <text:p/>
          </draw:path>
          <draw:path draw:style-name="gr4" draw:text-style-name="P7" draw:layer="layout" svg:width="0.424cm" svg:height="0.37cm" svg:x="13.394cm" svg:y="9.076cm" svg:viewBox="0 0 425 371" svg:d="M65 84c0 75 0 150 0 225 0 36-7 36-65 36 0 8 0 17 0 26 29 0 72-2 96-2 22 0 65 2 94 2 0-9 0-18 0-26-56 0-65 0-65-36 0-52 0-104 0-156 0-86 60-134 113-134 52 0 62 46 62 94 0 65 0 130 0 196 0 36-10 36-65 36 0 8 0 17 0 26 29 0 72-2 94-2 24 0 67 2 96 2 0-9 0-18 0-26-43 0-65 0-67-24 0-54 0-107 0-161 0-71 0-98-24-129-12-14-41-31-89-31-63 0-103 36-125 89 0-30 0-59 0-89-40 3-80 6-120 10 0 8 0 17 0 26 60 0 65 5 65 48z">
            <text:p/>
          </draw:path>
          <draw:path draw:style-name="gr4" draw:text-style-name="P7" draw:layer="layout" svg:width="0.414cm" svg:height="0.59cm" svg:x="13.865cm" svg:y="8.866cm" svg:viewBox="0 0 415 591" svg:d="M293 536c0 19 0 37 0 55 41-3 81-6 122-9 0-9 0-18 0-27-57 0-65-4-65-45 0-170 0-340 0-510-40 3-81 6-122 10 0 8 0 17 0 26 60 0 67 5 67 45 0 61 0 122 0 182-26-31-62-52-108-52-98 0-187 83-187 191 0 105 82 189 178 189 55 0 93-28 115-55zM293 311c0 58 0 115 0 173 0 14 0 16-10 31-26 40-65 57-101 57-38 0-67-21-88-53-22-35-24-83-24-117 0-31 2-81 26-120 17-26 50-52 96-52 29 0 65 12 91 50 10 14 10 17 10 31z">
            <text:p/>
          </draw:path>
          <draw:path draw:style-name="gr4" draw:text-style-name="P7" draw:layer="layout" svg:width="0.385cm" svg:height="0.542cm" svg:x="14.505cm" svg:y="9.076cm" svg:viewBox="0 0 386 543" svg:d="M384 55c0-5 2-10 2-14 0-15-9-24-24-24-9 0-31 7-36 36-14-31-43-53-76-53-96 0-202 117-202 239 0 82 50 132 113 132 48 0 89-38 98-48-17 74-19 74-29 110-2 10-31 91-120 91-16 0-45 0-67-7 24-7 34-29 34-43s-10-31-31-31c-20 0-46 17-46 50 0 34 31 50 110 50 106 0 168-64 180-115 32-124 63-248 94-373zM274 263c-5 22-24 43-44 60-16 15-43 29-67 29-43 0-55-43-55-77 0-40 24-139 48-182 22-40 58-74 94-74 55 0 67 67 67 72s-3 10-3 12c-13 53-27 107-40 160z">
            <text:p/>
          </draw:path>
          <draw:path draw:style-name="gr4" draw:text-style-name="P7" draw:layer="layout" svg:width="0.419cm" svg:height="0.581cm" svg:x="15.206cm" svg:y="8.866cm" svg:viewBox="0 0 420 582" svg:d="M391 390c15 0 29-1 29-19s-17-17-31-17c-119 0-237 0-355 0 0-43 0-86 0-129 118 0 236 0 355 0 14 0 31 0 31-17s-14-17-29-17c-119 0-238 0-357 0 0-54 0-108 0-162 0-15 0-29-17-29s-17 14-17 29c0 174 0 349 0 524 0 12 0 29 17 29s17-15 17-29c0-54 0-109 0-163 119 0 238 0 357 0z">
            <text:p/>
          </draw:path>
          <draw:path draw:style-name="gr4" draw:text-style-name="P7" draw:layer="layout" svg:width="0.354cm" svg:height="0.576cm" svg:x="15.94cm" svg:y="8.89cm" svg:viewBox="0 0 355 577" svg:d="M355 290c0-67-2-134-33-197-39-81-108-93-144-93-51 0-111 22-147 98-26 60-31 125-31 192 0 62 5 138 38 201 36 69 99 86 140 86 45 0 110-17 146-98 29-58 31-122 31-189zM178 558c-34 0-82-22-99-101-9-50-9-129-9-177 0-55 0-110 7-156 17-98 79-107 101-107 28 0 84 17 100 98 8 48 8 112 8 165 0 62 0 120-10 172-12 82-60 106-98 106z">
            <text:p/>
          </draw:path>
          <draw:path draw:style-name="gr4" draw:text-style-name="P7" draw:layer="layout" svg:width="0.097cm" svg:height="0.25cm" svg:x="16.403cm" svg:y="9.359cm" svg:viewBox="0 0 98 251" svg:d="M98 89c0-55-21-89-55-89-26 0-43 22-43 45 0 22 17 44 43 44 10 0 22-3 29-10 5-2 3-2 5-2s2 0 2 12c0 62-29 112-57 138-10 10-10 12-10 15 0 5 5 9 10 9 9 0 76-64 76-162z">
            <text:p/>
          </draw:path>
          <draw:path draw:style-name="gr4" draw:text-style-name="P7" draw:layer="layout" svg:width="0.424cm" svg:height="0.38cm" svg:x="16.919cm" svg:y="9.076cm" svg:viewBox="0 0 425 381" svg:d="M302 304c0 26 0 51 0 77 41-4 82-7 123-10 0-9 0-18 0-26-60 0-67-5-67-46 0-100 0-199 0-299-41 3-82 6-123 10 0 8 0 17 0 26 58 0 65 5 65 48 0 49 0 99 0 148 0 72-41 129-103 129-70 0-72-38-72-81 0-93 0-187 0-280-42 3-83 6-125 10 0 8 0 17 0 26 65 0 65 2 65 77 0 42 0 84 0 126 0 65 0 142 129 142 46 0 84-24 108-77z">
            <text:p/>
          </draw:path>
          <draw:path draw:style-name="gr4" draw:text-style-name="P7" draw:layer="layout" svg:width="0.424cm" svg:height="0.37cm" svg:x="17.387cm" svg:y="9.076cm" svg:viewBox="0 0 425 371" svg:d="M67 84c0 75 0 150 0 225 0 36-9 36-67 36 0 8 0 17 0 26 29 0 72-2 96-2 22 0 65 2 94 2 0-9 0-18 0-26-56 0-65 0-65-36 0-52 0-104 0-156 0-86 60-134 113-134 52 0 62 46 62 94 0 65 0 130 0 196 0 36-10 36-65 36 0 8 0 17 0 26 29 0 72-2 94-2 24 0 67 2 96 2 0-9 0-18 0-26-43 0-65 0-67-24 0-54 0-107 0-161 0-71 0-98-24-129-12-14-41-31-89-31-63 0-103 36-125 89 0-30 0-59 0-89-40 3-80 6-120 10 0 8 0 17 0 26 60 0 67 5 67 48z">
            <text:p/>
          </draw:path>
          <draw:path draw:style-name="gr4" draw:text-style-name="P7" draw:layer="layout" svg:width="0.414cm" svg:height="0.59cm" svg:x="17.858cm" svg:y="8.866cm" svg:viewBox="0 0 415 591" svg:d="M293 536c0 19 0 37 0 55 41-3 81-6 122-9 0-9 0-18 0-27-57 0-65-4-65-45 0-170 0-340 0-510-40 3-81 6-122 10 0 8 0 17 0 26 60 0 67 5 67 45 0 61 0 122 0 182-26-31-62-52-108-52-98 0-187 83-187 191 0 105 82 189 180 189 53 0 91-28 113-55zM293 311c0 58 0 115 0 173 0 14 0 16-10 31-26 40-65 57-101 57-38 0-67-21-88-53-22-35-24-83-24-117 0-31 2-81 26-120 17-26 50-52 96-52 29 0 65 12 91 50 10 14 10 17 10 31z">
            <text:p/>
          </draw:path>
          <draw:path draw:style-name="gr4" draw:text-style-name="P7" draw:layer="layout" svg:width="0.196cm" svg:height="0.839cm" svg:x="18.568cm" svg:y="8.818cm" svg:viewBox="0 0 197 840" svg:d="M197 831c0-3 0-3-15-17-105-108-132-266-132-395 0-146 32-292 135-395 12-12 12-12 12-14 0-8-5-10-10-10-7 0-84 57-134 165-43 91-53 184-53 254 0 67 10 167 55 263 51 103 125 158 132 158 5 0 10-2 10-9z">
            <text:p/>
          </draw:path>
          <draw:path draw:style-name="gr4" draw:text-style-name="P7" draw:layer="layout" svg:width="0.419cm" svg:height="0.763cm" svg:x="18.858cm" svg:y="8.856cm" svg:viewBox="0 0 420 764" svg:d="M264 256c24 0 48 0 72 0 17 0 26 0 26-17 0-9-9-9-24-9-23 0-46 0-69 0 6-32 13-64 19-96 2-17 14-77 19-86 7-17 22-29 41-29 2 0 24 0 41 15-39 2-46 33-46 45 0 19 15 29 31 29 22 0 46-19 46-51 0-38-38-57-72-57-29 0-84 14-108 98-5 17-7 26-29 132-19 0-38 0-57 0-17 0-27 0-27 17 0 9 10 9 24 9 19 0 39 0 58 0-22 110-43 220-65 330-14 82-29 158-72 158-5 0-26 0-41-14 39-2 46-33 46-45 0-20-15-29-31-29-22 0-46 19-46 50 0 38 36 58 72 58 46 0 79-51 94-82 28-52 48-153 48-160 16-89 33-177 50-266z">
            <text:p/>
          </draw:path>
          <draw:path draw:style-name="gr4" draw:text-style-name="P7" draw:layer="layout" svg:width="0.469cm" svg:height="0.521cm" svg:x="19.55cm" svg:y="8.945cm" svg:viewBox="0 0 470 522" svg:d="M463 36c5-12 7-14 7-17 0-9-7-19-16-19-10 0-15 7-20 19-66 149-132 297-199 445-65-148-131-296-197-445-7-17-14-19-21-19s-17 10-17 19c2 4 0 3 7 12 70 158 139 316 209 474 7 12 12 17 19 17 12 0 15-7 19-17 70-156 140-313 209-469z">
            <text:p/>
          </draw:path>
          <draw:path draw:style-name="gr4" draw:text-style-name="P7" draw:layer="layout" svg:width="0.385cm" svg:height="0.542cm" svg:x="20.267cm" svg:y="9.076cm" svg:viewBox="0 0 386 543" svg:d="M384 55c0-5 2-10 2-14 0-15-9-24-24-24-9 0-31 7-36 36-14-31-43-53-76-53-96 0-202 117-202 239 0 82 53 132 113 132 50 0 89-38 98-48-17 74-19 74-29 110-2 10-31 91-120 91-16 0-45 0-67-7 24-7 34-29 34-43s-10-31-31-31c-20 0-46 17-46 50 0 34 31 50 110 50 106 0 168-64 180-115 32-124 63-248 94-373zM274 263c-5 22-24 43-44 60-16 15-43 29-67 29-43 0-55-43-55-77 0-40 24-139 48-182 22-40 58-74 94-74 55 0 67 67 67 72s0 10-3 12c-13 53-27 107-40 160z">
            <text:p/>
          </draw:path>
          <draw:path draw:style-name="gr4" draw:text-style-name="P7" draw:layer="layout" svg:width="0.193cm" svg:height="0.839cm" svg:x="20.735cm" svg:y="8.818cm" svg:viewBox="0 0 194 840" svg:d="M194 419c0-65-9-165-55-261-50-103-122-158-132-158-5 0-7 5-7 10 0 2 0 2 14 19 84 81 132 215 132 390 0 144-31 292-136 397-10 12-10 12-10 15 0 4 2 9 7 9 10 0 84-57 135-165 43-91 52-184 52-256z">
            <text:p/>
          </draw:path>
          <draw:path draw:style-name="gr4" draw:text-style-name="P7" draw:layer="layout" svg:width="0.558cm" svg:height="0.198cm" svg:x="21.297cm" svg:y="9.139cm" svg:viewBox="0 0 559 199" svg:d="M530 36c15 0 29-1 29-19s-14-17-26-17c-169 0-338 0-507 0-12 0-26-1-26 17s14 19 29 19c167 0 334 0 501 0zM533 199c12 0 26 1 26-17s-14-19-29-19c-167 0-334 0-501 0-15 0-29 1-29 19s14 17 26 17c169 0 338 0 507 0z">
            <text:p/>
          </draw:path>
          <draw:path draw:style-name="gr4" draw:text-style-name="P7" draw:layer="layout" svg:width="0.277cm" svg:height="0.557cm" svg:x="22.213cm" svg:y="8.89cm" svg:viewBox="0 0 278 558" svg:d="M173 22c0-22 0-22-19-22-53 53-128 53-154 53 0 8 0 17 0 26 17 0 67 0 110-22 0 145 0 289 0 434 0 31-2 40-76 40-10 0-20 0-29 0 0 9 0 18 0 27 31-3 103-3 137-3 33 0 108 0 136 3 0-9 0-18 0-27-8 0-17 0-26 0-77 0-79-9-79-40 0-157 0-313 0-469z">
            <text:p/>
          </draw:path>
          <draw:path draw:style-name="gr4" draw:text-style-name="P7" draw:layer="layout" svg:width="0.381cm" svg:height="0.384cm" svg:x="22.782cm" svg:y="9.072cm" svg:viewBox="0 0 382 385" svg:d="M247 314c3 33 27 67 65 67 19 0 70-12 70-79 0-16 0-32 0-48-8 0-15 0-22 0 0 16 0 32 0 48 0 47-22 52-29 52-29 0-31-36-31-40 0-56 0-112 0-168 0-36 0-69-31-101-34-31-75-45-115-45-70 0-128 41-128 96 0 24 17 38 39 38 24 0 38-17 38-38 0-10-5-39-43-39 24-28 65-38 91-38 41 0 89 31 89 108 0 10 0 21 0 31-43 2-101 5-154 29-64 28-86 72-86 110 0 67 84 88 137 88 55 0 93-33 110-71zM240 175c0 28 0 56 0 84 0 79-60 107-98 107-41 0-75-28-75-72 0-45 34-114 173-119z">
            <text:p/>
          </draw:path>
          <draw:path draw:style-name="gr4" draw:text-style-name="P7" draw:layer="layout" svg:width="0.421cm" svg:height="0.37cm" svg:x="23.197cm" svg:y="9.076cm" svg:viewBox="0 0 422 371" svg:d="M65 84c0 75 0 150 0 225 0 36-10 36-65 36 0 8 0 17 0 26 29 0 72-2 94-2 24 0 67 2 96 2 0-9 0-18 0-26-58 0-68 0-68-36 0-52 0-104 0-156 0-86 60-134 116-134 52 0 62 46 62 94 0 65 0 130 0 196 0 36-10 36-67 36 0 8 0 17 0 26 31 0 74-2 96-2 21 0 67 2 93 2 0-9 0-18 0-26-43 0-64 0-64-24 0-54 0-107 0-161 0-71 0-98-27-129-12-14-38-31-89-31-60 0-100 36-124 89 0-30 0-59 0-89-40 3-79 6-118 10 0 8 0 17 0 26 58 0 65 5 65 48z">
            <text:p/>
          </draw:path>
          <draw:path draw:style-name="gr4" draw:text-style-name="P7" draw:layer="layout" svg:width="0.275cm" svg:height="0.384cm" svg:x="23.665cm" svg:y="9.072cm" svg:viewBox="0 0 276 385" svg:d="M149 213c19 5 86 17 86 77 0 43-29 76-93 76-72 0-104-48-118-117-2-12-5-14-12-14-12 0-12 4-12 19 0 37 0 75 0 112 0 15 0 19 10 19 4 0 4 0 21-16 3-3 3-3 17-20 36 36 74 36 94 36 96 0 134-55 134-117 0-43-24-69-36-79-26-26-60-33-96-41-46-9-103-19-103-69 0-29 21-62 96-62 91 0 96 74 98 100 0 7 7 7 10 7 9 0 9-2 9-19 0-28 0-57 0-86 0-12 0-19-7-19-5 0-7 0-17 10-4 4-12 12-14 14-34-24-67-24-79-24-103 0-137 57-137 103 0 29 14 53 36 72 29 21 50 26 113 38z">
            <text:p/>
          </draw:path>
          <draw:path draw:style-name="gr4" draw:text-style-name="P7" draw:layer="layout" svg:width="0.373cm" svg:height="0.384cm" svg:x="23.994cm" svg:y="9.072cm" svg:viewBox="0 0 374 385" svg:d="M374 196c0-107-84-196-187-196-105 0-187 91-187 196 0 108 89 189 187 189 101 0 187-81 187-189zM187 364c-36 0-72-17-96-55-21-39-21-89-21-120s0-76 21-115c22-38 63-55 96-55 36 0 73 19 96 55s22 84 22 115 0 77-19 113c-20 38-56 62-99 62z">
            <text:p/>
          </draw:path>
          <draw:path draw:style-name="gr4" draw:text-style-name="P7" draw:layer="layout" svg:width="0.424cm" svg:height="0.37cm" svg:x="24.419cm" svg:y="9.076cm" svg:viewBox="0 0 425 371" svg:d="M67 84c0 75 0 150 0 225 0 36-9 36-67 36 0 8 0 17 0 26 31 0 74-2 96-2s65 2 94 2c0-9 0-18 0-26-56 0-65 0-65-36 0-52 0-104 0-156 0-86 60-134 113-134 55 0 62 46 62 94 0 65 0 130 0 196 0 36-7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275cm" svg:height="0.384cm" svg:x="24.889cm" svg:y="9.072cm" svg:viewBox="0 0 276 385" svg:d="M146 213c20 5 89 17 89 77 0 43-29 76-96 76-69 0-101-48-117-117-3-12-3-14-12-14-10 0-10 4-10 19 0 37 0 75 0 112 0 15 0 19 10 19 2 0 4 0 21-16 0-3 0-3 17-20 36 36 74 36 91 36 99 0 137-55 137-117 0-43-26-69-36-79-29-26-60-33-96-41-48-9-103-19-103-69 0-29 21-62 93-62 94 0 99 74 99 100 2 7 6 5 9 7 12 0 12-2 12-19 0-28 0-57 0-86 0-12 0-19-9-19-5 0-5 0-17 10-2 4-10 12-14 14-32-24-68-24-80-24-103 0-134 57-134 103 0 29 12 53 36 72 26 21 50 26 110 38z">
            <text:p/>
          </draw:path>
          <draw:path draw:style-name="gr4" draw:text-style-name="P7" draw:layer="layout" svg:width="0.263cm" svg:height="0.523cm" svg:x="25.211cm" svg:y="8.933cm" svg:viewBox="0 0 264 524" svg:d="M130 180c40 0 80 0 120 0 0-9 0-18 0-27-40 0-80 0-120 0 0-51 0-102 0-153-8 0-15 0-22 0 0 67-26 158-108 160 0 7 0 13 0 20 23 0 46 0 70 0 0 77 0 154 0 232 0 103 79 112 110 112 60 0 84-60 84-112 0-16 0-32 0-48-7 0-14 0-22 0 0 15 0 30 0 45 0 63-26 94-57 94-55 0-55-77-55-91 0-78 0-155 0-232z">
            <text:p/>
          </draw:path>
          <draw:path draw:style-name="gr4" draw:text-style-name="P7" draw:layer="layout" svg:width="0.325cm" svg:height="0.384cm" svg:x="25.544cm" svg:y="9.072cm" svg:viewBox="0 0 326 385" svg:d="M72 165c5-124 77-146 106-146 86 0 93 113 93 146-66 0-133 0-199 0zM72 182c78 0 157 0 235 0 17 0 19 0 19-17 0-84-45-165-148-165-99 0-178 86-178 191 0 113 89 194 187 194 103 0 139-93 139-110 0-7-4-9-9-9-7 0-10 4-12 12-29 86-106 86-113 86-43 0-77-24-96-55-24-41-24-96-24-127z">
            <text:p/>
          </draw:path>
          <draw:path draw:style-name="gr4" draw:text-style-name="P7" draw:layer="layout" svg:width="0.424cm" svg:height="0.37cm" svg:x="25.923cm" svg:y="9.076cm" svg:viewBox="0 0 425 371" svg:d="M65 84c0 75 0 150 0 225 0 36-7 36-65 36 0 8 0 17 0 26 29 0 72-2 96-2 22 0 65 2 94 2 0-9 0-18 0-26-56 0-65 0-65-36 0-52 0-104 0-156 0-86 60-134 113-134 52 0 62 46 62 94 0 65 0 130 0 196 0 36-10 36-65 36 0 8 0 17 0 26 29 0 72-2 94-2 24 0 67 2 96 2 0-9 0-18 0-26-46 0-65 0-67-24 0-54 0-107 0-161 0-71 0-98-27-129-9-14-38-31-86-31-63 0-103 36-125 89 0-30 0-59 0-89-40 3-80 6-120 10 0 8 0 17 0 26 60 0 65 5 65 48z">
            <text:p/>
          </draw:path>
        </draw:g>
        <draw:g draw:style-name="gr2">
          <svg:title>TexMaths</svg:title>
          <svg:desc>24§display§(f \rightarrow g) = 0 \: \text{wenn} \: f \vDash 1, \: g \vDash 0, \: \text{und} \: (f \rightarrow g) = 1  \: \text{ansonsten} §svg§600§FALSE§</svg:desc>
          <draw:path draw:style-name="gr3" draw:text-style-name="P6" draw:layer="layout" svg:width="21.254cm" svg:height="0.751cm" svg:x="5.988cm" svg:y="10.262cm" svg:viewBox="0 0 21255 752" svg:d="M0 0c7085 0 14170 0 21255 0 0 251 0 501 0 752-7085 0-14170 0-21255 0 0-251 0-501 0-752z">
            <text:p/>
          </draw:path>
          <draw:path draw:style-name="gr4" draw:text-style-name="P7" draw:layer="layout" svg:width="0.196cm" svg:height="0.837cm" svg:x="5.945cm" svg:y="10.219cm" svg:viewBox="0 0 197 838" svg:d="M197 828c0-2 0-2-15-16-105-106-134-264-134-393 0-146 34-292 137-397 12-10 12-10 12-15s-5-7-10-7c-7 0-84 57-134 163-43 93-53 187-53 256 0 65 10 168 55 261 51 103 125 158 132 158 5 0 10-2 10-10z">
            <text:p/>
          </draw:path>
          <draw:path draw:style-name="gr4" draw:text-style-name="P7" draw:layer="layout" svg:width="0.419cm" svg:height="0.76cm" svg:x="6.235cm" svg:y="10.257cm" svg:viewBox="0 0 420 761" svg:d="M264 256c24 0 48 0 72 0 17 0 26 0 26-19 0-7-9-7-24-7-23 0-46 0-69 0 5-32 11-64 17-96 4-19 16-77 21-89 7-14 22-28 39-28 4 0 26 0 43 17-39 2-46 31-46 45 0 19 15 29 31 29 22 0 46-19 46-51 0-38-38-57-74-57-29 0-82 14-106 98-5 17-10 27-29 132-19 0-38 0-57 0-17 0-27 0-27 14 0 12 7 12 24 12 19 0 37 0 55 0-20 110-41 220-62 331-14 81-29 158-74 158-3 0-24 0-39-17 39-3 46-31 46-46 0-19-15-28-31-28-22 0-46 19-46 50 0 38 36 57 70 57 48 0 81-47 96-81 26-53 45-153 48-160 16-88 33-176 50-264z">
            <text:p/>
          </draw:path>
          <draw:path draw:style-name="gr4" draw:text-style-name="P7" draw:layer="layout" svg:width="0.748cm" svg:height="0.435cm" svg:x="6.974cm" svg:y="10.42cm" svg:viewBox="0 0 749 436" svg:d="M655 235c-45 36-67 69-74 81-39 58-31 73-46 110 0 10 10 10 17 10 14 0 17 0 19-17 19-81 70-151 166-189 9-5 12-7 12-12s-5-10-7-10c-36-14-140-55-171-196-2-10-5-12-19-12-7 0-17 0-17 10 0 2 7 55 43 110 17 26 41 55 77 81-209 0-417 0-626 0-15 0-29 0-29 17s14 17 29 17c209 0 417 0 626 0z">
            <text:p/>
          </draw:path>
          <draw:path draw:style-name="gr4" draw:text-style-name="P7" draw:layer="layout" svg:width="0.385cm" svg:height="0.54cm" svg:x="8.018cm" svg:y="10.478cm" svg:viewBox="0 0 386 541" svg:d="M384 55c0-7 2-10 2-17 0-14-9-21-24-21-9 0-31 5-36 36-14-31-43-53-76-53-96 0-202 117-202 237 0 84 53 134 113 134 50 0 89-41 98-50 0 1 0 1 0 2-17 74-29 108-29 110-2 8-31 91-120 91-16 0-45-2-67-9 24-7 34-29 34-43 0-15-10-29-31-29-20 0-46 14-46 48 0 33 31 50 110 50 106 0 168-65 180-115 32-124 63-247 94-371zM274 263c-5 22-24 43-44 58-16 14-43 31-67 31-43 0-55-43-55-77 0-40 24-141 48-182 22-43 58-76 94-76 55 0 67 70 67 74s-3 7-3 12c-13 53-27 107-40 160z">
            <text:p/>
          </draw:path>
          <draw:path draw:style-name="gr4" draw:text-style-name="P7" draw:layer="layout" svg:width="0.193cm" svg:height="0.837cm" svg:x="8.486cm" svg:y="10.219cm" svg:viewBox="0 0 194 838" svg:d="M194 419c0-65-9-168-55-261-50-103-122-158-132-158-5 0-7 2-7 7s0 5 14 22c84 81 132 215 132 390 0 144-31 290-136 397-10 10-10 10-10 12 0 8 2 10 7 10 10 0 84-57 135-163 43-93 52-187 52-256z">
            <text:p/>
          </draw:path>
          <draw:path draw:style-name="gr4" draw:text-style-name="P7" draw:layer="layout" svg:width="0.558cm" svg:height="0.195cm" svg:x="9.048cm" svg:y="10.54cm" svg:viewBox="0 0 559 196" svg:d="M530 34c15 0 29 0 29-17s-14-17-26-17c-169 0-338 0-507 0-12 0-26 0-26 17s14 17 29 17c167 0 334 0 501 0zM533 196c12 0 26 0 26-16 0-17-14-17-29-17-167 0-334 0-501 0-15 0-29 0-29 17 0 16 14 16 26 16 169 0 338 0 507 0z">
            <text:p/>
          </draw:path>
          <draw:path draw:style-name="gr4" draw:text-style-name="P7" draw:layer="layout" svg:width="0.354cm" svg:height="0.576cm" svg:x="9.924cm" svg:y="10.288cm" svg:viewBox="0 0 355 577" svg:d="M355 290c0-65-5-134-33-194-41-82-108-96-144-96-51 0-113 22-147 101-29 57-31 124-31 189 0 64 2 139 36 203 38 67 98 84 139 84 46 0 111-17 149-96 26-60 31-124 31-191zM175 560c-31 0-81-21-96-103-9-50-9-127-9-177 0-53 0-108 7-153 14-101 79-108 98-108 29 0 84 15 101 98 7 48 7 110 7 163 0 65 0 120-7 175-14 79-62 105-101 105z">
            <text:p/>
          </draw:path>
          <draw:path draw:style-name="gr4" draw:text-style-name="P7" draw:layer="layout" svg:width="0.577cm" svg:height="0.368cm" svg:x="10.514cm" svg:y="10.487cm" svg:viewBox="0 0 578 369" svg:d="M506 79c17-43 41-53 72-53 0-8 0-17 0-26-19 0-43 2-62 2-24 0-62-2-79-2 0 9 0 18 0 26 31 0 50 15 50 39 0 4 0 7-5 19-25 71-51 142-76 213-28-78-56-155-84-232-3-12-3-12-3-17 0-22 31-22 48-22 0-8 0-17 0-26-24 0-67 2-86 2-27 0-51-2-77-2 0 9 0 18 0 26 31 0 46 0 55 12 3 5 12 29 19 46-24 68-49 135-74 203-26-75-53-150-79-225-5-9-5-12-5-14 0-22 34-22 50-22 0-8 0-17 0-26-26 0-72 2-91 2-5 0-48-2-79-2 0 9 0 18 0 26 43 0 53 3 62 29 36 99 71 198 106 297 5 12 8 17 19 17s12-5 17-17c28-79 56-158 84-237 29 80 58 160 86 239 3 10 6 15 17 15s15-7 17-15c33-91 66-183 98-275z">
            <text:p/>
          </draw:path>
          <draw:path draw:style-name="gr4" draw:text-style-name="P7" draw:layer="layout" svg:width="0.325cm" svg:height="0.382cm" svg:x="11.109cm" svg:y="10.473cm" svg:viewBox="0 0 326 383" svg:d="M70 163c4-125 76-146 105-146 87 0 94 115 94 146-67 0-133 0-199 0zM70 182c78 0 156 0 235 0 19 0 21 0 21-19 0-82-45-163-151-163-98 0-175 86-175 189 0 113 89 194 185 194 103 0 141-91 141-108 0-9-7-9-12-9-7 0-9 5-12 12-28 86-103 86-112 86-44 0-77-26-96-58-24-40-24-95-24-124z">
            <text:p/>
          </draw:path>
          <draw:path draw:style-name="gr4" draw:text-style-name="P7" draw:layer="layout" svg:width="0.424cm" svg:height="0.37cm" svg:x="11.486cm" svg:y="10.478cm" svg:viewBox="0 0 425 371" svg:d="M67 81c0 75 0 150 0 225 0 39-9 39-67 39 0 9 0 17 0 26 31-2 72-5 96-5 22 0 65 3 94 5 0-9 0-17 0-26-56 0-65 0-65-39 0-51 0-103 0-155 0-86 60-134 113-134 52 0 62 45 62 93 0 66 0 131 0 196 0 39-10 39-65 39 0 9 0 17 0 26 29-2 72-5 96-5 22 0 65 3 94 5 0-9 0-17 0-26-43 0-65 0-65-27 0-53 0-107 0-160 0-72 0-98-26-127-12-14-41-31-89-31-63 0-101 36-125 89 0-30 0-59 0-89-40 3-80 6-120 10 0 8 0 17 0 26 60 0 67 5 67 45z">
            <text:p/>
          </draw:path>
          <draw:path draw:style-name="gr4" draw:text-style-name="P7" draw:layer="layout" svg:width="0.424cm" svg:height="0.37cm" svg:x="11.954cm" svg:y="10.478cm" svg:viewBox="0 0 425 371" svg:d="M67 81c0 75 0 150 0 225 0 39-9 39-67 39 0 9 0 17 0 26 31-2 74-5 96-5s67 3 96 5c0-9 0-17 0-26-58 0-67 0-67-39 0-51 0-103 0-155 0-86 60-134 115-134 53 0 62 45 62 93 0 66 0 131 0 196 0 39-9 39-67 39 0 9 0 17 0 26 29-2 72-5 96-5 22 0 65 3 94 5 0-9 0-17 0-26-43 0-65 0-65-27 0-53 0-107 0-160 0-72 0-98-26-127-12-14-41-31-89-31-63 0-101 36-125 89 0-30 0-59 0-89-40 3-80 6-120 10 0 8 0 17 0 26 60 0 67 5 67 45z">
            <text:p/>
          </draw:path>
          <draw:path draw:style-name="gr4" draw:text-style-name="P7" draw:layer="layout" svg:width="0.421cm" svg:height="0.76cm" svg:x="12.628cm" svg:y="10.257cm" svg:viewBox="0 0 422 761" svg:d="M266 256c24 0 48 0 72 0 17 0 24 0 24-19 0-7-7-7-21-7-23 0-47 0-70 0 6-32 11-64 17-96 2-19 14-77 19-89 10-14 24-28 41-28 2 0 24 0 41 17-36 2-46 31-46 45 0 19 17 29 31 29 22 0 48-19 48-51 0-38-40-57-74-57-29 0-82 14-108 98-5 17-7 27-26 132-20 0-40 0-60 0-15 0-24 0-24 14 0 12 7 12 24 12 18 0 36 0 55 0-21 110-42 220-63 331-16 81-31 158-74 158-2 0-24 0-41-17 39-3 46-31 46-46 0-19-15-28-31-28-22 0-46 19-46 50 0 38 38 57 72 57 46 0 79-47 96-81 26-53 46-153 46-160 17-88 35-176 52-264z">
            <text:p/>
          </draw:path>
          <draw:path draw:style-name="gr4" draw:text-style-name="P7" draw:layer="layout" svg:width="0.419cm" svg:height="0.581cm" svg:x="13.37cm" svg:y="10.267cm" svg:viewBox="0 0 420 582" svg:d="M389 388c14 0 31 0 31-17s-17-17-31-17c-119 0-237 0-355 0 0-43 0-86 0-129 118 0 236 0 355 0 14 0 31 0 31-17 0-16-17-16-31-16-119 0-237 0-355 0 0-55 0-109 0-163 0-15 0-29-17-29s-17 14-17 29c0 174 0 348 0 522 0 14 0 31 17 31s17-17 17-31c0-55 0-109 0-163 118 0 236 0 355 0z">
            <text:p/>
          </draw:path>
          <draw:path draw:style-name="gr4" draw:text-style-name="P7" draw:layer="layout" svg:width="0.277cm" svg:height="0.559cm" svg:x="14.147cm" svg:y="10.288cm" svg:viewBox="0 0 278 560" svg:d="M173 22c0-20 0-22-19-22-53 55-128 55-154 55 0 9 0 18 0 26 17 0 65 0 110-21 0 144 0 289 0 433 0 29-2 41-79 41-9 0-17 0-26 0 0 9 0 17 0 26 29-5 103-5 137-5 33 0 105 0 136 5 0-9 0-17 0-26-9 0-19 0-28 0-75 0-77-10-77-41 0-157 0-314 0-471z">
            <text:p/>
          </draw:path>
          <draw:path draw:style-name="gr4" draw:text-style-name="P7" draw:layer="layout" svg:width="0.097cm" svg:height="0.25cm" svg:x="14.565cm" svg:y="10.758cm" svg:viewBox="0 0 98 251" svg:d="M98 89c0-55-19-89-52-89-29 0-46 22-46 45 0 22 17 46 46 46 9 0 21-5 28-12 3-2 4-2 5-2 1 4 3 0 3 12 0 62-30 113-58 141-8 8-10 9-10 12 0 7 5 9 8 9 9 0 76-64 76-162z">
            <text:p/>
          </draw:path>
          <draw:path draw:style-name="gr4" draw:text-style-name="P7" draw:layer="layout" svg:width="0.385cm" svg:height="0.54cm" svg:x="15.069cm" svg:y="10.478cm" svg:viewBox="0 0 386 541" svg:d="M384 55c0-7 2-10 2-17 0-14-9-21-24-21-9 0-31 5-36 36-14-31-43-53-76-53-96 0-202 117-202 237 0 84 53 134 113 134 50 0 89-41 98-50 0 1 0 1 0 2-17 74-29 108-29 110-2 8-31 91-120 91-16 0-45-2-67-9 24-7 34-29 34-43 0-15-10-29-31-29-20 0-46 14-46 48 0 33 31 50 110 50 106 0 168-65 180-115 32-124 63-247 94-371zM274 263c-5 22-24 43-44 58-16 14-43 31-67 31-43 0-55-43-55-77 0-40 24-141 48-182 22-43 58-76 94-76 55 0 67 70 67 74s-3 7-3 12c-13 53-27 107-40 160z">
            <text:p/>
          </draw:path>
          <draw:path draw:style-name="gr4" draw:text-style-name="P7" draw:layer="layout" svg:width="0.419cm" svg:height="0.581cm" svg:x="15.77cm" svg:y="10.267cm" svg:viewBox="0 0 420 582" svg:d="M391 388c15 0 29 0 29-17s-17-17-31-17c-119 0-237 0-355 0 0-43 0-86 0-129 118 0 236 0 355 0 14 0 31 0 31-17 0-16-14-16-29-16-119 0-238 0-357 0 0-55 0-109 0-163 0-15 0-29-17-29s-17 14-17 29c0 174 0 348 0 522 0 14 0 31 17 31s17-17 17-31c0-55 0-109 0-163 119 0 238 0 357 0z">
            <text:p/>
          </draw:path>
          <draw:path draw:style-name="gr4" draw:text-style-name="P7" draw:layer="layout" svg:width="0.354cm" svg:height="0.576cm" svg:x="16.504cm" svg:y="10.288cm" svg:viewBox="0 0 355 577" svg:d="M355 290c0-65-2-134-33-194-39-82-108-96-142-96-53 0-113 22-149 101-26 57-31 124-31 189 0 64 5 139 38 203 36 67 99 84 140 84 45 0 110-17 146-96 29-60 31-124 31-191zM178 560c-34 0-82-21-99-103-7-50-7-127-7-177 0-53 0-108 5-153 17-101 79-108 101-108 28 0 84 15 100 98 8 48 8 110 8 163 0 65 0 120-10 175-12 79-60 105-98 105z">
            <text:p/>
          </draw:path>
          <draw:path draw:style-name="gr4" draw:text-style-name="P7" draw:layer="layout" svg:width="0.097cm" svg:height="0.25cm" svg:x="16.967cm" svg:y="10.758cm" svg:viewBox="0 0 98 251" svg:d="M98 89c0-55-21-89-55-89-26 0-43 22-43 45 0 22 17 46 43 46 10 0 22-5 31-12 3-2 2-2 3-2 2 0 2 0 2 12 0 62-28 113-57 141-9 8-10 9-10 12 0 7 5 9 10 9 9 0 76-64 76-162z">
            <text:p/>
          </draw:path>
          <draw:path draw:style-name="gr4" draw:text-style-name="P7" draw:layer="layout" svg:width="0.424cm" svg:height="0.377cm" svg:x="17.483cm" svg:y="10.478cm" svg:viewBox="0 0 425 378" svg:d="M302 304c0 25 0 50 0 74 41-2 82-4 123-7 0-9 0-17 0-26-60 0-67-7-67-48 0-99 0-198 0-297-41 3-82 6-123 10 0 8 0 17 0 26 58 0 65 5 65 45 0 50 0 99 0 149 0 74-41 132-103 132-70 0-72-41-72-84 0-93 0-185 0-278-42 3-83 6-125 10 0 8 0 17 0 26 65 0 65 2 65 77 0 41 0 83 0 124 0 65 0 141 129 141 46 0 84-21 108-74z">
            <text:p/>
          </draw:path>
          <draw:path draw:style-name="gr4" draw:text-style-name="P7" draw:layer="layout" svg:width="0.424cm" svg:height="0.37cm" svg:x="17.951cm" svg:y="10.478cm" svg:viewBox="0 0 425 371" svg:d="M67 81c0 75 0 150 0 225 0 39-9 39-67 39 0 9 0 17 0 26 29-2 72-5 96-5 22 0 65 3 94 5 0-9 0-17 0-26-56 0-65 0-65-39 0-51 0-103 0-155 0-86 60-134 113-134 52 0 62 45 62 93 0 66 0 131 0 196 0 39-10 39-65 39 0 9 0 17 0 26 29-2 72-5 96-5 22 0 65 3 94 5 0-9 0-17 0-26-43 0-65 0-67-27 0-53 0-107 0-160 0-72 0-98-24-127-12-14-41-31-89-31-63 0-101 36-125 89 0-30 0-59 0-89-40 3-80 6-120 10 0 8 0 17 0 26 60 0 67 5 67 45z">
            <text:p/>
          </draw:path>
          <draw:path draw:style-name="gr4" draw:text-style-name="P7" draw:layer="layout" svg:width="0.414cm" svg:height="0.588cm" svg:x="18.421cm" svg:y="10.267cm" svg:viewBox="0 0 415 589" svg:d="M293 534c0 18 0 37 0 55 41-2 81-5 122-7 0-9 0-18 0-27-57 0-65-7-65-47 0-170 0-339 0-508-40 2-81 5-122 7 0 9 0 18 0 27 60 0 67 7 67 47 0 60 0 120 0 180-24-29-62-50-108-50-98 0-187 81-187 189s84 189 180 189c53 0 91-29 113-55zM293 309c0 57 0 115 0 172 0 17 0 17-10 31-26 41-65 60-101 60s-67-21-88-55c-22-33-24-81-24-115 0-31 2-81 26-119 19-27 50-56 96-56 29 0 65 15 91 51 10 14 10 16 10 31z">
            <text:p/>
          </draw:path>
          <draw:path draw:style-name="gr4" draw:text-style-name="P7" draw:layer="layout" svg:width="0.196cm" svg:height="0.837cm" svg:x="19.132cm" svg:y="10.219cm" svg:viewBox="0 0 197 838" svg:d="M197 828c0-2 0-2-15-16-105-106-132-264-132-393 0-146 32-292 135-397 12-10 12-10 12-15s-5-7-10-7c-7 0-84 57-134 163-43 93-53 187-53 256 0 65 10 168 55 261 53 103 125 158 132 158 5 0 10-2 10-10z">
            <text:p/>
          </draw:path>
          <draw:path draw:style-name="gr4" draw:text-style-name="P7" draw:layer="layout" svg:width="0.419cm" svg:height="0.76cm" svg:x="19.422cm" svg:y="10.257cm" svg:viewBox="0 0 420 761" svg:d="M264 256c24 0 48 0 72 0 17 0 26 0 26-19 0-7-9-7-24-7-23 0-46 0-69 0 6-32 13-64 19-96 2-19 14-77 19-89 7-14 22-28 41-28 2 0 24 0 41 17-39 2-46 31-46 45 0 19 15 29 31 29 22 0 46-19 46-51 0-38-38-57-72-57-29 0-84 14-108 98-5 17-7 27-29 132-19 0-38 0-57 0-17 0-24 0-24 14 0 12 7 12 21 12 19 0 39 0 58 0-22 110-43 220-65 331-14 81-29 158-72 158-5 0-26 0-41-17 39-3 46-31 46-46 0-19-15-28-31-28-22 0-46 19-46 50 0 38 36 57 72 57 46 0 79-47 94-81 28-53 48-153 48-160 16-88 33-176 50-264z">
            <text:p/>
          </draw:path>
          <draw:path draw:style-name="gr4" draw:text-style-name="P7" draw:layer="layout" svg:width="0.748cm" svg:height="0.435cm" svg:x="20.161cm" svg:y="10.42cm" svg:viewBox="0 0 749 436" svg:d="M658 235c-48 36-70 69-77 81-39 58-31 73-46 110 0 10 12 10 19 10 12 0 15 0 17-17 19-81 70-151 166-189 9-5 12-7 12-12s-5-10-7-10c-36-14-140-55-171-196-2-10-5-12-17-12-7 0-19 0-19 10 0 2 10 55 43 110 17 26 44 55 80 81-209 0-418 0-627 0-17 0-31 0-31 17s14 17 31 17c209 0 418 0 627 0z">
            <text:p/>
          </draw:path>
          <draw:path draw:style-name="gr4" draw:text-style-name="P7" draw:layer="layout" svg:width="0.385cm" svg:height="0.54cm" svg:x="21.205cm" svg:y="10.478cm" svg:viewBox="0 0 386 541" svg:d="M384 55c2-7 2-10 2-17 0-14-9-21-24-21-7 0-31 5-33 36-17-31-46-53-79-53-96 0-202 117-202 237 0 84 53 134 113 134 50 0 89-41 98-50 0 1 0 1 0 2-17 74-26 108-26 110-5 8-34 91-123 91-16 0-43-2-67-9 24-7 34-29 34-43 0-15-10-29-31-29-20 0-46 14-46 48 0 33 31 50 113 50 105 0 165-65 177-115 32-124 63-247 94-371zM276 263c-7 22-26 43-43 58-19 14-46 31-70 31-41 0-55-43-55-77 0-40 24-141 48-182 22-43 60-76 94-76 57 0 67 70 67 74s0 7-3 12c-12 53-25 107-38 160z">
            <text:p/>
          </draw:path>
          <draw:path draw:style-name="gr4" draw:text-style-name="P7" draw:layer="layout" svg:width="0.193cm" svg:height="0.837cm" svg:x="21.673cm" svg:y="10.219cm" svg:viewBox="0 0 194 838" svg:d="M194 419c0-65-7-168-55-261-50-103-122-158-132-158-5 0-7 2-7 7s0 5 17 22c81 81 129 215 129 390 0 144-31 290-134 397-12 10-12 10-12 12 0 8 2 10 7 10 10 0 87-57 135-163 43-93 52-187 52-256z">
            <text:p/>
          </draw:path>
          <draw:path draw:style-name="gr4" draw:text-style-name="P7" draw:layer="layout" svg:width="0.561cm" svg:height="0.195cm" svg:x="22.235cm" svg:y="10.54cm" svg:viewBox="0 0 562 196" svg:d="M533 34c12 0 29 0 29-17s-17-17-29-17c-169 0-338 0-507 0-9 0-26 0-26 17s17 17 29 17c168 0 336 0 504 0zM533 196c12 0 29 0 29-16 0-17-17-17-29-17-168 0-336 0-504 0-12 0-29 0-29 17 0 16 17 16 26 16 169 0 338 0 507 0z">
            <text:p/>
          </draw:path>
          <draw:path draw:style-name="gr4" draw:text-style-name="P7" draw:layer="layout" svg:width="0.277cm" svg:height="0.559cm" svg:x="23.151cm" svg:y="10.288cm" svg:viewBox="0 0 278 560" svg:d="M173 22c0-20 0-22-19-22-51 55-125 55-154 55 0 9 0 18 0 26 17 0 67 0 110-21 0 144 0 289 0 433 0 29-2 41-76 41-9 0-18 0-27 0 0 9 0 17 0 26 29-5 100-5 135-5 34 0 108 0 136 5 0-9 0-17 0-26-8 0-17 0-26 0-74 0-79-10-79-41 0-157 0-314 0-471z">
            <text:p/>
          </draw:path>
          <draw:path draw:style-name="gr4" draw:text-style-name="P7" draw:layer="layout" svg:width="0.378cm" svg:height="0.382cm" svg:x="23.722cm" svg:y="10.473cm" svg:viewBox="0 0 379 383" svg:d="M245 311c2 34 26 70 65 70 19 0 69-12 69-82 0-15 0-30 0-45-7 0-14 0-21 0 0 15 0 30 0 45 0 51-20 55-29 55-29 0-31-38-31-43 0-56 0-111 0-167 0-34 0-67-32-99-33-33-74-45-115-45-69 0-127 38-127 93 0 27 17 41 38 41 24 0 39-17 39-38 0-12-5-39-43-41 24-29 64-38 91-38 43 0 91 33 91 108 0 10 0 20 0 31-43 2-103 4-156 31-62 28-84 72-84 107 0 70 82 89 134 89 56 0 94-33 111-72zM240 172c0 28 0 56 0 84 0 82-62 110-101 110-41 0-74-31-74-72 0-45 36-114 175-122z">
            <text:p/>
          </draw:path>
          <draw:path draw:style-name="gr4" draw:text-style-name="P7" draw:layer="layout" svg:width="0.424cm" svg:height="0.37cm" svg:x="24.135cm" svg:y="10.478cm" svg:viewBox="0 0 425 371" svg:d="M65 81c0 75 0 150 0 225 0 39-10 39-65 39 0 9 0 17 0 26 29-2 72-5 96-5 22 0 65 3 94 5 0-9 0-17 0-26-58 0-65 0-65-39 0-51 0-103 0-155 0-86 60-134 113-134 52 0 62 45 62 93 0 66 0 131 0 196 0 39-10 39-65 39 0 9 0 17 0 26 29-2 72-5 94-5 21 0 67 3 96 5 0-9 0-17 0-26-46 0-65 0-67-27 0-53 0-107 0-160 0-72 0-98-27-127-12-14-38-31-89-31-60 0-100 36-124 89 0-30 0-59 0-89-40 3-79 6-118 10 0 8 0 17 0 26 60 0 65 5 65 45z">
            <text:p/>
          </draw:path>
          <draw:path draw:style-name="gr4" draw:text-style-name="P7" draw:layer="layout" svg:width="0.273cm" svg:height="0.382cm" svg:x="24.605cm" svg:y="10.473cm" svg:viewBox="0 0 274 383" svg:d="M146 213c20 2 89 17 89 77 0 43-31 76-96 76-72 0-101-48-117-119-3-12-3-15-12-15-10 0-10 5-10 22 0 37 0 73 0 110 0 14 0 19 7 19 5 0 5 0 22-17 2 0 2-2 17-19 38 36 74 36 93 36 96 0 135-55 135-115 0-45-24-69-34-81-29-27-62-34-96-39-48-9-106-21-106-69 0-29 24-65 96-65 92 0 96 77 99 103 0 8 7 8 9 8 12 0 12-5 12-22 0-28 0-56 0-84 0-14 0-19-9-19-5 0-7 0-17 10-2 2-12 9-14 12-34-22-68-22-80-22-103 0-134 55-134 103 0 29 12 53 36 69 26 24 50 29 110 41z">
            <text:p/>
          </draw:path>
          <draw:path draw:style-name="gr4" draw:text-style-name="P7" draw:layer="layout" svg:width="0.373cm" svg:height="0.382cm" svg:x="24.932cm" svg:y="10.473cm" svg:viewBox="0 0 374 383" svg:d="M374 196c0-107-84-196-187-196-105 0-187 91-187 196 0 108 89 187 187 187 103 0 187-81 187-187zM187 364c-36 0-72-19-96-58-19-35-19-88-19-117 0-33 0-79 19-115 22-38 63-57 96-57 39 0 75 19 96 55 22 36 22 84 22 117 0 29 0 74-19 113-20 36-56 62-99 62z">
            <text:p/>
          </draw:path>
          <draw:path draw:style-name="gr4" draw:text-style-name="P7" draw:layer="layout" svg:width="0.421cm" svg:height="0.37cm" svg:x="25.359cm" svg:y="10.478cm" svg:viewBox="0 0 422 371" svg:d="M65 81c0 75 0 150 0 225 0 39-10 39-65 39 0 9 0 17 0 26 29-2 72-5 94-5 21 0 67 3 96 5 0-9 0-17 0-26-58 0-68 0-68-39 0-51 0-103 0-155 0-86 60-134 116-134 52 0 62 45 62 93 0 66 0 131 0 196 0 39-10 39-67 39 0 9 0 17 0 26 31-2 72-5 96-5 21 0 65 3 93 5 0-9 0-17 0-26-43 0-64 0-64-27 0-53 0-107 0-160 0-72 0-98-27-127-12-14-41-31-89-31-62 0-100 36-124 89 0-30 0-59 0-89-40 3-79 6-118 10 0 8 0 17 0 26 58 0 65 5 65 45z">
            <text:p/>
          </draw:path>
          <draw:path draw:style-name="gr4" draw:text-style-name="P7" draw:layer="layout" svg:width="0.275cm" svg:height="0.382cm" svg:x="25.827cm" svg:y="10.473cm" svg:viewBox="0 0 276 383" svg:d="M149 213c17 2 86 17 86 77 0 43-29 76-96 76-69 0-101-48-115-119-2-12-5-15-12-15-12 0-12 5-12 22 0 37 0 73 0 110 0 14 0 19 10 19 4 0 4 0 21-17 6-6 0-2 17-19 36 36 74 36 91 36 99 0 137-55 137-115 0-45-26-69-36-81-26-27-60-34-96-39-46-9-103-21-103-69 0-29 21-65 93-65 94 0 99 77 99 103 2 8 9 8 12 8 9 0 9-5 9-22 0-28 0-56 0-84 0-14 0-19-9-19-3 0-5 0-17 10-2 2-10 9-14 12-32-22-65-22-80-22-103 0-134 55-134 103 0 29 14 53 36 69 26 24 50 29 113 41z">
            <text:p/>
          </draw:path>
          <draw:path draw:style-name="gr4" draw:text-style-name="P7" draw:layer="layout" svg:width="0.263cm" svg:height="0.523cm" svg:x="26.149cm" svg:y="10.332cm" svg:viewBox="0 0 264 524" svg:d="M130 182c40 0 80 0 120 0 0-9 0-18 0-26-40 0-80 0-120 0 0-52 0-104 0-156-8 0-15 0-22 0 0 69-26 158-108 163 0 6 0 13 0 19 24 0 48 0 72 0 0 77 0 153 0 230 0 103 77 112 108 112 60 0 84-60 84-112 0-16 0-32 0-48-7 0-14 0-22 0 0 15 0 30 0 45 0 63-26 96-57 96-55 0-55-76-55-91 0-77 0-155 0-232z">
            <text:p/>
          </draw:path>
          <draw:path draw:style-name="gr4" draw:text-style-name="P7" draw:layer="layout" svg:width="0.325cm" svg:height="0.382cm" svg:x="26.484cm" svg:y="10.473cm" svg:viewBox="0 0 326 383" svg:d="M70 163c4-125 76-146 105-146 87 0 94 115 94 146-67 0-133 0-199 0zM70 182c78 0 156 0 235 0 19 0 21 0 21-19 0-82-45-163-151-163-98 0-175 86-175 189 0 113 89 194 185 194 103 0 141-91 141-108 0-9-7-9-12-9-7 0-9 5-12 12-28 86-103 86-112 86-44 0-77-26-96-58-24-40-24-95-24-124z">
            <text:p/>
          </draw:path>
          <draw:path draw:style-name="gr4" draw:text-style-name="P7" draw:layer="layout" svg:width="0.424cm" svg:height="0.37cm" svg:x="26.861cm" svg:y="10.478cm" svg:viewBox="0 0 425 371" svg:d="M67 81c0 75 0 150 0 225 0 39-9 39-67 39 0 9 0 17 0 26 31-2 72-5 96-5 22 0 65 3 94 5 0-9 0-17 0-26-56 0-65 0-65-39 0-51 0-103 0-155 0-86 60-134 113-134 52 0 62 45 62 93 0 66 0 131 0 196 0 39-10 39-65 39 0 9 0 17 0 26 29-2 72-5 96-5 22 0 65 3 94 5 0-9 0-17 0-26-43 0-65 0-65-27 0-53 0-107 0-160 0-72 0-98-26-127-12-14-41-31-89-31-63 0-101 36-125 89 0-30 0-59 0-89-40 3-80 6-120 10 0 8 0 17 0 26 60 0 67 5 67 45z">
            <text:p/>
          </draw:path>
        </draw:g>
        <draw:g draw:style-name="gr2">
          <svg:title>TexMaths</svg:title>
          <svg:desc>24§display§(f \leftrightarrow g) = 1 \: \text{wenn} \: f \vDash g, \: \text{und} \: (f \leftrightarrow g) = 0  \: \text{ansonsten} §svg§600§FALSE§</svg:desc>
          <draw:path draw:style-name="gr3" draw:text-style-name="P6" draw:layer="layout" svg:width="18.863cm" svg:height="0.753cm" svg:x="6.689cm" svg:y="11.663cm" svg:viewBox="0 0 18864 754" svg:d="M0 0c6288 0 12576 0 18864 0 0 251 0 503 0 754-6288 0-12576 0-18864 0 0-251 0-503 0-754z">
            <text:p/>
          </draw:path>
          <draw:path draw:style-name="gr4" draw:text-style-name="P7" draw:layer="layout" svg:width="0.196cm" svg:height="0.839cm" svg:x="6.646cm" svg:y="11.62cm" svg:viewBox="0 0 197 840" svg:d="M197 831c0-3 0-3-15-17-105-108-132-266-132-395 0-146 32-292 135-395 12-12 12-12 12-14 0-8-5-10-10-10-7 0-84 57-134 165-43 91-53 184-53 254 0 67 10 167 55 263 53 103 125 158 132 158 5 0 10-2 10-9z">
            <text:p/>
          </draw:path>
          <draw:path draw:style-name="gr4" draw:text-style-name="P7" draw:layer="layout" svg:width="0.419cm" svg:height="0.763cm" svg:x="6.936cm" svg:y="11.658cm" svg:viewBox="0 0 420 764" svg:d="M264 256c24 0 48 0 72 0 17 0 26 0 26-17 0-9-9-9-24-9-23 0-46 0-69 0 6-32 13-64 19-96 2-17 14-77 19-86 7-17 22-29 39-29 4 0 26 0 43 15-39 2-46 33-46 45 0 19 15 29 31 29 22 0 46-19 46-51 0-38-38-57-74-57-27 0-82 14-106 98-5 17-7 26-29 132-19 0-38 0-57 0-17 0-27 0-27 17 0 9 10 9 24 9 19 0 39 0 58 0-22 110-43 220-65 330-14 82-29 158-72 158-5 0-26 0-41-14 39-2 46-33 46-45 0-20-15-29-31-29-22 0-46 19-46 50 0 38 36 58 72 58 46 0 79-51 94-82 28-52 48-153 48-160 16-89 33-177 50-266z">
            <text:p/>
          </draw:path>
          <draw:path draw:style-name="gr4" draw:text-style-name="P7" draw:layer="layout" svg:width="0.748cm" svg:height="0.437cm" svg:x="7.675cm" svg:y="11.821cm" svg:viewBox="0 0 749 438" svg:d="M94 201c45-33 67-69 74-79 38-57 46-110 46-112 0-10-10-10-17-10-15 0-17 2-19 17-20 81-70 151-164 191-9 3-14 4-14 10s5 9 14 12c87 36 144 100 164 196 2 10 4 12 19 12 7 0 17 0 17-10 0-2-8-55-44-110-16-26-40-55-76-81 188 0 376 0 564 0-48 33-70 69-77 79-39 57-46 110-46 112 0 10 12 10 17 10 14 0 17-2 19-17 19-81 70-153 166-191 9-3 12-6 12-12s-5-7-8-7c-36-15-139-58-170-199-2-10-5-12-19-12-5 0-17 0-17 10 0 2 10 55 43 110 17 26 44 55 80 81-188 0-376 0-564 0z">
            <text:p/>
          </draw:path>
          <draw:path draw:style-name="gr4" draw:text-style-name="P7" draw:layer="layout" svg:width="0.385cm" svg:height="0.542cm" svg:x="8.719cm" svg:y="11.878cm" svg:viewBox="0 0 386 543" svg:d="M384 55c0-5 2-10 2-14 0-15-9-24-24-24-9 0-31 7-33 36-17-31-46-53-79-53-96 0-202 117-202 239 0 82 53 132 113 132 50 0 89-38 98-48-17 74-19 74-29 110-2 10-31 91-120 91-16 0-43 0-67-7 24-7 34-29 34-43s-10-31-31-31c-20 0-46 17-46 50 0 34 31 50 113 50 105 0 165-64 177-115 32-124 63-248 94-373zM274 263c-5 22-24 43-44 60-16 15-43 29-67 29-43 0-55-43-55-77 0-40 24-139 48-182 22-40 58-74 94-74 55 0 67 67 67 72s0 10-3 12c-13 53-27 107-40 160z">
            <text:p/>
          </draw:path>
          <draw:path draw:style-name="gr4" draw:text-style-name="P7" draw:layer="layout" svg:width="0.193cm" svg:height="0.839cm" svg:x="9.187cm" svg:y="11.62cm" svg:viewBox="0 0 194 840" svg:d="M194 419c0-65-9-165-55-261-50-103-122-158-132-158-5 0-7 5-7 10 0 2 0 2 14 19 84 81 132 215 132 390 0 144-31 292-136 397-10 12-10 12-10 15 0 4 2 9 7 9 10 0 84-57 135-165 43-91 52-184 52-256z">
            <text:p/>
          </draw:path>
          <draw:path draw:style-name="gr4" draw:text-style-name="P7" draw:layer="layout" svg:width="0.558cm" svg:height="0.198cm" svg:x="9.749cm" svg:y="11.941cm" svg:viewBox="0 0 559 199" svg:d="M530 36c15 0 29-1 29-19s-14-17-26-17c-169 0-338 0-507 0-12 0-26-1-26 17s14 19 29 19c167 0 334 0 501 0zM533 199c12 0 26 1 26-17s-14-19-29-19c-167 0-334 0-501 0-15 0-29 1-29 19s14 17 26 17c169 0 338 0 507 0z">
            <text:p/>
          </draw:path>
          <draw:path draw:style-name="gr4" draw:text-style-name="P7" draw:layer="layout" svg:width="0.277cm" svg:height="0.557cm" svg:x="10.665cm" svg:y="11.692cm" svg:viewBox="0 0 278 558" svg:d="M173 22c0-22 0-22-19-22-53 53-128 53-154 53 0 8 0 17 0 26 17 0 67 0 110-22 0 145 0 289 0 434 0 31-2 40-76 40-10 0-20 0-29 0 0 9 0 18 0 27 31-3 103-3 137-3 33 0 108 0 136 3 0-9 0-18 0-27-8 0-17 0-26 0-77 0-79-9-79-40 0-157 0-313 0-469z">
            <text:p/>
          </draw:path>
          <draw:path draw:style-name="gr4" draw:text-style-name="P7" draw:layer="layout" svg:width="0.577cm" svg:height="0.37cm" svg:x="11.215cm" svg:y="11.888cm" svg:viewBox="0 0 578 371" svg:d="M506 79c17-41 41-53 72-53 0-8 0-17 0-26-19 2-43 2-62 2-24 0-62-2-79-2 0 9 0 18 0 26 31 0 50 17 50 41 0 5 0 7-5 17-25 72-51 143-76 215-28-78-56-156-84-234-3-10-3-12-3-17 0-22 31-22 48-22 0-8 0-17 0-26-24 0-67 2-86 2-27 0-51 0-77-2 0 9 0 18 0 26 31 0 46 3 55 12 3 5 12 31 19 46-24 68-49 135-74 203-26-74-53-148-79-222-5-12-5-12-5-17 0-22 34-22 50-22 0-8 0-17 0-26-24 0-72 2-91 2-5 0-48 0-79-2 0 9 0 18 0 26 43 0 53 3 62 29 36 99 71 198 106 297 5 12 8 19 19 19s12-5 17-17c28-79 56-158 84-237 29 79 58 158 86 237 5 10 6 17 17 17s15-7 17-17c33-91 66-183 98-275z">
            <text:p/>
          </draw:path>
          <draw:path draw:style-name="gr4" draw:text-style-name="P7" draw:layer="layout" svg:width="0.325cm" svg:height="0.384cm" svg:x="11.81cm" svg:y="11.874cm" svg:viewBox="0 0 326 385" svg:d="M70 165c4-124 76-146 105-146 87 0 94 113 94 146-67 0-133 0-199 0zM70 182c78 0 156 0 235 0 19 0 21 0 21-17 0-84-45-165-151-165-98 0-175 86-175 191 0 113 89 194 185 194 103 0 141-93 141-110 0-7-7-9-12-9-7 0-9 4-12 12-28 86-103 86-112 86-44 0-77-24-96-55-24-41-24-96-24-127z">
            <text:p/>
          </draw:path>
          <draw:path draw:style-name="gr4" draw:text-style-name="P7" draw:layer="layout" svg:width="0.424cm" svg:height="0.37cm" svg:x="12.187cm" svg:y="11.878cm" svg:viewBox="0 0 425 371" svg:d="M67 84c0 75 0 150 0 225 0 36-9 36-67 36 0 8 0 17 0 26 31 0 72-2 96-2 22 0 65 2 94 2 0-9 0-18 0-26-56 0-65 0-65-36 0-52 0-104 0-156 0-86 60-134 113-134 52 0 62 46 62 94 0 65 0 130 0 196 0 36-10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24cm" svg:height="0.37cm" svg:x="12.655cm" svg:y="11.878cm" svg:viewBox="0 0 425 371" svg:d="M67 84c0 75 0 150 0 225 0 36-9 36-67 36 0 8 0 17 0 26 31 0 74-2 96-2s67 2 94 2c0-9 0-18 0-26-56 0-65 0-65-36 0-52 0-104 0-156 0-86 60-134 115-134 53 0 62 46 62 94 0 65 0 130 0 196 0 36-9 36-67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19cm" svg:height="0.763cm" svg:x="13.329cm" svg:y="11.658cm" svg:viewBox="0 0 420 764" svg:d="M264 256c25 0 50 0 74 0 17 0 24 0 24-17 0-9-7-9-21-9-23 0-47 0-70 0 6-32 11-64 17-96 2-17 14-77 19-86 10-17 24-29 41-29 2 0 24 0 41 15-36 2-46 33-46 45 0 19 15 29 31 29 22 0 46-19 46-51 0-38-38-57-72-57-29 0-82 14-108 98-5 17-7 26-26 132-20 0-40 0-60 0-15 0-24 0-24 17 0 9 7 9 24 9 18 0 36 0 55 0-21 110-42 220-63 330-16 82-31 158-74 158-2 0-24 0-41-14 39-2 46-33 46-45 0-20-15-29-31-29-22 0-46 19-46 50 0 38 38 58 72 58 46 0 79-51 96-82 26-52 46-153 46-160 16-89 33-177 50-266z">
            <text:p/>
          </draw:path>
          <draw:path draw:style-name="gr4" draw:text-style-name="P7" draw:layer="layout" svg:width="0.419cm" svg:height="0.581cm" svg:x="14.071cm" svg:y="11.668cm" svg:viewBox="0 0 420 582" svg:d="M389 390c14 0 31-1 31-19s-17-17-31-17c-119 0-237 0-355 0 0-43 0-86 0-129 118 0 236 0 355 0 14 0 31 0 31-17s-17-17-31-17c-119 0-237 0-355 0 0-54 0-108 0-162 0-15 0-29-17-29s-17 14-17 29c0 174 0 349 0 524 0 12 0 29 17 29s17-15 17-29c0-54 0-109 0-163 118 0 236 0 355 0z">
            <text:p/>
          </draw:path>
          <draw:path draw:style-name="gr4" draw:text-style-name="P7" draw:layer="layout" svg:width="0.385cm" svg:height="0.542cm" svg:x="14.786cm" svg:y="11.878cm" svg:viewBox="0 0 386 543" svg:d="M384 55c0-5 2-10 2-14 0-15-9-24-24-24-9 0-31 7-36 36-14-31-43-53-76-53-96 0-202 117-202 239 0 82 50 132 113 132 48 0 89-38 96-48 1 0 1 0 2 0-19 74-19 74-29 110-2 10-31 91-120 91-16 0-45 0-67-7 24-7 34-29 34-43s-10-31-31-31c-20 0-46 17-46 50 0 34 31 50 110 50 106 0 168-64 180-115 32-124 63-248 94-373zM274 263c-5 22-24 43-44 60-16 15-43 29-67 29-43 0-55-43-55-77 0-40 24-139 48-182 22-40 58-74 94-74 55 0 67 67 67 72s-3 10-3 12c-13 53-27 107-40 160z">
            <text:p/>
          </draw:path>
          <draw:path draw:style-name="gr4" draw:text-style-name="P7" draw:layer="layout" svg:width="0.097cm" svg:height="0.25cm" svg:x="15.278cm" svg:y="12.161cm" svg:viewBox="0 0 98 251" svg:d="M98 89c0-55-21-89-55-89-26 0-43 22-43 45 0 22 17 44 43 44 12 0 22-3 31-10 3-2 2-2 3-2 2 0 2 0 2 12 0 62-29 112-57 138-10 10-10 12-10 15 0 5 5 9 10 9 9 0 76-64 76-162z">
            <text:p/>
          </draw:path>
          <draw:path draw:style-name="gr4" draw:text-style-name="P7" draw:layer="layout" svg:width="0.424cm" svg:height="0.38cm" svg:x="15.793cm" svg:y="11.878cm" svg:viewBox="0 0 425 381" svg:d="M302 304c0 26 0 51 0 77 41-4 82-7 123-10 0-9 0-18 0-26-60 0-67-5-67-46 0-100 0-199 0-299-41 3-82 6-123 10 0 8 0 17 0 26 58 0 65 5 65 48 0 49 0 99 0 148 0 72-41 129-101 129-72 0-74-38-74-81 0-93 0-187 0-280-42 3-83 6-125 10 0 8 0 17 0 26 65 0 65 2 65 77 0 42 0 84 0 126 0 65 0 142 129 142 48 0 84-24 108-77z">
            <text:p/>
          </draw:path>
          <draw:path draw:style-name="gr4" draw:text-style-name="P7" draw:layer="layout" svg:width="0.424cm" svg:height="0.37cm" svg:x="16.261cm" svg:y="11.878cm" svg:viewBox="0 0 425 371" svg:d="M67 84c0 75 0 150 0 225 0 36-9 36-67 36 0 8 0 17 0 26 31 0 72-2 96-2 22 0 65 2 94 2 0-9 0-18 0-26-56 0-65 0-65-36 0-52 0-104 0-156 0-86 60-134 113-134 55 0 62 46 62 94 0 65 0 130 0 196 0 36-7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14cm" svg:height="0.59cm" svg:x="16.732cm" svg:y="11.668cm" svg:viewBox="0 0 415 591" svg:d="M293 536c0 19 0 37 0 55 41-3 81-6 122-9 0-9 0-18 0-27-57 0-65-4-65-45 0-170 0-340 0-510-40 3-81 6-122 10 0 8 0 17 0 26 60 0 67 5 67 45 0 61 0 122 0 182-24-31-60-52-105-52-101 0-190 83-190 191 0 105 84 189 180 189 53 0 91-28 113-55zM293 311c0 58 0 115 0 173 0 14 0 16-10 31-26 40-62 57-101 57-36 0-67-21-86-53-24-35-26-83-26-117 0-31 2-81 26-120 19-26 50-52 96-52 29 0 65 12 91 50 10 14 10 17 10 31z">
            <text:p/>
          </draw:path>
          <draw:path draw:style-name="gr4" draw:text-style-name="P7" draw:layer="layout" svg:width="0.196cm" svg:height="0.839cm" svg:x="17.442cm" svg:y="11.62cm" svg:viewBox="0 0 197 840" svg:d="M197 831c0-3 0-3-15-17-105-108-132-266-132-395 0-146 32-292 135-395 12-12 12-12 12-14 0-8-5-10-10-10-7 0-84 57-134 165-41 91-53 184-53 254 0 67 10 167 58 263 50 103 122 158 129 158 5 0 10-2 10-9z">
            <text:p/>
          </draw:path>
          <draw:path draw:style-name="gr4" draw:text-style-name="P7" draw:layer="layout" svg:width="0.419cm" svg:height="0.763cm" svg:x="17.732cm" svg:y="11.658cm" svg:viewBox="0 0 420 764" svg:d="M264 256c24 0 48 0 72 0 17 0 26 0 26-17 0-9-9-9-24-9-23 0-46 0-69 0 6-32 13-64 19-96 2-17 14-77 19-86 7-17 22-29 41-29 2 0 24 0 41 15-39 2-46 33-46 45 0 19 15 29 31 29 22 0 46-19 46-51 0-38-38-57-72-57-29 0-82 14-108 98-5 17-7 26-29 132-19 0-38 0-57 0-17 0-24 0-24 17 0 9 7 9 21 9 19 0 39 0 58 0-22 110-43 220-65 330-14 82-29 158-72 158-5 0-24 0-41-14 39-2 46-33 46-45 0-20-15-29-31-29-22 0-46 19-46 50 0 38 36 58 72 58 46 0 79-51 94-82 28-52 48-153 48-160 16-89 33-177 50-266z">
            <text:p/>
          </draw:path>
          <draw:path draw:style-name="gr4" draw:text-style-name="P7" draw:layer="layout" svg:width="0.748cm" svg:height="0.437cm" svg:x="18.471cm" svg:y="11.821cm" svg:viewBox="0 0 749 438" svg:d="M94 201c45-33 67-69 74-79 38-57 46-110 46-112 0-10-10-10-17-10-15 0-15 2-19 17-20 81-70 151-164 191-9 3-14 4-14 10s5 9 14 12c87 36 144 100 166 196 2 10 2 12 17 12 7 0 17 0 17-10 0-2-8-55-44-110-16-26-40-55-76-81 188 0 376 0 564 0-48 33-70 69-77 79-39 57-43 110-43 112 0 10 9 10 16 10 15 0 15-2 17-17 19-81 70-153 166-191 9-3 12-6 12-12s-5-7-8-7c-36-15-139-58-170-199-2-10-2-12-17-12-7 0-16 0-16 10 0 2 7 55 40 110 17 26 44 55 80 81-188 0-376 0-564 0z">
            <text:p/>
          </draw:path>
          <draw:path draw:style-name="gr4" draw:text-style-name="P7" draw:layer="layout" svg:width="0.385cm" svg:height="0.542cm" svg:x="19.515cm" svg:y="11.878cm" svg:viewBox="0 0 386 543" svg:d="M384 55c2-5 2-10 2-14 0-15-9-24-24-24-7 0-31 7-33 36-17-31-46-53-79-53-96 0-202 117-202 239 0 82 53 132 113 132 50 0 89-38 98-48-17 74-17 74-26 110-5 10-34 91-123 91-16 0-43 0-67-7 24-7 34-29 34-43s-10-31-31-31c-20 0-46 17-46 50 0 34 31 50 113 50 105 0 165-64 177-115 32-124 63-248 94-373zM276 263c-7 22-26 43-43 60-19 15-46 29-70 29-41 0-55-43-55-77 0-40 24-139 48-182 22-40 60-74 94-74 57 0 67 67 67 72s0 10-3 12c-12 53-25 107-38 160z">
            <text:p/>
          </draw:path>
          <draw:path draw:style-name="gr4" draw:text-style-name="P7" draw:layer="layout" svg:width="0.193cm" svg:height="0.839cm" svg:x="19.983cm" svg:y="11.62cm" svg:viewBox="0 0 194 840" svg:d="M194 419c0-65-7-165-55-261-50-103-122-158-132-158-5 0-7 5-7 10 0 2 0 2 17 19 81 81 129 215 129 390 0 144-31 292-134 397-12 12-12 12-12 15 0 4 2 9 7 9 10 0 87-57 135-165 43-91 52-184 52-256z">
            <text:p/>
          </draw:path>
          <draw:path draw:style-name="gr4" draw:text-style-name="P7" draw:layer="layout" svg:width="0.561cm" svg:height="0.198cm" svg:x="20.545cm" svg:y="11.941cm" svg:viewBox="0 0 562 199" svg:d="M533 36c12 0 29-1 29-19s-17-17-29-17c-169 0-338 0-507 0-9 0-26-1-26 17s17 19 29 19c168 0 336 0 504 0zM533 199c12 0 29 1 29-17s-17-19-29-19c-168 0-336 0-504 0-12 0-29 1-29 19s17 17 26 17c169 0 338 0 507 0z">
            <text:p/>
          </draw:path>
          <draw:path draw:style-name="gr4" draw:text-style-name="P7" draw:layer="layout" svg:width="0.354cm" svg:height="0.576cm" svg:x="21.421cm" svg:y="11.692cm" svg:viewBox="0 0 355 577" svg:d="M355 290c0-67-5-134-33-197-39-81-108-93-144-93-51 0-113 22-147 98-26 60-31 125-31 192 0 62 2 138 38 201 36 69 96 86 140 86 45 0 108-17 146-98 26-58 31-122 31-189zM178 558c-34 0-84-22-99-101-9-50-9-129-9-177 0-55 0-110 7-156 14-98 79-107 101-107 26 0 81 17 98 98 10 48 10 112 10 165 0 62 0 120-10 172-14 82-62 106-98 106z">
            <text:p/>
          </draw:path>
          <draw:path draw:style-name="gr4" draw:text-style-name="P7" draw:layer="layout" svg:width="0.378cm" svg:height="0.384cm" svg:x="22.033cm" svg:y="11.874cm" svg:viewBox="0 0 379 385" svg:d="M245 314c2 33 26 67 65 67 19 0 69-12 69-79 0-16 0-32 0-48-7 0-14 0-21 0 0 16 0 32 0 48 0 47-20 52-29 52-29 0-31-36-31-40 0-56 0-112 0-168 0-36 0-69-32-101-33-31-74-45-115-45-69 0-127 41-127 96 0 24 17 38 38 38 24 0 39-17 39-38 0-10-5-39-43-39 24-28 64-38 91-38 41 0 89 31 89 108 0 10 0 21 0 31-41 2-101 5-154 29-65 28-84 72-84 110 0 67 82 88 134 88 56 0 94-33 111-71zM238 175c0 28 0 56 0 84 0 79-60 107-99 107-41 0-74-28-74-72 0-45 33-114 173-119z">
            <text:p/>
          </draw:path>
          <draw:path draw:style-name="gr4" draw:text-style-name="P7" draw:layer="layout" svg:width="0.424cm" svg:height="0.37cm" svg:x="22.445cm" svg:y="11.878cm" svg:viewBox="0 0 425 371" svg:d="M65 84c0 75 0 150 0 225 0 36-10 36-65 36 0 8 0 17 0 26 29 0 72-2 96-2 22 0 65 2 94 2 0-9 0-18 0-26-58 0-68 0-68-36 0-52 0-104 0-156 0-86 60-134 116-134 52 0 62 46 62 94 0 65 0 130 0 196 0 36-10 36-65 36 0 8 0 17 0 26 29 0 72-2 94-2 21 0 67 2 96 2 0-9 0-18 0-26-46 0-65 0-67-24 0-54 0-107 0-161 0-71 0-98-27-129-12-14-38-31-89-31-60 0-100 36-124 89 0-30 0-59 0-89-40 3-79 6-118 10 0 8 0 17 0 26 58 0 65 5 65 48z">
            <text:p/>
          </draw:path>
          <draw:path draw:style-name="gr4" draw:text-style-name="P7" draw:layer="layout" svg:width="0.275cm" svg:height="0.384cm" svg:x="22.913cm" svg:y="11.874cm" svg:viewBox="0 0 276 385" svg:d="M149 213c19 5 86 17 86 77 0 43-29 76-93 76-72 0-101-48-118-117-2-12-5-14-12-14-12 0-12 4-12 19 0 37 0 75 0 112 0 15 0 19 10 19 4 0 4 0 21-16 3-3 3-3 17-20 38 36 74 36 94 36 96 0 134-55 134-117 0-43-24-69-34-79-28-26-62-33-98-41-46-9-103-19-103-69 0-29 21-62 96-62 91 0 96 74 98 100 0 7 7 7 10 7 12 0 12-2 12-19 0-28 0-57 0-86 0-12 0-19-10-19-5 0-7 0-17 10-2 4-12 12-14 14-34-24-67-24-79-24-103 0-137 57-137 103 0 29 14 53 38 72 27 21 51 26 111 38z">
            <text:p/>
          </draw:path>
          <draw:path draw:style-name="gr4" draw:text-style-name="P7" draw:layer="layout" svg:width="0.373cm" svg:height="0.384cm" svg:x="23.242cm" svg:y="11.874cm" svg:viewBox="0 0 374 385" svg:d="M374 196c0-107-84-196-187-196-105 0-187 91-187 196 0 108 89 189 187 189 101 0 187-81 187-189zM187 364c-36 0-72-17-96-55-21-39-21-89-21-120s0-76 21-115c22-38 63-55 96-55 36 0 73 19 96 55s22 84 22 115 0 77-19 113c-20 38-56 62-99 62z">
            <text:p/>
          </draw:path>
          <draw:path draw:style-name="gr4" draw:text-style-name="P7" draw:layer="layout" svg:width="0.424cm" svg:height="0.37cm" svg:x="23.667cm" svg:y="11.878cm" svg:viewBox="0 0 425 371" svg:d="M67 84c0 75 0 150 0 225 0 36-9 36-67 36 0 8 0 17 0 26 31 0 74-2 96-2s65 2 94 2c0-9 0-18 0-26-56 0-65 0-65-36 0-52 0-104 0-156 0-86 60-134 113-134 55 0 62 46 62 94 0 65 0 130 0 196 0 36-7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275cm" svg:height="0.384cm" svg:x="24.137cm" svg:y="11.874cm" svg:viewBox="0 0 276 385" svg:d="M146 213c20 5 89 17 89 77 0 43-29 76-96 76-69 0-101-48-117-117-3-12-3-14-12-14-10 0-10 4-10 19 0 37 0 75 0 112 0 15 0 19 10 19 4 0 4 0 21-16 0-3 0-3 17-20 36 36 74 36 91 36 99 0 137-55 137-117 0-43-26-69-36-79-29-26-60-33-96-41-48-9-103-19-103-69 0-29 21-62 93-62 94 0 99 74 99 100 2 7 6 5 9 7 12 0 12-2 12-19 0-28 0-57 0-86 0-12 0-19-9-19-5 0-5 0-17 10-2 4-10 12-14 14-32-24-68-24-80-24-103 0-134 57-134 103 0 29 14 53 36 72 26 21 50 26 110 38z">
            <text:p/>
          </draw:path>
          <draw:path draw:style-name="gr4" draw:text-style-name="P7" draw:layer="layout" svg:width="0.263cm" svg:height="0.523cm" svg:x="24.459cm" svg:y="11.735cm" svg:viewBox="0 0 264 524" svg:d="M130 180c40 0 80 0 120 0 0-9 0-18 0-27-40 0-80 0-120 0 0-51 0-102 0-153-8 0-15 0-22 0 0 67-26 158-108 160 0 7 0 13 0 20 23 0 46 0 70 0 0 77 0 154 0 232 0 103 79 112 110 112 60 0 84-60 84-112 0-16 0-32 0-48-7 0-14 0-22 0 0 15 0 30 0 45 0 63-26 94-57 94-55 0-55-77-55-91 0-78 0-155 0-232z">
            <text:p/>
          </draw:path>
          <draw:path draw:style-name="gr4" draw:text-style-name="P7" draw:layer="layout" svg:width="0.325cm" svg:height="0.384cm" svg:x="24.792cm" svg:y="11.874cm" svg:viewBox="0 0 326 385" svg:d="M72 165c5-124 77-146 106-146 86 0 93 113 93 146-66 0-133 0-199 0zM72 182c78 0 157 0 235 0 17 0 19 0 19-17 0-84-45-165-148-165-99 0-178 86-178 191 0 113 89 194 187 194 103 0 139-93 139-110 0-7-4-9-9-9-7 0-10 4-12 12-29 86-106 86-113 86-43 0-77-24-96-55-24-41-24-96-24-127z">
            <text:p/>
          </draw:path>
          <draw:path draw:style-name="gr4" draw:text-style-name="P7" draw:layer="layout" svg:width="0.424cm" svg:height="0.37cm" svg:x="25.171cm" svg:y="11.878cm" svg:viewBox="0 0 425 371" svg:d="M65 84c0 75 0 150 0 225 0 36-7 36-65 36 0 8 0 17 0 26 29 0 72-2 96-2 22 0 65 2 94 2 0-9 0-18 0-26-56 0-65 0-65-36 0-52 0-104 0-156 0-86 60-134 113-134 52 0 62 46 62 94 0 65 0 130 0 196 0 36-10 36-65 36 0 8 0 17 0 26 29 0 72-2 94-2 24 0 67 2 96 2 0-9 0-18 0-26-43 0-65 0-67-24 0-54 0-107 0-161 0-71 0-98-27-129-9-14-38-31-86-31-63 0-103 36-125 89 0-30 0-59 0-89-40 3-80 6-120 10 0 8 0 17 0 26 60 0 65 5 65 48z">
            <text:p/>
          </draw:path>
        </draw:g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Wahrheitstafel</text:p>
          </draw:text-box>
        </draw:frame>
        <draw:g draw:style-name="gr2">
          <svg:title>TexMaths</svg:title>
          <svg:desc>24§display§\lnot f§svg§600§FALSE§</svg:desc>
          <draw:path draw:style-name="gr3" draw:text-style-name="P6" draw:layer="layout" svg:width="0.89cm" svg:height="0.676cm" svg:x="9.906cm" svg:y="5.371cm" svg:viewBox="0 0 891 677" svg:d="M0 0c297 0 594 0 891 0 0 226 0 451 0 677-297 0-594 0-891 0 0-226 0-451 0-677z">
            <text:p/>
          </draw:path>
          <draw:path draw:style-name="gr4" draw:text-style-name="P7" draw:layer="layout" svg:width="0.466cm" svg:height="0.224cm" svg:x="9.863cm" svg:y="5.62cm" svg:viewBox="0 0 467 225" svg:d="M467 31c0-29-2-31-29-31-136 0-273 0-409 0-15 0-29 0-29 17 0 16 14 16 29 16 135 0 270 0 404 0 0 54 0 107 0 161 0 16 0 31 17 31s17-15 17-31c0-54 0-109 0-163z">
            <text:p/>
          </draw:path>
          <draw:path draw:style-name="gr4" draw:text-style-name="P7" draw:layer="layout" svg:width="0.418cm" svg:height="0.762cm" svg:x="10.421cm" svg:y="5.328cm" svg:viewBox="0 0 419 763" svg:d="M263 256c24 0 48 0 72 0 17 0 27 0 27-17 0-9-10-9-24-9-24 0-47 0-70 0 7-32 13-64 19-96 3-17 15-77 20-86 7-17 21-29 38-29 5 0 26 0 43 14-38 3-46 34-46 46 0 19 15 29 32 29 21 0 45-17 45-51 0-38-38-57-74-57-27 0-82 14-106 98-4 17-7 26-28 132-19 0-39 0-58 0-14 0-24 0-24 16 0 10 7 10 24 10 19 0 37 0 55 0-21 110-43 220-64 330-15 81-29 158-72 158-5 0-24 0-41-14 38-3 46-34 46-46 0-19-15-29-32-29-21 0-45 17-45 51 0 38 36 57 72 57 45 0 79-50 93-81 29-53 48-156 48-161 17-88 34-177 50-265z">
            <text:p/>
          </draw:path>
        </draw:g>
        <draw:g draw:style-name="gr2">
          <svg:title>TexMaths</svg:title>
          <svg:desc>24§display§(f \wedge g)§svg§600§FALSE§</svg:desc>
          <draw:path draw:style-name="gr3" draw:text-style-name="P6" draw:layer="layout" svg:width="2.27cm" svg:height="0.751cm" svg:x="12.885cm" svg:y="5.291cm" svg:viewBox="0 0 2271 752" svg:d="M0 0c757 0 1514 0 2271 0 0 251 0 501 0 752-757 0-1514 0-2271 0 0-251 0-501 0-752z">
            <text:p/>
          </draw:path>
          <draw:path draw:style-name="gr4" draw:text-style-name="P7" draw:layer="layout" svg:width="0.193cm" svg:height="0.837cm" svg:x="12.842cm" svg:y="5.248cm" svg:viewBox="0 0 194 838" svg:d="M194 828c0-2 0-2-14-16-103-106-132-264-132-393 0-146 34-292 137-397 9-10 9-10 9-15s-2-7-7-7c-10 0-84 57-134 163-43 93-53 187-53 256 0 65 10 168 55 261 51 103 122 158 132 158 5 0 7-2 7-10z">
            <text:p/>
          </draw:path>
          <draw:path draw:style-name="gr4" draw:text-style-name="P7" draw:layer="layout" svg:width="0.421cm" svg:height="0.76cm" svg:x="13.13cm" svg:y="5.286cm" svg:viewBox="0 0 422 761" svg:d="M266 256c24 0 48 0 72 0 17 0 24 0 24-19 0-7-7-7-22-7-23 0-46 0-69 0 6-32 11-64 17-96 2-19 14-77 21-89 8-14 22-28 39-28 2 0 26 0 40 17-36 2-45 31-45 45 0 19 17 29 31 29 22 0 48-19 48-51 0-38-41-57-74-57-29 0-82 14-108 98-5 17-7 27-27 132-19 0-38 0-57 0-17 0-27 0-27 14 0 12 8 12 24 12 19 0 37 0 56 0-21 110-42 220-63 331-17 81-31 158-74 158-2 0-24 0-41-17 41-3 48-31 48-46 0-19-17-28-31-28-22 0-48 19-48 50 0 38 38 57 72 57 48 0 81-47 96-81 26-53 45-153 48-160 17-88 33-176 50-264z">
            <text:p/>
          </draw:path>
          <draw:path draw:style-name="gr4" draw:text-style-name="P7" draw:layer="layout" svg:width="0.467cm" svg:height="0.519cm" svg:x="13.823cm" svg:y="5.375cm" svg:viewBox="0 0 468 520" svg:d="M252 19c-5-14-10-19-19-19-10 0-12 7-17 19-71 156-141 311-211 467-5 12-5 12-5 17 0 9 7 17 17 17 5 0 12-3 19-17 66-149 131-297 197-446 66 149 132 297 199 446 7 17 16 17 19 17 9 0 17-8 17-17-2-4 0-3-5-12-71-157-141-315-211-472z">
            <text:p/>
          </draw:path>
          <draw:path draw:style-name="gr4" draw:text-style-name="P7" draw:layer="layout" svg:width="0.385cm" svg:height="0.54cm" svg:x="14.537cm" svg:y="5.507cm" svg:viewBox="0 0 386 541" svg:d="M384 55c0-7 2-10 2-17 0-14-10-21-24-21-10 0-31 5-36 36-14-31-43-53-77-53-96 0-201 117-201 237 0 84 53 134 113 134 50 0 88-41 98-50 0 1 0 1 0 2-17 74-29 108-29 110-2 8-31 91-120 91-16 0-43-2-67-9 24-7 34-29 34-43 0-15-10-29-31-29-20 0-46 14-46 48 0 33 31 50 110 50 106 0 168-65 180-115 31-124 62-247 94-371zM273 263c-4 22-24 43-43 58-17 14-43 31-67 31-43 0-55-43-55-77 0-40 24-141 48-182 21-43 57-76 93-76 56 0 68 70 68 74s-3 7-3 12c-13 53-27 107-41 160z">
            <text:p/>
          </draw:path>
          <draw:path draw:style-name="gr4" draw:text-style-name="P7" draw:layer="layout" svg:width="0.193cm" svg:height="0.837cm" svg:x="15.005cm" svg:y="5.248cm" svg:viewBox="0 0 194 838" svg:d="M194 419c0-65-9-168-55-261-50-103-122-158-132-158-5 0-7 2-7 7s0 5 14 22c84 81 132 215 132 390 0 144-31 290-136 397-10 10-10 10-10 12 0 8 2 10 7 10 10 0 84-57 134-163 44-93 53-187 53-256z">
            <text:p/>
          </draw:path>
        </draw:g>
        <draw:g draw:style-name="gr2">
          <svg:title>TexMaths</svg:title>
          <svg:desc>24§display§(f \vee g)§svg§600§FALSE§</svg:desc>
          <draw:path draw:style-name="gr3" draw:text-style-name="P6" draw:layer="layout" svg:width="2.27cm" svg:height="0.751cm" svg:x="16.485cm" svg:y="5.263cm" svg:viewBox="0 0 2271 752" svg:d="M0 0c757 0 1514 0 2271 0 0 251 0 501 0 752-757 0-1514 0-2271 0 0-251 0-501 0-752z">
            <text:p/>
          </draw:path>
          <draw:path draw:style-name="gr4" draw:text-style-name="P7" draw:layer="layout" svg:width="0.193cm" svg:height="0.837cm" svg:x="16.442cm" svg:y="5.22cm" svg:viewBox="0 0 194 838" svg:d="M194 828c0-2 0-2-14-16-103-106-132-264-132-393 0-146 34-292 137-397 9-10 9-10 9-15s-2-7-7-7c-10 0-84 57-134 163-43 93-53 187-53 256 0 65 10 168 55 261 51 103 122 158 132 158 5 0 7-2 7-10z">
            <text:p/>
          </draw:path>
          <draw:path draw:style-name="gr4" draw:text-style-name="P7" draw:layer="layout" svg:width="0.421cm" svg:height="0.76cm" svg:x="16.73cm" svg:y="5.258cm" svg:viewBox="0 0 422 761" svg:d="M266 256c24 0 48 0 72 0 17 0 24 0 24-19 0-7-7-7-22-7-23 0-46 0-69 0 6-32 11-64 17-96 2-19 14-77 21-89 8-14 22-28 39-28 2 0 26 0 40 17-36 2-45 31-45 45 0 19 17 29 31 29 22 0 48-19 48-51 0-38-41-57-74-57-29 0-82 14-108 98-5 17-7 27-27 132-19 0-38 0-57 0-17 0-27 0-27 14 0 12 8 12 24 12 19 0 37 0 56 0-21 110-42 220-63 331-17 81-31 158-74 158-2 0-24 0-41-17 41-3 48-31 48-46 0-19-17-28-31-28-22 0-48 19-48 50 0 38 38 57 72 57 48 0 81-47 96-81 26-53 45-153 48-160 17-88 33-176 50-264z">
            <text:p/>
          </draw:path>
          <draw:path draw:style-name="gr4" draw:text-style-name="P7" draw:layer="layout" svg:width="0.467cm" svg:height="0.519cm" svg:x="17.423cm" svg:y="5.347cm" svg:viewBox="0 0 468 520" svg:d="M460 34c8-10 8-12 8-17 0-10-8-17-17-17-10 0-15 7-19 19-67 148-133 295-199 443-66-148-131-295-197-443-7-17-14-19-19-19-10 0-17 7-17 17 0 2 0 5 5 14 69 157 139 315 208 472 8 14 12 17 20 17 12 0 14-5 19-17 69-157 139-313 208-469z">
            <text:p/>
          </draw:path>
          <draw:path draw:style-name="gr4" draw:text-style-name="P7" draw:layer="layout" svg:width="0.385cm" svg:height="0.54cm" svg:x="18.137cm" svg:y="5.479cm" svg:viewBox="0 0 386 541" svg:d="M384 55c0-7 2-10 2-17 0-14-10-21-24-21-10 0-31 5-36 36-14-31-43-53-77-53-96 0-201 117-201 237 0 84 53 134 113 134 50 0 88-41 98-50 0 1 0 1 0 2-17 74-29 108-29 110-2 8-31 91-120 91-16 0-43-2-67-9 24-7 34-29 34-43 0-15-10-29-31-29-20 0-46 14-46 48 0 33 31 50 110 50 106 0 168-65 180-115 31-124 62-247 94-371zM273 263c-4 22-24 43-43 58-17 14-43 31-67 31-43 0-55-43-55-77 0-40 24-141 48-182 21-43 57-76 93-76 56 0 68 70 68 74s-3 7-3 12c-13 53-27 107-41 160z">
            <text:p/>
          </draw:path>
          <draw:path draw:style-name="gr4" draw:text-style-name="P7" draw:layer="layout" svg:width="0.193cm" svg:height="0.837cm" svg:x="18.605cm" svg:y="5.22cm" svg:viewBox="0 0 194 838" svg:d="M194 419c0-65-9-168-55-261-50-103-122-158-132-158-5 0-7 2-7 7s0 5 14 22c84 81 132 215 132 390 0 144-31 290-136 397-10 10-10 10-10 12 0 8 2 10 7 10 10 0 84-57 134-163 44-93 53-187 53-256z">
            <text:p/>
          </draw:path>
        </draw:g>
        <draw:g draw:style-name="gr2">
          <svg:title>TexMaths</svg:title>
          <svg:desc>24§display§(f \rightarrow g)§svg§600§FALSE§</svg:desc>
          <draw:path draw:style-name="gr3" draw:text-style-name="P6" draw:layer="layout" svg:width="2.647cm" svg:height="0.753cm" svg:x="19.82cm" svg:y="5.287cm" svg:viewBox="0 0 2648 754" svg:d="M0 0c883 0 1765 0 2648 0 0 251 0 503 0 754-883 0-1765 0-2648 0 0-251 0-503 0-754z">
            <text:p/>
          </draw:path>
          <draw:path draw:style-name="gr4" draw:text-style-name="P7" draw:layer="layout" svg:width="0.196cm" svg:height="0.839cm" svg:x="19.777cm" svg:y="5.244cm" svg:viewBox="0 0 197 840" svg:d="M197 831c0-3 0-3-15-17-105-108-132-266-132-395 0-146 32-292 135-395 12-12 12-12 12-14 0-8-5-10-10-10-7 0-84 57-134 165-43 91-53 184-53 254 0 67 10 167 55 263 51 103 125 158 132 158 5 0 10-2 10-9z">
            <text:p/>
          </draw:path>
          <draw:path draw:style-name="gr4" draw:text-style-name="P7" draw:layer="layout" svg:width="0.419cm" svg:height="0.763cm" svg:x="20.067cm" svg:y="5.282cm" svg:viewBox="0 0 420 764" svg:d="M264 256c24 0 48 0 72 0 17 0 26 0 26-17 0-9-9-9-24-9-23 0-46 0-69 0 5-32 11-64 16-96 5-17 17-77 22-86 7-17 22-29 38-29 5 0 27 0 44 15-39 2-46 33-46 45 0 19 14 29 31 29 22 0 46-19 46-51 0-38-39-57-75-57-28 0-81 14-105 98-5 17-7 26-29 132-19 0-38 0-58 0-16 0-26 0-26 17 0 9 10 9 24 9 18 0 37 0 55 0-21 110-41 220-62 330-14 82-29 158-72 158-5 0-26 0-41-14 39-2 46-33 46-45 0-20-15-29-31-29-22 0-46 19-46 50 0 38 36 58 72 58 46 0 79-51 93-82 27-52 48-153 48-160 17-89 34-177 51-266z">
            <text:p/>
          </draw:path>
          <draw:path draw:style-name="gr4" draw:text-style-name="P7" draw:layer="layout" svg:width="0.747cm" svg:height="0.437cm" svg:x="20.806cm" svg:y="5.445cm" svg:viewBox="0 0 748 438" svg:d="M655 237c-46 33-70 69-75 79-38 57-45 110-45 112 0 10 9 10 17 10 14 0 14-2 19-17 19-81 69-153 163-191 12-3 14-6 14-12s-5-5-7-7c-38-15-139-58-173-199-2-10-2-12-16-12-8 0-17 0-17 10 0 2 7 55 43 110 17 26 41 55 77 81-209 0-418 0-626 0-15 0-29-1-29 17s14 19 29 19c208 0 417 0 626 0z">
            <text:p/>
          </draw:path>
          <draw:path draw:style-name="gr4" draw:text-style-name="P7" draw:layer="layout" svg:width="0.388cm" svg:height="0.542cm" svg:x="21.847cm" svg:y="5.502cm" svg:viewBox="0 0 389 543" svg:d="M386 55c0-5 3-10 3-14 0-15-12-24-27-24-7 0-31 7-33 36-15-31-46-53-80-53-96 0-199 117-199 239 0 82 51 132 113 132 48 0 89-38 96-48 1 0 2 0 2 0-19 74-19 74-28 110-3 10-32 91-123 91-14 0-43 0-67-7 27-7 36-29 36-43s-9-31-33-31c-17 0-46 17-46 50 0 34 31 50 113 50 105 0 165-64 180-115 31-124 62-248 93-373zM276 263c-5 22-24 43-43 60-17 15-44 29-68 29-43 0-55-43-55-77 0-40 24-139 46-182 24-40 60-74 96-74 55 0 67 67 67 72s-2 10-2 12c-14 53-28 107-41 160z">
            <text:p/>
          </draw:path>
          <draw:path draw:style-name="gr4" draw:text-style-name="P7" draw:layer="layout" svg:width="0.196cm" svg:height="0.839cm" svg:x="22.314cm" svg:y="5.244cm" svg:viewBox="0 0 197 840" svg:d="M197 419c0-65-10-165-56-261-50-103-124-158-131-158-5 0-10 5-10 10 0 2 0 2 17 19 81 81 129 215 129 390 0 144-31 292-134 397-12 12-12 12-12 15 0 4 5 9 10 9 7 0 84-57 134-165 43-91 53-184 53-256z">
            <text:p/>
          </draw:path>
        </draw:g>
        <draw:g draw:style-name="gr2">
          <svg:title>TexMaths</svg:title>
          <svg:desc>24§display§g§svg§600§FALSE§</svg:desc>
          <draw:path draw:style-name="gr3" draw:text-style-name="P6" draw:layer="layout" svg:width="0.297cm" svg:height="0.455cm" svg:x="6.736cm" svg:y="5.497cm" svg:viewBox="0 0 298 456" svg:d="M0 0c99 0 199 0 298 0 0 152 0 304 0 456-99 0-199 0-298 0 0-152 0-304 0-456z">
            <text:p/>
          </draw:path>
          <draw:path draw:style-name="gr4" draw:text-style-name="P7" draw:layer="layout" svg:width="0.383cm" svg:height="0.541cm" svg:x="6.693cm" svg:y="5.454cm" svg:viewBox="0 0 384 542" svg:d="M382 55c0-5 2-10 2-14 0-15-9-24-24-24-9 0-31 7-35 36-15-32-43-53-77-53-95 0-200 117-200 239 0 81 52 131 112 131 50 0 88-38 98-48-17 75-19 74-29 110-2 8-31 91-119 91-17 0-43 0-67-7 26-10 33-31 33-45 0-12-7-29-31-29-19 0-45 14-45 48 0 36 31 52 112 52 103 0 165-67 177-117 31-123 62-247 93-370zM272 263c-5 21-24 43-43 59-17 15-43 29-67 29-40 0-55-43-55-76 0-41 24-139 48-182 22-40 57-74 93-74 55 0 67 67 67 72s-2 9-2 12c-14 53-27 106-41 160z">
            <text:p/>
          </draw:path>
        </draw:g>
        <draw:frame draw:style-name="gr5" draw:layer="layout" svg:width="24.869cm" svg:height="7.831cm" svg:x="1.608cm" svg:y="4.8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 table:style-name="ce1">
                <text:p text:style-name="P9"><text:span text:style-name="T14">0</text:span></text:p>
              </table:table-cell>
              <table:table-cell>
                <text:p text:style-name="P10"><text:span text:style-name="T14">0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0</text:span></text:p>
              </table:table-cell>
              <table:table-cell>
                <text:p text:style-name="P10"><text:span text:style-name="T14">0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1</text:span></text:p>
              </table:table-cell>
            </table:table-row>
            <table:table-row table:style-name="ro1" table:default-cell-style-name="bg-none">
              <table:table-cell table:style-name="ce1">
                <text:p text:style-name="P9"><text:span text:style-name="T14">0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0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0</text:span></text:p>
              </table:table-cell>
            </table:table-row>
            <table:table-row table:style-name="ro1" table:default-cell-style-name="bg-none">
              <table:table-cell table:style-name="ce1">
                <text:p text:style-name="P9"><text:span text:style-name="T14">1</text:span></text:p>
              </table:table-cell>
              <table:table-cell>
                <text:p text:style-name="P10"><text:span text:style-name="T14">0</text:span></text:p>
              </table:table-cell>
              <table:table-cell>
                <text:p text:style-name="P10"><text:span text:style-name="T14">0</text:span></text:p>
              </table:table-cell>
              <table:table-cell>
                <text:p text:style-name="P10"><text:span text:style-name="T14">0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0</text:span></text:p>
              </table:table-cell>
              <table:table-cell>
                <text:p text:style-name="P10"><text:span text:style-name="T14">0</text:span></text:p>
              </table:table-cell>
            </table:table-row>
            <table:table-row table:style-name="ro2" table:default-cell-style-name="bg-none">
              <table:table-cell table:style-name="ce1">
                <text:p text:style-name="P9"><text:span text:style-name="T14">1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0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1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style-name="gr2">
          <svg:title>TexMaths</svg:title>
          <svg:desc>24§display§f §svg§600§FALSE§</svg:desc>
          <draw:path draw:style-name="gr3" draw:text-style-name="P6" draw:layer="layout" svg:width="0.331cm" svg:height="0.679cm" svg:x="3.1cm" svg:y="5.286cm" svg:viewBox="0 0 332 680" svg:d="M0 0c111 0 221 0 332 0 0 227 0 453 0 680-111 0-221 0-332 0 0-227 0-453 0-680z">
            <text:p/>
          </draw:path>
          <draw:path draw:style-name="gr4" draw:text-style-name="P7" draw:layer="layout" svg:width="0.417cm" svg:height="0.765cm" svg:x="3.057cm" svg:y="5.243cm" svg:viewBox="0 0 418 766" svg:d="M262 257c24 0 48 0 72 0 17 0 26 0 26-17 0-9-9-9-21-9-23 0-47 0-70 0 6-32 11-65 17-97 2-16 14-76 19-86 7-17 22-29 41-29 2 0 24 0 41 15-39 2-46 33-46 45 0 19 15 29 31 29 22 0 46-17 46-50 0-39-38-58-72-58-29 0-82 14-108 98-5 17-7 27-27 133-19 0-38 0-57 0-17 0-27 0-27 16 0 10 8 10 24 10 19 0 37 0 56 0-21 110-42 221-63 331-14 82-29 159-72 159-5 0-24 0-41-15 39-2 46-33 46-45 0-19-15-29-31-29-22 0-46 17-46 50 0 39 36 58 72 58 46 0 79-50 94-82 26-52 45-156 48-161 16-88 32-177 48-266z">
            <text:p/>
          </draw:path>
        </draw:g>
        <draw:g draw:style-name="gr2">
          <svg:title>TexMaths</svg:title>
          <svg:desc>24§display§(f \leftrightarrow g) §svg§600§FALSE§</svg:desc>
          <draw:path draw:style-name="gr3" draw:text-style-name="P6" draw:layer="layout" svg:width="2.647cm" svg:height="0.753cm" svg:x="23.36cm" svg:y="5.309cm" svg:viewBox="0 0 2648 754" svg:d="M0 0c883 0 1765 0 2648 0 0 251 0 503 0 754-883 0-1765 0-2648 0 0-251 0-503 0-754z">
            <text:p/>
          </draw:path>
          <draw:path draw:style-name="gr4" draw:text-style-name="P7" draw:layer="layout" svg:width="0.196cm" svg:height="0.839cm" svg:x="23.317cm" svg:y="5.266cm" svg:viewBox="0 0 197 840" svg:d="M197 831c0-3 0-3-15-17-105-108-132-266-132-395 0-146 32-292 135-395 12-12 12-12 12-14 0-8-5-10-10-10-7 0-84 57-134 165-43 91-53 184-53 254 0 67 10 167 55 263 51 103 125 158 132 158 5 0 10-2 10-9z">
            <text:p/>
          </draw:path>
          <draw:path draw:style-name="gr4" draw:text-style-name="P7" draw:layer="layout" svg:width="0.419cm" svg:height="0.763cm" svg:x="23.607cm" svg:y="5.304cm" svg:viewBox="0 0 420 764" svg:d="M264 256c24 0 48 0 72 0 17 0 26 0 26-17 0-9-9-9-24-9-23 0-46 0-69 0 5-32 11-64 16-96 5-17 17-77 22-86 7-17 22-29 38-29 5 0 27 0 44 15-39 2-46 33-46 45 0 19 14 29 31 29 22 0 46-19 46-51 0-38-39-57-75-57-28 0-81 14-105 98-5 17-7 26-29 132-19 0-38 0-58 0-16 0-26 0-26 17 0 9 10 9 24 9 18 0 37 0 55 0-21 110-41 220-62 330-14 82-29 158-72 158-5 0-26 0-41-14 39-2 46-33 46-45 0-20-15-29-31-29-22 0-46 19-46 50 0 38 36 58 72 58 46 0 79-51 93-82 27-52 48-153 48-160 17-89 34-177 51-266z">
            <text:p/>
          </draw:path>
          <draw:path draw:style-name="gr4" draw:text-style-name="P7" draw:layer="layout" svg:width="0.747cm" svg:height="0.437cm" svg:x="24.346cm" svg:y="5.467cm" svg:viewBox="0 0 748 438" svg:d="M91 201c48-33 70-69 77-79 38-57 45-110 45-112 0-10-12-10-16-10-15 0-17 2-20 17-19 81-69 151-165 191-10 3-12 4-12 10s5 9 12 12c89 36 144 100 165 196 3 10 5 12 20 12 4 0 16 0 16-10 0-2-9-55-43-110-17-26-43-55-79-81 188 0 376 0 564 0-46 33-70 69-75 79-38 57-45 110-45 112 0 10 9 10 17 10 14 0 14-2 19-17 19-81 69-153 163-191 12-3 14-6 14-12s-5-5-7-7c-38-15-139-58-173-199-2-10-2-12-16-12-8 0-17 0-17 10 0 2 7 55 43 110 17 26 41 55 77 81-188 0-376 0-564 0z">
            <text:p/>
          </draw:path>
          <draw:path draw:style-name="gr4" draw:text-style-name="P7" draw:layer="layout" svg:width="0.388cm" svg:height="0.542cm" svg:x="25.387cm" svg:y="5.524cm" svg:viewBox="0 0 389 543" svg:d="M386 55c0-5 3-10 3-14 0-15-12-24-27-24-7 0-31 7-33 36-15-31-46-53-80-53-96 0-199 117-199 239 0 82 51 132 113 132 48 0 89-38 96-48 1 0 2 0 2 0-19 74-19 74-28 110-3 10-32 91-123 91-14 0-43 0-67-7 27-7 36-29 36-43s-9-31-33-31c-17 0-46 17-46 50 0 34 31 50 113 50 105 0 165-64 180-115 31-124 62-248 93-373zM276 263c-5 22-24 43-43 60-17 15-44 29-68 29-43 0-55-43-55-77 0-40 24-139 46-182 24-40 60-74 96-74 55 0 67 67 67 72s-2 10-2 12c-14 53-28 107-41 160z">
            <text:p/>
          </draw:path>
          <draw:path draw:style-name="gr4" draw:text-style-name="P7" draw:layer="layout" svg:width="0.196cm" svg:height="0.839cm" svg:x="25.854cm" svg:y="5.266cm" svg:viewBox="0 0 197 840" svg:d="M197 419c0-65-10-165-56-261-50-103-124-158-131-158-5 0-10 5-10 10 0 2 0 2 17 19 81 81 129 215 129 390 0 144-31 292-134 397-12 12-12 12-12 15 0 4 5 9 10 9 7 0 84-57 134-165 43-91 53-184 53-256z">
            <text:p/>
          </draw:path>
        </draw:g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emantik</text:p>
          </draw:text-box>
        </draw:frame>
        <draw:frame presentation:style-name="pr5" draw:text-style-name="P5" draw:layer="layout" svg:width="25.199cm" svg:height="10.646cm" svg:x="1.391cm" svg:y="3.329cm">
          <draw:text-box>
            <text:p text:style-name="P1"><text:span text:style-name="T9">D</text:span><text:span text:style-name="T9">i</text:span><text:span text:style-name="T9">e</text:span><text:span text:style-name="T9"> </text:span><text:span text:style-name="T9">b</text:span><text:span text:style-name="T9">i</text:span><text:span text:style-name="T9">s</text:span><text:span text:style-name="T9">h</text:span><text:span text:style-name="T9">e</text:span><text:span text:style-name="T9">r</text:span><text:span text:style-name="T9"> </text:span><text:span text:style-name="T9">b</text:span><text:span text:style-name="T9">e</text:span><text:span text:style-name="T9">s</text:span><text:span text:style-name="T9">p</text:span><text:span text:style-name="T9">r</text:span><text:span text:style-name="T9">o</text:span><text:span text:style-name="T9">c</text:span><text:span text:style-name="T9">h</text:span><text:span text:style-name="T9">e</text:span><text:span text:style-name="T9">n</text:span><text:span text:style-name="T9">e</text:span><text:span text:style-name="T9">n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n</text:span><text:span text:style-name="T9"> </text:span><text:span text:style-name="T9">s</text:span><text:span text:style-name="T9">i</text:span><text:span text:style-name="T9">n</text:span><text:span text:style-name="T9">d</text:span><text:span text:style-name="T9"> </text:span><text:span text:style-name="T9">r</text:span><text:span text:style-name="T9">e</text:span><text:span text:style-name="T9">i</text:span><text:span text:style-name="T9">n</text:span><text:span text:style-name="T9">e</text:span><text:span text:style-name="T9"> </text:span><text:span text:style-name="T9">S</text:span><text:span text:style-name="T9">y</text:span><text:span text:style-name="T9">n</text:span><text:span text:style-name="T9">t</text:span><text:span text:style-name="T9">a</text:span><text:span text:style-name="T9">x</text:span><text:span text:style-name="T9">.</text:span><text:span text:style-name="T9"> </text:span><text:span text:style-name="T9">S</text:span><text:span text:style-name="T9">i</text:span><text:span text:style-name="T9">e</text:span><text:span text:style-name="T9"> </text:span><text:span text:style-name="T9">h</text:span><text:span text:style-name="T9">a</text:span><text:span text:style-name="T9">b</text:span><text:span text:style-name="T9">e</text:span><text:span text:style-name="T9">n</text:span><text:span text:style-name="T9"> </text:span><text:span text:style-name="T9">k</text:span><text:span text:style-name="T9">e</text:span><text:span text:style-name="T9">i</text:span><text:span text:style-name="T9">n</text:span><text:span text:style-name="T9">e</text:span><text:span text:style-name="T9"> </text:span><text:span text:style-name="T9">s</text:span><text:span text:style-name="T9">e</text:span><text:span text:style-name="T9">m</text:span><text:span text:style-name="T9">a</text:span><text:span text:style-name="T9">n</text:span><text:span text:style-name="T9">t</text:span><text:span text:style-name="T9">i</text:span><text:span text:style-name="T9">s</text:span><text:span text:style-name="T9">c</text:span><text:span text:style-name="T9">h</text:span><text:span text:style-name="T9">e</text:span><text:span text:style-name="T9"> </text:span><text:span text:style-name="T9">B</text:span><text:span text:style-name="T9">e</text:span><text:span text:style-name="T9">d</text:span><text:span text:style-name="T9">e</text:span><text:span text:style-name="T9">u</text:span><text:span text:style-name="T9">t</text:span><text:span text:style-name="T9">u</text:span><text:span text:style-name="T9">n</text:span><text:span text:style-name="T9">g</text:span><text:span text:style-name="T9">!</text:span></text:p>
            <text:p text:style-name="P1"><text:span text:style-name="T9"/></text:p>
            <text:p text:style-name="P1"><text:span text:style-name="T9">W</text:span><text:span text:style-name="T9">e</text:span><text:span text:style-name="T9">n</text:span><text:span text:style-name="T9">n</text:span><text:span text:style-name="T9"> </text:span><text:span text:style-name="T9">w</text:span><text:span text:style-name="T9">i</text:span><text:span text:style-name="T9">r</text:span><text:span text:style-name="T9"> </text:span><text:span text:style-name="T9">i</text:span><text:span text:style-name="T9">n</text:span><text:span text:style-name="T9"> </text:span><text:span text:style-name="T9">d</text:span><text:span text:style-name="T9">e</text:span><text:span text:style-name="T9">r</text:span><text:span text:style-name="T9"> </text:span><text:span text:style-name="T9">L</text:span><text:span text:style-name="T9">o</text:span><text:span text:style-name="T9">g</text:span><text:span text:style-name="T9">i</text:span><text:span text:style-name="T9">k</text:span><text:span text:style-name="T9"> </text:span><text:span text:style-name="T9">d</text:span><text:span text:style-name="T9">a</text:span><text:span text:style-name="T9">s</text:span><text:span text:style-name="T9"> </text:span><text:span text:style-name="T9">W</text:span><text:span text:style-name="T9">o</text:span><text:span text:style-name="T9">r</text:span><text:span text:style-name="T9">t</text:span><text:span text:style-name="T9"> </text:span><text:span text:style-name="T9">„</text:span><text:span text:style-name="T9">S</text:span><text:span text:style-name="T9">e</text:span><text:span text:style-name="T9">m</text:span><text:span text:style-name="T9">a</text:span><text:span text:style-name="T9">n</text:span><text:span text:style-name="T9">t</text:span><text:span text:style-name="T9">i</text:span><text:span text:style-name="T9">k</text:span><text:span text:style-name="T9">“</text:span><text:span text:style-name="T9"> </text:span><text:span text:style-name="T9">v</text:span><text:span text:style-name="T9">e</text:span><text:span text:style-name="T9">r</text:span><text:span text:style-name="T9">w</text:span><text:span text:style-name="T9">e</text:span><text:span text:style-name="T9">n</text:span><text:span text:style-name="T9">d</text:span><text:span text:style-name="T9">e</text:span><text:span text:style-name="T9">n</text:span><text:span text:style-name="T9">,</text:span><text:span text:style-name="T9"> </text:span><text:span text:style-name="T9">b</text:span><text:span text:style-name="T9">e</text:span><text:span text:style-name="T9">z</text:span><text:span text:style-name="T9">i</text:span><text:span text:style-name="T9">e</text:span><text:span text:style-name="T9">h</text:span><text:span text:style-name="T9">e</text:span><text:span text:style-name="T9">n</text:span><text:span text:style-name="T9"> </text:span><text:span text:style-name="T9">w</text:span><text:span text:style-name="T9">i</text:span><text:span text:style-name="T9">r</text:span><text:span text:style-name="T9"> </text:span><text:span text:style-name="T9">u</text:span><text:span text:style-name="T9">n</text:span><text:span text:style-name="T9">s</text:span><text:span text:style-name="T9"> </text:span><text:span text:style-name="T9">a</text:span><text:span text:style-name="T9">u</text:span><text:span text:style-name="T9">f</text:span><text:span text:style-name="T9"> </text:span><text:span text:style-name="T9">d</text:span><text:span text:style-name="T9">i</text:span><text:span text:style-name="T9">e</text:span><text:span text:style-name="T9"> </text:span><text:span text:style-name="T9">Z</text:span><text:span text:style-name="T9">u</text:span><text:span text:style-name="T9">o</text:span><text:span text:style-name="T9">r</text:span><text:span text:style-name="T9">d</text:span><text:span text:style-name="T9">n</text:span><text:span text:style-name="T9">u</text:span><text:span text:style-name="T9">n</text:span><text:span text:style-name="T9">g</text:span><text:span text:style-name="T9"> </text:span><text:span text:style-name="T9">v</text:span><text:span text:style-name="T9">o</text:span><text:span text:style-name="T9">n</text:span><text:span text:style-name="T9"> </text:span><text:span text:style-name="T9">W</text:span><text:span text:style-name="T9">a</text:span><text:span text:style-name="T9">h</text:span><text:span text:style-name="T9">r</text:span><text:span text:style-name="T9">h</text:span><text:span text:style-name="T9">e</text:span><text:span text:style-name="T9">i</text:span><text:span text:style-name="T9">t</text:span><text:span text:style-name="T9">s</text:span><text:span text:style-name="T9">w</text:span><text:span text:style-name="T9">e</text:span><text:span text:style-name="T9">r</text:span><text:span text:style-name="T9">t</text:span><text:span text:style-name="T9">e</text:span><text:span text:style-name="T9">n</text:span><text:span text:style-name="T9"> </text:span><text:span text:style-name="T9">z</text:span><text:span text:style-name="T9">u</text:span><text:span text:style-name="T9"> </text:span><text:span text:style-name="T9">a</text:span><text:span text:style-name="T9">t</text:span><text:span text:style-name="T9">o</text:span><text:span text:style-name="T9">m</text:span><text:span text:style-name="T9">a</text:span><text:span text:style-name="T9">r</text:span><text:span text:style-name="T9">e</text:span><text:span text:style-name="T9">n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n</text:span><text:span text:style-name="T9">.</text:span><text:span text:style-name="T9"> </text:span><text:span text:style-name="T9">D</text:span><text:span text:style-name="T9">i</text:span><text:span text:style-name="T9">e</text:span><text:span text:style-name="T9">s</text:span><text:span text:style-name="T9"> </text:span><text:span text:style-name="T9">g</text:span><text:span text:style-name="T9">e</text:span><text:span text:style-name="T9">s</text:span><text:span text:style-name="T9">c</text:span><text:span text:style-name="T9">h</text:span><text:span text:style-name="T9">i</text:span><text:span text:style-name="T9">e</text:span><text:span text:style-name="T9">h</text:span><text:span text:style-name="T9">t</text:span><text:span text:style-name="T9"> </text:span><text:span text:style-name="T9">m</text:span><text:span text:style-name="T9">i</text:span><text:span text:style-name="T9">t</text:span><text:span text:style-name="T9"> </text:span><text:span text:style-name="T10">W</text:span><text:span text:style-name="T10">e</text:span><text:span text:style-name="T10">l</text:span><text:span text:style-name="T10">t</text:span><text:span text:style-name="T10">e</text:span><text:span text:style-name="T10">n</text:span><text:span text:style-name="T10">*</text:span><text:span text:style-name="T9">,</text:span><text:span text:style-name="T9"> </text:span><text:span text:style-name="T9">v</text:span><text:span text:style-name="T9">o</text:span><text:span text:style-name="T9">n</text:span><text:span text:style-name="T9"> </text:span><text:span text:style-name="T9">d</text:span><text:span text:style-name="T9">e</text:span><text:span text:style-name="T9">n</text:span><text:span text:style-name="T9">e</text:span><text:span text:style-name="T9">n</text:span><text:span text:style-name="T9"> </text:span><text:span text:style-name="T9">e</text:span><text:span text:style-name="T9">s</text:span><text:span text:style-name="T9"> </text:span><text:span text:style-name="T9">v</text:span><text:span text:style-name="T9">i</text:span><text:span text:style-name="T9">e</text:span><text:span text:style-name="T9">l</text:span><text:span text:style-name="T9">e</text:span><text:span text:style-name="T9"> </text:span><text:span text:style-name="T9">g</text:span><text:span text:style-name="T9">e</text:span><text:span text:style-name="T9">b</text:span><text:span text:style-name="T9">e</text:span><text:span text:style-name="T9">n</text:span><text:span text:style-name="T9"> </text:span><text:span text:style-name="T9">k</text:span><text:span text:style-name="T9">a</text:span><text:span text:style-name="T9">n</text:span><text:span text:style-name="T9">n</text:span><text:span text:style-name="T9">,</text:span><text:span text:style-name="T9"> </text:span><text:span text:style-name="T9">d</text:span><text:span text:style-name="T9">i</text:span><text:span text:style-name="T9">e</text:span><text:span text:style-name="T9"> </text:span><text:span text:style-name="T9">d</text:span><text:span text:style-name="T9">i</text:span><text:span text:style-name="T9">e</text:span><text:span text:style-name="T9"> </text:span><text:span text:style-name="T9">W</text:span><text:span text:style-name="T9">a</text:span><text:span text:style-name="T9">h</text:span><text:span text:style-name="T9">r</text:span><text:span text:style-name="T9">h</text:span><text:span text:style-name="T9">e</text:span><text:span text:style-name="T9">i</text:span><text:span text:style-name="T9">t</text:span><text:span text:style-name="T9">s</text:span><text:span text:style-name="T9">w</text:span><text:span text:style-name="T9">e</text:span><text:span text:style-name="T9">r</text:span><text:span text:style-name="T9">t</text:span><text:span text:style-name="T9">e</text:span><text:span text:style-name="T9"> </text:span><text:span text:style-name="T9">z</text:span><text:span text:style-name="T9">u</text:span><text:span text:style-name="T9">o</text:span><text:span text:style-name="T9">r</text:span><text:span text:style-name="T9">d</text:span><text:span text:style-name="T9">n</text:span><text:span text:style-name="T9">e</text:span><text:span text:style-name="T9">n</text:span><text:span text:style-name="T9">.</text:span><text:span text:style-name="T9"> </text:span></text:p>
            <text:p text:style-name="P1"><text:span text:style-name="T9"/></text:p>
            <text:p text:style-name="P1"><text:span text:style-name="T9">E</text:span><text:span text:style-name="T9">i</text:span><text:span text:style-name="T9">n</text:span><text:span text:style-name="T9">e</text:span><text:span text:style-name="T9"> </text:span><text:span text:style-name="T9">B</text:span><text:span text:style-name="T9">e</text:span><text:span text:style-name="T9">i</text:span><text:span text:style-name="T9">s</text:span><text:span text:style-name="T9">p</text:span><text:span text:style-name="T9">i</text:span><text:span text:style-name="T9">e</text:span><text:span text:style-name="T9">l</text:span><text:span text:style-name="T9"> </text:span><text:span text:style-name="T9">f</text:span><text:span text:style-name="T9">ü</text:span><text:span text:style-name="T9">r</text:span><text:span text:style-name="T9"> </text:span><text:span text:style-name="T9">e</text:span><text:span text:style-name="T9">i</text:span><text:span text:style-name="T9">n</text:span><text:span text:style-name="T9">e</text:span><text:span text:style-name="T9"> </text:span><text:span text:style-name="T9">W</text:span><text:span text:style-name="T9">e</text:span><text:span text:style-name="T9">l</text:span><text:span text:style-name="T9">t</text:span><text:span text:style-name="T9"> </text:span><text:span text:style-name="T15">w</text:span><text:span text:style-name="T12"> </text:span><text:span text:style-name="T9"><text:s/></text:span><text:span text:style-name="T9">i</text:span><text:span text:style-name="T9">s</text:span><text:span text:style-name="T9">t</text:span><text:span text:style-name="T9">:</text:span><text:span text:style-name="T9"> </text:span></text:p>
            <text:p text:style-name="P1"><text:span text:style-name="T15"/></text:p>
            <text:p text:style-name="P1"><text:span text:style-name="T15">w</text:span><text:span text:style-name="T15"> </text:span><text:span text:style-name="T15">=</text:span><text:span text:style-name="T15"> </text:span><text:span text:style-name="T16">{</text:span><text:span text:style-name="T15"> </text:span><text:span text:style-name="T11">A</text:span><text:span text:style-name="T15">:</text:span><text:span text:style-name="T15">0</text:span><text:span text:style-name="T15">,</text:span><text:span text:style-name="T15"> </text:span><text:span text:style-name="T11">B</text:span><text:span text:style-name="T15">:</text:span><text:span text:style-name="T15">0</text:span><text:span text:style-name="T15">,</text:span><text:span text:style-name="T15"> </text:span><text:span text:style-name="T11">C</text:span><text:span text:style-name="T15">:</text:span><text:span text:style-name="T15">1</text:span><text:span text:style-name="T15"> </text:span><text:span text:style-name="T16">}</text:span><text:span text:style-name="T12"> </text:span></text:p>
            <text:p text:style-name="P1"><text:span text:style-name="T12"/></text:p>
            <text:p text:style-name="P1"><text:span text:style-name="T17"/></text:p>
            <text:p text:style-name="P1"><text:span text:style-name="T17">*</text:span><text:span text:style-name="T17">A</text:span><text:span text:style-name="T17">c</text:span><text:span text:style-name="T17">h</text:span><text:span text:style-name="T17">t</text:span><text:span text:style-name="T17">u</text:span><text:span text:style-name="T17">n</text:span><text:span text:style-name="T17">g</text:span><text:span text:style-name="T17">:</text:span><text:span text:style-name="T17"> </text:span><text:span text:style-name="T12">I</text:span><text:span text:style-name="T12">n</text:span><text:span text:style-name="T12"> </text:span><text:span text:style-name="T12">d</text:span><text:span text:style-name="T12">e</text:span><text:span text:style-name="T12">r</text:span><text:span text:style-name="T12"> </text:span><text:span text:style-name="T12">L</text:span><text:span text:style-name="T12">i</text:span><text:span text:style-name="T12">t</text:span><text:span text:style-name="T12">e</text:span><text:span text:style-name="T12">r</text:span><text:span text:style-name="T12">a</text:span><text:span text:style-name="T12">t</text:span><text:span text:style-name="T12">u</text:span><text:span text:style-name="T12">r</text:span><text:span text:style-name="T12"> </text:span><text:span text:style-name="T12">w</text:span><text:span text:style-name="T12">e</text:span><text:span text:style-name="T12">r</text:span><text:span text:style-name="T12">d</text:span><text:span text:style-name="T12">e</text:span><text:span text:style-name="T12">n</text:span><text:span text:style-name="T12"> </text:span><text:span text:style-name="T18">W</text:span><text:span text:style-name="T18">e</text:span><text:span text:style-name="T18">l</text:span><text:span text:style-name="T18">t</text:span><text:span text:style-name="T18">e</text:span><text:span text:style-name="T18">n</text:span><text:span text:style-name="T12"> </text:span><text:span text:style-name="T12">a</text:span><text:span text:style-name="T12">u</text:span><text:span text:style-name="T12">c</text:span><text:span text:style-name="T12">h</text:span><text:span text:style-name="T12"> </text:span><text:span text:style-name="T12">a</text:span><text:span text:style-name="T12">l</text:span><text:span text:style-name="T12">s</text:span><text:span text:style-name="T12"> </text:span><text:span text:style-name="T18">M</text:span><text:span text:style-name="T18">o</text:span><text:span text:style-name="T18">d</text:span><text:span text:style-name="T18">e</text:span><text:span text:style-name="T18">l</text:span><text:span text:style-name="T18">l</text:span><text:span text:style-name="T18">e</text:span><text:span text:style-name="T12"> </text:span><text:span text:style-name="T12">b</text:span><text:span text:style-name="T12">e</text:span><text:span text:style-name="T12">z</text:span><text:span text:style-name="T12">e</text:span><text:span text:style-name="T12">i</text:span><text:span text:style-name="T12">c</text:span><text:span text:style-name="T12">h</text:span><text:span text:style-name="T12">n</text:span><text:span text:style-name="T12">e</text:span><text:span text:style-name="T12">t</text:span><text:span text:style-name="T12">,</text:span><text:span text:style-name="T12"> </text:span><text:span text:style-name="T12">a</text:span><text:span text:style-name="T12">b</text:span><text:span text:style-name="T12">e</text:span><text:span text:style-name="T12">r</text:span><text:span text:style-name="T12"> </text:span><text:span text:style-name="T12">w</text:span><text:span text:style-name="T12">i</text:span><text:span text:style-name="T12">r</text:span><text:span text:style-name="T12"> </text:span><text:span text:style-name="T12">v</text:span><text:span text:style-name="T12">e</text:span><text:span text:style-name="T12">r</text:span><text:span text:style-name="T12">w</text:span><text:span text:style-name="T12">e</text:span><text:span text:style-name="T12">n</text:span><text:span text:style-name="T12">d</text:span><text:span text:style-name="T12">e</text:span><text:span text:style-name="T12">n</text:span><text:span text:style-name="T12"> </text:span><text:span text:style-name="T12">e</text:span><text:span text:style-name="T12">r</text:span><text:span text:style-name="T12">s</text:span><text:span text:style-name="T12">t</text:span><text:span text:style-name="T12">e</text:span><text:span text:style-name="T12">r</text:span><text:span text:style-name="T12">e</text:span><text:span text:style-name="T12">,</text:span><text:span text:style-name="T12"> </text:span><text:span text:style-name="T12">u</text:span><text:span text:style-name="T12">m</text:span><text:span text:style-name="T12"> </text:span><text:span text:style-name="T12">V</text:span><text:span text:style-name="T12">e</text:span><text:span text:style-name="T12">r</text:span><text:span text:style-name="T12">w</text:span><text:span text:style-name="T12">e</text:span><text:span text:style-name="T12">c</text:span><text:span text:style-name="T12">h</text:span><text:span text:style-name="T12">s</text:span><text:span text:style-name="T12">l</text:span><text:span text:style-name="T12">u</text:span><text:span text:style-name="T12">n</text:span><text:span text:style-name="T12">g</text:span><text:span text:style-name="T12">e</text:span><text:span text:style-name="T12">n</text:span><text:span text:style-name="T12"> </text:span><text:span text:style-name="T12">m</text:span><text:span text:style-name="T12">i</text:span><text:span text:style-name="T12">t</text:span><text:span text:style-name="T12"> </text:span><text:span text:style-name="T12">d</text:span><text:span text:style-name="T12">e</text:span><text:span text:style-name="T12">n</text:span><text:span text:style-name="T12"> </text:span><text:span text:style-name="T12">v</text:span><text:span text:style-name="T12">o</text:span><text:span text:style-name="T12">n</text:span><text:span text:style-name="T12"> </text:span><text:span text:style-name="T12">u</text:span><text:span text:style-name="T12">n</text:span><text:span text:style-name="T12">s</text:span><text:span text:style-name="T12"> </text:span><text:span text:style-name="T12">e</text:span><text:span text:style-name="T12">n</text:span><text:span text:style-name="T12">t</text:span><text:span text:style-name="T12">w</text:span><text:span text:style-name="T12">i</text:span><text:span text:style-name="T12">c</text:span><text:span text:style-name="T12">k</text:span><text:span text:style-name="T12">e</text:span><text:span text:style-name="T12">l</text:span><text:span text:style-name="T12">t</text:span><text:span text:style-name="T12">e</text:span><text:span text:style-name="T12">n</text:span><text:span text:style-name="T12"> </text:span><text:span text:style-name="T12">K</text:span><text:span text:style-name="T12">I</text:span><text:span text:style-name="T12">-</text:span><text:span text:style-name="T12">M</text:span><text:span text:style-name="T12">o</text:span><text:span text:style-name="T12">d</text:span><text:span text:style-name="T12">e</text:span><text:span text:style-name="T12">l</text:span><text:span text:style-name="T12">l</text:span><text:span text:style-name="T12">e</text:span><text:span text:style-name="T12">n</text:span><text:span text:style-name="T12"> </text:span><text:span text:style-name="T12">z</text:span><text:span text:style-name="T12">u</text:span><text:span text:style-name="T12"> </text:span><text:span text:style-name="T12">v</text:span><text:span text:style-name="T12">e</text:span><text:span text:style-name="T12">r</text:span><text:span text:style-name="T12">m</text:span><text:span text:style-name="T12">e</text:span><text:span text:style-name="T12">i</text:span><text:span text:style-name="T12">d</text:span><text:span text:style-name="T12">e</text:span><text:span text:style-name="T12">n</text:span><text:span text:style-name="T12">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custom-shape draw:style-name="gr6" draw:text-style-name="P6" draw:layer="layout" svg:width="23.839cm" svg:height="8.757cm" svg:x="2.037cm" svg:y="6.112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7.764cm" svg:height="1.352cm" svg:x="11.289cm" svg:y="6.406cm">
          <draw:text-box>
            <text:p text:style-name="P11">Semantik</text:p>
          </draw:text-box>
        </draw:frame>
        <draw:custom-shape draw:style-name="gr8" draw:text-style-name="P6" draw:layer="layout" svg:width="10.289cm" svg:height="1.169cm" svg:x="14.333cm" svg:y="8.903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32§display§w_0§svg§600§FALSE§</svg:desc>
          <draw:path draw:style-name="gr3" draw:text-style-name="P6" draw:layer="layout" svg:width="1.055cm" svg:height="0.559cm" svg:x="18.767cm" svg:y="9.263cm" svg:viewBox="0 0 1056 560" svg:d="M0 0c352 0 704 0 1056 0 0 187 0 374 0 560-352 0-704 0-1056 0 0-186 0-373 0-560z">
            <text:p/>
          </draw:path>
          <draw:path draw:style-name="gr4" draw:text-style-name="P7" draw:layer="layout" svg:width="0.739cm" svg:height="0.502cm" svg:x="18.71cm" svg:y="9.206cm" svg:viewBox="0 0 740 503" svg:d="M485 115c3-26 16-67 16-74 0-19-16-28-32-28-13 0-35 9-41 32-4 6-58 219-64 248-10 35-10 54-10 73 0 13 0 16 0 19-25 61-60 96-102 96-89 0-89-83-89-102 0-35 6-80 57-217 13-31 19-47 19-70 0-51-38-92-92-92-106 0-147 162-147 172 0 9 9 6 13 9 13 0 13 0 19-19 29-102 73-137 112-137 9 0 28 0 28 35 0 29-12 61-19 80-51 131-64 182-64 223 0 102 74 140 160 140 19 0 70 0 115-76 28 70 105 76 140 76 83 0 134-70 163-137 38-86 73-235 73-290 0-60-32-76-51-76-25 0-54 29-54 54 0 13 6 19 16 29 13 13 41 41 41 95 0 39-32 147-63 204-29 61-67 99-122 99-51 0-83-35-83-99 0-29 10-64 13-80 16-62 32-125 48-187z">
            <text:p/>
          </draw:path>
          <draw:path draw:style-name="gr4" draw:text-style-name="P7" draw:layer="layout" svg:width="0.363cm" svg:height="0.534cm" svg:x="19.517cm" svg:y="9.346cm" svg:viewBox="0 0 364 535" svg:d="M364 271c0-86-10-147-45-201-25-38-73-70-137-70-182 0-182 213-182 271 0 57 0 264 182 264s182-207 182-264zM182 513c-35 0-83-19-99-86-10-45-10-109-10-166s0-118 10-159c16-64 67-80 99-80 41 0 83 26 99 74 9 41 13 95 13 165 0 57 0 115-10 162-16 74-70 90-102 90z">
            <text:p/>
          </draw:path>
        </draw:g>
        <draw:custom-shape draw:style-name="gr9" draw:text-style-name="P6" draw:layer="layout" svg:width="10.289cm" svg:height="1.16cm" svg:x="14.333cm" svg:y="10.5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263cm" svg:height="1.172cm" svg:x="14.359cm" svg:y="12.842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32§display§w_1§svg§600§FALSE§</svg:desc>
          <draw:path draw:style-name="gr3" draw:text-style-name="P6" draw:layer="layout" svg:width="1.023cm" svg:height="0.547cm" svg:x="18.771cm" svg:y="10.86cm" svg:viewBox="0 0 1024 548" svg:d="M0 0c341 0 683 0 1024 0 0 183 0 365 0 548-341 0-683 0-1024 0 0-183 0-365 0-548z">
            <text:p/>
          </draw:path>
          <draw:path draw:style-name="gr4" draw:text-style-name="P7" draw:layer="layout" svg:width="0.739cm" svg:height="0.505cm" svg:x="18.714cm" svg:y="10.803cm" svg:viewBox="0 0 740 506" svg:d="M485 115c6-23 16-64 16-70 0-23-16-32-32-32-13 0-35 9-41 32-4 6-58 219-64 248-7 35-10 54-10 76 0 10 0 13 0 20-25 57-57 92-102 92-89 0-89-83-89-102 0-35 6-76 57-217 13-31 19-47 19-70 0-51-35-92-92-92-106 0-147 162-147 172 0 13 9 8 13 13 13 0 13-3 19-23 29-101 73-137 112-137 12 0 28 0 28 36 0 28-12 60-19 79-51 131-64 185-64 226 0 102 77 140 160 140 19 0 70 0 115-76 29 70 108 76 140 76 83 0 134-70 163-137 38-86 73-235 73-289 0-64-28-80-48-80-28 0-57 29-57 54 0 16 6 22 16 32 13 10 41 38 41 92 0 39-31 150-60 204-29 61-70 99-125 99-51 0-83-32-83-96 0-32 10-67 13-82 16-63 32-126 48-188z">
            <text:p/>
          </draw:path>
          <draw:path draw:style-name="gr4" draw:text-style-name="P7" draw:layer="layout" svg:width="0.283cm" svg:height="0.518cm" svg:x="19.569cm" svg:y="10.946cm" svg:viewBox="0 0 284 519" svg:d="M176 22c0-22-4-22-23-22-51 48-121 51-153 51 0 8 0 17 0 25 16 0 70 0 112-22 0 134 0 268 0 401 0 26 0 35-77 35-11 0-21 0-32 0 0 10 0 20 0 29 16 0 112-3 141-3 25 0 121 3 140 3 0-9 0-19 0-29-11 0-21 0-32 0-76 0-76-9-76-35 0-144 0-288 0-433z">
            <text:p/>
          </draw:path>
        </draw:g>
        <draw:g draw:style-name="gr2">
          <svg:title>TexMaths</svg:title>
          <svg:desc>32§display§w_n§svg§600§FALSE§</svg:desc>
          <draw:path draw:style-name="gr3" draw:text-style-name="P6" draw:layer="layout" svg:width="1.17cm" svg:height="0.554cm" svg:x="18.772cm" svg:y="13.167cm" svg:viewBox="0 0 1171 555" svg:d="M0 0c390 0 781 0 1171 0 0 185 0 370 0 555-390 0-781 0-1171 0 0-185 0-370 0-555z">
            <text:p/>
          </draw:path>
          <draw:path draw:style-name="gr4" draw:text-style-name="P7" draw:layer="layout" svg:width="0.739cm" svg:height="0.506cm" svg:x="18.715cm" svg:y="13.11cm" svg:viewBox="0 0 740 507" svg:d="M485 115c7-23 16-64 16-74 0-19-16-28-32-28-13 0-32 9-41 32-4 6-55 220-64 248-7 35-10 54-10 74 0 12 0 15 0 22-25 57-57 92-102 92-89 0-89-83-89-102 0-35 6-79 57-216 13-32 19-48 19-71 0-51-35-92-89-92-109 0-150 163-150 172 0 13 9 9 13 13 13 0 13-3 19-22 32-102 73-138 112-138 12 0 28 0 28 36 0 28-12 60-19 79-51 131-64 182-64 227 0 98 77 140 160 140 19 0 73 0 118-80 29 73 105 80 137 80 86 0 134-70 163-137 38-90 73-239 73-290 0-64-28-80-47-80-29 0-58 29-58 54 0 16 10 22 19 29 13 13 39 41 39 95 0 39-32 147-61 204-29 61-67 99-125 99-51 0-79-32-79-95 0-32 6-67 9-83 16-63 32-126 48-188z">
            <text:p/>
          </draw:path>
          <draw:path draw:style-name="gr4" draw:text-style-name="P7" draw:layer="layout" svg:width="0.478cm" svg:height="0.353cm" svg:x="19.522cm" svg:y="13.425cm" svg:viewBox="0 0 479 354" svg:d="M57 296c-3 10-6 29-6 32 0 16 13 26 26 26 12 0 27-11 32-19 4-8 9-32 12-48 3-13 13-51 16-70 7-16 10-35 16-51 7-32 10-39 32-70 22-32 58-74 118-74 45 0 45 42 45 54 0 48-32 134-45 169-9 20-13 29-13 42 0 41 36 67 74 67 80 0 115-109 115-121 0-10-10-10-13-10-13 0-13 6-16 13-16 64-51 95-83 95-16 0-19-9-19-28 0-16 3-26 19-61 10-25 42-108 42-153 0-76-61-89-103-89-67 0-108 41-134 73-3-54-51-73-83-73-35 0-51 25-60 45-19 28-29 73-29 76 0 10 10 10 13 10 9 0 13-4 16-23 12-47 28-86 57-86 23 0 26 19 26 39 0 15-8 46-13 66-5 21-13 51-16 71-9 33-17 65-26 98z">
            <text:p/>
          </draw:path>
        </draw:g>
        <draw:frame presentation:style-name="pr1" draw:layer="layout" svg:width="25.199cm" svg:height="2.629cm" svg:x="1.401cm" svg:y="0.629cm" presentation:class="title" presentation:user-transformed="true">
          <draw:text-box>
            <text:p>Welten</text:p>
          </draw:text-box>
        </draw:frame>
        <draw:frame draw:style-name="gr11" draw:text-style-name="P13" draw:layer="layout" svg:width="24.977cm" svg:height="3.858cm" svg:x="1.428cm" svg:y="3.269cm">
          <draw:text-box>
            <text:p>Die Semantik kann viele Welten enthalten. Da die Wahrheitswerte in der Logik nur einen von zwei Werten annehmen können (0 und 1), können wir für <text:span text:style-name="T15">n</text:span><text:span text:style-name="T12"> </text:span><text:span text:style-name="T19">a</text:span><text:span text:style-name="T19">t</text:span><text:span text:style-name="T19">o</text:span><text:span text:style-name="T19">m</text:span><text:span text:style-name="T19">a</text:span><text:span text:style-name="T19">r</text:span><text:span text:style-name="T19">e</text:span><text:span text:style-name="T19"> </text:span><text:span text:style-name="T20">F</text:span><text:span text:style-name="T20">o</text:span><text:span text:style-name="T20">r</text:span><text:span text:style-name="T20">m</text:span><text:span text:style-name="T20">e</text:span><text:span text:style-name="T20">l</text:span><text:span text:style-name="T20">n</text:span> höchstens <text:span text:style-name="T15">2</text:span><text:span text:style-name="T21">n</text:span><text:span text:style-name="T22"> </text:span>Welten haben. </text:p>
            <text:p/>
            <text:p/>
          </draw:text-box>
        </draw:frame>
        <draw:g draw:style-name="gr2">
          <svg:title>TexMaths</svg:title>
          <svg:desc>24§display§\vdots§svg§600§FALSE§</svg:desc>
          <draw:path draw:style-name="gr3" draw:text-style-name="P6" draw:layer="layout" svg:width="0.004cm" svg:height="0.671cm" svg:x="19.383cm" svg:y="11.928cm" svg:viewBox="0 0 5 672" svg:d="M0 0c2 0 3 0 5 0 0 224 0 448 0 672-2 0-3 0-5 0 0-224 0-448 0-672z">
            <text:p/>
          </draw:path>
          <draw:path draw:style-name="gr4" draw:text-style-name="P7" draw:layer="layout" svg:width="0.083cm" svg:height="0.087cm" svg:x="19.343cm" svg:y="11.885cm" svg:viewBox="0 0 84 88" svg:d="M84 45c0-26-19-45-42-45s-42 20-42 45c0 26 19 43 42 43s42-19 42-43z">
            <text:p/>
          </draw:path>
          <draw:path draw:style-name="gr4" draw:text-style-name="P7" draw:layer="layout" svg:width="0.083cm" svg:height="0.087cm" svg:x="19.343cm" svg:y="12.22cm" svg:viewBox="0 0 84 88" svg:d="M84 45c0-26-19-45-42-45s-42 20-42 45c0 26 19 43 42 43s42-19 42-43z">
            <text:p/>
          </draw:path>
          <draw:path draw:style-name="gr4" draw:text-style-name="P7" draw:layer="layout" svg:width="0.083cm" svg:height="0.087cm" svg:x="19.343cm" svg:y="12.555cm" svg:viewBox="0 0 84 88" svg:d="M84 43c0-24-19-43-42-43s-42 18-42 43 19 45 42 45 42-19 42-45z">
            <text:p/>
          </draw:path>
        </draw:g>
        <draw:g draw:style-name="gr2">
          <svg:title>TexMaths</svg:title>
          <svg:desc>32§display§2^n \: \text{möglicher Welten}§svg§600§FALSE§</svg:desc>
          <draw:path draw:style-name="gr3" draw:text-style-name="P6" draw:layer="layout" svg:width="7.299cm" svg:height="0.689cm" svg:x="3.24cm" svg:y="11.021cm" svg:viewBox="0 0 7300 690" svg:d="M0 0c2433 0 4867 0 7300 0 0 230 0 460 0 690-2433 0-4867 0-7300 0 0-230 0-460 0-690z">
            <text:p/>
          </draw:path>
          <draw:path draw:style-name="gr4" draw:text-style-name="P7" draw:layer="layout" svg:width="0.334cm" svg:height="0.555cm" svg:x="3.197cm" svg:y="11.026cm" svg:viewBox="0 0 335 556" svg:d="M65 492c30-29 60-57 91-86 129-117 179-160 179-244 0-95-74-162-177-162-96 0-158 76-158 150 0 48 43 48 45 48 15 0 44-12 44-45 0-22-15-43-46-43-5 0-7 0-9 0 19-55 64-86 112-86 77 0 112 69 112 138 0 67-40 132-86 184-54 60-108 120-162 179-10 10-10 10-10 31 105 0 209 0 314 0 7-48 14-97 21-145-6 0-13 0-19 0-5 24-12 62-19 74-7 7-62 7-79 7-51 0-102 0-153 0z">
            <text:p/>
          </draw:path>
          <draw:path draw:style-name="gr4" draw:text-style-name="P7" draw:layer="layout" svg:width="0.358cm" svg:height="0.264cm" svg:x="3.604cm" svg:y="10.978cm" svg:viewBox="0 0 359 265" svg:d="M43 222c-2 7-5 22-5 24 0 12 10 19 19 19 12 0 22-10 24-14 3-5 8-24 10-36s10-38 14-53c3-12 7-26 10-38 7-24 7-28 24-52s45-55 88-55c34 0 36 31 36 40 0 36-26 101-36 124-7 17-9 22-9 34 0 31 26 50 57 50 58 0 84-81 84-91 0-7-7-7-10-7-7 0-7 3-9 10-14 47-41 71-65 71-12 0-14-9-14-21s5-22 14-48c7-17 31-79 31-112 0-57-45-67-76-67-48 0-82 31-101 53-2-39-38-53-62-53s-38 19-45 31c-15 22-22 55-22 60 0 7 7 7 10 7 9 0 9-2 12-19 9-34 21-62 43-62 16 0 21 12 21 28 0 12-6 33-9 48-4 16-12 41-15 53-6 25-13 51-19 76z">
            <text:p/>
          </draw:path>
          <draw:path draw:style-name="gr4" draw:text-style-name="P7" draw:layer="layout" svg:width="0.655cm" svg:height="0.369cm" svg:x="4.248cm" svg:y="11.212cm" svg:viewBox="0 0 656 370" svg:d="M65 81c0 75 0 150 0 225 0 38-10 38-65 38 0 9 0 17 0 26 29-2 72-2 96-2 21 0 64 0 93 2 0-9 0-17 0-26-57 0-65 0-65-38 0-51 0-102 0-153 0-89 58-134 113-134 53 0 62 45 62 93 0 65 0 129 0 194 0 38-9 38-64 38 0 9 0 17 0 26 28-2 71-2 93-2 21 0 67 0 96 2 0-9 0-17 0-26-58 0-67 0-67-38 0-51 0-102 0-153 0-89 59-134 114-134 53 0 63 45 63 93 0 65 0 129 0 194 0 38-10 38-67 38 0 9 0 17 0 26 31-2 72-2 95-2 22 0 65 0 94 2 0-9 0-17 0-26-43 0-65 0-65-26 0-53 0-105 0-158 0-74 0-98-26-129-12-14-41-31-89-31-69 0-107 50-122 81-12-71-74-81-112-81-60 0-101 36-125 88 0-29 0-59 0-88-39 3-78 6-117 10 0 8 0 17 0 26 57 0 65 5 65 45z">
            <text:p/>
          </draw:path>
          <draw:path draw:style-name="gr4" draw:text-style-name="P7" draw:layer="layout" svg:width="0.246cm" svg:height="0.083cm" svg:x="5.009cm" svg:y="11.023cm" svg:viewBox="0 0 247 84" svg:d="M84 41c0-20-17-41-43-41-24 0-41 17-41 41 0 23 17 43 41 43 26 0 43-24 43-43zM247 41c0-24-20-41-44-41-26 0-43 21-43 41 0 19 17 43 43 43 24 0 44-20 44-43z">
            <text:p/>
          </draw:path>
          <draw:path draw:style-name="gr4" draw:text-style-name="P7" draw:layer="layout" svg:width="0.372cm" svg:height="0.383cm" svg:x="4.944cm" svg:y="11.207cm" svg:viewBox="0 0 373 384" svg:d="M373 196c0-108-83-196-186-196-106 0-187 91-187 196 0 107 89 188 187 188 100 0 186-83 186-188zM187 363c-36 0-72-19-96-57-22-36-22-86-22-117 0-34 0-79 22-115 21-38 62-55 96-55 36 0 73 17 95 53 23 35 22 86 22 117s0 76-19 112c-19 38-55 62-98 62z">
            <text:p/>
          </draw:path>
          <draw:path draw:style-name="gr4" draw:text-style-name="P7" draw:layer="layout" svg:width="0.384cm" svg:height="0.551cm" svg:x="5.365cm" svg:y="11.202cm" svg:viewBox="0 0 385 552" svg:d="M163 236c-72 0-72-83-72-105 0-21 0-47 12-69 7-9 26-33 60-33 74 0 74 83 74 102 0 24-2 50-14 72-8 10-27 33-60 33zM65 267c0-2 0-21 14-38 33 24 67 26 84 26 79 0 136-59 136-124 0-28-14-59-33-78 28-29 60-34 74-34 2 0 7 0 9 0-9 5-14 12-14 24 0 14 12 24 24 24 10 0 26-7 26-26 0-15-12-41-43-41-16 0-55 5-91 41-33-29-69-31-88-31-79 0-137 57-137 121 0 39 19 70 41 86-12 12-26 41-26 70 0 26 9 57 36 74-51 14-77 50-77 83 0 62 84 108 187 108 98 0 186-43 186-108 0-31-12-71-55-95-45-24-93-24-146-24-19 0-57 0-62 0-26-5-45-31-45-58zM187 532c-86 0-144-42-144-88 0-38 34-69 69-71 17 0 34 0 51 0 72 0 165 0 165 71 0 46-60 88-141 88z">
            <text:p/>
          </draw:path>
          <draw:path draw:style-name="gr4" draw:text-style-name="P7" draw:layer="layout" svg:width="0.186cm" svg:height="0.579cm" svg:x="5.789cm" svg:y="11.002cm" svg:viewBox="0 0 187 580" svg:d="M122 0c-41 3-81 6-122 10 0 8 0 17 0 26 60 0 67 5 67 45 0 145 0 290 0 435 0 38-10 38-67 38 0 9 0 17 0 26 29-2 73-2 93-2 21 0 63 0 94 2 0-9 0-17 0-26-55 0-65 0-65-38 0-172 0-344 0-516z">
            <text:p/>
          </draw:path>
          <draw:path draw:style-name="gr4" draw:text-style-name="P7" draw:layer="layout" svg:width="0.179cm" svg:height="0.558cm" svg:x="6.024cm" svg:y="11.023cm" svg:viewBox="0 0 180 559" svg:d="M122 189c-40 3-80 6-120 9 0 9 0 18 0 26 55 0 63 5 63 46 0 75 0 149 0 224 0 38-8 38-65 38 0 9 0 18 0 27 26-3 72-3 93-3 29 0 58 0 87 3 0-9 0-18 0-27-56 0-58-4-58-38 0-102 0-203 0-305zM124 43c0-26-21-43-45-43-26 0-43 21-43 43 0 24 17 45 43 45 24 0 45-19 45-45z">
            <text:p/>
          </draw:path>
          <draw:path draw:style-name="gr4" draw:text-style-name="P7" draw:layer="layout" svg:width="0.32cm" svg:height="0.383cm" svg:x="6.258cm" svg:y="11.207cm" svg:viewBox="0 0 321 384" svg:d="M69 191c0-136 70-170 115-170 7 0 60 0 89 32-34 2-38 26-38 38 0 21 14 38 38 38 21 0 38-14 38-41 0-55-64-88-129-88-105 0-182 91-182 193 0 108 84 191 180 191 114 0 141-101 141-109 0-9-10-8-12-8-7 0-10 3-10 8-26 78-79 88-110 88-45 0-120-36-120-172z">
            <text:p/>
          </draw:path>
          <draw:path draw:style-name="gr4" draw:text-style-name="P7" draw:layer="layout" svg:width="0.42cm" svg:height="0.579cm" svg:x="6.608cm" svg:y="11.002cm" svg:viewBox="0 0 421 580" svg:d="M65 516c0 38-10 38-65 38 0 9 0 17 0 26 29-2 72-2 93-2 22 0 67 0 96 2 0-9 0-17 0-26-57 0-67 0-67-38 0-51 0-102 0-153 0-88 60-134 115-134 53 0 62 46 62 93 0 65 0 129 0 194 0 38-9 38-67 38 0 9 0 17 0 26 31-2 74-2 96-2 21 0 65 0 93 2 0-9 0-17 0-26-43 0-64 0-64-26 0-53 0-105 0-158 0-74 0-98-27-129-12-14-38-31-88-31-70 0-108 50-122 81 0-97 0-194 0-291-40 3-80 6-120 10 0 8 0 17 0 26 57 0 65 5 65 45 0 145 0 290 0 435z">
            <text:p/>
          </draw:path>
          <draw:path draw:style-name="gr4" draw:text-style-name="P7" draw:layer="layout" svg:width="0.325cm" svg:height="0.383cm" svg:x="7.07cm" svg:y="11.207cm" svg:viewBox="0 0 326 384" svg:d="M72 165c5-127 76-146 103-146 88 0 95 112 95 146-66 0-132 0-198 0zM72 181c78 0 156 0 234 0 17 0 20 0 20-16 0-84-46-165-151-165-96 0-175 86-175 191 0 112 89 193 187 193 103 0 139-93 139-109 0-8-5-10-10-10-7 0-10 5-12 12-29 86-105 86-113 86-43 0-76-26-95-57-24-39-24-96-24-125z">
            <text:p/>
          </draw:path>
          <draw:path draw:style-name="gr4" draw:text-style-name="P7" draw:layer="layout" svg:width="0.281cm" svg:height="0.369cm" svg:x="7.445cm" svg:y="11.212cm" svg:viewBox="0 0 282 370" svg:d="M115 93c0-31 0-62 0-93-38 3-77 6-115 10 0 8 0 17 0 26 57 0 65 5 65 45 0 75 0 150 0 225 0 38-10 38-65 38 0 9 0 17 0 26 31-2 72-2 96-2 33 0 72 0 105 2 0-9 0-17 0-26-6 0-11 0-17 0-62 0-64-10-64-41 0-42 0-84 0-126 0-84 36-158 100-158 5 0 5 0 7 0-2 0-19 12-19 34 0 23 19 35 36 35s38-10 38-38c0-27-26-50-62-50-62 0-93 55-105 93z">
            <text:p/>
          </draw:path>
          <draw:path draw:style-name="gr4" draw:text-style-name="P7" draw:layer="layout" svg:width="0.832cm" svg:height="0.586cm" svg:x="8.046cm" svg:y="11.011cm" svg:viewBox="0 0 833 587" svg:d="M749 81c14-48 50-55 84-55 0-8 0-17 0-26-26 0-50 2-77 2-24 0-79-2-100-2 0 9 0 18 0 26 57 0 74 27 74 43 0 5-2 12-5 17-42 129-84 258-127 387-44-137-89-274-134-411 0-2-2-7-2-12 0-24 48-24 72-24 0-8 0-17 0-26-31 2-88 2-120 2s-69-2-103-2c0 9 0 18 0 26 48 0 65 0 74 29 7 20 13 40 19 60-39 119-78 238-117 358-44-137-89-274-134-411-2-2-2-9-2-12 0-24 48-24 72-24 0-8 0-17 0-26-32 2-88 2-120 2s-69-2-103-2c0 9 0 18 0 26 62 0 67 3 77 34 55 171 111 342 167 513 3 7 5 14 17 14s12-4 17-16c46-141 92-282 138-423 47 142 93 283 139 425 3 7 5 14 17 14s12-4 17-16c53-163 107-327 160-490z">
            <text:p/>
          </draw:path>
          <draw:path draw:style-name="gr4" draw:text-style-name="P7" draw:layer="layout" svg:width="0.325cm" svg:height="0.383cm" svg:x="8.848cm" svg:y="11.207cm" svg:viewBox="0 0 326 384" svg:d="M72 165c5-127 74-146 103-146 86 0 95 112 95 146-66 0-132 0-198 0zM69 181c79 0 157 0 235 0 19 0 22 0 22-16 0-84-46-165-151-165-98 0-175 86-175 191 0 112 89 193 184 193 103 0 142-93 142-109 0-8-8-10-10-10-10 0-10 5-12 12-29 86-105 86-113 86-43 0-76-26-95-57-27-39-27-96-27-125z">
            <text:p/>
          </draw:path>
          <draw:path draw:style-name="gr4" draw:text-style-name="P7" draw:layer="layout" svg:width="0.186cm" svg:height="0.579cm" svg:x="9.226cm" svg:y="11.002cm" svg:viewBox="0 0 187 580" svg:d="M122 0c-41 3-81 6-122 10 0 8 0 17 0 26 60 0 65 5 65 45 0 145 0 290 0 435 0 38-8 38-65 38 0 9 0 17 0 26 29-2 72-2 93-2 22 0 63 0 94 2 0-9 0-17 0-26-58 0-65 0-65-38 0-172 0-344 0-516z">
            <text:p/>
          </draw:path>
          <draw:path draw:style-name="gr4" draw:text-style-name="P7" draw:layer="layout" svg:width="0.262cm" svg:height="0.524cm" svg:x="9.449cm" svg:y="11.066cm" svg:viewBox="0 0 263 525" svg:d="M129 181c40 0 80 0 120 0 0-8 0-17 0-26-40 0-80 0-120 0 0-52 0-103 0-155-7 0-14 0-21 0 0 69-27 160-108 162 0 7 0 13 0 19 24 0 48 0 72 0 0 77 0 153 0 230 0 102 76 114 108 114 59 0 83-59 83-114 0-16 0-32 0-48-7 0-14 0-21 0 0 16 0 32 0 48 0 62-27 93-58 93-55 0-55-77-55-91 0-77 0-154 0-232z">
            <text:p/>
          </draw:path>
          <draw:path draw:style-name="gr4" draw:text-style-name="P7" draw:layer="layout" svg:width="0.325cm" svg:height="0.383cm" svg:x="9.781cm" svg:y="11.207cm" svg:viewBox="0 0 326 384" svg:d="M72 165c5-127 76-146 105-146 86 0 93 112 93 146-66 0-132 0-198 0zM72 181c78 0 156 0 234 0 17 0 20 0 20-16 0-84-46-165-149-165-98 0-177 86-177 191 0 112 89 193 187 193 103 0 139-93 139-109 0-8-5-10-10-10-7 0-10 5-12 12-29 86-105 86-113 86-43 0-76-26-95-57-24-39-24-96-24-125z">
            <text:p/>
          </draw:path>
          <draw:path draw:style-name="gr4" draw:text-style-name="P7" draw:layer="layout" svg:width="0.423cm" svg:height="0.369cm" svg:x="10.159cm" svg:y="11.212cm" svg:viewBox="0 0 424 370" svg:d="M65 81c0 75 0 150 0 225 0 38-8 38-65 38 0 9 0 17 0 26 29-2 72-2 96-2 21 0 64 0 93 2 0-9 0-17 0-26-55 0-65 0-65-38 0-51 0-102 0-153 0-89 60-134 113-134s62 45 62 93c0 65 0 129 0 194 0 38-9 38-64 38 0 9 0 17 0 26 28-2 71-2 93-2 24 0 67 0 96 2 0-9 0-17 0-26-43 0-65 0-67-26 0-53 0-105 0-158 0-74 0-98-27-129-9-14-38-31-86-31-62 0-103 36-124 88 0-29 0-59 0-88-40 3-80 6-120 10 0 8 0 17 0 26 60 0 65 5 65 45z">
            <text:p/>
          </draw:path>
        </draw:g>
        <draw:line draw:style-name="gr12" draw:text-style-name="P14" draw:layer="layout" svg:x1="11.33cm" svg:y1="11.419cm" svg:x2="13.049cm" svg:y2="11.419cm">
          <text:p/>
        </draw:lin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nterpretationsfunktion <text:span text:style-name="T23">I</text:span><text:span text:style-name="T23">(</text:span><text:span text:style-name="T23">f</text:span><text:span text:style-name="T23">,</text:span><text:span text:style-name="T23"> </text:span><text:span text:style-name="T23">w</text:span><text:span text:style-name="T23">)</text:span><text:span text:style-name="T24"> </text:span></text:p>
          </draw:text-box>
        </draw:frame>
        <draw:frame presentation:style-name="pr11" draw:text-style-name="P8" draw:layer="layout" svg:width="25.199cm" svg:height="11.751cm" svg:x="1.4cm" svg:y="3.504cm" presentation:class="subtitle" presentation:user-transformed="true">
          <draw:text-box>
            <text:p text:style-name="P2"><text:span text:style-name="T9">I</text:span><text:span text:style-name="T9">n</text:span><text:span text:style-name="T9">t</text:span><text:span text:style-name="T9">e</text:span><text:span text:style-name="T9">r</text:span><text:span text:style-name="T9">p</text:span><text:span text:style-name="T9">r</text:span><text:span text:style-name="T9">e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text:span text:style-name="T9">f</text:span><text:span text:style-name="T9">u</text:span><text:span text:style-name="T9">n</text:span><text:span text:style-name="T9">k</text:span><text:span text:style-name="T9">t</text:span><text:span text:style-name="T9">i</text:span><text:span text:style-name="T9">o</text:span><text:span text:style-name="T9">n</text:span><text:span text:style-name="T9">e</text:span><text:span text:style-name="T9">n</text:span><text:span text:style-name="T9"> </text:span><text:span text:style-name="T25">d</text:span><text:span text:style-name="T25">e</text:span><text:span text:style-name="T25">f</text:span><text:span text:style-name="T25">i</text:span><text:span text:style-name="T25">n</text:span><text:span text:style-name="T25">i</text:span><text:span text:style-name="T25">e</text:span><text:span text:style-name="T25">r</text:span><text:span text:style-name="T25">e</text:span><text:span text:style-name="T25">n</text:span><text:span text:style-name="T25"> </text:span><text:span text:style-name="T25">d</text:span><text:span text:style-name="T25">i</text:span><text:span text:style-name="T25">e</text:span><text:span text:style-name="T25"> </text:span><text:span text:style-name="T25">S</text:span><text:span text:style-name="T25">e</text:span><text:span text:style-name="T25">m</text:span><text:span text:style-name="T25">a</text:span><text:span text:style-name="T25">n</text:span><text:span text:style-name="T25">t</text:span><text:span text:style-name="T25">i</text:span><text:span text:style-name="T25">k</text:span><text:span text:style-name="T9">.</text:span><text:span text:style-name="T9"> </text:span><text:span text:style-name="T9">D</text:span><text:span text:style-name="T9">i</text:span><text:span text:style-name="T9">e</text:span><text:span text:style-name="T9"> </text:span><text:span text:style-name="T9">n</text:span><text:span text:style-name="T9">e</text:span><text:span text:style-name="T9">h</text:span><text:span text:style-name="T9">m</text:span><text:span text:style-name="T9">e</text:span><text:span text:style-name="T9">n</text:span><text:span text:style-name="T9"> </text:span><text:span text:style-name="T9">a</text:span><text:span text:style-name="T9">l</text:span><text:span text:style-name="T9">s</text:span><text:span text:style-name="T9"> </text:span><text:span text:style-name="T9">A</text:span><text:span text:style-name="T9">r</text:span><text:span text:style-name="T9">g</text:span><text:span text:style-name="T9">u</text:span><text:span text:style-name="T9">m</text:span><text:span text:style-name="T9">e</text:span><text:span text:style-name="T9">n</text:span><text:span text:style-name="T9">t</text:span><text:span text:style-name="T9">e</text:span><text:span text:style-name="T9"> </text:span><text:span text:style-name="T9">e</text:span><text:span text:style-name="T9">i</text:span><text:span text:style-name="T9">n</text:span><text:span text:style-name="T9">e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 </text:span><text:span text:style-name="T9">u</text:span><text:span text:style-name="T9">n</text:span><text:span text:style-name="T9">d</text:span><text:span text:style-name="T9"> </text:span><text:span text:style-name="T9">e</text:span><text:span text:style-name="T9">i</text:span><text:span text:style-name="T9">n</text:span><text:span text:style-name="T9">e</text:span><text:span text:style-name="T9"> </text:span><text:span text:style-name="T9">W</text:span><text:span text:style-name="T9">e</text:span><text:span text:style-name="T9">l</text:span><text:span text:style-name="T9">t</text:span><text:span text:style-name="T9"> </text:span><text:span text:style-name="T9">u</text:span><text:span text:style-name="T9">n</text:span><text:span text:style-name="T9">d</text:span><text:span text:style-name="T9"> </text:span><text:span text:style-name="T9">g</text:span><text:span text:style-name="T9">e</text:span><text:span text:style-name="T9">b</text:span><text:span text:style-name="T9">e</text:span><text:span text:style-name="T9">n</text:span><text:span text:style-name="T9"> </text:span><text:span text:style-name="T9">e</text:span><text:span text:style-name="T9">i</text:span><text:span text:style-name="T9">n</text:span><text:span text:style-name="T9">e</text:span><text:span text:style-name="T9"> </text:span><text:span text:style-name="T9">W</text:span><text:span text:style-name="T9">a</text:span><text:span text:style-name="T9">h</text:span><text:span text:style-name="T9">r</text:span><text:span text:style-name="T9">h</text:span><text:span text:style-name="T9">e</text:span><text:span text:style-name="T9">i</text:span><text:span text:style-name="T9">t</text:span><text:span text:style-name="T9">s</text:span><text:span text:style-name="T9">w</text:span><text:span text:style-name="T9">e</text:span><text:span text:style-name="T9">r</text:span><text:span text:style-name="T9">t</text:span><text:span text:style-name="T9"> </text:span><text:span text:style-name="T9">z</text:span><text:span text:style-name="T9">u</text:span><text:span text:style-name="T9">r</text:span><text:span text:style-name="T9">ü</text:span><text:span text:style-name="T9">c</text:span><text:span text:style-name="T9">k</text:span><text:span text:style-name="T9">.</text:span><text:span text:style-name="T9"> </text:span><text:span text:style-name="T9">B</text:span><text:span text:style-name="T9">e</text:span><text:span text:style-name="T9">d</text:span><text:span text:style-name="T9">e</text:span><text:span text:style-name="T9">u</text:span><text:span text:style-name="T9">t</text:span><text:span text:style-name="T9">u</text:span><text:span text:style-name="T9">n</text:span><text:span text:style-name="T9">g</text:span><text:span text:style-name="T9">: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>W</text:span><text:span text:style-name="T9">i</text:span><text:span text:style-name="T9">r</text:span><text:span text:style-name="T9"> </text:span><text:span text:style-name="T9">s</text:span><text:span text:style-name="T9">a</text:span><text:span text:style-name="T9">g</text:span><text:span text:style-name="T9">e</text:span><text:span text:style-name="T9">n</text:span><text:span text:style-name="T9">,</text:span><text:span text:style-name="T9"> </text:span><text:span text:style-name="T9">d</text:span><text:span text:style-name="T9">a</text:span><text:span text:style-name="T9">s</text:span><text:span text:style-name="T9">s</text:span><text:span text:style-name="T9"> </text:span><text:span text:style-name="T9">e</text:span><text:span text:style-name="T9">i</text:span><text:span text:style-name="T9">n</text:span><text:span text:style-name="T9">e</text:span><text:span text:style-name="T9"> </text:span><text:span text:style-name="T9">W</text:span><text:span text:style-name="T9">e</text:span><text:span text:style-name="T9">l</text:span><text:span text:style-name="T9">t</text:span><text:span text:style-name="T9"> </text:span><text:span text:style-name="T9">e</text:span><text:span text:style-name="T9">i</text:span><text:span text:style-name="T9">n</text:span><text:span text:style-name="T9">e</text:span><text:span text:style-name="T9"> </text:span><text:span text:style-name="T9">b</text:span><text:span text:style-name="T9">e</text:span><text:span text:style-name="T9">s</text:span><text:span text:style-name="T9">t</text:span><text:span text:style-name="T9">i</text:span><text:span text:style-name="T9">m</text:span><text:span text:style-name="T9">m</text:span><text:span text:style-name="T9">t</text:span><text:span text:style-name="T9">e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 </text:span><text:span text:style-name="T9">e</text:span><text:span text:style-name="T9">r</text:span><text:span text:style-name="T9">f</text:span><text:span text:style-name="T9">ü</text:span><text:span text:style-name="T9">l</text:span><text:span text:style-name="T9">l</text:span><text:span text:style-name="T9">t</text:span><text:span text:style-name="T9">,</text:span><text:span text:style-name="T9"> </text:span><text:span text:style-name="T9">w</text:span><text:span text:style-name="T9">e</text:span><text:span text:style-name="T9">n</text:span><text:span text:style-name="T9">n</text:span><text:span text:style-name="T9"> </text:span><text:span text:style-name="T9">d</text:span><text:span text:style-name="T9">i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p</text:span><text:span text:style-name="T9">r</text:span><text:span text:style-name="T9">e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d</text:span><text:span text:style-name="T9">e</text:span><text:span text:style-name="T9">r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 </text:span><text:span text:style-name="T9">f</text:span><text:span text:style-name="T9">ü</text:span><text:span text:style-name="T9">r</text:span><text:span text:style-name="T9"> </text:span><text:span text:style-name="T9">d</text:span><text:span text:style-name="T9">i</text:span><text:span text:style-name="T9">e</text:span><text:span text:style-name="T9">s</text:span><text:span text:style-name="T9">e</text:span><text:span text:style-name="T9">n</text:span><text:span text:style-name="T9"> </text:span><text:span text:style-name="T9">W</text:span><text:span text:style-name="T9">e</text:span><text:span text:style-name="T9">l</text:span><text:span text:style-name="T9">t</text:span><text:span text:style-name="T9">z</text:span><text:span text:style-name="T9">u</text:span><text:span text:style-name="T9">s</text:span><text:span text:style-name="T9">t</text:span><text:span text:style-name="T9">a</text:span><text:span text:style-name="T9">n</text:span><text:span text:style-name="T9">d</text:span><text:span text:style-name="T9"> </text:span><text:span text:style-name="T9">w</text:span><text:span text:style-name="T9">a</text:span><text:span text:style-name="T9">h</text:span><text:span text:style-name="T9">r</text:span><text:span text:style-name="T9"> </text:span><text:span text:style-name="T9">i</text:span><text:span text:style-name="T9">s</text:span><text:span text:style-name="T9">t</text:span><text:span text:style-name="T9">.</text:span><text:span text:style-name="T9"> </text:span><text:span text:style-name="T9">M</text:span><text:span text:style-name="T9">i</text:span><text:span text:style-name="T9">t</text:span><text:span text:style-name="T9"> </text:span><text:span text:style-name="T9">a</text:span><text:span text:style-name="T9">n</text:span><text:span text:style-name="T9">d</text:span><text:span text:style-name="T9">e</text:span><text:span text:style-name="T9">r</text:span><text:span text:style-name="T9">e</text:span><text:span text:style-name="T9">n</text:span><text:span text:style-name="T9"> </text:span><text:span text:style-name="T9">W</text:span><text:span text:style-name="T9">o</text:span><text:span text:style-name="T9">r</text:span><text:span text:style-name="T9">t</text:span><text:span text:style-name="T9">e</text:span><text:span text:style-name="T9">n</text:span><text:span text:style-name="T9">:</text:span><text:span text:style-name="T9"> </text:span><text:span text:style-name="T9">W</text:span><text:span text:style-name="T9">e</text:span><text:span text:style-name="T9">n</text:span><text:span text:style-name="T9">n</text:span><text:span text:style-name="T9"> </text:span><text:span text:style-name="T13">I</text:span><text:span text:style-name="T26">(</text:span><text:span text:style-name="T13">f</text:span><text:span text:style-name="T26">,</text:span><text:span text:style-name="T13"> </text:span><text:span text:style-name="T13">w</text:span><text:span text:style-name="T26">)</text:span><text:span text:style-name="T13"> </text:span><text:span text:style-name="T26">=</text:span><text:span text:style-name="T13"> </text:span><text:span text:style-name="T13">1</text:span><text:span text:style-name="T27">,</text:span><text:span text:style-name="T9"> </text:span><text:span text:style-name="T10">e</text:span><text:span text:style-name="T10">r</text:span><text:span text:style-name="T10">f</text:span><text:span text:style-name="T10">ü</text:span><text:span text:style-name="T10">l</text:span><text:span text:style-name="T10">l</text:span><text:span text:style-name="T10">t</text:span><text:span text:style-name="T28"> </text:span><text:span text:style-name="T13">w</text:span><text:span text:style-name="T29"> </text:span><text:span text:style-name="T9"><text:s/></text:span><text:span text:style-name="T9">d</text:span><text:span text:style-name="T9">i</text:span><text:span text:style-name="T9">e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 </text:span><text:span text:style-name="T13">f</text:span><text:span text:style-name="T12"> </text:span><text:span text:style-name="T9">.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</draw:text-box>
        </draw:frame>
        <draw:g draw:style-name="gr2">
          <svg:title>TexMaths</svg:title>
          <svg:desc>24§display§I(f, w) = 1 \: \text{wenn} \: f \vDash 1 \: \text{für welt} \: w, \: \text{und}§svg§600§FALSE§</svg:desc>
          <draw:path draw:style-name="gr3" draw:text-style-name="P6" draw:layer="layout" svg:width="13.967cm" svg:height="0.753cm" svg:x="2.399cm" svg:y="7.577cm" svg:viewBox="0 0 13968 754" svg:d="M0 0c4656 0 9312 0 13968 0 0 251 0 503 0 754-4656 0-9312 0-13968 0 0-251 0-503 0-754z">
            <text:p/>
          </draw:path>
          <draw:path draw:style-name="gr4" draw:text-style-name="P7" draw:layer="layout" svg:width="0.39cm" svg:height="0.571cm" svg:x="2.356cm" svg:y="7.591cm" svg:viewBox="0 0 391 572" svg:d="M288 65c7-31 10-39 77-39 19 0 26 0 26-16 0-10-9-10-12-10-26 0-89 2-113 2s-86-2-110-2c-7 0-17 0-17 17 0 9 7 9 22 9 36 0 60 0 60 15 0 4 0 7-3 14-38 151-76 302-115 452-7 32-9 39-77 39-19 0-26 0-26 17 0 9 10 9 12 9 26 0 86-2 113-2 24 0 86 2 113 2 4 0 16 0 16-17 0-9-7-9-26-9-14 0-19 0-36 0-17-3-22-7-22-15 0-7 3-14 5-19 38-149 75-298 113-447z">
            <text:p/>
          </draw:path>
          <draw:path draw:style-name="gr4" draw:text-style-name="P7" draw:layer="layout" svg:width="0.196cm" svg:height="0.839cm" svg:x="2.848cm" svg:y="7.534cm" svg:viewBox="0 0 197 840" svg:d="M197 831c0-3 0-3-15-17-105-108-134-266-134-395 0-146 34-292 137-395 12-12 12-12 12-14 0-8-5-10-10-10-7 0-84 57-134 165-43 91-53 184-53 254 0 67 10 167 55 263 51 103 125 158 132 158 5 0 10-2 10-9z">
            <text:p/>
          </draw:path>
          <draw:path draw:style-name="gr4" draw:text-style-name="P7" draw:layer="layout" svg:width="0.419cm" svg:height="0.763cm" svg:x="3.138cm" svg:y="7.572cm" svg:viewBox="0 0 420 764" svg:d="M264 256c24 0 48 0 72 0 17 0 26 0 26-17 0-9-9-9-24-9-23 0-46 0-69 0 5-32 11-64 17-96 4-17 16-77 21-86 7-17 22-29 39-29 4 0 26 0 43 15-39 2-46 33-46 45 0 19 15 29 31 29 22 0 46-19 46-51 0-38-38-57-74-57-29 0-82 14-106 98-5 17-7 26-29 132-19 0-38 0-57 0-17 0-27 0-27 17 0 9 10 9 24 9 19 0 37 0 55 0-20 110-41 220-62 330-14 82-29 158-74 158-3 0-24 0-39-14 39-2 46-33 46-45 0-20-15-29-31-29-22 0-46 19-46 50 0 38 36 58 70 58 48 0 81-51 96-82 26-52 48-153 48-160 16-89 33-177 50-266z">
            <text:p/>
          </draw:path>
          <draw:path draw:style-name="gr4" draw:text-style-name="P7" draw:layer="layout" svg:width="0.097cm" svg:height="0.25cm" svg:x="3.623cm" svg:y="8.075cm" svg:viewBox="0 0 98 251" svg:d="M98 89c0-55-21-89-55-89-26 0-43 22-43 45 0 22 17 44 43 44 10 0 22-3 29-10 5-2 3-2 5-2s2 0 2 12c0 62-29 112-57 138-10 10-10 12-10 15 0 5 5 9 10 9 9 0 76-64 76-162z">
            <text:p/>
          </draw:path>
          <draw:path draw:style-name="gr4" draw:text-style-name="P7" draw:layer="layout" svg:width="0.556cm" svg:height="0.38cm" svg:x="3.949cm" svg:y="7.792cm" svg:viewBox="0 0 557 381" svg:d="M365 86c5-17 12-48 12-52 0-17-12-24-24-24-10 0-27 7-31 24-3 4-44 165-48 186-8 27-8 41-8 58 0 7 0 9 0 14-19 43-45 69-76 69-68 0-68-62-68-76 0-26 3-60 44-163 9-24 14-36 14-53 0-38-29-69-70-69-79 0-110 122-110 129 0 10 7 10 10 10 7 0 9-3 14-17 22-77 55-103 84-103 7 0 22 0 22 26 0 22-10 46-17 60-36 98-46 139-46 170 0 77 55 106 120 106 15 0 53 0 87-60 21 55 81 60 105 60 65 0 101-53 123-103 28-65 55-177 55-218 0-48-22-60-36-60-22 0-43 22-43 41 0 12 4 16 14 21 7 10 29 31 29 72 0 29-24 113-46 153-21 46-53 74-93 74-39 0-63-23-63-71 0-24 7-51 10-63 12-47 24-94 36-141z">
            <text:p/>
          </draw:path>
          <draw:path draw:style-name="gr4" draw:text-style-name="P7" draw:layer="layout" svg:width="0.193cm" svg:height="0.839cm" svg:x="4.6cm" svg:y="7.534cm" svg:viewBox="0 0 194 840" svg:d="M194 419c0-65-9-165-55-261-50-103-122-158-132-158-5 0-7 5-7 10 0 2 0 2 14 19 84 81 132 215 132 390 0 144-31 292-136 397-10 12-10 12-10 15 0 4 2 9 7 9 10 0 84-57 135-165 43-91 52-184 52-256z">
            <text:p/>
          </draw:path>
          <draw:path draw:style-name="gr4" draw:text-style-name="P7" draw:layer="layout" svg:width="0.56cm" svg:height="0.198cm" svg:x="5.159cm" svg:y="7.855cm" svg:viewBox="0 0 561 199" svg:d="M533 36c12 0 28-1 28-19s-16-17-26-17c-169 0-337 0-506 0-12 0-29-1-29 17s17 19 29 19c168 0 336 0 504 0zM535 199c10 0 26 1 26-17s-16-19-28-19c-168 0-336 0-504 0-12 0-29 1-29 19s17 17 29 17c169 0 337 0 506 0z">
            <text:p/>
          </draw:path>
          <draw:path draw:style-name="gr4" draw:text-style-name="P7" draw:layer="layout" svg:width="0.277cm" svg:height="0.557cm" svg:x="6.078cm" svg:y="7.606cm" svg:viewBox="0 0 278 558" svg:d="M173 22c0-22 0-22-19-22-53 53-128 53-154 53 0 8 0 17 0 26 17 0 67 0 110-22 0 145 0 289 0 434 0 31-2 40-79 40-9 0-17 0-26 0 0 9 0 18 0 27 29-3 103-3 137-3 33 0 108 0 136 3 0-9 0-18 0-27-8 0-17 0-26 0-77 0-79-9-79-40 0-157 0-313 0-469z">
            <text:p/>
          </draw:path>
          <draw:path draw:style-name="gr4" draw:text-style-name="P7" draw:layer="layout" svg:width="0.577cm" svg:height="0.37cm" svg:x="6.627cm" svg:y="7.802cm" svg:viewBox="0 0 578 371" svg:d="M506 79c15-41 41-53 72-53 0-8 0-17 0-26-19 2-43 2-62 2-24 0-62-2-79-2 0 9 0 18 0 26 31 0 50 17 50 41 0 5 0 7-5 17-25 72-51 143-76 215-28-78-56-156-84-234-3-10-5-12-5-17 0-22 33-22 50-22 0-8 0-17 0-26-24 0-67 2-86 2-27 0-51 0-77-2 0 9 0 18 0 26 31 0 46 3 53 12 5 5 14 31 19 46-24 68-48 135-72 203-26-74-53-148-79-222-5-12-5-12-5-17 0-22 34-22 50-22 0-8 0-17 0-26-26 0-72 2-91 2-5 0-50 0-79-2 0 9 0 18 0 26 41 0 53 3 62 29 36 99 71 198 106 297 5 12 8 19 19 19s12-5 17-17c28-79 56-158 84-237 29 79 58 158 86 237 3 10 6 17 17 17s15-7 17-17c33-91 66-183 98-275z">
            <text:p/>
          </draw:path>
          <draw:path draw:style-name="gr4" draw:text-style-name="P7" draw:layer="layout" svg:width="0.325cm" svg:height="0.384cm" svg:x="7.22cm" svg:y="7.788cm" svg:viewBox="0 0 326 385" svg:d="M72 165c5-124 77-146 103-146 89 0 96 113 96 146-66 0-133 0-199 0zM72 182c78 0 157 0 235 0 17 0 19 0 19-17 0-84-45-165-151-165-96 0-175 86-175 191 0 113 89 194 187 194 103 0 139-93 139-110 0-7-4-9-9-9-7 0-10 4-12 12-29 86-106 86-113 86-43 0-77-24-96-55-24-41-24-96-24-127z">
            <text:p/>
          </draw:path>
          <draw:path draw:style-name="gr4" draw:text-style-name="P7" draw:layer="layout" svg:width="0.424cm" svg:height="0.37cm" svg:x="7.599cm" svg:y="7.792cm" svg:viewBox="0 0 425 371" svg:d="M65 84c0 75 0 150 0 225 0 36-7 36-65 36 0 8 0 17 0 26 29 0 72-2 96-2 22 0 65 2 94 2 0-9 0-18 0-26-56 0-65 0-65-36 0-52 0-104 0-156 0-86 60-134 113-134 52 0 62 46 62 94 0 65 0 130 0 196 0 36-10 36-65 36 0 8 0 17 0 26 29 0 72-2 94-2 24 0 67 2 96 2 0-9 0-18 0-26-46 0-65 0-67-24 0-54 0-107 0-161 0-71 0-98-27-129-9-14-38-31-86-31-63 0-103 36-125 89 0-30 0-59 0-89-40 3-80 6-120 10 0 8 0 17 0 26 60 0 65 5 65 48z">
            <text:p/>
          </draw:path>
          <draw:path draw:style-name="gr4" draw:text-style-name="P7" draw:layer="layout" svg:width="0.424cm" svg:height="0.37cm" svg:x="8.067cm" svg:y="7.792cm" svg:viewBox="0 0 425 371" svg:d="M67 84c0 75 0 150 0 225 0 36-9 36-67 36 0 8 0 17 0 26 31 0 72-2 96-2 22 0 65 2 94 2 0-9 0-18 0-26-56 0-65 0-65-36 0-52 0-104 0-156 0-86 60-134 113-134 52 0 62 46 62 94 0 65 0 130 0 196 0 36-10 36-65 36 0 8 0 17 0 26 29 0 72-2 96-2 22 0 65 2 94 2 0-9 0-18 0-26-43 0-65 0-65-24 0-54 0-107 0-161 0-71 0-98-26-129-12-14-41-31-89-31-63 0-101 36-125 89 0-30 0-59 0-89-40 3-80 6-120 10 0 8 0 17 0 26 60 0 67 5 67 48z">
            <text:p/>
          </draw:path>
          <draw:path draw:style-name="gr4" draw:text-style-name="P7" draw:layer="layout" svg:width="0.419cm" svg:height="0.763cm" svg:x="8.741cm" svg:y="7.572cm" svg:viewBox="0 0 420 764" svg:d="M264 256c24 0 48 0 72 0 17 0 26 0 26-17 0-9-9-9-21-9-24 0-48 0-72 0 6-32 13-64 19-96 2-17 14-77 19-86 7-17 22-29 41-29 2 0 24 0 41 15-39 2-46 33-46 45 0 19 15 29 31 29 22 0 46-19 46-51 0-38-38-57-72-57-29 0-82 14-108 98-5 17-7 26-29 132-19 0-38 0-57 0-15 0-24 0-24 17 0 9 7 9 24 9 18 0 36 0 55 0-22 110-43 220-65 330-14 82-29 158-72 158-5 0-24 0-41-14 39-2 46-33 46-45 0-20-15-29-31-29-22 0-46 19-46 50 0 38 36 58 72 58 46 0 79-51 94-82 28-52 48-153 48-160 16-89 33-177 50-266z">
            <text:p/>
          </draw:path>
          <draw:path draw:style-name="gr4" draw:text-style-name="P7" draw:layer="layout" svg:width="0.419cm" svg:height="0.581cm" svg:x="9.48cm" svg:y="7.582cm" svg:viewBox="0 0 420 582" svg:d="M391 390c15 0 29-1 29-19s-14-17-29-17c-119 0-238 0-357 0 0-43 0-86 0-129 119 0 238 0 357 0 15 0 29 0 29-17s-14-17-29-17c-119 0-238 0-357 0 0-54 0-108 0-162 0-15 0-29-17-29s-17 14-17 29c0 174 0 349 0 524 0 12 0 29 17 29s17-15 17-29c0-54 0-109 0-163 119 0 238 0 357 0z">
            <text:p/>
          </draw:path>
          <draw:path draw:style-name="gr4" draw:text-style-name="P7" draw:layer="layout" svg:width="0.277cm" svg:height="0.557cm" svg:x="10.258cm" svg:y="7.606cm" svg:viewBox="0 0 278 558" svg:d="M173 22c0-22 0-22-19-22-51 53-125 53-154 53 0 8 0 17 0 26 17 0 67 0 110-22 0 145 0 289 0 434 0 31-2 40-76 40-10 0-20 0-29 0 0 9 0 18 0 27 31-3 103-3 137-3 33 0 108 0 136 3 0-9 0-18 0-27-8 0-17 0-26 0-77 0-79-9-79-40 0-157 0-313 0-469z">
            <text:p/>
          </draw:path>
          <draw:path draw:style-name="gr4" draw:text-style-name="P7" draw:layer="layout" svg:width="0.273cm" svg:height="0.59cm" svg:x="10.819cm" svg:y="7.572cm" svg:viewBox="0 0 274 591" svg:d="M120 230c0-33 0-66 0-98 0-72 41-113 79-113 3 0 15 0 27 5-10 5-24 14-24 36 0 19 12 36 36 36s36-17 36-36c0-31-32-60-75-60-60 0-132 45-132 134 0 32 0 64 0 96-22 0-45 0-67 0 0 9 0 17 0 26 22 0 45 0 67 0 0 91 0 182 0 273 0 36-9 36-65 36 0 9 0 17 0 26 34 0 72-2 96-2 34 0 72 0 108 2 0-9 0-17 0-26-6 0-12 0-19 0-62 0-65-10-65-38 0-91 0-181 0-271 33 0 66 0 99 0 0-9 0-17 0-26-34 0-67 0-101 0z">
            <text:p/>
          </draw:path>
          <draw:path draw:style-name="gr4" draw:text-style-name="P7" draw:layer="layout" svg:width="0.246cm" svg:height="0.083cm" svg:x="11.16cm" svg:y="7.603cm" svg:viewBox="0 0 247 84" svg:d="M84 41c0-19-17-41-41-41s-43 17-43 41 19 43 43 43 41-22 41-43zM247 41c0-24-19-41-41-41-26 0-43 20-43 41 0 20 17 43 43 43 22 0 41-19 41-43z">
            <text:p/>
          </draw:path>
          <draw:path draw:style-name="gr4" draw:text-style-name="P7" draw:layer="layout" svg:width="0.421cm" svg:height="0.38cm" svg:x="11.078cm" svg:y="7.792cm" svg:viewBox="0 0 422 381" svg:d="M302 304c0 26 0 51 0 77 40-4 80-7 120-10 0-9 0-18 0-26-57 0-64-5-64-46 0-100 0-199 0-299-42 3-84 6-125 10 0 8 0 17 0 26 60 0 67 5 67 48 0 49 0 99 0 148 0 72-41 129-103 129-70 0-75-38-75-81 0-93 0-187 0-280-40 3-81 6-122 10 0 8 0 17 0 26 65 0 65 2 65 77 0 42 0 84 0 126 0 65 0 142 127 142 48 0 84-24 110-77z">
            <text:p/>
          </draw:path>
          <draw:path draw:style-name="gr4" draw:text-style-name="P7" draw:layer="layout" svg:width="0.282cm" svg:height="0.37cm" svg:x="11.541cm" svg:y="7.792cm" svg:viewBox="0 0 283 371" svg:d="M118 93c0-31 0-62 0-93-40 3-79 6-118 10 0 8 0 17 0 26 60 0 67 5 67 48 0 75 0 150 0 225 0 36-9 36-67 36 0 8 0 17 0 26 34 0 74-2 96-2 34 0 74 0 108 2 0-9 0-18 0-26-6 0-11 0-17 0-62 0-65-10-65-39 0-43 0-86 0-129 0-84 36-158 99-158 7 0 6 0 9 0-2 3-19 12-19 34 0 24 19 36 36 36s36-9 36-36c0-28-24-53-62-53-60 0-91 57-103 93z">
            <text:p/>
          </draw:path>
          <draw:path draw:style-name="gr4" draw:text-style-name="P7" draw:layer="layout" svg:width="0.575cm" svg:height="0.37cm" svg:x="12.146cm" svg:y="7.802cm" svg:viewBox="0 0 576 371" svg:d="M506 79c15-41 41-53 70-53 0-8 0-17 0-26-17 2-43 2-60 2-26 0-62-2-79-2 0 9 0 18 0 26 31 0 48 17 48 41 0 5 0 7-3 17-25 72-51 143-76 215-28-78-56-156-84-234-5-10-5-12-5-17 0-22 33-22 50-22 0-8 0-17 0-26-24 0-67 2-89 2-24 0-48 0-74-2 0 9 0 18 0 26 31 0 46 3 53 12 5 5 14 31 19 46-24 68-48 135-72 203-26-74-53-148-79-222-5-12-5-12-5-17 0-22 34-22 50-22 0-8 0-17 0-26-26 0-74 2-93 2-3 0-48 0-77-2 0 9 0 18 0 26 41 0 50 3 62 29 36 99 71 198 106 297 5 12 6 19 17 19s14-5 17-17c28-79 57-158 86-237 29 79 58 158 86 237 3 10 6 17 17 17s12-7 17-17c33-91 66-183 98-275z">
            <text:p/>
          </draw:path>
          <draw:path draw:style-name="gr4" draw:text-style-name="P7" draw:layer="layout" svg:width="0.325cm" svg:height="0.384cm" svg:x="12.739cm" svg:y="7.788cm" svg:viewBox="0 0 326 385" svg:d="M72 165c5-124 74-146 103-146 87 0 96 113 96 146-66 0-133 0-199 0zM70 182c78 0 156 0 235 0 19 0 21 0 21-17 0-84-45-165-151-165-98 0-175 86-175 191 0 113 89 194 185 194 103 0 141-93 141-110 0-7-7-9-9-9-10 0-10 4-12 12-29 86-106 86-113 86-43 0-77-24-96-55-26-41-26-96-26-127z">
            <text:p/>
          </draw:path>
          <draw:path draw:style-name="gr4" draw:text-style-name="P7" draw:layer="layout" svg:width="0.186cm" svg:height="0.581cm" svg:x="13.118cm" svg:y="7.582cm" svg:viewBox="0 0 187 582" svg:d="M122 0c-40 3-81 6-122 10 0 8 0 17 0 26 60 0 65 5 65 45 0 146 0 292 0 438 0 36-7 36-65 36 0 9 0 18 0 27 29 0 72-3 94-3 21 0 62 3 93 3 0-9 0-18 0-27-55 0-65 0-65-36 0-173 0-346 0-519z">
            <text:p/>
          </draw:path>
          <draw:path draw:style-name="gr4" draw:text-style-name="P7" draw:layer="layout" svg:width="0.263cm" svg:height="0.523cm" svg:x="13.341cm" svg:y="7.649cm" svg:viewBox="0 0 264 524" svg:d="M130 180c40 0 80 0 120 0 0-9 0-18 0-27-40 0-80 0-120 0 0-51 0-102 0-153-8 0-15 0-22 0 0 67-26 158-108 160 0 7 0 13 0 20 24 0 48 0 72 0 0 77 0 154 0 232 0 103 77 112 108 112 60 0 84-60 84-112 0-16 0-32 0-48-7 0-14 0-22 0 0 15 0 30 0 45 0 63-26 94-57 94-55 0-55-77-55-91 0-78 0-155 0-232z">
            <text:p/>
          </draw:path>
          <draw:path draw:style-name="gr4" draw:text-style-name="P7" draw:layer="layout" svg:width="0.558cm" svg:height="0.38cm" svg:x="13.864cm" svg:y="7.792cm" svg:viewBox="0 0 559 381" svg:d="M365 86c5-17 12-48 12-52 0-17-10-24-24-24-10 0-24 7-31 24-3 4-41 165-48 186-5 27-8 41-8 58 0 7 0 9 0 14-19 43-43 69-76 69-68 0-68-62-68-76 0-26 5-60 44-163 9-24 14-36 14-53 0-38-26-69-70-69-79 0-110 122-110 129 0 10 6 7 10 10 9 0 9-3 14-17 22-77 55-103 84-103 10 0 22 0 22 26 0 22-10 46-15 60-38 98-48 139-48 170 0 77 58 106 120 106 15 0 55 0 89-60 22 55 79 60 106 60 62 0 98-53 120-103 28-65 57-177 57-218 0-48-24-60-38-60-22 0-41 22-41 41 0 12 5 16 12 21 10 10 31 31 31 72 0 29-26 113-48 153-21 46-50 74-91 74s-62-23-62-71c0-24 4-51 7-63 12-47 24-94 36-141z">
            <text:p/>
          </draw:path>
          <draw:path draw:style-name="gr4" draw:text-style-name="P7" draw:layer="layout" svg:width="0.097cm" svg:height="0.25cm" svg:x="14.538cm" svg:y="8.075cm" svg:viewBox="0 0 98 251" svg:d="M98 89c0-55-21-89-52-89-29 0-46 22-46 45 0 22 17 44 46 44 9 0 19-3 28-10 3-2 3-2 5-2 0 4 0 0 0 12 0 62-29 112-55 138-10 10-10 12-10 15 0 5 3 9 8 9 9 0 76-64 76-162z">
            <text:p/>
          </draw:path>
          <draw:path draw:style-name="gr4" draw:text-style-name="P7" draw:layer="layout" svg:width="0.424cm" svg:height="0.38cm" svg:x="15.054cm" svg:y="7.792cm" svg:viewBox="0 0 425 381" svg:d="M305 304c0 26 0 51 0 77 40-4 80-7 120-10 0-9 0-18 0-26-58 0-65-5-65-46 0-100 0-199 0-299-42 3-83 6-125 10 0 8 0 17 0 26 60 0 65 5 65 48 0 49 0 99 0 148 0 72-38 129-101 129-72 0-74-38-74-81 0-93 0-187 0-280-42 3-83 6-125 10 0 8 0 17 0 26 67 0 67 2 67 77 0 42 0 84 0 126 0 65 0 142 127 142 48 0 84-24 111-77z">
            <text:p/>
          </draw:path>
          <draw:path draw:style-name="gr4" draw:text-style-name="P7" draw:layer="layout" svg:width="0.421cm" svg:height="0.37cm" svg:x="15.525cm" svg:y="7.792cm" svg:viewBox="0 0 422 371" svg:d="M65 84c0 75 0 150 0 225 0 36-10 36-65 36 0 8 0 17 0 26 29 0 72-2 94-2 21 0 67 2 96 2 0-9 0-18 0-26-58 0-68 0-68-36 0-52 0-104 0-156 0-86 60-134 116-134 52 0 62 46 62 94 0 65 0 130 0 196 0 36-10 36-67 36 0 8 0 17 0 26 31 0 74-2 96-2 21 0 65 2 93 2 0-9 0-18 0-26-43 0-64 0-64-24 0-54 0-107 0-161 0-71 0-98-27-129-12-14-38-31-89-31-60 0-100 36-124 89 0-30 0-59 0-89-40 3-79 6-118 10 0 8 0 17 0 26 58 0 65 5 65 48z">
            <text:p/>
          </draw:path>
          <draw:path draw:style-name="gr4" draw:text-style-name="P7" draw:layer="layout" svg:width="0.414cm" svg:height="0.59cm" svg:x="15.995cm" svg:y="7.582cm" svg:viewBox="0 0 415 591" svg:d="M290 536c0 19 0 37 0 55 42-3 84-6 125-9 0-9 0-18 0-27-60 0-67-4-67-45 0-170 0-340 0-510-40 3-80 6-120 10 0 8 0 17 0 26 58 0 65 5 65 45 0 61 0 122 0 182-24-31-60-52-106-52-101 0-187 83-187 191 0 105 82 189 178 189 55 0 91-28 112-55zM290 311c0 58 0 115 0 173 0 14 0 16-9 31-24 40-63 57-99 57-38 0-69-21-88-53-22-35-24-83-24-117 0-31 0-81 26-120 17-26 48-52 94-52 31 0 64 12 91 50 9 14 9 17 9 31z">
            <text:p/>
          </draw:path>
        </draw:g>
        <draw:g draw:style-name="gr2">
          <svg:title>TexMaths</svg:title>
          <svg:desc>24§display§I(f, w) = 0 \: \text{wenn} \: f \vDash 0 \: \text{für welt} \: w.§svg§600§FALSE§</svg:desc>
          <draw:path draw:style-name="gr3" draw:text-style-name="P6" draw:layer="layout" svg:width="12.184cm" svg:height="0.753cm" svg:x="2.401cm" svg:y="8.878cm" svg:viewBox="0 0 12185 754" svg:d="M0 0c4062 0 8123 0 12185 0 0 251 0 503 0 754-4062 0-8123 0-12185 0 0-251 0-503 0-754z">
            <text:p/>
          </draw:path>
          <draw:path draw:style-name="gr4" draw:text-style-name="P7" draw:layer="layout" svg:width="0.39cm" svg:height="0.571cm" svg:x="2.358cm" svg:y="8.892cm" svg:viewBox="0 0 391 572" svg:d="M288 65c7-31 10-39 77-39 19 0 26 0 26-16 0-10-9-10-12-10-26 0-89 2-113 2s-86-2-110-2c-7 0-19 0-19 17 0 9 9 9 24 9 36 0 60 0 60 15 0 4 0 7-3 14-38 151-76 302-115 452-7 32-9 39-77 39-19 0-26 0-26 17 0 9 10 9 12 9 26 0 86-2 113-2 24 0 86 2 113 2 4 0 16 0 16-17 0-9-7-9-26-9-14 0-19 0-36 0-17-3-22-7-22-15 0-7 3-14 5-19 38-149 75-298 113-447z">
            <text:p/>
          </draw:path>
          <draw:path draw:style-name="gr4" draw:text-style-name="P7" draw:layer="layout" svg:width="0.196cm" svg:height="0.839cm" svg:x="2.85cm" svg:y="8.835cm" svg:viewBox="0 0 197 840" svg:d="M197 831c0-3 0-3-15-17-105-108-134-266-134-393 0-148 34-294 137-397 12-12 12-12 12-14 0-8-5-10-10-10-7 0-84 57-134 165-43 91-53 184-53 256 0 65 10 165 55 261 51 103 125 158 132 158 5 0 10-2 10-9z">
            <text:p/>
          </draw:path>
          <draw:path draw:style-name="gr4" draw:text-style-name="P7" draw:layer="layout" svg:width="0.419cm" svg:height="0.763cm" svg:x="3.14cm" svg:y="8.873cm" svg:viewBox="0 0 420 764" svg:d="M264 256c24 0 48 0 72 0 17 0 26 0 26-17 0-9-9-9-24-9-23 0-46 0-69 0 5-32 11-64 17-96 4-17 16-77 21-86 7-17 22-29 39-29 4 0 26 0 43 15-39 2-46 33-46 45 0 19 15 29 31 29 22 0 46-19 46-51 0-38-38-57-74-57-29 0-82 14-106 98-5 17-7 26-29 132-19 0-38 0-57 0-17 0-27 0-27 17 0 9 7 9 24 9 19 0 37 0 55 0-20 110-41 220-62 330-14 82-29 158-74 158-3 0-24 0-39-14 39-2 46-33 46-45 0-20-15-29-31-29-22 0-46 19-46 50 0 38 36 58 70 58 48 0 81-51 96-82 26-52 45-153 48-160 16-89 33-177 50-266z">
            <text:p/>
          </draw:path>
          <draw:path draw:style-name="gr4" draw:text-style-name="P7" draw:layer="layout" svg:width="0.1cm" svg:height="0.25cm" svg:x="3.623cm" svg:y="9.376cm" svg:viewBox="0 0 101 251" svg:d="M101 89c0-55-22-89-55-89-27 0-46 22-46 45 0 22 19 44 46 44 9 0 21-3 28-10 3-2 4-2 5-2 3 0 3 0 3 12 0 62-30 112-58 138-10 10-10 12-10 15 0 5 5 9 10 9 7 0 77-64 77-162z">
            <text:p/>
          </draw:path>
          <draw:path draw:style-name="gr4" draw:text-style-name="P7" draw:layer="layout" svg:width="0.556cm" svg:height="0.38cm" svg:x="3.951cm" svg:y="9.093cm" svg:viewBox="0 0 557 381" svg:d="M365 86c5-17 12-48 12-52 0-17-12-24-24-24-10 0-27 7-31 24-3 4-44 165-48 186-8 27-8 41-8 58 0 7 0 9 0 14-19 43-45 69-76 69-68 0-68-62-68-76 0-26 3-60 44-163 9-24 14-36 14-53 0-38-29-69-70-69-79 0-110 122-110 129 0 10 7 10 10 10 7 0 9-3 12-17 24-77 57-103 86-103 7 0 22 0 22 26 0 22-10 46-17 60-36 98-46 139-46 170 0 77 55 106 120 106 15 0 53 0 87-60 21 55 81 60 105 60 63 0 101-53 122-103 29-65 56-177 56-218 0-48-22-60-36-60-22 0-44 22-44 41 0 12 5 16 12 21 10 10 32 31 32 72 0 29-24 113-46 153-21 46-53 74-93 74-39 0-63-23-63-71 0-24 7-51 10-63 12-47 24-94 36-141z">
            <text:p/>
          </draw:path>
          <draw:path draw:style-name="gr4" draw:text-style-name="P7" draw:layer="layout" svg:width="0.196cm" svg:height="0.839cm" svg:x="4.599cm" svg:y="8.835cm" svg:viewBox="0 0 197 840" svg:d="M197 421c0-67-10-167-55-263-51-103-125-158-132-158-5 0-10 5-10 10 0 2 0 2 17 19 84 81 132 215 132 392 0 142-31 290-137 395-12 12-12 12-12 15 0 4 5 9 10 9 7 0 84-57 134-165 43-91 53-184 53-254z">
            <text:p/>
          </draw:path>
          <draw:path draw:style-name="gr4" draw:text-style-name="P7" draw:layer="layout" svg:width="0.56cm" svg:height="0.198cm" svg:x="5.161cm" svg:y="9.156cm" svg:viewBox="0 0 561 199" svg:d="M533 36c12 0 28-1 28-19s-16-17-28-17c-168 0-336 0-504 0-12 0-29-1-29 17s17 19 29 19c168 0 336 0 504 0zM533 199c12 0 28 1 28-17s-16-19-28-19c-168 0-336 0-504 0-12 0-29 1-29 19s17 17 29 17c168 0 336 0 504 0z">
            <text:p/>
          </draw:path>
          <draw:path draw:style-name="gr4" draw:text-style-name="P7" draw:layer="layout" svg:width="0.354cm" svg:height="0.576cm" svg:x="6.036cm" svg:y="8.907cm" svg:viewBox="0 0 355 577" svg:d="M355 290c0-67-5-134-33-197-39-81-108-93-144-93-51 0-111 22-147 98-26 60-31 125-31 192 0 62 5 138 38 201 36 69 99 86 140 86 45 0 110-17 146-98 26-58 31-122 31-189zM178 558c-34 0-82-22-99-101-9-50-9-129-9-177 0-55 0-110 7-156 17-98 79-107 101-107 28 0 84 17 100 98 8 48 8 112 8 165 0 62 0 120-10 172-12 82-60 106-98 106z">
            <text:p/>
          </draw:path>
          <draw:path draw:style-name="gr4" draw:text-style-name="P7" draw:layer="layout" svg:width="0.575cm" svg:height="0.37cm" svg:x="6.629cm" svg:y="9.103cm" svg:viewBox="0 0 576 371" svg:d="M506 79c15-41 41-53 70-53 0-8 0-17 0-26-17 2-43 2-60 2-27 0-62-2-79-2 0 9 0 18 0 26 31 0 48 17 48 41 0 5 0 7-3 17-25 72-51 143-76 215-28-78-56-156-84-234-5-10-5-12-5-17 0-22 33-22 50-22 0-8 0-17 0-26-24 0-67 2-89 2-24 0-48 0-74-2 0 9 0 18 0 26 31 0 46 3 53 12 5 5 14 31 19 46-24 68-48 135-72 203-26-74-53-148-79-222-5-12-5-12-5-17 0-22 34-22 50-22 0-8 0-17 0-26-26 0-74 2-93 2-3 0-48 0-77-2 0 9 0 18 0 26 41 0 50 3 62 29 36 99 71 198 106 297 5 12 6 19 17 19s14-5 17-17c28-79 57-158 86-237 29 79 58 158 86 237 3 10 6 17 17 17s12-7 17-17c33-91 66-183 98-275z">
            <text:p/>
          </draw:path>
          <draw:path draw:style-name="gr4" draw:text-style-name="P7" draw:layer="layout" svg:width="0.325cm" svg:height="0.384cm" svg:x="7.222cm" svg:y="9.089cm" svg:viewBox="0 0 326 385" svg:d="M72 165c5-124 74-146 103-146 87 0 96 113 96 146-66 0-133 0-199 0zM70 182c78 0 156 0 235 0 19 0 21 0 21-17 0-84-45-165-151-165-98 0-175 86-175 191 0 113 89 194 185 194 103 0 141-93 141-110 0-7-7-9-9-9-10 0-10 4-12 12-29 86-106 86-113 86-43 0-77-24-96-55-26-41-26-96-26-127z">
            <text:p/>
          </draw:path>
          <draw:path draw:style-name="gr4" draw:text-style-name="P7" draw:layer="layout" svg:width="0.421cm" svg:height="0.37cm" svg:x="7.601cm" svg:y="9.093cm" svg:viewBox="0 0 422 371" svg:d="M65 84c0 75 0 150 0 225 0 36-10 36-65 36 0 8 0 17 0 26 29 0 72-2 94-2 24 0 67 2 96 2 0-9 0-18 0-26-58 0-68 0-68-36 0-52 0-104 0-156 0-86 60-134 116-134 52 0 62 46 62 94 0 65 0 130 0 196 0 36-10 36-67 36 0 8 0 17 0 26 31 0 74-2 96-2 21 0 67 2 93 2 0-9 0-18 0-26-43 0-64 0-64-24 0-54 0-107 0-161 0-71 0-98-27-129-12-14-38-31-89-31-60 0-100 36-124 89 0-30 0-59 0-89-40 3-79 6-118 10 0 8 0 17 0 26 58 0 65 5 65 48z">
            <text:p/>
          </draw:path>
          <draw:path draw:style-name="gr4" draw:text-style-name="P7" draw:layer="layout" svg:width="0.424cm" svg:height="0.37cm" svg:x="8.069cm" svg:y="9.093cm" svg:viewBox="0 0 425 371" svg:d="M65 84c0 75 0 150 0 225 0 36-10 36-65 36 0 8 0 17 0 26 29 0 72-2 96-2 22 0 65 2 94 2 0-9 0-18 0-26-58 0-65 0-65-36 0-52 0-104 0-156 0-86 60-134 113-134 52 0 62 46 62 94 0 65 0 130 0 196 0 36-10 36-65 36 0 8 0 17 0 26 29 0 72-2 94-2 21 0 67 2 96 2 0-9 0-18 0-26-46 0-65 0-67-24 0-54 0-107 0-161 0-71 0-98-27-129-12-14-38-31-89-31-60 0-100 36-124 89 0-30 0-59 0-89-40 3-79 6-118 10 0 8 0 17 0 26 60 0 65 5 65 48z">
            <text:p/>
          </draw:path>
          <draw:path draw:style-name="gr4" draw:text-style-name="P7" draw:layer="layout" svg:width="0.419cm" svg:height="0.763cm" svg:x="8.743cm" svg:y="8.873cm" svg:viewBox="0 0 420 764" svg:d="M264 256c24 0 48 0 72 0 17 0 26 0 26-17 0-9-9-9-24-9-23 0-46 0-69 0 5-32 11-64 17-96 4-17 16-77 21-86 7-17 22-29 39-29 4 0 26 0 43 15-39 2-46 33-46 45 0 19 15 29 31 29 22 0 46-19 46-51 0-38-38-57-74-57-29 0-82 14-106 98-5 17-7 26-29 132-19 0-38 0-57 0-17 0-27 0-27 17 0 9 10 9 24 9 19 0 37 0 55 0-20 110-41 220-62 330-14 82-29 158-74 158-3 0-24 0-39-14 39-2 46-33 46-45 0-20-15-29-31-29-22 0-46 19-46 50 0 38 36 58 70 58 48 0 81-51 96-82 26-52 45-153 48-160 16-89 33-177 50-266z">
            <text:p/>
          </draw:path>
          <draw:path draw:style-name="gr4" draw:text-style-name="P7" draw:layer="layout" svg:width="0.419cm" svg:height="0.581cm" svg:x="9.482cm" svg:y="8.883cm" svg:viewBox="0 0 420 582" svg:d="M391 390c15 0 29 1 29-17s-17-19-31-19c-119 0-237 0-355 0 0-43 0-86 0-129 118 0 236 0 355 0 14 0 31 0 31-17s-14-17-29-17c-119 0-238 0-357 0 0-54 0-108 0-162 0-15 0-29-17-29s-17 14-17 29c0 174 0 349 0 524 0 12 0 29 17 29s17-15 17-29c0-54 0-109 0-163 119 0 238 0 357 0z">
            <text:p/>
          </draw:path>
          <draw:path draw:style-name="gr4" draw:text-style-name="P7" draw:layer="layout" svg:width="0.354cm" svg:height="0.576cm" svg:x="10.216cm" svg:y="8.907cm" svg:viewBox="0 0 355 577" svg:d="M355 290c0-67-2-134-33-197-39-81-108-93-142-93-50 0-113 22-149 98-26 60-31 125-31 192 0 62 5 138 38 201 36 69 99 86 140 86 45 0 110-17 146-98 29-58 31-122 31-189zM178 558c-32 0-82-22-99-101-7-50-7-129-7-177 0-55 0-110 5-156 17-98 79-107 101-107 28 0 84 17 100 98 8 48 8 112 8 165 0 62 0 120-10 172-12 82-60 106-98 106z">
            <text:p/>
          </draw:path>
          <draw:path draw:style-name="gr4" draw:text-style-name="P7" draw:layer="layout" svg:width="0.273cm" svg:height="0.59cm" svg:x="10.821cm" svg:y="8.873cm" svg:viewBox="0 0 274 591" svg:d="M120 230c0-33 0-66 0-98 0-72 41-113 77-113 2 0 17 0 29 5-10 5-27 14-27 36 0 19 15 36 36 36 27 0 39-17 39-36 0-31-32-60-77-60-58 0-130 45-130 134 0 32 0 64 0 96-22 0-45 0-67 0 0 9 0 17 0 26 22 0 45 0 67 0 0 91 0 182 0 273 0 36-9 36-67 36 0 9 0 17 0 26 34 0 74-2 98-2 34 0 72 0 106 2 0-9 0-17 0-26-6 0-11 0-17 0-62 0-65-10-65-38 0-91 0-181 0-271 32 0 64 0 96 0 0-9 0-17 0-26-32 0-65 0-98 0z">
            <text:p/>
          </draw:path>
          <draw:path draw:style-name="gr4" draw:text-style-name="P7" draw:layer="layout" svg:width="0.246cm" svg:height="0.083cm" svg:x="11.162cm" svg:y="8.904cm" svg:viewBox="0 0 247 84" svg:d="M84 41c0-19-17-41-43-41-22 0-41 17-41 41s19 43 41 43c26 0 43-22 43-43zM247 41c0-24-19-41-43-41s-41 20-41 41c0 20 17 43 41 43s43-19 43-43z">
            <text:p/>
          </draw:path>
          <draw:path draw:style-name="gr4" draw:text-style-name="P7" draw:layer="layout" svg:width="0.424cm" svg:height="0.38cm" svg:x="11.078cm" svg:y="9.093cm" svg:viewBox="0 0 425 381" svg:d="M302 304c0 26 0 51 0 77 41-4 82-7 123-10 0-9 0-18 0-26-60 0-67-5-67-46 0-100 0-199 0-299-41 3-82 6-123 10 0 8 0 17 0 26 58 0 65 5 65 48 0 49 0 99 0 148 0 72-41 129-101 129-72 0-74-38-74-81 0-93 0-187 0-280-42 3-83 6-125 10 0 8 0 17 0 26 67 0 67 2 67 77 0 42 0 84 0 126 0 65 0 142 127 142 48 0 84-24 108-77z">
            <text:p/>
          </draw:path>
          <draw:path draw:style-name="gr4" draw:text-style-name="P7" draw:layer="layout" svg:width="0.282cm" svg:height="0.37cm" svg:x="11.543cm" svg:y="9.093cm" svg:viewBox="0 0 283 371" svg:d="M118 93c0-31 0-62 0-93-40 3-79 6-118 10 0 8 0 17 0 26 60 0 65 5 65 48 0 75 0 150 0 225 0 36-10 36-65 36 0 8 0 17 0 26 34 0 72-2 96-2 34 0 74 0 108 2 0-9 0-18 0-26-6 0-13 0-19 0-63 0-63-10-63-39 0-43 0-86 0-129 0-84 34-158 99-158 5 0 7 0 9 0-2 3-19 12-19 34 0 24 17 36 36 36 15 0 36-9 36-36 0-28-26-53-62-53-63 0-91 57-103 93z">
            <text:p/>
          </draw:path>
          <draw:path draw:style-name="gr4" draw:text-style-name="P7" draw:layer="layout" svg:width="0.577cm" svg:height="0.37cm" svg:x="12.146cm" svg:y="9.103cm" svg:viewBox="0 0 578 371" svg:d="M506 79c17-41 43-53 72-53 0-8 0-17 0-26-19 2-43 2-62 2-24 0-62-2-77-2 0 9 0 18 0 26 29 0 48 17 48 41 0 5 0 7-5 17-25 72-51 143-76 215-28-78-56-156-84-234-3-10-3-12-3-17 0-22 31-22 48-22 0-8 0-17 0-26-24 0-67 2-86 2-27 0-51 0-75-2 0 9 0 18 0 26 32 0 44 3 53 12 3 5 12 31 19 46-24 68-48 135-72 203-27-74-54-148-81-222-5-12-5-12-5-17 0-22 34-22 50-22 0-8 0-17 0-26-24 0-72 2-91 2-5 0-48 0-79-2 0 9 0 18 0 26 43 0 53 3 62 29 36 99 71 198 106 297 5 12 8 19 19 19s12-5 17-17c28-79 56-158 84-237 29 79 58 158 86 237 5 10 6 17 17 17s15-7 17-17c33-91 66-183 98-275z">
            <text:p/>
          </draw:path>
          <draw:path draw:style-name="gr4" draw:text-style-name="P7" draw:layer="layout" svg:width="0.325cm" svg:height="0.384cm" svg:x="12.741cm" svg:y="9.089cm" svg:viewBox="0 0 326 385" svg:d="M70 165c4-124 76-146 105-146 87 0 94 113 94 146-67 0-133 0-199 0zM70 182c78 0 156 0 235 0 19 0 21 0 21-17 0-84-45-165-151-165-98 0-175 86-175 191 0 113 89 194 185 194 103 0 141-93 141-110 0-7-7-9-12-9-7 0-9 4-9 12-31 86-106 86-115 86-41 0-77-24-96-55-24-41-24-96-24-127z">
            <text:p/>
          </draw:path>
          <draw:path draw:style-name="gr4" draw:text-style-name="P7" draw:layer="layout" svg:width="0.186cm" svg:height="0.581cm" svg:x="13.12cm" svg:y="8.883cm" svg:viewBox="0 0 187 582" svg:d="M120 0c-40 3-80 6-120 10 0 8 0 17 0 26 58 0 65 5 65 45 0 146 0 292 0 438 0 36-10 36-65 36 0 9 0 18 0 27 26 0 73-3 94-3 20 0 62 3 93 3 0-9 0-18 0-27-57 0-67 0-67-36 0-173 0-346 0-519z">
            <text:p/>
          </draw:path>
          <draw:path draw:style-name="gr4" draw:text-style-name="P7" draw:layer="layout" svg:width="0.263cm" svg:height="0.523cm" svg:x="13.34cm" svg:y="8.95cm" svg:viewBox="0 0 264 524" svg:d="M130 180c40 0 81 0 122 0 0-9 0-18 0-27-41 0-82 0-122 0 0-51 0-102 0-153-7 0-13 0-20 0-2 67-26 158-110 160 0 7 0 13 0 20 24 0 48 0 72 0 0 77 0 154 0 232 0 103 79 112 108 112 60 0 84-60 84-112 0-16 0-32 0-48-7 0-14 0-22 0 0 15 0 30 0 45 0 63-24 94-55 94-57 0-57-77-57-91 0-78 0-155 0-232z">
            <text:p/>
          </draw:path>
          <draw:path draw:style-name="gr4" draw:text-style-name="P7" draw:layer="layout" svg:width="0.558cm" svg:height="0.38cm" svg:x="13.864cm" svg:y="9.093cm" svg:viewBox="0 0 559 381" svg:d="M367 86c3-17 12-48 12-52 0-17-12-24-24-24-9 0-26 7-31 24-2 4-43 165-48 186-7 27-7 41-7 58 0 7 0 9 0 14-19 43-46 69-77 69-70 0-70-62-70-76 0-26 5-60 46-163 10-24 14-36 14-53 0-38-28-69-69-69-82 0-113 122-113 129 0 10 10 10 12 10 7 0 10-3 12-17 24-77 58-103 86-103 8 0 22 0 22 26 0 22-10 46-17 60-36 98-45 139-45 170 0 77 55 106 120 106 12 0 52 0 86-60 22 55 79 60 106 60 62 0 100-53 122-103 29-65 55-177 55-218 0-48-22-60-36-60-22 0-43 22-43 41 0 12 5 16 12 21 9 10 31 31 31 72 0 29-24 113-46 153-21 46-52 74-93 74-38 0-62-23-62-71 0-24 4-51 9-63 12-47 24-94 36-141z">
            <text:p/>
          </draw:path>
          <draw:path draw:style-name="gr4" draw:text-style-name="P7" draw:layer="layout" svg:width="0.088cm" svg:height="0.088cm" svg:x="14.54cm" svg:y="9.376cm" svg:viewBox="0 0 89 89" svg:d="M89 45c0-26-22-45-46-45s-43 20-43 45c0 26 19 44 43 44s46-20 46-44z">
            <text:p/>
          </draw:path>
        </draw:g>
        <draw:g draw:style-name="gr2">
          <svg:title>TexMaths</svg:title>
          <svg:desc>24§display§I(f, w) \equiv \: \text{Semantik} §svg§600§FALSE§</svg:desc>
          <draw:path draw:style-name="gr3" draw:text-style-name="P6" draw:layer="layout" svg:width="7.151cm" svg:height="0.753cm" svg:x="2.399cm" svg:y="6.177cm" svg:viewBox="0 0 7152 754" svg:d="M0 0c2384 0 4768 0 7152 0 0 251 0 503 0 754-2384 0-4768 0-7152 0 0-251 0-503 0-754z">
            <text:p/>
          </draw:path>
          <draw:path draw:style-name="gr4" draw:text-style-name="P7" draw:layer="layout" svg:width="0.39cm" svg:height="0.571cm" svg:x="2.356cm" svg:y="6.191cm" svg:viewBox="0 0 391 572" svg:d="M288 65c7-31 9-39 77-39 19 0 26 0 26-16 0-10-10-10-12-10-26 0-89 2-113 2s-86-2-110-2c-7 0-19 0-19 17 0 9 9 9 24 9 36 0 60 0 60 15 0 4 0 7-3 14-38 151-76 302-115 452-7 32-9 39-77 39-19 0-26 0-26 17 0 9 10 9 12 9 26 0 86-2 113-2 24 0 86 2 113 2 4 0 16 0 16-17 0-9-7-9-26-9-14 0-19 0-36 0-17-3-22-7-22-15 0-7 3-14 5-19 38-149 75-298 113-447z">
            <text:p/>
          </draw:path>
          <draw:path draw:style-name="gr4" draw:text-style-name="P7" draw:layer="layout" svg:width="0.196cm" svg:height="0.839cm" svg:x="2.848cm" svg:y="6.134cm" svg:viewBox="0 0 197 840" svg:d="M197 831c0-3 0-3-15-17-105-108-134-266-134-393 0-148 34-294 137-397 12-12 12-12 12-14 0-8-5-10-10-10-7 0-84 57-134 165-43 91-53 184-53 256 0 65 10 165 55 261 51 103 125 158 132 158 5 0 10-2 10-9z">
            <text:p/>
          </draw:path>
          <draw:path draw:style-name="gr4" draw:text-style-name="P7" draw:layer="layout" svg:width="0.419cm" svg:height="0.763cm" svg:x="3.138cm" svg:y="6.172cm" svg:viewBox="0 0 420 764" svg:d="M264 256c24 0 48 0 72 0 17 0 26 0 26-17 0-9-9-9-24-9-23 0-46 0-69 0 5-32 11-64 16-96 5-17 17-77 22-86 7-17 22-29 38-29 5 0 27 0 44 15-39 2-46 33-46 45 0 19 14 29 31 29 22 0 46-19 46-51 0-38-39-57-75-57-28 0-81 14-105 98-5 17-7 26-29 132-19 0-38 0-57 0-17 0-27 0-27 17 0 9 7 9 24 9 19 0 37 0 55 0-20 110-41 220-62 330-14 82-29 158-74 158-3 0-24 0-39-14 39-2 46-33 46-45 0-20-15-29-31-29-22 0-46 19-46 50 0 38 36 58 70 58 48 0 81-51 96-82 26-52 45-153 48-160 16-89 33-177 50-266z">
            <text:p/>
          </draw:path>
          <draw:path draw:style-name="gr4" draw:text-style-name="P7" draw:layer="layout" svg:width="0.1cm" svg:height="0.25cm" svg:x="3.62cm" svg:y="6.675cm" svg:viewBox="0 0 101 251" svg:d="M101 89c0-55-22-89-55-89-27 0-46 22-46 45 0 22 19 44 46 44 9 0 21-3 28-10 3-2 4-2 5-2 3 0 3 0 3 12 0 62-30 112-58 138-10 10-10 12-10 15 0 5 5 9 10 9 7 0 77-64 77-162z">
            <text:p/>
          </draw:path>
          <draw:path draw:style-name="gr4" draw:text-style-name="P7" draw:layer="layout" svg:width="0.556cm" svg:height="0.38cm" svg:x="3.949cm" svg:y="6.392cm" svg:viewBox="0 0 557 381" svg:d="M365 86c4-17 12-48 12-52 0-17-12-24-24-24-10 0-27 7-32 24-2 4-43 165-48 186-7 27-7 41-7 58 0 7 0 9 0 14-19 43-45 69-76 69-68 0-68-62-68-76 0-26 3-60 44-163 9-24 14-36 14-53 0-38-29-69-70-69-79 0-110 122-110 129 0 10 7 10 10 10 7 0 9-3 12-17 24-77 57-103 86-103 7 0 22 0 22 26 0 22-10 46-17 60-36 98-46 139-46 170 0 77 55 106 120 106 15 0 53 0 86-60 22 55 82 60 106 60 62 0 101-53 122-103 29-65 56-177 56-218 0-48-22-60-36-60-22 0-44 22-44 41 0 12 5 16 12 21 10 10 32 31 32 72 0 29-24 113-46 153-22 46-53 74-94 74-38 0-62-23-62-71 0-24 7-51 10-63 12-47 24-94 36-141z">
            <text:p/>
          </draw:path>
          <draw:path draw:style-name="gr4" draw:text-style-name="P7" draw:layer="layout" svg:width="0.196cm" svg:height="0.839cm" svg:x="4.597cm" svg:y="6.134cm" svg:viewBox="0 0 197 840" svg:d="M197 421c0-67-10-167-55-263-51-103-123-158-132-158-5 0-10 5-10 10 0 2 0 2 17 19 84 81 132 215 132 392 0 142-31 290-137 395-12 12-12 12-12 15 0 4 5 9 10 9 9 0 84-57 134-165 43-91 53-184 53-254z">
            <text:p/>
          </draw:path>
          <draw:path draw:style-name="gr4" draw:text-style-name="P7" draw:layer="layout" svg:width="0.56cm" svg:height="0.36cm" svg:x="5.158cm" svg:y="6.373cm" svg:viewBox="0 0 561 361" svg:d="M533 34c14 0 28 0 28-17s-14-17-28-17c-168 0-336 0-504 0-15 0-29 0-29 17s17 17 31 17c167 0 334 0 502 0zM533 361c14 0 28 0 28-16 0-17-14-17-28-17-168 0-335 0-502 0-14 0-31 0-31 17 0 16 14 16 29 16 168 0 336 0 504 0zM533 199c14 0 28 1 28-17s-14-19-28-19c-168 0-336 0-504 0-15 0-29 1-29 19s14 17 29 17c168 0 336 0 504 0z">
            <text:p/>
          </draw:path>
          <draw:path draw:style-name="gr4" draw:text-style-name="P7" draw:layer="layout" svg:width="0.373cm" svg:height="0.609cm" svg:x="6.235cm" svg:y="6.172cm" svg:viewBox="0 0 374 610" svg:d="M247 266c-36-9-72-18-108-27-50-12-84-57-84-105 0-60 46-110 111-110 141 0 160 136 165 175 0 4 0 9 10 9 12 0 12-2 12-19 0-57 0-113 0-170 0-14 0-19-10-19-7 0-7 0-14 12-10 16-20 32-29 48-24-26-60-60-134-60-94 0-166 74-166 163 0 69 46 131 110 153 10 5 53 14 113 29 22 4 48 12 72 43 17 21 26 48 26 76 0 60-43 120-115 120-24 0-86-5-132-45-48-46-52-99-52-130 0-7-8-7-10-7-12 0-12 5-12 19 0 56 0 112 0 168 0 14 0 21 10 21 7 0 7-2 12-12 10-16 4-2 31-47 26 28 81 59 156 59 98 0 165-81 165-174 0-84-55-154-127-170z">
            <text:p/>
          </draw:path>
          <draw:path draw:style-name="gr4" draw:text-style-name="P7" draw:layer="layout" svg:width="0.325cm" svg:height="0.384cm" svg:x="6.682cm" svg:y="6.388cm" svg:viewBox="0 0 326 385" svg:d="M70 165c4-124 76-146 105-146 86 0 94 113 94 146-67 0-133 0-199 0zM70 182c78 0 156 0 235 0 19 0 21 0 21-17 0-84-45-165-151-165-98 0-175 86-175 191 0 113 89 194 185 194 103 0 141-93 141-110 0-7-7-9-12-9-7 0-9 4-9 12-32 86-106 86-115 86-41 0-77-24-96-55-24-41-24-96-24-127z">
            <text:p/>
          </draw:path>
          <draw:path draw:style-name="gr4" draw:text-style-name="P7" draw:layer="layout" svg:width="0.659cm" svg:height="0.37cm" svg:x="7.058cm" svg:y="6.392cm" svg:viewBox="0 0 660 371" svg:d="M67 84c0 75 0 150 0 225 0 36-9 36-67 36 0 8 0 17 0 26 31 0 72-2 96-2 22 0 65 2 94 2 0-9 0-18 0-26-56 0-65 0-65-36 0-52 0-104 0-156 0-86 60-134 113-134 55 0 62 46 62 94 0 65 0 130 0 196 0 36-7 36-65 36 0 8 0 17 0 26 29 0 72-2 96-2 22 0 65 2 94 2 0-9 0-18 0-26-58 0-65 0-65-36 0-52 0-104 0-156 0-86 60-134 113-134 52 0 62 46 62 94 0 65 0 130 0 196 0 36-10 36-65 36 0 8 0 17 0 26 29 0 72-2 94-2 21 0 67 2 96 2 0-9 0-18 0-26-46 0-65 0-67-24 0-54 0-107 0-161 0-71 0-98-27-129-12-14-38-31-86-31-72 0-108 50-123 84-12-74-74-84-112-84-63 0-101 36-125 89 0-30 0-59 0-89-40 3-80 6-120 10 0 8 0 17 0 26 60 0 67 5 67 48z">
            <text:p/>
          </draw:path>
          <draw:path draw:style-name="gr4" draw:text-style-name="P7" draw:layer="layout" svg:width="0.378cm" svg:height="0.384cm" svg:x="7.771cm" svg:y="6.388cm" svg:viewBox="0 0 379 385" svg:d="M245 314c2 33 26 67 64 67 20 0 70-12 70-79 0-16 0-32 0-48-7 0-14 0-22 0 0 16 0 32 0 48 0 47-19 52-28 52-29 0-32-36-32-40 0-56 0-112 0-168 0-36 0-69-31-101-33-31-74-45-115-45-69 0-127 41-127 96 0 24 17 38 38 38 24 0 39-17 39-38 0-10-5-39-43-39 24-28 64-38 91-38 41 0 89 31 89 108 0 10 0 21 0 31-44 2-101 5-154 29-65 28-84 72-84 110 0 67 82 88 134 88 56 0 94-33 111-71zM238 175c0 28 0 56 0 84 0 79-60 107-99 107-41 0-74-28-74-72 0-45 33-114 173-119z">
            <text:p/>
          </draw:path>
          <draw:path draw:style-name="gr4" draw:text-style-name="P7" draw:layer="layout" svg:width="0.424cm" svg:height="0.37cm" svg:x="8.183cm" svg:y="6.392cm" svg:viewBox="0 0 425 371" svg:d="M65 84c0 75 0 150 0 225 0 36-10 36-65 36 0 8 0 17 0 26 29 0 72-2 94-2 24 0 67 2 96 2 0-9 0-18 0-26-58 0-68 0-68-36 0-52 0-104 0-156 0-86 60-134 116-134 52 0 62 46 62 94 0 65 0 130 0 196 0 36-10 36-67 36 0 8 0 17 0 26 31 0 74-2 96-2 21 0 67 2 96 2 0-9 0-18 0-26-46 0-68 0-68-24 0-54 0-107 0-161 0-71 0-98-26-129-12-14-38-31-89-31-60 0-100 36-124 89 0-30 0-59 0-89-40 3-79 6-118 10 0 8 0 17 0 26 58 0 65 5 65 48z">
            <text:p/>
          </draw:path>
          <draw:path draw:style-name="gr4" draw:text-style-name="P7" draw:layer="layout" svg:width="0.263cm" svg:height="0.523cm" svg:x="8.618cm" svg:y="6.249cm" svg:viewBox="0 0 264 524" svg:d="M130 180c40 0 80 0 120 0 0-9 0-18 0-27-40 0-80 0-120 0 0-51 0-102 0-153-8 0-15 0-22 0 0 67-26 158-108 160 0 7 0 13 0 20 24 0 48 0 72 0 0 77 0 154 0 232 0 103 77 112 108 112 60 0 84-60 84-112 0-16 0-32 0-48-7 0-14 0-22 0 0 15 0 30 0 45 0 63-26 94-57 94-55 0-55-77-55-91 0-78 0-155 0-232z">
            <text:p/>
          </draw:path>
          <draw:path draw:style-name="gr4" draw:text-style-name="P7" draw:layer="layout" svg:width="0.179cm" svg:height="0.559cm" svg:x="8.956cm" svg:y="6.203cm" svg:viewBox="0 0 180 560" svg:d="M122 189c-39 3-78 6-117 10 0 8 0 17 0 26 53 0 62 5 62 45 0 76 0 152 0 228 0 36-9 36-67 36 0 9 0 17 0 26 26 0 72-2 94-2 28 0 57 2 86 2 0-9 0-17 0-26-55 0-58-3-58-36 0-103 0-206 0-309zM125 43c0-26-22-43-43-43-27 0-46 22-46 43 0 24 19 46 46 46 21 0 43-20 43-46z">
            <text:p/>
          </draw:path>
          <draw:path draw:style-name="gr4" draw:text-style-name="P7" draw:layer="layout" svg:width="0.407cm" svg:height="0.581cm" svg:x="9.186cm" svg:y="6.182cm" svg:viewBox="0 0 408 582" svg:d="M65 519c0 36-7 36-65 36 0 9 0 18 0 27 29 0 67-3 91-3 27 0 60 0 94 3 0-9 0-18 0-27-58 0-65 0-65-36 0-29 0-59 0-88 18-15 35-30 53-46 65 89 100 137 100 151 0 17-14 19-31 19 0 9 0 18 0 27 24 0 75-3 91-3 24 0 51 0 75 3 0-9 0-18 0-27-31 0-51 0-82-43-36-50-72-100-108-151 0-2-4-7-4-9 0-3 59-53 67-60 55-43 88-45 108-45 0-9 0-18 0-27-24 3-36 3-60 3-32 0-82-3-94-3 0 9 0 18 0 27 15 0 24 9 24 21 0 17-12 26-19 31-39 35-78 69-118 103 0-134 0-268 0-402-40 3-81 6-122 10 0 8 0 17 0 26 60 0 65 5 65 45 0 146 0 292 0 438z">
            <text:p/>
          </draw:path>
        </draw:g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3">I</text:span><text:span text:style-name="T23">(</text:span><text:span text:style-name="T23">f</text:span><text:span text:style-name="T23">,</text:span><text:span text:style-name="T23"> </text:span><text:span text:style-name="T23">w</text:span><text:span text:style-name="T23">)</text:span><text:span text:style-name="T24"> </text:span><text:span text:style-name="T24">R</text:span><text:span text:style-name="T24">e</text:span><text:span text:style-name="T24">k</text:span><text:span text:style-name="T24">u</text:span><text:span text:style-name="T24">r</text:span><text:span text:style-name="T24">s</text:span><text:span text:style-name="T24">i</text:span><text:span text:style-name="T24">v</text:span><text:span text:style-name="T24">e</text:span><text:span text:style-name="T24"> </text:span><text:span text:style-name="T24">D</text:span><text:span text:style-name="T24">e</text:span><text:span text:style-name="T24">f</text:span><text:span text:style-name="T24">i</text:span><text:span text:style-name="T24">n</text:span><text:span text:style-name="T24">i</text:span><text:span text:style-name="T24">t</text:span><text:span text:style-name="T24">i</text:span><text:span text:style-name="T24">o</text:span><text:span text:style-name="T24">n</text:span></text:p>
          </draw:text-box>
        </draw:frame>
        <draw:frame presentation:style-name="pr12" draw:text-style-name="P8" draw:layer="layout" svg:width="25.199cm" svg:height="10.351cm" svg:x="1.4cm" svg:y="3.699cm" presentation:class="subtitle" presentation:user-transformed="true">
          <draw:text-box>
            <text:p text:style-name="P2"><text:span text:style-name="T7">W</text:span><text:span text:style-name="T7">i</text:span><text:span text:style-name="T7">r</text:span><text:span text:style-name="T7"> </text:span><text:span text:style-name="T7">k</text:span><text:span text:style-name="T7">ö</text:span><text:span text:style-name="T7">n</text:span><text:span text:style-name="T7">n</text:span><text:span text:style-name="T7">e</text:span><text:span text:style-name="T7">n</text:span><text:span text:style-name="T7"> </text:span><text:span text:style-name="T7">d</text:span><text:span text:style-name="T7">i</text:span><text:span text:style-name="T7">e</text:span><text:span text:style-name="T7">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i</text:span><text:span text:style-name="T7">e</text:span><text:span text:style-name="T7">r</text:span><text:span text:style-name="T7">u</text:span><text:span text:style-name="T7">n</text:span><text:span text:style-name="T7">g</text:span><text:span text:style-name="T7">s</text:span><text:span text:style-name="T7">f</text:span><text:span text:style-name="T7">u</text:span><text:span text:style-name="T7">n</text:span><text:span text:style-name="T7">k</text:span><text:span text:style-name="T7">t</text:span><text:span text:style-name="T7">i</text:span><text:span text:style-name="T7">o</text:span><text:span text:style-name="T7">n</text:span><text:span text:style-name="T7"> </text:span><text:span text:style-name="T7">r</text:span><text:span text:style-name="T7">e</text:span><text:span text:style-name="T7">k</text:span><text:span text:style-name="T7">u</text:span><text:span text:style-name="T7">r</text:span><text:span text:style-name="T7">s</text:span><text:span text:style-name="T7">i</text:span><text:span text:style-name="T7">v</text:span><text:span text:style-name="T7"> </text:span><text:span text:style-name="T7">d</text:span><text:span text:style-name="T7">e</text:span><text:span text:style-name="T7">f</text:span><text:span text:style-name="T7">i</text:span><text:span text:style-name="T7">n</text:span><text:span text:style-name="T7">i</text:span><text:span text:style-name="T7">e</text:span><text:span text:style-name="T7">r</text:span><text:span text:style-name="T7">e</text:span><text:span text:style-name="T7">n</text:span><text:span text:style-name="T7">.</text:span><text:span text:style-name="T7"> </text:span><text:span text:style-name="T7">Z</text:span><text:span text:style-name="T7">u</text:span><text:span text:style-name="T7">m</text:span><text:span text:style-name="T7"> </text:span><text:span text:style-name="T7">B</text:span><text:span text:style-name="T7">e</text:span><text:span text:style-name="T7">i</text:span><text:span text:style-name="T7">s</text:span><text:span text:style-name="T7">p</text:span><text:span text:style-name="T7">i</text:span><text:span text:style-name="T7">e</text:span><text:span text:style-name="T7">l</text:span><text:span text:style-name="T7"> </text:span><text:span text:style-name="T7">k</text:span><text:span text:style-name="T7">ö</text:span><text:span text:style-name="T7">n</text:span><text:span text:style-name="T7">n</text:span><text:span text:style-name="T7">e</text:span><text:span text:style-name="T7">n</text:span><text:span text:style-name="T7"> </text:span><text:span text:style-name="T7">w</text:span><text:span text:style-name="T7">i</text:span><text:span text:style-name="T7">r</text:span><text:span text:style-name="T7"> </text:span><text:span text:style-name="T7">f</text:span><text:span text:style-name="T7">ü</text:span><text:span text:style-name="T7">r</text:span><text:span text:style-name="T7"> </text:span><text:span text:style-name="T7">d</text:span><text:span text:style-name="T7">i</text:span><text:span text:style-name="T7">e</text:span><text:span text:style-name="T7"> </text:span><text:span text:style-name="T7">a</text:span><text:span text:style-name="T7">t</text:span><text:span text:style-name="T7">o</text:span><text:span text:style-name="T7">m</text:span><text:span text:style-name="T7">a</text:span><text:span text:style-name="T7">r</text:span><text:span text:style-name="T7">e</text:span><text:span text:style-name="T7">n</text:span><text:span text:style-name="T7"> </text:span><text:span text:style-name="T7">F</text:span><text:span text:style-name="T7">o</text:span><text:span text:style-name="T7">r</text:span><text:span text:style-name="T7">m</text:span><text:span text:style-name="T7">e</text:span><text:span text:style-name="T7">l</text:span><text:span text:style-name="T7">n</text:span><text:span text:style-name="T7"> </text:span><text:span text:style-name="T11">A</text:span><text:span text:style-name="T12">,</text:span><text:span text:style-name="T7"> </text:span><text:span text:style-name="T11">B</text:span><text:span text:style-name="T11">,</text:span><text:span text:style-name="T12"> </text:span><text:span text:style-name="T7">u</text:span><text:span text:style-name="T7">n</text:span><text:span text:style-name="T7">d</text:span><text:span text:style-name="T7"> </text:span><text:span text:style-name="T11">C</text:span><text:span text:style-name="T11">,</text:span><text:span text:style-name="T12"> </text:span><text:span text:style-name="T7">d</text:span><text:span text:style-name="T7">i</text:span><text:span text:style-name="T7">e</text:span><text:span text:style-name="T7"> </text:span><text:span text:style-name="T7">F</text:span><text:span text:style-name="T7">o</text:span><text:span text:style-name="T7">r</text:span><text:span text:style-name="T7">m</text:span><text:span text:style-name="T7">e</text:span><text:span text:style-name="T7">l</text:span><text:span text:style-name="T7">n</text:span><text:span text:style-name="T7"> </text:span><text:span text:style-name="T15">f</text:span><text:span text:style-name="T12"> </text:span><text:span text:style-name="T7">u</text:span><text:span text:style-name="T7">n</text:span><text:span text:style-name="T7">d</text:span><text:span text:style-name="T7"> </text:span><text:span text:style-name="T15">g</text:span><text:span text:style-name="T12"> </text:span><text:span text:style-name="T7">w</text:span><text:span text:style-name="T7">i</text:span><text:span text:style-name="T7">e</text:span><text:span text:style-name="T7"> </text:span><text:span text:style-name="T7">f</text:span><text:span text:style-name="T7">o</text:span><text:span text:style-name="T7">l</text:span><text:span text:style-name="T7">g</text:span><text:span text:style-name="T7">t</text:span><text:span text:style-name="T7"> </text:span><text:span text:style-name="T7">d</text:span><text:span text:style-name="T7">e</text:span><text:span text:style-name="T7">f</text:span><text:span text:style-name="T7">i</text:span><text:span text:style-name="T7">n</text:span><text:span text:style-name="T7">i</text:span><text:span text:style-name="T7">e</text:span><text:span text:style-name="T7">r</text:span><text:span text:style-name="T7">e</text:span><text:span text:style-name="T7">n</text:span><text:span text:style-name="T7">:</text:span></text:p>
            <text:p text:style-name="P2"><text:span text:style-name="T7"/></text:p>
            <text:p text:style-name="P2"><text:span text:style-name="T7"/></text:p>
            <text:p text:style-name="P2"><text:span text:style-name="T9"/></text:p>
            <text:p text:style-name="P2"><text:span text:style-name="T9"/></text:p>
            <text:p text:style-name="P2"><text:span text:style-name="T9">D</text:span><text:span text:style-name="T9">a</text:span><text:span text:style-name="T9">n</text:span><text:span text:style-name="T9">n</text:span><text:span text:style-name="T9"> </text:span><text:span text:style-name="T9">k</text:span><text:span text:style-name="T9">ö</text:span><text:span text:style-name="T9">n</text:span><text:span text:style-name="T9">n</text:span><text:span text:style-name="T9">t</text:span><text:span text:style-name="T9">e</text:span><text:span text:style-name="T9">n</text:span><text:span text:style-name="T9"> </text:span><text:span text:style-name="T9">w</text:span><text:span text:style-name="T9">i</text:span><text:span text:style-name="T9">r</text:span><text:span text:style-name="T9"> </text:span><text:span text:style-name="T9">w</text:span><text:span text:style-name="T9">e</text:span><text:span text:style-name="T9">i</text:span><text:span text:style-name="T9">t</text:span><text:span text:style-name="T9">e</text:span><text:span text:style-name="T9">r</text:span><text:span text:style-name="T9">e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n</text:span><text:span text:style-name="T9"> </text:span><text:span text:style-name="T9">m</text:span><text:span text:style-name="T9">i</text:span><text:span text:style-name="T9">t</text:span><text:span text:style-name="T9"> </text:span><text:span text:style-name="T9">J</text:span><text:span text:style-name="T9">u</text:span><text:span text:style-name="T9">n</text:span><text:span text:style-name="T9">k</text:span><text:span text:style-name="T9">t</text:span><text:span text:style-name="T9">o</text:span><text:span text:style-name="T9">r</text:span><text:span text:style-name="T9">e</text:span><text:span text:style-name="T9">n</text:span><text:span text:style-name="T9"> </text:span><text:span text:style-name="T9">e</text:span><text:span text:style-name="T9">r</text:span><text:span text:style-name="T9">s</text:span><text:span text:style-name="T9">t</text:span><text:span text:style-name="T9">e</text:span><text:span text:style-name="T9">l</text:span><text:span text:style-name="T9">l</text:span><text:span text:style-name="T9">e</text:span><text:span text:style-name="T9">n</text:span><text:span text:style-name="T9">: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>D</text:span><text:span text:style-name="T9">i</text:span><text:span text:style-name="T9">e</text:span><text:span text:style-name="T9">s</text:span><text:span text:style-name="T9">e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 </text:span><text:span text:style-name="T9">k</text:span><text:span text:style-name="T9">ö</text:span><text:span text:style-name="T9">n</text:span><text:span text:style-name="T9">n</text:span><text:span text:style-name="T9">t</text:span><text:span text:style-name="T9">e</text:span><text:span text:style-name="T9"> </text:span><text:span text:style-name="T9">d</text:span><text:span text:style-name="T9">a</text:span><text:span text:style-name="T9">n</text:span><text:span text:style-name="T9">n</text:span><text:span text:style-name="T9"> </text:span><text:span text:style-name="T9">i</text:span><text:span text:style-name="T9">m</text:span><text:span text:style-name="T9"> </text:span><text:span text:style-name="T9">l</text:span><text:span text:style-name="T9">e</text:span><text:span text:style-name="T9">t</text:span><text:span text:style-name="T9">z</text:span><text:span text:style-name="T9">t</text:span><text:span text:style-name="T9">e</text:span><text:span text:style-name="T9">n</text:span><text:span text:style-name="T9"> </text:span><text:span text:style-name="T9">S</text:span><text:span text:style-name="T9">c</text:span><text:span text:style-name="T9">h</text:span><text:span text:style-name="T9">r</text:span><text:span text:style-name="T9">i</text:span><text:span text:style-name="T9">t</text:span><text:span text:style-name="T9">t</text:span><text:span text:style-name="T9"> </text:span><text:span text:style-name="T9">d</text:span><text:span text:style-name="T9">e</text:span><text:span text:style-name="T9">r</text:span><text:span text:style-name="T9"> </text:span><text:span text:style-name="T9">D</text:span><text:span text:style-name="T9">e</text:span><text:span text:style-name="T9">f</text:span><text:span text:style-name="T9">i</text:span><text:span text:style-name="T9">n</text:span><text:span text:style-name="T9">i</text:span><text:span text:style-name="T9">t</text:span><text:span text:style-name="T9">i</text:span><text:span text:style-name="T9">o</text:span><text:span text:style-name="T9">n</text:span><text:span text:style-name="T9"> </text:span><text:span text:style-name="T9">d</text:span><text:span text:style-name="T9">e</text:span><text:span text:style-name="T9">r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p</text:span><text:span text:style-name="T9">r</text:span><text:span text:style-name="T9">e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text:span text:style-name="T9">f</text:span><text:span text:style-name="T9">u</text:span><text:span text:style-name="T9">n</text:span><text:span text:style-name="T9">k</text:span><text:span text:style-name="T9">t</text:span><text:span text:style-name="T9">i</text:span><text:span text:style-name="T9">o</text:span><text:span text:style-name="T9">n</text:span><text:span text:style-name="T9"> </text:span><text:span text:style-name="T9">v</text:span><text:span text:style-name="T9">e</text:span><text:span text:style-name="T9">r</text:span><text:span text:style-name="T9">w</text:span><text:span text:style-name="T9">e</text:span><text:span text:style-name="T9">n</text:span><text:span text:style-name="T9">d</text:span><text:span text:style-name="T9">e</text:span><text:span text:style-name="T9">t</text:span><text:span text:style-name="T9"> </text:span><text:span text:style-name="T9">w</text:span><text:span text:style-name="T9">e</text:span><text:span text:style-name="T9">r</text:span><text:span text:style-name="T9">d</text:span><text:span text:style-name="T9">e</text:span><text:span text:style-name="T9">n</text:span><text:span text:style-name="T9">:</text:span></text:p>
            <text:p text:style-name="P2"><text:span text:style-name="T9"/></text:p>
            <text:p text:style-name="P2"><text:span text:style-name="T9"/></text:p>
          </draw:text-box>
        </draw:frame>
        <draw:g draw:style-name="gr2">
          <svg:title>TexMaths</svg:title>
          <svg:desc>24§display§I((f \vee g), w)§svg§600§FALSE§</svg:desc>
          <draw:path draw:style-name="gr3" draw:text-style-name="P6" draw:layer="layout" svg:width="4.42cm" svg:height="0.753cm" svg:x="2.302cm" svg:y="13.278cm" svg:viewBox="0 0 4421 754" svg:d="M0 0c1474 0 2947 0 4421 0 0 251 0 503 0 754-1474 0-2947 0-4421 0 0-251 0-503 0-754z">
            <text:p/>
          </draw:path>
          <draw:path draw:style-name="gr4" draw:text-style-name="P7" draw:layer="layout" svg:width="0.39cm" svg:height="0.571cm" svg:x="2.259cm" svg:y="13.292cm" svg:viewBox="0 0 391 572" svg:d="M288 65c7-31 9-39 77-39 19 0 26 0 26-16 0-10-10-10-12-10-26 0-89 2-113 2s-86-2-110-2c-7 0-19 0-19 17 0 9 9 9 24 9 36 0 60 0 60 15 0 4 0 7-3 14-38 151-76 302-115 452-7 32-9 39-77 39-19 0-26 0-26 17 0 9 10 9 12 9 26 0 86-2 113-2 24 0 86 2 112 2 5 0 17 0 17-17 0-9-7-9-26-9-15 0-19 0-36 0-17-3-22-7-22-15 0-7 3-14 5-19 38-149 75-298 113-447z">
            <text:p/>
          </draw:path>
          <draw:path draw:style-name="gr4" draw:text-style-name="P7" draw:layer="layout" svg:width="0.196cm" svg:height="0.839cm" svg:x="2.751cm" svg:y="13.235cm" svg:viewBox="0 0 197 840" svg:d="M197 831c0-3 0-3-15-17-105-108-134-266-134-395 0-146 34-292 137-395 12-12 12-12 12-14 0-8-5-10-10-10-10 0-84 57-134 165-43 91-53 184-53 254 0 67 10 167 55 263 51 103 122 158 132 158 5 0 10-2 10-9z">
            <text:p/>
          </draw:path>
          <draw:path draw:style-name="gr4" draw:text-style-name="P7" draw:layer="layout" svg:width="0.193cm" svg:height="0.839cm" svg:x="3.079cm" svg:y="13.235cm" svg:viewBox="0 0 194 840" svg:d="M194 831c0-3 0-3-14-17-106-108-132-266-132-395 0-146 31-292 137-395 9-12 9-12 9-14 0-8-2-10-7-10-10 0-86 57-134 165-43 91-53 184-53 254 0 67 7 167 55 263 51 103 122 158 132 158 5 0 7-2 7-9z">
            <text:p/>
          </draw:path>
          <draw:path draw:style-name="gr4" draw:text-style-name="P7" draw:layer="layout" svg:width="0.419cm" svg:height="0.763cm" svg:x="3.367cm" svg:y="13.273cm" svg:viewBox="0 0 420 764" svg:d="M264 256c25 0 49 0 74 0 17 0 24 0 24-17 0-9-7-9-21-9-24 0-48 0-72 0 6-32 12-64 19-96 2-17 14-77 19-86 7-17 22-29 41-29 2 0 24 0 41 15-36 2-46 33-46 45 0 19 14 29 31 29 22 0 46-19 46-51 0-38-39-57-72-57-29 0-82 14-108 98-5 17-7 26-27 132-20 0-39 0-59 0-15 0-24 0-24 17 0 9 7 9 24 9 18 0 36 0 55 0-22 110-43 220-65 330-14 82-29 158-72 158-2 0-24 0-41-14 39-2 46-33 46-45 0-20-15-29-31-29-22 0-46 19-46 50 0 38 38 58 72 58 46 0 79-51 96-82 26-52 45-153 45-160 17-89 34-177 51-266z">
            <text:p/>
          </draw:path>
          <draw:path draw:style-name="gr4" draw:text-style-name="P7" draw:layer="layout" svg:width="0.467cm" svg:height="0.521cm" svg:x="4.06cm" svg:y="13.362cm" svg:viewBox="0 0 468 522" svg:d="M461 36c7-12 7-14 7-17 0-9-7-19-17-19s-14 7-19 19c-67 149-133 297-199 445-66-148-131-296-197-445-7-17-14-19-19-19-10 0-17 10-17 19 2 4 0 3 5 12 69 158 139 316 208 474 8 12 12 17 20 17 12 0 14-7 19-17 69-156 139-313 209-469z">
            <text:p/>
          </draw:path>
          <draw:path draw:style-name="gr4" draw:text-style-name="P7" draw:layer="layout" svg:width="0.385cm" svg:height="0.542cm" svg:x="4.775cm" svg:y="13.493cm" svg:viewBox="0 0 386 543" svg:d="M384 55c0-5 2-10 2-14 0-15-9-24-24-24-9 0-31 7-36 36-14-31-43-53-77-53-95 0-201 117-201 239 0 82 53 132 113 132 50 0 88-38 98-48-17 74-19 74-29 110-2 10-31 91-120 91-16 0-43 0-67-7 24-7 34-29 34-43s-10-31-31-31c-20 0-46 17-46 50 0 34 31 50 110 50 106 0 168-64 180-115 31-124 63-248 94-373zM273 263c-4 22-24 43-43 60-17 15-43 29-67 29-43 0-55-43-55-77 0-40 24-139 48-182 21-40 57-74 93-74 56 0 68 67 68 72s-3 10-3 12c-13 53-27 107-41 160z">
            <text:p/>
          </draw:path>
          <draw:path draw:style-name="gr4" draw:text-style-name="P7" draw:layer="layout" svg:width="0.193cm" svg:height="0.839cm" svg:x="5.243cm" svg:y="13.235cm" svg:viewBox="0 0 194 840" svg:d="M194 419c0-65-9-165-55-261-50-103-122-158-132-158-5 0-7 5-7 10 0 2 0 2 14 19 84 81 132 215 132 390 0 144-31 292-136 397-10 12-10 12-10 15 0 4 2 9 7 9 10 0 84-57 135-165 43-91 52-184 52-256z">
            <text:p/>
          </draw:path>
          <draw:path draw:style-name="gr4" draw:text-style-name="P7" draw:layer="layout" svg:width="0.1cm" svg:height="0.25cm" svg:x="5.593cm" svg:y="13.776cm" svg:viewBox="0 0 101 251" svg:d="M101 89c0-55-22-89-55-89-29 0-46 22-46 45 0 22 17 44 46 44 9 0 21-3 28-10 3-2 4-2 5-2 1 4 3 0 3 12 0 62-30 112-58 138-10 10-10 12-10 15 0 5 5 9 10 9 7 0 77-64 77-162z">
            <text:p/>
          </draw:path>
          <draw:path draw:style-name="gr4" draw:text-style-name="P7" draw:layer="layout" svg:width="0.555cm" svg:height="0.38cm" svg:x="5.922cm" svg:y="13.493cm" svg:viewBox="0 0 556 381" svg:d="M365 86c2-17 12-48 12-52 0-17-12-24-24-24s-27 7-32 24c-2 4-43 165-48 186-7 27-7 41-7 58 0 7 0 9 0 14-19 43-45 69-77 69-69 0-69-62-69-76 0-26 5-60 46-163 9-24 14-36 14-53 0-38-29-69-70-69-79 0-110 122-110 129 0 10 7 10 10 10 7 0 9-3 12-17 24-77 57-103 86-103 7 0 22 0 22 26 0 22-10 46-17 60-36 98-46 139-46 170 0 77 55 106 120 106 12 0 53 0 86-60 22 55 80 60 106 60 62 0 101-53 122-103 29-65 55-177 55-218 0-48-21-60-35-60-22 0-44 22-44 41 0 12 5 16 12 21 10 10 32 31 32 72 0 29-24 113-46 153-22 46-53 74-94 74-40 0-62-23-62-71 0-24 5-51 10-63 12-47 24-94 36-141z">
            <text:p/>
          </draw:path>
          <draw:path draw:style-name="gr4" draw:text-style-name="P7" draw:layer="layout" svg:width="0.196cm" svg:height="0.839cm" svg:x="6.569cm" svg:y="13.235cm" svg:viewBox="0 0 197 840" svg:d="M197 419c0-65-10-165-55-261-51-103-125-158-132-158-5 0-10 5-10 10 0 2 0 2 17 19 81 81 129 215 129 390 0 144-31 292-134 397-12 12-12 12-12 15 0 4 5 9 10 9 7 0 84-57 134-165 43-91 53-184 53-256z">
            <text:p/>
          </draw:path>
        </draw:g>
        <draw:g draw:style-name="gr2">
          <svg:title>TexMaths</svg:title>
          <svg:desc>22§display§f \equiv \: (\textbf{A} \wedge \textbf{B}) \rightarrow \textbf{C} §svg§600§FALSE§</svg:desc>
          <draw:path draw:style-name="gr3" draw:text-style-name="P6" draw:layer="layout" svg:width="6.1cm" svg:height="0.69cm" svg:x="2.396cm" svg:y="5.873cm" svg:viewBox="0 0 6101 691" svg:d="M0 0c2034 0 4067 0 6101 0 0 230 0 461 0 691-2034 0-4067 0-6101 0 0-230 0-461 0-691z">
            <text:p/>
          </draw:path>
          <draw:path draw:style-name="gr4" draw:text-style-name="P7" draw:layer="layout" svg:width="0.386cm" svg:height="0.699cm" svg:x="2.356cm" svg:y="5.869cm" svg:viewBox="0 0 387 700" svg:d="M244 235c22 0 44 0 66 0 15 0 22 0 22-16 0-8-7-8-20-8-21 0-42 0-63 0 5-30 10-59 15-88 2-15 13-70 18-79 8-15 22-26 37-26 2 0 22 0 37 13-33 2-42 30-42 41 0 18 16 27 29 27 20 0 44-18 44-46 0-35-37-53-68-53-26 0-75 13-99 90-4 15-7 24-24 121-18 0-35 0-53 0-15 0-24 0-24 15 0 9 6 9 22 9 17 0 33 0 50 0-19 101-38 202-57 303-15 74-28 144-68 144-2 0-22 0-37-13 35-2 44-30 44-41 0-18-16-27-29-27-22 0-44 18-44 46 0 35 35 53 66 53 42 0 73-46 88-75 24-48 42-140 42-147 16-81 32-162 48-243z">
            <text:p/>
          </draw:path>
          <draw:path draw:style-name="gr4" draw:text-style-name="P7" draw:layer="layout" svg:width="0.516cm" svg:height="0.33cm" svg:x="3.033cm" svg:y="6.053cm" svg:viewBox="0 0 517 331" svg:d="M488 31c13 0 29 0 29-16 0-15-16-15-29-15-153 0-306 0-459 0-14 0-29 0-29 15 0 16 15 16 29 16 153 0 306 0 459 0zM488 331c13 0 29 0 29-15s-16-15-29-15c-153 0-306 0-459 0-14 0-29 0-29 15s15 15 29 15c153 0 306 0 459 0zM488 182c13 0 29-1 29-17 0-17-16-16-29-16-153 0-306 0-459 0-14 0-29-1-29 16 0 16 15 17 29 17 153 0 306 0 459 0z">
            <text:p/>
          </draw:path>
          <draw:path draw:style-name="gr4" draw:text-style-name="P7" draw:layer="layout" svg:width="0.177cm" svg:height="0.769cm" svg:x="4.056cm" svg:y="5.834cm" svg:viewBox="0 0 178 770" svg:d="M178 761c0-2 0-2-13-15-97-99-121-244-121-362 0-134 29-268 125-362 9-11 9-11 9-13 0-7-2-9-6-9-9 0-80 53-124 151-39 84-48 169-48 233 0 61 9 154 51 241 46 95 112 145 121 145 4 0 6-2 6-9z">
            <text:p/>
          </draw:path>
          <draw:path draw:style-name="gr4" draw:text-style-name="P7" draw:layer="layout" svg:width="0.606cm" svg:height="0.537cm" svg:x="4.311cm" svg:y="5.873cm" svg:viewBox="0 0 607 538" svg:d="M334 22c-9-22-17-22-30-22-22 0-25 7-31 22-64 154-128 309-192 463-4 11-6 17-66 17-5 0-10 0-15 0 0 12 0 24 0 36 29 0 66-3 90-3 31 0 73 0 101 3 0-12 0-24 0-36-22-3-68 0-68-11 1-2 2-5 2-8 14-32 27-63 40-95 69 0 138 0 207 0 15 38 30 76 46 114-24 0-49 0-73 0 0 12 0 24 0 36 29-3 104-3 137-3 30 0 99 0 125 3 0-12 0-24 0-36-25 0-50 0-75 0-66-160-132-320-198-480zM268 140c30 71 59 142 88 213-58 0-117 0-176 0 30-71 59-142 88-213z">
            <text:p/>
          </draw:path>
          <draw:path draw:style-name="gr4" draw:text-style-name="P7" draw:layer="layout" svg:width="0.43cm" svg:height="0.477cm" svg:x="5.164cm" svg:y="5.95cm" svg:viewBox="0 0 431 478" svg:d="M233 18c-6-14-11-18-17-18-11 0-14 7-18 18-64 143-128 286-191 430-5 8-7 11-7 15 0 9 7 15 15 15 7 0 14-2 18-15 61-136 122-272 183-408 60 136 121 272 182 408 7 15 13 15 18 15 6 0 15-6 15-15 0-2 0-4-4-13-65-144-129-288-194-432z">
            <text:p/>
          </draw:path>
          <draw:path draw:style-name="gr4" draw:text-style-name="P7" draw:layer="layout" svg:width="0.551cm" svg:height="0.526cm" svg:x="5.84cm" svg:y="5.884cm" svg:viewBox="0 0 552 527" svg:d="M185 239c0-68 0-136 0-204 47 0 94 0 140 0 77 0 93 62 93 97 0 59-38 107-112 107-41 0-81 0-121 0zM394 252c83-15 134-61 134-120 0-71-68-132-194-132-111 0-223 0-334 0 0 12 0 23 0 35 28 0 56 0 84 0 0 152 0 304 0 456-28 0-56 0-84 0 0 12 0 24 0 36 119 0 239 0 358 0 128 0 194-68 194-143s-66-125-158-132zM328 491c-48 0-96 0-143 0 0-75 0-150 0-226 50 0 99 0 149 0 16 0 53 0 79 33 25 33 25 77 25 86s0 107-110 107z">
            <text:p/>
          </draw:path>
          <draw:path draw:style-name="gr4" draw:text-style-name="P7" draw:layer="layout" svg:width="0.177cm" svg:height="0.769cm" svg:x="6.486cm" svg:y="5.834cm" svg:viewBox="0 0 178 770" svg:d="M178 384c0-59-9-151-50-239-47-95-113-145-121-145-5 0-7 4-7 9 0 2 0 2 13 17 77 75 121 198 121 358 0 132-28 268-125 364-9 11-9 11-9 13 0 5 2 9 7 9 8 0 77-53 123-151 39-84 48-169 48-235z">
            <text:p/>
          </draw:path>
          <draw:path draw:style-name="gr4" draw:text-style-name="P7" draw:layer="layout" svg:width="0.685cm" svg:height="0.401cm" svg:x="6.999cm" svg:y="6.018cm" svg:viewBox="0 0 686 402" svg:d="M603 217c-44 31-64 64-71 73-35 52-39 101-39 103 0 9 8 9 15 9 13 0 13-3 15-16 18-74 64-140 152-175 9-3 11-6 11-11 0-6-4-7-6-7-33-13-128-53-157-182-2-9-2-11-15-11-7 0-15 0-15 9 0 2 6 50 37 101 15 24 40 50 73 74-192 0-383 0-574 0-16 0-29-1-29 16 0 16 13 17 29 17 191 0 382 0 574 0z">
            <text:p/>
          </draw:path>
          <draw:path draw:style-name="gr4" draw:text-style-name="P7" draw:layer="layout" svg:width="0.542cm" svg:height="0.543cm" svg:x="7.993cm" svg:y="5.876cm" svg:viewBox="0 0 543 544" svg:d="M543 22c0-15 0-22-15-22-7 0-7 0-13 7-17 15-34 30-51 46-48-40-101-53-154-53-191 0-310 114-310 272s119 272 310 272c145 0 233-94 233-182 0-15-6-18-20-18-8 0-15 0-17 14-5 103-99 151-176 151-62 0-125-20-165-66-37-44-46-103-46-171 0-44 2-127 50-178 51-50 117-59 159-59 83 0 156 59 173 156 3 15 3 17 20 17 20 0 22-2 22-21 0-55 0-110 0-165z">
            <text:p/>
          </draw:path>
        </draw:g>
        <draw:g draw:style-name="gr2">
          <svg:title>TexMaths</svg:title>
          <svg:desc>22§display§g \equiv \: (\textbf{A} \vee \textbf{B}) \wedge \textbf{C} §svg§600§FALSE§</svg:desc>
          <draw:path draw:style-name="gr3" draw:text-style-name="P6" draw:layer="layout" svg:width="5.721cm" svg:height="0.69cm" svg:x="2.398cm" svg:y="7.073cm" svg:viewBox="0 0 5722 691" svg:d="M0 0c1907 0 3815 0 5722 0 0 230 0 461 0 691-1907 0-3815 0-5722 0 0-230 0-461 0-691z">
            <text:p/>
          </draw:path>
          <draw:path draw:style-name="gr4" draw:text-style-name="P7" draw:layer="layout" svg:width="0.353cm" svg:height="0.497cm" svg:x="2.358cm" svg:y="7.271cm" svg:viewBox="0 0 354 498" svg:d="M352 50c2-4 2-8 2-13 0-13-9-22-22-22-7 0-29 7-31 33-13-28-42-48-72-48-88 0-183 108-183 219 0 75 46 121 101 121 47 0 84-35 90-44-15 68-16 68-24 101-4 9-30 84-112 84-13 0-39 0-61-7 24-7 33-26 33-40 0-13-9-28-31-28-18 0-42 15-42 46s29 46 103 46c97 0 152-59 163-105 29-114 57-228 86-343zM253 241c-5 20-22 40-40 55-17 13-39 27-63 27-38 0-49-40-49-71 0-37 22-127 42-166 22-38 55-68 88-68 50 0 61 61 61 65 0 5-2 9-2 11-12 49-25 98-37 147z">
            <text:p/>
          </draw:path>
          <draw:path draw:style-name="gr4" draw:text-style-name="P7" draw:layer="layout" svg:width="0.514cm" svg:height="0.33cm" svg:x="3cm" svg:y="7.253cm" svg:viewBox="0 0 515 331" svg:d="M488 31c13 0 27 0 27-16 0-15-14-15-27-15-154 0-308 0-462 0-13 0-26 0-26 15 0 16 15 16 29 16 153 0 306 0 459 0zM488 331c13 0 27 0 27-15s-14-15-27-15c-153 0-306 0-459 0-14 0-29 0-29 15s13 15 26 15c154 0 308 0 462 0zM488 182c13 0 27-1 27-17 0-17-14-16-27-16-154 0-308 0-462 0-13 0-26-1-26 16 0 16 13 17 26 17 154 0 308 0 462 0z">
            <text:p/>
          </draw:path>
          <draw:path draw:style-name="gr4" draw:text-style-name="P7" draw:layer="layout" svg:width="0.179cm" svg:height="0.769cm" svg:x="4.02cm" svg:y="7.034cm" svg:viewBox="0 0 180 770" svg:d="M180 761c0-2 0-2-13-15-97-99-121-244-121-362 0-134 29-268 123-362 11-11 11-11 11-13 0-7-2-9-8-9-7 0-77 53-121 151-40 84-51 169-51 233 0 61 9 154 53 241 46 95 112 145 119 145 6 0 8-2 8-9z">
            <text:p/>
          </draw:path>
          <draw:path draw:style-name="gr4" draw:text-style-name="P7" draw:layer="layout" svg:width="0.606cm" svg:height="0.537cm" svg:x="4.278cm" svg:y="7.073cm" svg:viewBox="0 0 607 538" svg:d="M334 22c-9-22-17-22-31-22-22 0-24 7-30 22-64 154-128 309-192 463-4 11-6 17-66 17-5 0-10 0-15 0 0 12 0 24 0 36 29 0 66-3 90-3 31 0 73 0 101 3 0-12 0-24 0-36-22-3-68 0-68-11 1-2 2-5 2-8 14-32 27-63 40-95 69 0 138 0 207 0 15 38 30 76 46 114-24 0-49 0-73 0 0 12 0 24 0 36 29-3 104-3 137-3 30 0 99 0 125 3 0-12 0-24 0-36-25 0-50 0-75 0-66-160-132-320-198-480zM268 140c30 71 59 142 88 213-58 0-117 0-176 0 30-71 59-142 88-213z">
            <text:p/>
          </draw:path>
          <draw:path draw:style-name="gr4" draw:text-style-name="P7" draw:layer="layout" svg:width="0.43cm" svg:height="0.477cm" svg:x="5.131cm" svg:y="7.15cm" svg:viewBox="0 0 431 478" svg:d="M424 33c5-11 7-13 7-15 0-9-9-18-15-18-9 0-14 7-20 18-60 136-120 272-180 408-61-136-122-272-183-408-4-16-11-18-18-18-8 0-15 9-15 18 1 3 0 2 4 11 65 144 129 289 194 434 7 11 11 15 18 15 8 0 13-6 17-15 64-143 128-287 191-430z">
            <text:p/>
          </draw:path>
          <draw:path draw:style-name="gr4" draw:text-style-name="P7" draw:layer="layout" svg:width="0.551cm" svg:height="0.526cm" svg:x="5.806cm" svg:y="7.084cm" svg:viewBox="0 0 552 527" svg:d="M185 239c0-68 0-136 0-204 47 0 94 0 140 0 77 0 93 62 93 97 0 59-38 107-112 107-41 0-81 0-121 0zM394 252c83-15 134-61 134-120 0-71-68-132-194-132-111 0-223 0-334 0 0 12 0 23 0 35 28 0 56 0 84 0 0 152 0 304 0 456-28 0-56 0-84 0 0 12 0 24 0 36 119 0 239 0 358 0 128 0 194-68 194-143s-66-125-158-132zM328 491c-48 0-96 0-143 0 0-75 0-150 0-226 50 0 99 0 149 0 16 0 53 0 79 33 25 33 25 77 25 86s0 107-110 107z">
            <text:p/>
          </draw:path>
          <draw:path draw:style-name="gr4" draw:text-style-name="P7" draw:layer="layout" svg:width="0.177cm" svg:height="0.769cm" svg:x="6.453cm" svg:y="7.034cm" svg:viewBox="0 0 178 770" svg:d="M178 384c0-59-9-151-50-239-47-95-113-145-121-145-5 0-7 4-7 9 0 2 0 2 13 17 77 75 121 198 121 358 0 132-28 268-125 364-9 11-9 11-9 13 0 5 2 9 7 9 8 0 77-53 123-151 39-84 48-169 48-235z">
            <text:p/>
          </draw:path>
          <draw:path draw:style-name="gr4" draw:text-style-name="P7" draw:layer="layout" svg:width="0.428cm" svg:height="0.477cm" svg:x="6.923cm" svg:y="7.15cm" svg:viewBox="0 0 429 478" svg:d="M231 18c-5-14-11-18-18-18-8 0-11 7-15 18-65 143-129 286-194 430-4 8-4 11-4 15 0 9 7 15 15 15 5 0 11-2 18-15 60-136 120-272 180-408 61 136 122 272 183 408 6 15 15 15 17 15 9 0 16-6 16-15 0-2 0-4-5-13-64-144-129-288-193-432z">
            <text:p/>
          </draw:path>
          <draw:path draw:style-name="gr4" draw:text-style-name="P7" draw:layer="layout" svg:width="0.542cm" svg:height="0.543cm" svg:x="7.616cm" svg:y="7.076cm" svg:viewBox="0 0 543 544" svg:d="M543 22c0-15 0-22-15-22-7 0-7 0-13 7-17 15-34 30-51 46-48-40-101-53-154-53-191 0-310 114-310 272s119 272 310 272c145 0 233-94 233-182 0-15-6-18-20-18-8 0-15 0-17 14-5 103-99 151-176 151-62 0-125-20-165-66-37-44-46-103-46-171 0-44 2-127 50-178 51-50 117-59 159-59 83 0 156 59 173 156 3 15 3 17 20 17 20 0 22-2 22-21 0-55 0-110 0-165z">
            <text:p/>
          </draw:path>
        </draw:g>
        <draw:g draw:style-name="gr2">
          <svg:title>TexMaths</svg:title>
          <svg:desc>24§display§(f \vee g)§svg§600§FALSE§</svg:desc>
          <draw:path draw:style-name="gr3" draw:text-style-name="P6" draw:layer="layout" svg:width="2.27cm" svg:height="0.751cm" svg:x="2.403cm" svg:y="9.579cm" svg:viewBox="0 0 2271 752" svg:d="M0 0c757 0 1514 0 2271 0 0 251 0 501 0 752-757 0-1514 0-2271 0 0-251 0-501 0-752z">
            <text:p/>
          </draw:path>
          <draw:path draw:style-name="gr4" draw:text-style-name="P7" draw:layer="layout" svg:width="0.193cm" svg:height="0.837cm" svg:x="2.36cm" svg:y="9.536cm" svg:viewBox="0 0 194 838" svg:d="M194 828c0-2 0-2-14-16-103-106-132-264-132-393 0-146 34-292 137-397 9-10 9-10 9-15s-2-7-7-7c-10 0-84 57-134 163-43 93-53 187-53 256 0 65 10 168 55 261 51 103 122 158 132 158 5 0 7-2 7-10z">
            <text:p/>
          </draw:path>
          <draw:path draw:style-name="gr4" draw:text-style-name="P7" draw:layer="layout" svg:width="0.421cm" svg:height="0.76cm" svg:x="2.648cm" svg:y="9.574cm" svg:viewBox="0 0 422 761" svg:d="M266 256c24 0 48 0 72 0 17 0 24 0 24-19 0-7-7-7-22-7-23 0-46 0-69 0 6-32 11-64 17-96 2-19 14-77 21-89 8-14 22-28 39-28 2 0 26 0 40 17-36 2-45 31-45 45 0 19 17 29 31 29 22 0 48-19 48-51 0-38-41-57-74-57-29 0-82 14-108 98-5 17-7 27-27 132-19 0-38 0-57 0-17 0-27 0-27 14 0 12 8 12 24 12 19 0 37 0 56 0-21 110-42 220-63 331-17 81-31 158-74 158-2 0-24 0-41-17 41-3 48-31 48-46 0-19-17-28-31-28-22 0-48 19-48 50 0 38 38 57 72 57 48 0 81-47 96-81 26-53 45-153 48-160 17-88 33-176 50-264z">
            <text:p/>
          </draw:path>
          <draw:path draw:style-name="gr4" draw:text-style-name="P7" draw:layer="layout" svg:width="0.467cm" svg:height="0.519cm" svg:x="3.341cm" svg:y="9.663cm" svg:viewBox="0 0 468 520" svg:d="M460 34c8-10 8-12 8-17 0-10-8-17-17-17-10 0-15 7-19 19-67 148-133 295-199 443-66-148-131-295-197-443-7-17-14-19-19-19-10 0-17 7-17 17 0 2 0 5 5 14 69 157 139 315 208 472 8 14 12 17 20 17 12 0 14-5 19-17 69-157 139-313 208-469z">
            <text:p/>
          </draw:path>
          <draw:path draw:style-name="gr4" draw:text-style-name="P7" draw:layer="layout" svg:width="0.385cm" svg:height="0.54cm" svg:x="4.055cm" svg:y="9.795cm" svg:viewBox="0 0 386 541" svg:d="M384 55c0-7 2-10 2-17 0-14-10-21-24-21-10 0-31 5-36 36-14-31-43-53-77-53-96 0-201 117-201 237 0 84 53 134 113 134 50 0 88-41 98-50 0 1 0 1 0 2-17 74-29 108-29 110-2 8-31 91-120 91-16 0-43-2-67-9 24-7 34-29 34-43 0-15-10-29-31-29-20 0-46 14-46 48 0 33 31 50 110 50 106 0 168-65 180-115 31-124 62-247 94-371zM273 263c-4 22-24 43-43 58-17 14-43 31-67 31-43 0-55-43-55-77 0-40 24-141 48-182 21-43 57-76 93-76 56 0 68 70 68 74s-3 7-3 12c-13 53-27 107-41 160z">
            <text:p/>
          </draw:path>
          <draw:path draw:style-name="gr4" draw:text-style-name="P7" draw:layer="layout" svg:width="0.193cm" svg:height="0.837cm" svg:x="4.523cm" svg:y="9.536cm" svg:viewBox="0 0 194 838" svg:d="M194 419c0-65-9-168-55-261-50-103-122-158-132-158-5 0-7 2-7 7s0 5 14 22c84 81 132 215 132 390 0 144-31 290-136 397-10 10-10 10-10 12 0 8 2 10 7 10 10 0 84-57 134-163 44-93 53-187 53-256z">
            <text:p/>
          </draw:path>
        </draw:g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3">I</text:span><text:span text:style-name="T23">(</text:span><text:span text:style-name="T23">f</text:span><text:span text:style-name="T23">,</text:span><text:span text:style-name="T23"> </text:span><text:span text:style-name="T23">w</text:span><text:span text:style-name="T23">)</text:span><text:span text:style-name="T24"> </text:span><text:span text:style-name="T24">R</text:span><text:span text:style-name="T24">e</text:span><text:span text:style-name="T24">k</text:span><text:span text:style-name="T24">u</text:span><text:span text:style-name="T24">r</text:span><text:span text:style-name="T24">s</text:span><text:span text:style-name="T24">i</text:span><text:span text:style-name="T24">v</text:span><text:span text:style-name="T24">e</text:span><text:span text:style-name="T24"> </text:span><text:span text:style-name="T24">A</text:span><text:span text:style-name="T24">u</text:span><text:span text:style-name="T24">s</text:span><text:span text:style-name="T24">w</text:span><text:span text:style-name="T24">e</text:span><text:span text:style-name="T24">r</text:span><text:span text:style-name="T24">t</text:span><text:span text:style-name="T24">u</text:span><text:span text:style-name="T24">n</text:span><text:span text:style-name="T24">g</text:span></text:p>
          </draw:text-box>
        </draw:frame>
        <draw:frame presentation:style-name="pr13" draw:text-style-name="P8" draw:layer="layout" svg:width="25.199cm" svg:height="13.614cm" svg:x="1.4cm" svg:y="3.87cm" presentation:class="subtitle" presentation:user-transformed="true">
          <draw:text-box>
            <text:p text:style-name="P2"><text:span text:style-name="T9">G</text:span><text:span text:style-name="T9">e</text:span><text:span text:style-name="T9">n</text:span><text:span text:style-name="T9">a</text:span><text:span text:style-name="T9">u</text:span><text:span text:style-name="T9"> </text:span><text:span text:style-name="T9">w</text:span><text:span text:style-name="T9">i</text:span><text:span text:style-name="T9">e</text:span><text:span text:style-name="T9"> </text:span><text:span text:style-name="T9">b</text:span><text:span text:style-name="T9">e</text:span><text:span text:style-name="T9">i</text:span><text:span text:style-name="T9"> </text:span><text:span text:style-name="T9">d</text:span><text:span text:style-name="T9">e</text:span><text:span text:style-name="T9">r</text:span><text:span text:style-name="T9"> </text:span><text:span text:style-name="T9">D</text:span><text:span text:style-name="T9">e</text:span><text:span text:style-name="T9">f</text:span><text:span text:style-name="T9">i</text:span><text:span text:style-name="T9">n</text:span><text:span text:style-name="T9">i</text:span><text:span text:style-name="T9">t</text:span><text:span text:style-name="T9">i</text:span><text:span text:style-name="T9">o</text:span><text:span text:style-name="T9">n</text:span><text:span text:style-name="T9"> </text:span><text:span text:style-name="T9">e</text:span><text:span text:style-name="T9">r</text:span><text:span text:style-name="T9">f</text:span><text:span text:style-name="T9">o</text:span><text:span text:style-name="T9">l</text:span><text:span text:style-name="T9">g</text:span><text:span text:style-name="T9">t</text:span><text:span text:style-name="T9"> </text:span><text:span text:style-name="T9">d</text:span><text:span text:style-name="T9">i</text:span><text:span text:style-name="T9">e</text:span><text:span text:style-name="T9"> </text:span><text:span text:style-name="T9">A</text:span><text:span text:style-name="T9">u</text:span><text:span text:style-name="T9">s</text:span><text:span text:style-name="T9">w</text:span><text:span text:style-name="T9">e</text:span><text:span text:style-name="T9">r</text:span><text:span text:style-name="T9">t</text:span><text:span text:style-name="T9">u</text:span><text:span text:style-name="T9">n</text:span><text:span text:style-name="T9">g</text:span><text:span text:style-name="T9"> </text:span><text:span text:style-name="T9">v</text:span><text:span text:style-name="T9">o</text:span><text:span text:style-name="T9">n</text:span><text:span text:style-name="T9"> </text:span><text:span text:style-name="T15">I</text:span><text:span text:style-name="T15">(</text:span><text:span text:style-name="T15">f</text:span><text:span text:style-name="T15">,</text:span><text:span text:style-name="T15"> </text:span><text:span text:style-name="T15">w</text:span><text:span text:style-name="T15">)</text:span><text:span text:style-name="T12"> </text:span><text:span text:style-name="T9"><text:s/></text:span><text:span text:style-name="T9">r</text:span><text:span text:style-name="T9">e</text:span><text:span text:style-name="T9">k</text:span><text:span text:style-name="T9">u</text:span><text:span text:style-name="T9">r</text:span><text:span text:style-name="T9">s</text:span><text:span text:style-name="T9">i</text:span><text:span text:style-name="T9">v</text:span><text:span text:style-name="T9">,</text:span><text:span text:style-name="T9"> </text:span><text:span text:style-name="T9">b</text:span><text:span text:style-name="T9">e</text:span><text:span text:style-name="T9">g</text:span><text:span text:style-name="T9">i</text:span><text:span text:style-name="T9">n</text:span><text:span text:style-name="T9">n</text:span><text:span text:style-name="T9">e</text:span><text:span text:style-name="T9">n</text:span><text:span text:style-name="T9">d</text:span><text:span text:style-name="T9"> </text:span><text:span text:style-name="T9">m</text:span><text:span text:style-name="T9">i</text:span><text:span text:style-name="T9">t</text:span><text:span text:style-name="T9"> </text:span><text:span text:style-name="T9">d</text:span><text:span text:style-name="T9">e</text:span><text:span text:style-name="T9">n</text:span><text:span text:style-name="T9"> </text:span><text:span text:style-name="T9">a</text:span><text:span text:style-name="T9">t</text:span><text:span text:style-name="T9">o</text:span><text:span text:style-name="T9">m</text:span><text:span text:style-name="T9">a</text:span><text:span text:style-name="T9">r</text:span><text:span text:style-name="T9">e</text:span><text:span text:style-name="T9">n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n</text:span><text:span text:style-name="T9">.</text:span><text:span text:style-name="T9"> </text:span><text:span text:style-name="T9">B</text:span><text:span text:style-name="T9">e</text:span><text:span text:style-name="T9">i</text:span><text:span text:style-name="T9">s</text:span><text:span text:style-name="T9">p</text:span><text:span text:style-name="T9">i</text:span><text:span text:style-name="T9">e</text:span><text:span text:style-name="T9">l</text:span><text:span text:style-name="T9">:</text:span></text:p>
            <text:p text:style-name="P2"><text:span text:style-name="T9"/></text:p>
            <text:p text:style-name="P2"><text:span text:style-name="T9">F</text:span><text:span text:style-name="T9">ü</text:span><text:span text:style-name="T9">r</text:span><text:span text:style-name="T9"> </text:span><text:span text:style-name="T9">W</text:span><text:span text:style-name="T9">e</text:span><text:span text:style-name="T9">l</text:span><text:span text:style-name="T9">t</text:span><text:span text:style-name="T9"> </text:span><text:span text:style-name="T15">w</text:span><text:span text:style-name="T15"> </text:span><text:span text:style-name="T15">=</text:span><text:span text:style-name="T15"> </text:span><text:span text:style-name="T16">{</text:span><text:span text:style-name="T15"> </text:span><text:span text:style-name="T11">A</text:span><text:span text:style-name="T15">:</text:span><text:span text:style-name="T15">0</text:span><text:span text:style-name="T15">,</text:span><text:span text:style-name="T15"> </text:span><text:span text:style-name="T11">B</text:span><text:span text:style-name="T15">:</text:span><text:span text:style-name="T15">0</text:span><text:span text:style-name="T15">,</text:span><text:span text:style-name="T15"> </text:span><text:span text:style-name="T11">C</text:span><text:span text:style-name="T15">:</text:span><text:span text:style-name="T15">1</text:span><text:span text:style-name="T15"> </text:span><text:span text:style-name="T16">}</text:span><text:span text:style-name="T12"> </text:span></text:p>
            <text:p text:style-name="P2"><text:span text:style-name="T9"/></text:p>
            <text:p text:style-name="P2"><text:span text:style-name="T9">s</text:span><text:span text:style-name="T9">i</text:span><text:span text:style-name="T9">n</text:span><text:span text:style-name="T9">d</text:span><text:span text:style-name="T9"> </text:span><text:span text:style-name="T9">d</text:span><text:span text:style-name="T9">i</text:span><text:span text:style-name="T9">e</text:span><text:span text:style-name="T9"> </text:span><text:span text:style-name="T9">A</text:span><text:span text:style-name="T9">u</text:span><text:span text:style-name="T9">s</text:span><text:span text:style-name="T9">w</text:span><text:span text:style-name="T9">e</text:span><text:span text:style-name="T9">r</text:span><text:span text:style-name="T9">t</text:span><text:span text:style-name="T9">u</text:span><text:span text:style-name="T9">n</text:span><text:span text:style-name="T9">g</text:span><text:span text:style-name="T9">e</text:span><text:span text:style-name="T9">n</text:span><text:span text:style-name="T9"> </text:span><text:span text:style-name="T9">d</text:span><text:span text:style-name="T9">e</text:span><text:span text:style-name="T9">r</text:span><text:span text:style-name="T9"> </text:span><text:span text:style-name="T9">a</text:span><text:span text:style-name="T9">t</text:span><text:span text:style-name="T9">o</text:span><text:span text:style-name="T9">m</text:span><text:span text:style-name="T9">a</text:span><text:span text:style-name="T9">r</text:span><text:span text:style-name="T9">e</text:span><text:span text:style-name="T9">n</text:span><text:span text:style-name="T9"> </text:span><text:span text:style-name="T9">F</text:span><text:span text:style-name="T9">o</text:span><text:span text:style-name="T9">r</text:span><text:span text:style-name="T9">m</text:span><text:span text:style-name="T9">e</text:span><text:span text:style-name="T9">l</text:span><text:span text:style-name="T9">n</text:span><text:span text:style-name="T9">:</text:span></text:p>
            <text:p text:style-name="P2"><text:span text:style-name="T9"/></text:p>
            <text:p text:style-name="P2"><text:span text:style-name="T30">I</text:span><text:span text:style-name="T30">(</text:span><text:span text:style-name="T31">A</text:span><text:span text:style-name="T30">,</text:span><text:span text:style-name="T30"> </text:span><text:span text:style-name="T30">w</text:span><text:span text:style-name="T30">)</text:span><text:span text:style-name="T30"> </text:span><text:span text:style-name="T30">=</text:span><text:span text:style-name="T30"> </text:span><text:span text:style-name="T30">0</text:span><text:span text:style-name="T30">;</text:span><text:span text:style-name="T30"> </text:span><text:span text:style-name="T30"><text:s/></text:span><text:span text:style-name="T30">I</text:span><text:span text:style-name="T30">(</text:span><text:span text:style-name="T31">B</text:span><text:span text:style-name="T30">,</text:span><text:span text:style-name="T30"> </text:span><text:span text:style-name="T30">w</text:span><text:span text:style-name="T30">)</text:span><text:span text:style-name="T30">=</text:span><text:span text:style-name="T30">0</text:span><text:span text:style-name="T30">;</text:span><text:span text:style-name="T32"> </text:span><text:span text:style-name="T15">I</text:span><text:span text:style-name="T15">(</text:span><text:span text:style-name="T11">C</text:span><text:span text:style-name="T15">,</text:span><text:span text:style-name="T15"> </text:span><text:span text:style-name="T15">w</text:span><text:span text:style-name="T15">)</text:span><text:span text:style-name="T15">=</text:span><text:span text:style-name="T15">1</text:span><text:span text:style-name="T15">.</text:span></text:p>
            <text:p text:style-name="P2"><text:span text:style-name="T12"/></text:p>
            <text:p text:style-name="P2"><text:span text:style-name="T33">A</text:span><text:span text:style-name="T33">u</text:span><text:span text:style-name="T33">f</text:span><text:span text:style-name="T33"> </text:span><text:span text:style-name="T33">d</text:span><text:span text:style-name="T33">i</text:span><text:span text:style-name="T33">e</text:span><text:span text:style-name="T33">s</text:span><text:span text:style-name="T33">e</text:span><text:span text:style-name="T33">r</text:span><text:span text:style-name="T33"> </text:span><text:span text:style-name="T33">G</text:span><text:span text:style-name="T33">r</text:span><text:span text:style-name="T33">u</text:span><text:span text:style-name="T33">n</text:span><text:span text:style-name="T33">d</text:span><text:span text:style-name="T33">l</text:span><text:span text:style-name="T33">a</text:span><text:span text:style-name="T33">g</text:span><text:span text:style-name="T33">e</text:span><text:span text:style-name="T33"> </text:span><text:span text:style-name="T33">k</text:span><text:span text:style-name="T33">ö</text:span><text:span text:style-name="T33">n</text:span><text:span text:style-name="T33">n</text:span><text:span text:style-name="T33">e</text:span><text:span text:style-name="T33">n</text:span><text:span text:style-name="T33"> </text:span><text:span text:style-name="T33">w</text:span><text:span text:style-name="T33">i</text:span><text:span text:style-name="T33">r</text:span><text:span text:style-name="T33"> </text:span><text:span text:style-name="T33">d</text:span><text:span text:style-name="T33">a</text:span><text:span text:style-name="T33">n</text:span><text:span text:style-name="T33">n</text:span><text:span text:style-name="T33"> </text:span><text:span text:style-name="T33">d</text:span><text:span text:style-name="T33">i</text:span><text:span text:style-name="T33">e</text:span><text:span text:style-name="T33"> </text:span><text:span text:style-name="T33">F</text:span><text:span text:style-name="T33">o</text:span><text:span text:style-name="T33">r</text:span><text:span text:style-name="T33">m</text:span><text:span text:style-name="T33">e</text:span><text:span text:style-name="T33">l</text:span><text:span text:style-name="T33">n</text:span><text:span text:style-name="T33"> </text:span><text:span text:style-name="T15">f</text:span><text:span text:style-name="T12"> </text:span><text:span text:style-name="T33"><text:s/></text:span><text:span text:style-name="T33">u</text:span><text:span text:style-name="T33">n</text:span><text:span text:style-name="T33">d</text:span><text:span text:style-name="T33"> </text:span><text:span text:style-name="T15">g</text:span><text:span text:style-name="T12"> </text:span><text:span text:style-name="T12">(</text:span><text:span text:style-name="T12">v</text:span><text:span text:style-name="T12">o</text:span><text:span text:style-name="T12">r</text:span><text:span text:style-name="T12">h</text:span><text:span text:style-name="T12">e</text:span><text:span text:style-name="T12">r</text:span><text:span text:style-name="T12">i</text:span><text:span text:style-name="T12">g</text:span><text:span text:style-name="T12">e</text:span><text:span text:style-name="T12">r</text:span><text:span text:style-name="T12"> </text:span><text:span text:style-name="T12">S</text:span><text:span text:style-name="T12">e</text:span><text:span text:style-name="T12">i</text:span><text:span text:style-name="T12">t</text:span><text:span text:style-name="T12">e</text:span><text:span text:style-name="T12">)</text:span><text:span text:style-name="T33"> </text:span><text:span text:style-name="T33">b</text:span><text:span text:style-name="T33">e</text:span><text:span text:style-name="T33">w</text:span><text:span text:style-name="T33">e</text:span><text:span text:style-name="T33">r</text:span><text:span text:style-name="T33">t</text:span><text:span text:style-name="T33">e</text:span><text:span text:style-name="T33">n</text:span><text:span text:style-name="T33">:</text:span></text:p>
            <text:p text:style-name="P2"><text:span text:style-name="T12"/></text:p>
            <text:p text:style-name="P2"><text:span text:style-name="T12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</draw:text-box>
        </draw:frame>
        <draw:g draw:style-name="gr2">
          <svg:title>TexMaths</svg:title>
          <svg:desc>22§display§I(f, w) = I({\bf{(A \wedge B) \rightarrow C}}, w) = (0 \wedge 0) \rightarrow 1 = 0 \rightarrow 1 = 1§svg§600§FALSE§</svg:desc>
          <draw:path draw:style-name="gr3" draw:text-style-name="P6" draw:layer="layout" svg:width="19.009cm" svg:height="0.692cm" svg:x="1.389cm" svg:y="11.916cm" svg:viewBox="0 0 19010 693" svg:d="M0 0c6337 0 12673 0 19010 0 0 231 0 462 0 693-6337 0-12673 0-19010 0 0-231 0-462 0-693z">
            <text:p/>
          </draw:path>
          <draw:path draw:style-name="gr4" draw:text-style-name="P7" draw:layer="layout" svg:width="0.358cm" svg:height="0.525cm" svg:x="1.349cm" svg:y="11.929cm" svg:viewBox="0 0 359 526" svg:d="M264 59c7-28 9-35 70-35 18 0 25 0 25-15 0-9-9-9-11-9-25 0-82 2-104 2s-79-2-101-2c-7 0-15 0-15 15 0 9 6 9 19 9 33 0 55 0 55 13 0 5 0 7-2 14-35 138-70 277-105 415-7 29-9 35-71 35-17 0-24 0-24 16 0 9 9 9 11 9 24 0 79-3 103-3 22 0 80 3 104 3 4 0 15 0 15-16 0-9-6-9-24-9-13 0-18 0-33 0-15-2-20-6-20-13 0-6 2-13 5-17 34-137 69-275 103-412z">
            <text:p/>
          </draw:path>
          <draw:path draw:style-name="gr4" draw:text-style-name="P7" draw:layer="layout" svg:width="0.179cm" svg:height="0.771cm" svg:x="1.8cm" svg:y="11.876cm" svg:viewBox="0 0 180 772" svg:d="M180 763c0-2 0-2-13-15-97-99-121-244-121-363 0-134 29-268 123-363 11-11 11-11 11-13 0-7-4-9-8-9-7 0-77 53-124 152-39 83-48 169-48 233 0 61 9 154 51 242 46 94 114 145 121 145 4 0 8-2 8-9z">
            <text:p/>
          </draw:path>
          <draw:path draw:style-name="gr4" draw:text-style-name="P7" draw:layer="layout" svg:width="0.384cm" svg:height="0.701cm" svg:x="2.066cm" svg:y="11.911cm" svg:viewBox="0 0 385 702" svg:d="M242 235c22 0 44 0 66 0 15 0 24 0 24-15 0-9-9-9-22-9-21 0-42 0-64 0 6-29 11-59 16-88 4-15 15-70 20-79 6-15 19-26 35-26 4 0 24 0 39 13-35 2-41 31-41 42 0 17 13 26 28 26 20 0 42-18 42-46 0-35-35-53-68-53-27 0-75 13-97 90-4 16-7 24-26 121-18 0-36 0-53 0-16 0-24 0-24 16 0 8 8 8 22 8 16 0 33 0 50 0-19 102-38 203-57 304-13 75-26 145-66 145-4 0-24 0-37-13 35-2 41-31 41-42 0-18-13-26-28-26-20 0-42 17-42 46 0 35 33 53 66 53 42 0 73-47 86-75 24-49 44-141 44-148 15-81 31-162 46-244z">
            <text:p/>
          </draw:path>
          <draw:path draw:style-name="gr4" draw:text-style-name="P7" draw:layer="layout" svg:width="0.089cm" svg:height="0.23cm" svg:x="2.511cm" svg:y="12.373cm" svg:viewBox="0 0 90 231" svg:d="M90 81c0-50-20-81-50-81-25 0-40 20-40 42 0 20 15 39 40 39 8 0 19-2 28-8 2-3 2-2 2-3 3 0 3 0 3 11 0 58-27 103-53 128-9 8-9 11-9 13 0 5 4 9 9 9 9 0 70-59 70-150z">
            <text:p/>
          </draw:path>
          <draw:path draw:style-name="gr4" draw:text-style-name="P7" draw:layer="layout" svg:width="0.509cm" svg:height="0.349cm" svg:x="2.81cm" svg:y="12.114cm" svg:viewBox="0 0 510 350" svg:d="M334 79c5-15 11-44 11-48 0-16-11-22-22-22-8 0-24 6-28 22-2 4-40 152-44 171-5 25-7 38-7 53 0 7 0 9 0 13-17 40-39 64-70 64-62 0-62-57-62-70 0-24 2-55 40-150 9-22 13-33 13-48 0-35-26-64-64-64-72 0-101 112-101 119 0 9 7 9 9 9 6 0 9-3 13-16 20-70 51-94 77-94 7 0 20 0 20 24 0 20-9 42-13 55-36 90-44 127-44 156 0 70 50 97 110 97 13 0 48 0 79-55 20 50 75 55 97 55 59 0 92-49 112-95 26-59 50-163 50-200 0-44-19-55-33-55-19 0-39 20-39 37 0 11 4 16 13 20 9 9 26 29 26 66 0 27-22 104-41 141-20 42-47 68-86 68-35 0-57-22-57-66 0-22 6-46 8-57 11-43 22-87 33-130z">
            <text:p/>
          </draw:path>
          <draw:path draw:style-name="gr4" draw:text-style-name="P7" draw:layer="layout" svg:width="0.177cm" svg:height="0.771cm" svg:x="3.406cm" svg:y="11.876cm" svg:viewBox="0 0 178 772" svg:d="M178 385c0-59-9-152-50-240-47-94-113-145-121-145-5 0-7 4-7 9 0 2 0 2 13 17 77 75 121 198 121 359 0 132-28 268-125 365-9 11-9 11-9 13 0 5 2 9 7 9 8 0 77-53 123-152 39-83 48-169 48-235z">
            <text:p/>
          </draw:path>
          <draw:path draw:style-name="gr4" draw:text-style-name="P7" draw:layer="layout" svg:width="0.512cm" svg:height="0.182cm" svg:x="3.921cm" svg:y="12.171cm" svg:viewBox="0 0 513 183" svg:d="M486 33c13 0 27-1 27-18 0-16-14-15-25-15-154 0-309 0-464 0-11 0-24-1-24 15 0 17 13 18 26 18 154 0 307 0 460 0zM488 183c11 0 25 1 25-16 0-16-14-17-27-17-153 0-306 0-460 0-13 0-26 1-26 17 0 17 13 16 24 16 155 0 310 0 464 0z">
            <text:p/>
          </draw:path>
          <draw:path draw:style-name="gr4" draw:text-style-name="P7" draw:layer="layout" svg:width="0.358cm" svg:height="0.525cm" svg:x="4.719cm" svg:y="11.929cm" svg:viewBox="0 0 359 526" svg:d="M262 59c6-28 11-35 70-35 20 0 27 0 27-15 0-9-9-9-14-9-22 0-79 2-101 2-24 0-79-2-103-2-5 0-16 0-16 15 0 9 7 9 22 9 33 0 53 0 53 13 0 5 0 7 0 14-35 138-70 277-105 415-7 29-9 35-71 35-17 0-24 0-24 16 0 9 9 9 11 9 22 0 79-3 101-3 24 0 82 3 104 3 6 0 15 0 15-16 0-9-7-9-22-9s-18 0-33 0c-18-2-20-6-20-13 0-6 2-13 2-17 35-137 69-275 104-412z">
            <text:p/>
          </draw:path>
          <draw:path draw:style-name="gr4" draw:text-style-name="P7" draw:layer="layout" svg:width="0.177cm" svg:height="0.771cm" svg:x="5.17cm" svg:y="11.876cm" svg:viewBox="0 0 178 772" svg:d="M178 763c0-2 0-2-13-15-97-99-121-244-121-363 0-134 29-268 125-363 9-11 9-11 9-13 0-7-2-9-6-9-9 0-77 53-124 152-39 83-48 169-48 233 0 61 9 154 51 242 46 94 112 145 121 145 4 0 6-2 6-9z">
            <text:p/>
          </draw:path>
          <draw:path draw:style-name="gr4" draw:text-style-name="P7" draw:layer="layout" svg:width="0.179cm" svg:height="0.771cm" svg:x="5.47cm" svg:y="11.876cm" svg:viewBox="0 0 180 772" svg:d="M180 763c0-2 0-2-13-15-97-99-121-244-121-363 0-134 29-268 123-363 11-11 11-11 11-13 0-7-2-9-8-9-7 0-77 53-121 152-40 83-51 169-51 233 0 61 9 154 53 242 46 94 112 145 119 145 6 0 8-2 8-9z">
            <text:p/>
          </draw:path>
          <draw:path draw:style-name="gr4" draw:text-style-name="P7" draw:layer="layout" svg:width="0.606cm" svg:height="0.538cm" svg:x="5.727cm" svg:y="11.916cm" svg:viewBox="0 0 607 539" svg:d="M334 22c-8-22-17-22-30-22-22 0-25 7-31 22-64 155-128 309-192 464-4 11-6 18-66 18-5 0-10 0-15 0 0 11 0 23 0 35 29 0 66-2 90-2 31 0 73 0 101 2 0-12 0-24 0-35-22-4-68 0-68-11 1-3 2-6 2-9 14-32 27-63 40-95 69 0 138 0 207 0 15 38 31 77 46 115-24 0-48 0-73 0 0 11 0 23 0 35 29-2 104-2 137-2 31 0 99 0 125 2 0-12 0-24 0-35-25 0-50 0-75 0-66-161-132-321-198-482zM268 141c30 71 59 142 88 213-58 0-117 0-176 0 30-71 59-142 88-213z">
            <text:p/>
          </draw:path>
          <draw:path draw:style-name="gr4" draw:text-style-name="P7" draw:layer="layout" svg:width="0.43cm" svg:height="0.478cm" svg:x="6.58cm" svg:y="11.993cm" svg:viewBox="0 0 431 479" svg:d="M233 18c-6-14-11-18-17-18-11 0-14 7-18 18-64 143-128 287-191 431-5 8-7 11-7 15 0 9 7 15 15 15 7 0 14-2 18-15 61-136 122-273 183-409 60 136 121 273 182 409 7 15 13 15 18 15 9 0 15-6 15-15 0-2 0-4-4-13-65-145-129-289-194-433z">
            <text:p/>
          </draw:path>
          <draw:path draw:style-name="gr4" draw:text-style-name="P7" draw:layer="layout" svg:width="0.551cm" svg:height="0.527cm" svg:x="7.256cm" svg:y="11.927cm" svg:viewBox="0 0 552 528" svg:d="M185 240c0-68 0-137 0-205 47 0 94 0 141 0 77 0 92 62 92 97 0 59-37 108-112 108-41 0-81 0-121 0zM394 253c83-15 134-62 134-121 0-70-68-132-191-132-113 0-225 0-337 0 0 12 0 23 0 35 28 0 56 0 84 0 0 153 0 305 0 458-28 0-56 0-84 0 0 11 0 23 0 35 120 0 239 0 359 0 127 0 193-68 193-143s-66-125-158-132zM328 493c-48 0-96 0-143 0 0-76 0-151 0-227 50 0 100 0 149 0 16 0 53 0 80 33 24 33 24 77 24 86s0 108-110 108z">
            <text:p/>
          </draw:path>
          <draw:path draw:style-name="gr4" draw:text-style-name="P7" draw:layer="layout" svg:width="0.177cm" svg:height="0.771cm" svg:x="7.903cm" svg:y="11.876cm" svg:viewBox="0 0 178 772" svg:d="M178 385c0-59-6-152-50-240-47-94-113-145-121-145-5 0-7 4-7 9 0 2 0 2 15 17 75 75 119 198 119 359 0 132-28 268-125 365-9 11-9 11-9 13 0 5 2 9 7 9 8 0 79-53 123-152 39-83 48-169 48-235z">
            <text:p/>
          </draw:path>
          <draw:path draw:style-name="gr4" draw:text-style-name="P7" draw:layer="layout" svg:width="0.688cm" svg:height="0.401cm" svg:x="8.415cm" svg:y="12.061cm" svg:viewBox="0 0 689 402" svg:d="M603 218c-42 31-64 64-68 72-36 53-42 101-42 104 0 8 9 8 15 8 13 0 13-2 18-15 17-75 64-141 149-176 9-2 14-5 14-11 0-5-5-4-7-6-35-14-128-53-158-183-3-9-3-11-16-11-6 0-15 0-15 9 0 2 6 50 39 101 16 24 38 51 71 75-192 0-383 0-574 0-14 0-29-1-29 15 0 17 15 18 29 18 191 0 382 0 574 0z">
            <text:p/>
          </draw:path>
          <draw:path draw:style-name="gr4" draw:text-style-name="P7" draw:layer="layout" svg:width="0.54cm" svg:height="0.544cm" svg:x="9.412cm" svg:y="11.918cm" svg:viewBox="0 0 541 545" svg:d="M541 22c0-15 0-22-13-22-7 0-9 0-15 7-17 15-34 30-51 46-48-40-99-53-152-53-193 0-310 114-310 273 0 158 117 272 310 272 145 0 231-94 231-182 0-15-4-18-17-18-11 0-18 0-18 14-7 103-99 151-178 151-60 0-126-20-165-66-35-44-46-103-46-171 0-44 2-128 52-178 49-51 117-60 157-60 83 0 158 60 173 156 3 16 5 18 22 18 20 0 20-2 20-22 0-55 0-110 0-165z">
            <text:p/>
          </draw:path>
          <draw:path draw:style-name="gr4" draw:text-style-name="P7" draw:layer="layout" svg:width="0.089cm" svg:height="0.23cm" svg:x="10.07cm" svg:y="12.373cm" svg:viewBox="0 0 90 231" svg:d="M90 81c0-50-17-81-48-81-27 0-42 20-42 42 0 20 15 39 42 39 9 0 20-2 26-8 2-3 3-2 5-3 0 4 2 0 2 11 0 58-29 104-53 128-9 9-9 11-9 13 0 5 5 9 7 9 9 0 70-59 70-150z">
            <text:p/>
          </draw:path>
          <draw:path draw:style-name="gr4" draw:text-style-name="P7" draw:layer="layout" svg:width="0.512cm" svg:height="0.349cm" svg:x="10.369cm" svg:y="12.114cm" svg:viewBox="0 0 513 350" svg:d="M337 79c2-15 11-44 11-48 0-16-11-22-22-22s-25 6-29 22c-2 4-40 152-44 171-7 25-7 38-7 53 0 7 0 9 0 13-17 40-41 64-70 64-64 0-64-57-64-70 0-24 5-55 42-150 9-22 13-33 13-48 0-35-26-64-64-64-74 0-103 112-103 119 0 9 9 9 11 9 7 0 9-3 11-16 22-70 51-94 79-94 7 0 20 0 20 24 0 20-9 42-15 55-33 90-42 127-42 156 0 70 50 97 108 97 13 0 50 0 81-55 20 50 73 55 97 55 57 0 92-49 112-95 26-59 51-163 51-200 0-44-20-55-33-55-20 0-40 20-40 37 0 11 4 16 11 20 9 9 29 29 29 66 0 27-22 104-42 141-20 42-49 68-86 68s-57-22-57-66c0-22 4-46 9-57 11-43 22-87 33-130z">
            <text:p/>
          </draw:path>
          <draw:path draw:style-name="gr4" draw:text-style-name="P7" draw:layer="layout" svg:width="0.179cm" svg:height="0.771cm" svg:x="10.965cm" svg:y="11.876cm" svg:viewBox="0 0 180 772" svg:d="M180 385c0-59-8-152-50-240-46-94-115-145-121-145-5 0-9 4-9 9 0 2 0 2 15 17 75 75 119 198 119 359 0 132-28 268-123 365-11 11-11 11-11 13 0 5 4 9 9 9 6 0 77-53 123-152 40-83 48-169 48-235z">
            <text:p/>
          </draw:path>
          <draw:path draw:style-name="gr4" draw:text-style-name="P7" draw:layer="layout" svg:width="0.514cm" svg:height="0.182cm" svg:x="11.48cm" svg:y="12.171cm" svg:viewBox="0 0 515 183" svg:d="M488 33c11 0 27-1 27-18 0-16-16-15-27-15-154 0-308 0-462 0-11 0-26-1-26 15 0 17 15 18 26 18 154 0 308 0 462 0zM488 183c11 0 27 1 27-16 0-16-16-17-27-17-154 0-308 0-462 0-11 0-26 1-26 17 0 17 15 16 26 16 154 0 308 0 462 0z">
            <text:p/>
          </draw:path>
          <draw:path draw:style-name="gr4" draw:text-style-name="P7" draw:layer="layout" svg:width="0.179cm" svg:height="0.771cm" svg:x="12.329cm" svg:y="11.876cm" svg:viewBox="0 0 180 772" svg:d="M180 763c0-2 0-2-13-15-97-99-121-244-121-363 0-134 29-268 123-363 11-11 11-11 11-13 0-7-4-9-8-9-7 0-77 53-121 152-40 83-51 169-51 233 0 61 9 154 53 242 46 94 112 145 119 145 4 0 8-2 8-9z">
            <text:p/>
          </draw:path>
          <draw:path draw:style-name="gr4" draw:text-style-name="P7" draw:layer="layout" svg:width="0.325cm" svg:height="0.529cm" svg:x="12.584cm" svg:y="11.942cm" svg:viewBox="0 0 326 530" svg:d="M326 266c0-61-5-123-31-180-35-75-99-86-132-86-46 0-104 20-134 90-25 55-29 115-29 176 0 57 2 128 35 185 33 64 90 79 128 79 42 0 99-15 134-90 24-53 29-112 29-174zM163 512c-31 0-77-19-90-92-9-46-9-119-9-163 0-50 0-101 6-143 16-90 73-99 93-99 24 0 77 16 90 91 9 44 9 103 9 151 0 58 0 110-9 159-11 74-55 96-90 96z">
            <text:p/>
          </draw:path>
          <draw:path draw:style-name="gr4" draw:text-style-name="P7" draw:layer="layout" svg:width="0.43cm" svg:height="0.478cm" svg:x="13.154cm" svg:y="11.993cm" svg:viewBox="0 0 431 479" svg:d="M233 18c-6-14-11-18-17-18-9 0-14 7-18 18-64 143-128 287-191 431-5 8-7 11-7 15 0 9 9 15 15 15 7 0 14-2 18-15 61-136 122-273 183-409 60 136 121 273 182 409 7 15 13 15 18 15 9 0 15-6 15-15 0-2 0-4-4-13-65-145-129-289-194-433z">
            <text:p/>
          </draw:path>
          <draw:path draw:style-name="gr4" draw:text-style-name="P7" draw:layer="layout" svg:width="0.325cm" svg:height="0.529cm" svg:x="13.829cm" svg:y="11.942cm" svg:viewBox="0 0 326 530" svg:d="M326 266c0-61-5-123-31-180-35-75-99-86-132-86-46 0-101 20-134 90-25 55-29 115-29 176 0 57 4 128 35 185 33 64 90 79 128 79 42 0 101-15 134-90 24-53 29-112 29-174zM163 512c-31 0-75-19-90-92-9-46-9-119-9-163 0-50 0-101 6-143 16-90 73-99 93-99 26 0 77 16 90 91 9 44 9 103 9 151 0 58 0 110-9 159-11 74-55 96-90 96z">
            <text:p/>
          </draw:path>
          <draw:path draw:style-name="gr4" draw:text-style-name="P7" draw:layer="layout" svg:width="0.179cm" svg:height="0.771cm" svg:x="14.23cm" svg:y="11.876cm" svg:viewBox="0 0 180 772" svg:d="M180 385c0-59-8-152-50-240-49-94-115-145-121-145-5 0-9 4-9 9 0 2 0 2 15 17 75 75 119 198 119 359 0 132-28 268-123 365-11 11-11 11-11 13 0 5 4 9 9 9 6 0 77-53 123-152 40-83 48-169 48-235z">
            <text:p/>
          </draw:path>
          <draw:path draw:style-name="gr4" draw:text-style-name="P7" draw:layer="layout" svg:width="0.685cm" svg:height="0.401cm" svg:x="14.745cm" svg:y="12.061cm" svg:viewBox="0 0 686 402" svg:d="M603 218c-44 31-64 64-71 72-35 53-41 101-41 104 0 8 11 8 15 8 13 0 15-2 18-15 17-75 63-141 151-176 9-2 11-5 11-11 0-5-4-6-6-6-33-14-128-53-156-183-3-9-5-11-18-11-4 0-15 0-15 9 0 2 6 50 39 101 16 24 38 51 73 75-192 0-384 0-577 0-13 0-26-1-26 15 0 17 13 18 26 18 193 0 385 0 577 0z">
            <text:p/>
          </draw:path>
          <draw:path draw:style-name="gr4" draw:text-style-name="P7" draw:layer="layout" svg:width="0.254cm" svg:height="0.511cm" svg:x="15.759cm" svg:y="11.942cm" svg:viewBox="0 0 255 512" svg:d="M158 20c0-20 0-20-17-20-49 48-117 48-141 48 0 8 0 17 0 25 15 0 62 0 101-20 0 132 0 265 0 398 0 28-2 37-72 37-8 0-17 0-25 0 0 8 0 16 0 24 27-2 95-2 126-2s97 0 125 2c0-8 0-16 0-24-8 0-16 0-24 0-70 0-73-9-73-37 0-144 0-288 0-431z">
            <text:p/>
          </draw:path>
          <draw:path draw:style-name="gr4" draw:text-style-name="P7" draw:layer="layout" svg:width="0.512cm" svg:height="0.182cm" svg:x="16.335cm" svg:y="12.171cm" svg:viewBox="0 0 513 183" svg:d="M486 33c13 0 27-1 27-18 0-16-14-15-25-15-154 0-309 0-464 0-11 0-24-1-24 15 0 17 13 18 24 18 154 0 308 0 462 0zM488 183c11 0 25 1 25-16 0-16-14-17-27-17-154 0-308 0-462 0-11 0-24 1-24 17 0 17 13 16 24 16 155 0 310 0 464 0z">
            <text:p/>
          </draw:path>
          <draw:path draw:style-name="gr4" draw:text-style-name="P7" draw:layer="layout" svg:width="0.322cm" svg:height="0.529cm" svg:x="17.138cm" svg:y="11.942cm" svg:viewBox="0 0 323 530" svg:d="M323 266c0-61-2-123-30-180-36-75-99-86-130-86-46 0-104 20-134 90-27 55-29 115-29 176 0 57 2 128 33 185 33 64 90 79 128 79 41 0 101-15 134-90 26-53 28-112 28-174zM161 512c-29 0-75-19-88-92-9-46-9-119-9-163 0-50 0-101 6-143 14-90 73-99 91-99 26 0 77 16 92 91 7 44 7 103 7 151 0 58 0 110-9 159-11 74-55 96-90 96z">
            <text:p/>
          </draw:path>
          <draw:path draw:style-name="gr4" draw:text-style-name="P7" draw:layer="layout" svg:width="0.688cm" svg:height="0.401cm" svg:x="17.75cm" svg:y="12.061cm" svg:viewBox="0 0 689 402" svg:d="M603 218c-42 31-64 64-68 72-36 53-42 101-42 104 0 8 9 8 15 8 13 0 13-2 18-15 17-75 64-141 149-176 11-2 14-5 14-11 0-5-5-4-7-6-35-14-128-53-158-183-3-9-3-11-16-11-6 0-15 0-15 9 0 2 6 50 39 101 16 24 38 51 71 75-192 0-383 0-574 0-14 0-29-1-29 15 0 17 15 18 29 18 191 0 382 0 574 0z">
            <text:p/>
          </draw:path>
          <draw:path draw:style-name="gr4" draw:text-style-name="P7" draw:layer="layout" svg:width="0.254cm" svg:height="0.511cm" svg:x="18.764cm" svg:y="11.942cm" svg:viewBox="0 0 255 512" svg:d="M161 20c0-20 0-20-20-20-46 48-115 48-141 48 0 8 0 17 0 25 18 0 62 0 103-20 0 132 0 265 0 398 0 28-4 37-72 37-8 0-16 0-24 0 0 8 0 16 0 24 26-2 93-2 125-2s97 0 123 2c0-8 0-16 0-24-8 0-16 0-24 0-68 0-70-9-70-37 0-144 0-288 0-431z">
            <text:p/>
          </draw:path>
          <draw:path draw:style-name="gr4" draw:text-style-name="P7" draw:layer="layout" svg:width="0.514cm" svg:height="0.182cm" svg:x="19.34cm" svg:y="12.171cm" svg:viewBox="0 0 515 183" svg:d="M488 33c11 0 27-1 27-18 0-16-16-15-27-15-154 0-308 0-462 0-11 0-26-1-26 15 0 17 15 18 26 18 154 0 308 0 462 0zM488 183c11 0 27 1 27-16 0-16-16-17-27-17-154 0-308 0-462 0-11 0-26 1-26 17 0 17 15 16 26 16 154 0 308 0 462 0z">
            <text:p/>
          </draw:path>
          <draw:path draw:style-name="gr4" draw:text-style-name="P7" draw:layer="layout" svg:width="0.254cm" svg:height="0.511cm" svg:x="20.183cm" svg:y="11.942cm" svg:viewBox="0 0 255 512" svg:d="M158 20c0-20 0-20-17-20-49 48-117 48-141 48 0 8 0 17 0 25 15 0 62 0 101-20 0 132 0 265 0 398 0 28-2 37-72 37-8 0-17 0-25 0 0 8 0 16 0 24 27-2 95-2 126-2s97 0 125 2c0-8 0-16 0-24-8 0-16 0-24 0-70 0-73-9-73-37 0-144 0-288 0-431z">
            <text:p/>
          </draw:path>
        </draw:g>
        <draw:g draw:style-name="gr2">
          <svg:title>TexMaths</svg:title>
          <svg:desc>22§display§I(g, w) = I({\bf{(A \vee B) \wedge C}}, w) = (0 \vee 0) \wedge 1 = 0 \wedge 1 = 0§svg§600§FALSE§</svg:desc>
          <draw:path draw:style-name="gr3" draw:text-style-name="P6" draw:layer="layout" svg:width="17.984cm" svg:height="0.69cm" svg:x="1.39cm" svg:y="13.315cm" svg:viewBox="0 0 17985 691" svg:d="M0 0c5995 0 11990 0 17985 0 0 230 0 461 0 691-5995 0-11990 0-17985 0 0-230 0-461 0-691z">
            <text:p/>
          </draw:path>
          <draw:path draw:style-name="gr4" draw:text-style-name="P7" draw:layer="layout" svg:width="0.358cm" svg:height="0.523cm" svg:x="1.35cm" svg:y="13.329cm" svg:viewBox="0 0 359 524" svg:d="M264 59c7-28 9-35 70-35 18 0 25 0 25-15 0-9-9-9-11-9-25 0-82 2-104 2s-79-2-101-2c-7 0-15 0-15 15 0 9 6 9 19 9 33 0 55 0 55 13 0 5 0 7-2 13-35 139-70 277-105 415-7 29-9 35-71 35-17 0-24 0-24 16 0 8 9 8 11 8 24 0 79-2 103-2 22 0 80 2 104 2 4 0 15 0 15-15 0-9-6-9-24-9-13 0-18 0-33 0-15-2-20-6-20-13 0-6 2-13 5-17 34-137 69-274 103-411z">
            <text:p/>
          </draw:path>
          <draw:path draw:style-name="gr4" draw:text-style-name="P7" draw:layer="layout" svg:width="0.179cm" svg:height="0.769cm" svg:x="1.801cm" svg:y="13.276cm" svg:viewBox="0 0 180 770" svg:d="M180 761c0-2 0-2-13-15-97-99-123-244-123-362 0-134 31-268 125-362 11-11 11-11 11-13 0-7-4-9-8-9-7 0-77 53-124 151-39 84-48 169-48 233 0 61 9 154 51 241 46 95 114 145 121 145 4 0 8-2 8-9z">
            <text:p/>
          </draw:path>
          <draw:path draw:style-name="gr4" draw:text-style-name="P7" draw:layer="layout" svg:width="0.355cm" svg:height="0.497cm" svg:x="2.036cm" svg:y="13.513cm" svg:viewBox="0 0 356 498" svg:d="M354 50c0-4 2-8 2-13 0-13-11-22-24-22-6 0-28 7-31 33-13-28-41-48-72-48-88 0-183 108-183 219 0 75 46 121 101 121 47 0 84-35 91-44-16 68-17 68-25 101-4 9-28 84-112 84-13 0-39 0-61-7 24-7 33-26 33-40 0-13-9-28-31-28-16 0-42 15-42 46s29 46 103 46c97 0 152-59 163-105 29-114 59-228 88-343zM253 241c-4 20-22 40-40 55-15 13-39 27-63 27-38 0-49-40-49-71 0-37 22-127 42-166 22-38 55-68 88-68 51 0 62 61 62 65 0 5-3 9-3 11-12 49-25 98-37 147z">
            <text:p/>
          </draw:path>
          <draw:path draw:style-name="gr4" draw:text-style-name="P7" draw:layer="layout" svg:width="0.091cm" svg:height="0.229cm" svg:x="2.487cm" svg:y="13.772cm" svg:viewBox="0 0 92 230" svg:d="M92 81c0-50-19-81-50-81-27 0-42 20-42 42 0 19 15 39 42 39 9 0 20-2 26-9 2-2 3-1 5-2 0 4 2 0 2 11 0 57-27 103-53 127-9 9-9 11-9 14 0 4 5 8 9 8 7 0 70-59 70-149z">
            <text:p/>
          </draw:path>
          <draw:path draw:style-name="gr4" draw:text-style-name="P7" draw:layer="layout" svg:width="0.509cm" svg:height="0.348cm" svg:x="2.789cm" svg:y="13.513cm" svg:viewBox="0 0 510 349" svg:d="M334 79c3-15 11-44 11-48 0-16-11-22-22-22-8 0-24 6-28 22-2 4-40 151-44 171-7 24-7 37-7 53 0 6 0 8 0 13-17 39-42 63-70 63-62 0-62-57-62-70 0-24 2-55 40-149 9-22 13-33 13-48 0-35-26-64-64-64-72 0-101 112-101 118 0 9 7 9 9 9 6 0 9-2 11-15 22-70 53-94 79-94 7 0 20 0 20 24 0 19-9 41-16 55-33 90-41 127-41 155 0 71 50 97 110 97 13 0 48 0 79-55 20 50 75 55 97 55 57 0 92-48 112-94 26-60 50-163 50-200 0-44-19-55-33-55-19 0-39 20-39 37 0 11 4 16 11 20 9 9 28 29 28 66 0 26-22 103-41 140-20 42-49 68-86 68-35 0-57-22-57-66 0-21 6-46 8-57 11-43 22-86 33-129z">
            <text:p/>
          </draw:path>
          <draw:path draw:style-name="gr4" draw:text-style-name="P7" draw:layer="layout" svg:width="0.179cm" svg:height="0.769cm" svg:x="3.383cm" svg:y="13.276cm" svg:viewBox="0 0 180 770" svg:d="M180 384c0-59-8-151-50-239-46-95-115-145-121-145-5 0-9 4-9 9 0 2 0 2 15 17 77 75 121 198 121 358 0 132-28 268-125 364-11 11-11 11-11 13 0 5 4 9 9 9 6 0 77-53 123-151 40-84 48-169 48-235z">
            <text:p/>
          </draw:path>
          <draw:path draw:style-name="gr4" draw:text-style-name="P7" draw:layer="layout" svg:width="0.514cm" svg:height="0.181cm" svg:x="3.897cm" svg:y="13.57cm" svg:viewBox="0 0 515 182" svg:d="M488 33c11 0 27-1 27-18 0-16-16-15-27-15-154 0-308 0-462 0-11 0-26-1-26 15 0 17 15 18 26 18 154 0 308 0 462 0zM488 182c11 0 27 1 27-15 0-17-16-18-27-18-154 0-308 0-462 0-11 0-26 1-26 18 0 16 15 15 26 15 154 0 308 0 462 0z">
            <text:p/>
          </draw:path>
          <draw:path draw:style-name="gr4" draw:text-style-name="P7" draw:layer="layout" svg:width="0.355cm" svg:height="0.523cm" svg:x="4.698cm" svg:y="13.329cm" svg:viewBox="0 0 356 524" svg:d="M262 59c6-28 9-35 70-35 18 0 24 0 24-15 0-9-8-9-11-9-22 0-79 2-101 2-24 0-81-2-103-2-7 0-16 0-16 15 0 9 7 9 22 9 31 0 53 0 53 13 0 5 0 7-2 13-34 139-69 277-103 415-7 29-9 35-71 35-17 0-24 0-24 16 0 8 9 8 11 8 22 0 79-2 101-2s79 2 104 2c6 0 15 0 15-15 0-9-7-9-24-9-13 0-18 0-33 0-16-2-18-6-18-13 0-6 0-13 2-17 35-137 69-274 104-411z">
            <text:p/>
          </draw:path>
          <draw:path draw:style-name="gr4" draw:text-style-name="P7" draw:layer="layout" svg:width="0.179cm" svg:height="0.769cm" svg:x="5.147cm" svg:y="13.276cm" svg:viewBox="0 0 180 770" svg:d="M180 761c0-2 0-2-13-15-97-99-121-244-121-362 0-134 29-268 123-362 11-11 11-11 11-13 0-7-2-9-8-9-7 0-77 53-121 151-40 84-51 169-51 233 0 61 9 154 53 241 46 95 112 145 119 145 6 0 8-2 8-9z">
            <text:p/>
          </draw:path>
          <draw:path draw:style-name="gr4" draw:text-style-name="P7" draw:layer="layout" svg:width="0.179cm" svg:height="0.769cm" svg:x="5.448cm" svg:y="13.276cm" svg:viewBox="0 0 180 770" svg:d="M180 761c0-2 0-2-13-15-97-99-121-244-121-362 0-134 29-268 123-362 11-11 11-11 11-13 0-7-4-9-8-9-7 0-77 53-124 151-39 84-48 169-48 233 0 61 9 154 51 241 46 95 114 145 121 145 4 0 8-2 8-9z">
            <text:p/>
          </draw:path>
          <draw:path draw:style-name="gr4" draw:text-style-name="P7" draw:layer="layout" svg:width="0.608cm" svg:height="0.537cm" svg:x="5.703cm" svg:y="13.315cm" svg:viewBox="0 0 609 538" svg:d="M337 22c-9-22-20-22-31-22-22 0-27 7-31 22-64 154-128 309-191 463-5 11-9 17-66 17-6 0-12 0-18 0 0 12 0 24 0 36 31 0 68-3 92-3 29 0 73 0 102 3 0-12 0-24 0-36-3 0-69 0-69-11 1-2 2-5 3-8 13-32 26-63 39-95 69 0 138 0 207 0 15 38 31 76 46 114-25 0-50 0-75 0 0 12 0 24 0 36 31-3 104-3 137-3 31 0 99 0 127 3 0-12 0-24 0-36-25 0-50 0-74 0-66-160-132-320-198-480zM271 140c29 71 58 142 88 213-59 0-118 0-176 0 29-71 58-142 88-213z">
            <text:p/>
          </draw:path>
          <draw:path draw:style-name="gr4" draw:text-style-name="P7" draw:layer="layout" svg:width="0.428cm" svg:height="0.477cm" svg:x="6.559cm" svg:y="13.392cm" svg:viewBox="0 0 429 478" svg:d="M425 33c4-11 4-13 4-15 0-9-7-18-15-18-7 0-11 7-18 18-60 136-120 272-180 408-61-136-122-272-183-408-7-16-13-18-18-18-8 0-15 9-15 18 1 3 0 2 4 11 65 144 129 289 194 434 4 11 9 15 18 15 8 0 11-6 15-15 64-143 129-287 194-430z">
            <text:p/>
          </draw:path>
          <draw:path draw:style-name="gr4" draw:text-style-name="P7" draw:layer="layout" svg:width="0.551cm" svg:height="0.526cm" svg:x="7.234cm" svg:y="13.326cm" svg:viewBox="0 0 552 527" svg:d="M185 239c0-68 0-136 0-204 47 0 94 0 141 0 77 0 90 62 90 97 0 59-35 107-112 107-40 0-80 0-119 0zM394 252c83-15 132-61 132-120 0-71-66-132-192-132-111 0-223 0-334 0 0 12 0 23 0 35 28 0 56 0 84 0 0 152 0 304 0 456-28 0-56 0-84 0 0 12 0 24 0 36 120 0 239 0 359 0 127 0 193-68 193-143s-68-125-158-132zM326 491c-47 0-94 0-141 0 0-75 0-150 0-226 50 0 99 0 149 0 16 0 51 0 77 33 27 33 27 77 27 86s0 107-112 107z">
            <text:p/>
          </draw:path>
          <draw:path draw:style-name="gr4" draw:text-style-name="P7" draw:layer="layout" svg:width="0.179cm" svg:height="0.769cm" svg:x="7.879cm" svg:y="13.276cm" svg:viewBox="0 0 180 770" svg:d="M180 384c0-59-8-151-50-239-46-95-112-145-121-145-5 0-9 4-9 9 0 2 0 2 15 17 77 75 121 198 121 358 0 132-28 268-125 364-11 11-11 11-11 13 0 5 4 9 9 9 9 0 77-53 123-151 40-84 48-169 48-235z">
            <text:p/>
          </draw:path>
          <draw:path draw:style-name="gr4" draw:text-style-name="P7" draw:layer="layout" svg:width="0.428cm" svg:height="0.477cm" svg:x="8.352cm" svg:y="13.392cm" svg:viewBox="0 0 429 478" svg:d="M231 18c-7-14-11-18-18-18-8 0-11 7-17 18-64 143-128 286-192 430-4 8-4 11-4 15 0 9 7 15 15 15 5 0 11-2 18-15 60-136 120-272 180-408 61 136 122 272 183 408 7 15 13 15 18 15 8 0 15-6 15-15 0-2 0-4-4-13-65-144-130-288-194-432z">
            <text:p/>
          </draw:path>
          <draw:path draw:style-name="gr4" draw:text-style-name="P7" draw:layer="layout" svg:width="0.542cm" svg:height="0.543cm" svg:x="9.045cm" svg:y="13.318cm" svg:viewBox="0 0 543 544" svg:d="M543 22c0-15 0-22-15-22-7 0-7 0-13 7-17 15-34 30-51 46-48-40-101-53-154-53-191 0-310 114-310 272s119 272 310 272c145 0 233-94 233-182 0-15-6-18-19-18-9 0-16 0-18 14-4 103-99 151-176 151-62 0-125-20-165-66-37-44-46-103-46-171 0-44 2-127 50-178 51-50 117-59 159-59 83 0 156 59 174 156 2 15 2 17 19 17 20 0 22-2 22-21 0-55 0-110 0-165z">
            <text:p/>
          </draw:path>
          <draw:path draw:style-name="gr4" draw:text-style-name="P7" draw:layer="layout" svg:width="0.089cm" svg:height="0.229cm" svg:x="9.704cm" svg:y="13.772cm" svg:viewBox="0 0 90 230" svg:d="M90 81c0-50-20-81-50-81-25 0-40 20-40 42 0 19 15 39 40 39 8 0 19-2 28-9 2-2 2-1 2-2 3 0 3 0 3 11 0 57-27 103-53 127-9 9-9 11-9 14 0 4 4 8 9 8 9 0 70-59 70-149z">
            <text:p/>
          </draw:path>
          <draw:path draw:style-name="gr4" draw:text-style-name="P7" draw:layer="layout" svg:width="0.509cm" svg:height="0.348cm" svg:x="10.004cm" svg:y="13.513cm" svg:viewBox="0 0 510 349" svg:d="M334 79c5-15 11-44 11-48 0-16-11-22-22-22-8 0-24 6-28 22-2 4-40 151-44 171-5 24-7 37-7 53 0 6 0 8 0 13-17 39-39 63-70 63-62 0-62-57-62-70 0-24 5-55 40-149 9-22 13-33 13-48 0-35-26-64-64-64-72 0-101 112-101 118 0 9 7 9 9 9 9 0 9-2 13-15 20-70 51-94 77-94 7 0 20 0 20 24 0 19-9 41-13 55-36 90-44 127-44 155 0 71 50 97 110 97 13 0 48 0 79-55 20 50 75 55 97 55 59 0 92-48 112-94 26-60 50-163 50-200 0-44-19-55-33-55-19 0-39 20-39 37 0 11 6 16 13 20 9 9 26 29 26 66 0 26-22 103-41 140-20 42-47 68-86 68-35 0-57-22-57-66 0-21 6-46 8-57 11-43 22-86 33-129z">
            <text:p/>
          </draw:path>
          <draw:path draw:style-name="gr4" draw:text-style-name="P7" draw:layer="layout" svg:width="0.177cm" svg:height="0.769cm" svg:x="10.6cm" svg:y="13.276cm" svg:viewBox="0 0 178 770" svg:d="M178 384c0-59-9-151-50-239-47-95-113-145-121-145-5 0-7 4-7 9 0 2 0 2 13 17 77 75 121 198 121 358 0 132-28 268-125 364-9 11-9 11-9 13 0 5 2 9 7 9 8 0 77-53 123-151 39-84 48-169 48-235z">
            <text:p/>
          </draw:path>
          <draw:path draw:style-name="gr4" draw:text-style-name="P7" draw:layer="layout" svg:width="0.512cm" svg:height="0.181cm" svg:x="11.115cm" svg:y="13.57cm" svg:viewBox="0 0 513 182" svg:d="M486 33c13 0 27-1 27-18 0-16-14-15-25-15-154 0-309 0-464 0-11 0-24-1-24 15 0 17 13 18 26 18 154 0 307 0 460 0zM488 182c11 0 25 1 25-15 0-17-14-18-27-18-153 0-306 0-460 0-13 0-26 1-26 18 0 16 13 15 24 15 155 0 310 0 464 0z">
            <text:p/>
          </draw:path>
          <draw:path draw:style-name="gr4" draw:text-style-name="P7" draw:layer="layout" svg:width="0.177cm" svg:height="0.769cm" svg:x="11.964cm" svg:y="13.276cm" svg:viewBox="0 0 178 770" svg:d="M178 761c0-2 0-2-13-15-97-99-121-244-121-362 0-134 29-268 125-362 9-11 9-11 9-13 0-7-2-9-6-9-9 0-77 53-124 151-39 84-48 169-48 233 0 61 7 154 51 241 46 95 112 145 121 145 4 0 6-2 6-9z">
            <text:p/>
          </draw:path>
          <draw:path draw:style-name="gr4" draw:text-style-name="P7" draw:layer="layout" svg:width="0.325cm" svg:height="0.528cm" svg:x="12.217cm" svg:y="13.342cm" svg:viewBox="0 0 326 529" svg:d="M326 265c0-61-5-122-31-179-35-75-99-86-132-86-46 0-101 20-134 90-25 55-29 114-29 175 0 58 4 128 35 185 33 63 90 79 128 79 42 0 101-16 134-90 24-53 29-112 29-174zM163 511c-31 0-75-20-90-92-9-46-9-118-9-162 0-51 0-101 6-143 16-90 73-99 93-99 26 0 77 16 90 90 9 44 9 103 9 152 0 57 0 109-9 158-11 74-55 96-90 96z">
            <text:p/>
          </draw:path>
          <draw:path draw:style-name="gr4" draw:text-style-name="P7" draw:layer="layout" svg:width="0.428cm" svg:height="0.477cm" svg:x="12.788cm" svg:y="13.392cm" svg:viewBox="0 0 429 478" svg:d="M425 33c4-11 4-13 4-15 0-9-7-18-15-18-9 0-14 7-18 18-61 136-122 272-183 408-60-136-120-272-180-408-7-16-13-18-18-18-8 0-15 9-15 18 1 3 0 2 4 11 64 144 128 289 192 434 6 11 11 15 17 15 11 0 14-6 18-15 64-143 129-287 194-430z">
            <text:p/>
          </draw:path>
          <draw:path draw:style-name="gr4" draw:text-style-name="P7" draw:layer="layout" svg:width="0.325cm" svg:height="0.528cm" svg:x="13.462cm" svg:y="13.342cm" svg:viewBox="0 0 326 529" svg:d="M326 265c0-61-3-122-31-179-35-75-99-86-130-86-48 0-103 20-136 90-25 55-29 114-29 175 0 58 4 128 35 185 33 63 90 79 128 79 42 0 101-16 134-90 26-53 29-112 29-174zM163 511c-31 0-75-20-90-92-7-46-7-118-7-162 0-51 0-101 4-143 16-90 73-99 93-99 26 0 77 16 92 90 7 44 7 103 7 152 0 57 0 109-9 158-11 74-55 96-90 96z">
            <text:p/>
          </draw:path>
          <draw:path draw:style-name="gr4" draw:text-style-name="P7" draw:layer="layout" svg:width="0.179cm" svg:height="0.769cm" svg:x="13.862cm" svg:y="13.276cm" svg:viewBox="0 0 180 770" svg:d="M180 384c0-59-8-151-50-239-46-95-115-145-121-145-5 0-9 4-9 9 0 2 0 2 15 17 77 75 121 198 121 358 0 132-28 268-125 364-11 11-11 11-11 13 0 5 4 9 9 9 6 0 77-53 123-151 40-84 48-169 48-235z">
            <text:p/>
          </draw:path>
          <draw:path draw:style-name="gr4" draw:text-style-name="P7" draw:layer="layout" svg:width="0.43cm" svg:height="0.477cm" svg:x="14.333cm" svg:y="13.392cm" svg:viewBox="0 0 431 478" svg:d="M233 18c-6-14-11-18-17-18-9 0-11 7-18 18-64 143-128 286-191 430-5 8-7 11-7 15 0 9 9 15 15 15 7 0 14-2 20-15 60-136 120-272 181-408 60 136 121 272 182 408 7 15 13 15 18 15 9 0 15-6 15-15 0-2 0-4-4-13-65-144-129-288-194-432z">
            <text:p/>
          </draw:path>
          <draw:path draw:style-name="gr4" draw:text-style-name="P7" draw:layer="layout" svg:width="0.254cm" svg:height="0.51cm" svg:x="15.048cm" svg:y="13.342cm" svg:viewBox="0 0 255 511" svg:d="M158 20c0-20 0-20-17-20-49 48-117 48-141 48 0 8 0 16 0 24 15 0 62 0 101-19 0 132 0 264 0 397 0 28-2 37-72 37-8 0-17 0-25 0 0 8 0 16 0 24 27-2 95-2 126-2s97 0 125 2c0-8 0-16 0-24-9 0-17 0-26 0-68 0-71-9-71-37 0-144 0-287 0-430z">
            <text:p/>
          </draw:path>
          <draw:path draw:style-name="gr4" draw:text-style-name="P7" draw:layer="layout" svg:width="0.514cm" svg:height="0.181cm" svg:x="15.622cm" svg:y="13.57cm" svg:viewBox="0 0 515 182" svg:d="M488 33c11 0 27-1 27-18 0-16-16-15-24-15-155 0-310 0-465 0-11 0-26-1-26 15 0 17 15 18 26 18 154 0 308 0 462 0zM491 182c8 0 24 1 24-15 0-17-16-18-27-18-154 0-308 0-462 0-11 0-26 1-26 18 0 16 15 15 26 15 155 0 310 0 465 0z">
            <text:p/>
          </draw:path>
          <draw:path draw:style-name="gr4" draw:text-style-name="P7" draw:layer="layout" svg:width="0.325cm" svg:height="0.528cm" svg:x="16.425cm" svg:y="13.342cm" svg:viewBox="0 0 326 529" svg:d="M326 265c0-61-3-122-31-179-35-75-99-86-130-86-48 0-103 20-136 90-25 55-29 114-29 175 0 58 4 128 35 185 33 63 90 79 128 79 42 0 101-16 134-90 26-53 29-112 29-174zM163 511c-29 0-75-20-90-92-7-46-7-118-7-162 0-51 0-101 4-143 16-90 73-99 93-99 26 0 77 16 92 90 7 44 7 103 7 152 0 57 0 109-9 158-11 74-55 96-90 96z">
            <text:p/>
          </draw:path>
          <draw:path draw:style-name="gr4" draw:text-style-name="P7" draw:layer="layout" svg:width="0.428cm" svg:height="0.477cm" svg:x="16.997cm" svg:y="13.392cm" svg:viewBox="0 0 429 478" svg:d="M233 18c-6-14-11-18-17-18-11 0-14 7-18 18-65 143-129 286-194 430-4 8-4 11-4 15 0 9 7 15 15 15 5 0 11-2 18-15 61-136 122-272 183-408 60 136 120 272 180 408 7 15 15 15 18 15 8 0 15-6 15-15 0-2 0-4-4-13-64-144-128-288-192-432z">
            <text:p/>
          </draw:path>
          <draw:path draw:style-name="gr4" draw:text-style-name="P7" draw:layer="layout" svg:width="0.254cm" svg:height="0.51cm" svg:x="17.709cm" svg:y="13.342cm" svg:viewBox="0 0 255 511" svg:d="M158 20c0-20 0-20-17-20-49 48-117 48-141 48 0 8 0 16 0 24 15 0 62 0 101-19 0 132 0 264 0 397 0 28-2 37-70 37-9 0-18 0-27 0 0 8 0 16 0 24 29-2 95-2 126-2s99 0 125 2c0-8 0-16 0-24-8 0-16 0-24 0-70 0-73-9-73-37 0-144 0-287 0-430z">
            <text:p/>
          </draw:path>
          <draw:path draw:style-name="gr4" draw:text-style-name="P7" draw:layer="layout" svg:width="0.514cm" svg:height="0.181cm" svg:x="18.286cm" svg:y="13.57cm" svg:viewBox="0 0 515 182" svg:d="M488 33c11 0 27-1 27-18 0-16-16-15-27-15-154 0-309 0-464 0-9 0-24-1-24 15 0 17 15 18 26 18 154 0 308 0 462 0zM488 182c11 0 27 1 27-15 0-17-16-18-27-18-154 0-308 0-462 0-11 0-26 1-26 18 0 16 15 15 24 15 155 0 310 0 464 0z">
            <text:p/>
          </draw:path>
          <draw:path draw:style-name="gr4" draw:text-style-name="P7" draw:layer="layout" svg:width="0.325cm" svg:height="0.528cm" svg:x="19.088cm" svg:y="13.342cm" svg:viewBox="0 0 326 529" svg:d="M326 265c0-61-5-122-31-179-35-75-99-86-132-86-46 0-104 20-134 90-25 55-29 114-29 175 0 58 2 128 35 185 33 63 88 79 128 79 42 0 99-16 134-90 24-53 29-112 29-174zM163 511c-31 0-77-20-90-92-9-46-9-118-9-162 0-51 0-101 6-143 14-90 73-99 93-99 24 0 75 16 90 90 9 44 9 103 9 152 0 57 0 109-9 158-13 74-57 96-90 96z">
            <text:p/>
          </draw:path>
        </draw:g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3">I</text:span><text:span text:style-name="T23">(</text:span><text:span text:style-name="T23">f</text:span><text:span text:style-name="T23">,</text:span><text:span text:style-name="T23"> </text:span><text:span text:style-name="T23">w</text:span><text:span text:style-name="T23">)</text:span><text:span text:style-name="T24"> </text:span><text:span text:style-name="T24">R</text:span><text:span text:style-name="T24">e</text:span><text:span text:style-name="T24">k</text:span><text:span text:style-name="T24">u</text:span><text:span text:style-name="T24">r</text:span><text:span text:style-name="T24">s</text:span><text:span text:style-name="T24">i</text:span><text:span text:style-name="T24">v</text:span><text:span text:style-name="T24">e</text:span><text:span text:style-name="T24"> </text:span><text:span text:style-name="T24">A</text:span><text:span text:style-name="T24">u</text:span><text:span text:style-name="T24">s</text:span><text:span text:style-name="T24">w</text:span><text:span text:style-name="T24">e</text:span><text:span text:style-name="T24">r</text:span><text:span text:style-name="T24">t</text:span><text:span text:style-name="T24">u</text:span><text:span text:style-name="T24">n</text:span><text:span text:style-name="T24">g</text:span></text:p>
          </draw:text-box>
        </draw:frame>
        <draw:frame presentation:style-name="pr14" draw:text-style-name="P8" draw:layer="layout" svg:width="25.199cm" svg:height="10.351cm" svg:x="1.4cm" svg:y="3.301cm" presentation:class="subtitle" presentation:user-transformed="true">
          <draw:text-box>
            <text:p text:style-name="P2"><text:span text:style-name="T33">S</text:span><text:span text:style-name="T33">c</text:span><text:span text:style-name="T33">h</text:span><text:span text:style-name="T33">l</text:span><text:span text:style-name="T33">i</text:span><text:span text:style-name="T33">e</text:span><text:span text:style-name="T33">ß</text:span><text:span text:style-name="T33">l</text:span><text:span text:style-name="T33">i</text:span><text:span text:style-name="T33">c</text:span><text:span text:style-name="T33">h</text:span><text:span text:style-name="T33"> </text:span><text:span text:style-name="T33">b</text:span><text:span text:style-name="T33">e</text:span><text:span text:style-name="T33">w</text:span><text:span text:style-name="T33">e</text:span><text:span text:style-name="T33">r</text:span><text:span text:style-name="T33">t</text:span><text:span text:style-name="T33">e</text:span><text:span text:style-name="T33">n</text:span><text:span text:style-name="T33"> </text:span><text:span text:style-name="T33">w</text:span><text:span text:style-name="T33">i</text:span><text:span text:style-name="T33">r</text:span><text:span text:style-name="T33"> </text:span><text:span text:style-name="T33">d</text:span><text:span text:style-name="T33">i</text:span><text:span text:style-name="T33">e</text:span><text:span text:style-name="T33"> </text:span><text:span text:style-name="T33">F</text:span><text:span text:style-name="T33">o</text:span><text:span text:style-name="T33">r</text:span><text:span text:style-name="T33">m</text:span><text:span text:style-name="T33">e</text:span><text:span text:style-name="T33">l</text:span><text:span text:style-name="T33"> </text:span><text:span text:style-name="T34">(</text:span><text:span text:style-name="T15">f</text:span><text:span text:style-name="T15"> </text:span><text:span text:style-name="T34">∨</text:span><text:span text:style-name="T15"> </text:span><text:span text:style-name="T15">g</text:span><text:span text:style-name="T15">)</text:span><text:span text:style-name="T35">:</text:span></text:p>
            <text:p text:style-name="P2"><text:span text:style-name="T35"/></text:p>
            <text:p text:style-name="P2"><text:span text:style-name="T35"/></text:p>
            <text:p text:style-name="P2"><text:span text:style-name="T12"/></text:p>
            <text:p text:style-name="P2"><text:span text:style-name="T12"/></text:p>
            <text:p text:style-name="P2"><text:span text:style-name="T36">D</text:span><text:span text:style-name="T36">a</text:span><text:span text:style-name="T36"> </text:span><text:span text:style-name="T36">d</text:span><text:span text:style-name="T36">i</text:span><text:span text:style-name="T36">e</text:span><text:span text:style-name="T36"> </text:span><text:span text:style-name="T36">A</text:span><text:span text:style-name="T36">u</text:span><text:span text:style-name="T36">s</text:span><text:span text:style-name="T36">w</text:span><text:span text:style-name="T36">e</text:span><text:span text:style-name="T36">r</text:span><text:span text:style-name="T36">t</text:span><text:span text:style-name="T36">u</text:span><text:span text:style-name="T36">n</text:span><text:span text:style-name="T36">g</text:span><text:span text:style-name="T36"> </text:span><text:span text:style-name="T36">e</text:span><text:span text:style-name="T36">i</text:span><text:span text:style-name="T36">n</text:span><text:span text:style-name="T36">e</text:span><text:span text:style-name="T36">n</text:span><text:span text:style-name="T36"> </text:span><text:span text:style-name="T36">w</text:span><text:span text:style-name="T36">a</text:span><text:span text:style-name="T36">h</text:span><text:span text:style-name="T36">r</text:span><text:span text:style-name="T36">e</text:span><text:span text:style-name="T36">n</text:span><text:span text:style-name="T36"> </text:span><text:span text:style-name="T36">W</text:span><text:span text:style-name="T36">e</text:span><text:span text:style-name="T36">r</text:span><text:span text:style-name="T36">t</text:span><text:span text:style-name="T36"> </text:span><text:span text:style-name="T36">e</text:span><text:span text:style-name="T36">r</text:span><text:span text:style-name="T36">g</text:span><text:span text:style-name="T36">i</text:span><text:span text:style-name="T36">b</text:span><text:span text:style-name="T36">t</text:span><text:span text:style-name="T36">,</text:span><text:span text:style-name="T36"> </text:span><text:span text:style-name="T36">s</text:span><text:span text:style-name="T36">a</text:span><text:span text:style-name="T36">g</text:span><text:span text:style-name="T36">e</text:span><text:span text:style-name="T36">n</text:span><text:span text:style-name="T36"> </text:span><text:span text:style-name="T36">w</text:span><text:span text:style-name="T36">i</text:span><text:span text:style-name="T36">r</text:span><text:span text:style-name="T36">:</text:span><text:span text:style-name="T36"> </text:span><text:span text:style-name="T37">w</text:span><text:span text:style-name="T38"> </text:span><text:span text:style-name="T38">e</text:span><text:span text:style-name="T38">r</text:span><text:span text:style-name="T38">f</text:span><text:span text:style-name="T38">ü</text:span><text:span text:style-name="T38">l</text:span><text:span text:style-name="T38">l</text:span><text:span text:style-name="T38">t</text:span><text:span text:style-name="T38"> </text:span><text:span text:style-name="T39">(</text:span><text:span text:style-name="T40">f</text:span><text:span text:style-name="T40"> </text:span><text:span text:style-name="T39">∨</text:span><text:span text:style-name="T40"> </text:span><text:span text:style-name="T40">g</text:span><text:span text:style-name="T40">)</text:span><text:span text:style-name="T9">.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</draw:text-box>
        </draw:frame>
        <draw:g draw:style-name="gr2">
          <svg:title>TexMaths</svg:title>
          <svg:desc>22§display§I((f \vee g),w_1) = 1 \vee 0 = 1§svg§600§FALSE§</svg:desc>
          <draw:path draw:style-name="gr3" draw:text-style-name="P6" draw:layer="layout" svg:width="8.474cm" svg:height="0.69cm" svg:x="1.389cm" svg:y="5.815cm" svg:viewBox="0 0 8475 691" svg:d="M0 0c2825 0 5650 0 8475 0 0 230 0 461 0 691-2825 0-5650 0-8475 0 0-230 0-461 0-691z">
            <text:p/>
          </draw:path>
          <draw:path draw:style-name="gr4" draw:text-style-name="P7" draw:layer="layout" svg:width="0.358cm" svg:height="0.523cm" svg:x="1.349cm" svg:y="5.829cm" svg:viewBox="0 0 359 524" svg:d="M264 59c7-28 9-35 70-35 18 0 25 0 25-15 0-9-9-9-11-9-25 0-82 2-104 2s-79-2-101-2c-7 0-15 0-15 15 0 9 6 9 19 9 33 0 55 0 55 13 0 5 0 7-2 13-35 139-70 277-105 415-7 29-9 35-71 35-17 0-24 0-24 16 0 8 9 8 11 8 24 0 79-2 103-2 22 0 80 2 104 2 4 0 15 0 15-15 0-9-6-9-24-9-13 0-18 0-33 0-15-2-20-6-20-13 0-6 2-13 5-17 34-137 68-274 103-411z">
            <text:p/>
          </draw:path>
          <draw:path draw:style-name="gr4" draw:text-style-name="P7" draw:layer="layout" svg:width="0.179cm" svg:height="0.769cm" svg:x="1.8cm" svg:y="5.776cm" svg:viewBox="0 0 180 770" svg:d="M180 761c0-2 0-2-13-15-97-99-123-244-123-362 0-134 31-268 125-362 11-11 11-11 11-13 0-7-4-9-8-9-7 0-77 53-124 151-39 84-48 169-48 233 0 61 9 154 51 241 46 95 114 145 121 145 4 0 8-2 8-9z">
            <text:p/>
          </draw:path>
          <draw:path draw:style-name="gr4" draw:text-style-name="P7" draw:layer="layout" svg:width="0.177cm" svg:height="0.769cm" svg:x="2.101cm" svg:y="5.776cm" svg:viewBox="0 0 178 770" svg:d="M178 761c0-2 0-2-13-15-97-99-121-244-121-362 0-134 29-268 125-362 9-11 9-11 9-13 0-7-2-9-6-9-9 0-77 53-124 151-39 84-48 169-48 233 0 61 9 154 51 241 46 95 112 145 121 145 4 0 6-2 6-9z">
            <text:p/>
          </draw:path>
          <draw:path draw:style-name="gr4" draw:text-style-name="P7" draw:layer="layout" svg:width="0.386cm" svg:height="0.699cm" svg:x="2.365cm" svg:y="5.811cm" svg:viewBox="0 0 387 700" svg:d="M244 235c22 0 44 0 66 0 16 0 22 0 22-16 0-8-6-8-20-8-21 0-42 0-63 0 5-30 10-59 15-88 2-15 13-70 18-79 8-15 22-26 37-26 2 0 24 0 37 13-33 2-41 30-41 41 0 18 15 27 28 27 20 0 44-18 44-46 0-35-37-53-68-53-26 0-75 13-99 90-4 15-7 24-24 121-18 0-35 0-53 0-15 0-24 0-24 15 0 9 6 9 22 9 17 0 33 0 50 0-19 101-38 202-57 303-15 74-28 144-68 144-2 0-22 0-37-13 35-2 44-30 44-41 0-18-16-27-29-27-22 0-44 18-44 46 0 35 35 53 66 53 42 0 73-46 88-75 24-48 42-140 42-147 16-81 32-162 48-243z">
            <text:p/>
          </draw:path>
          <draw:path draw:style-name="gr4" draw:text-style-name="P7" draw:layer="layout" svg:width="0.428cm" svg:height="0.477cm" svg:x="3.001cm" svg:y="5.892cm" svg:viewBox="0 0 429 478" svg:d="M425 33c4-11 4-13 4-15 0-9-7-18-15-18-7 0-11 7-18 18-60 136-120 272-180 408-61-136-122-272-183-408-7-16-13-18-18-18-8 0-15 9-15 18 1 3 0 2 4 11 64 144 128 289 192 434 6 11 11 15 20 15 8 0 11-6 15-15 64-143 129-287 194-430z">
            <text:p/>
          </draw:path>
          <draw:path draw:style-name="gr4" draw:text-style-name="P7" draw:layer="layout" svg:width="0.353cm" svg:height="0.497cm" svg:x="3.656cm" svg:y="6.013cm" svg:viewBox="0 0 354 498" svg:d="M352 50c2-4 2-8 2-13 0-13-9-22-22-22-6 0-28 7-31 33-13-28-41-48-72-48-88 0-183 108-183 219 0 75 46 121 101 121 47 0 84-35 91-44-16 68-17 68-25 101-4 9-30 84-112 84-13 0-39 0-61-7 24-7 30-26 30-40 0-13-6-28-28-28-18 0-42 15-42 46s29 46 103 46c97 0 152-59 163-105 29-114 57-228 86-343zM253 241c-4 20-22 40-40 55-17 13-39 27-63 27-38 0-51-40-51-71 0-37 24-127 44-166 22-38 55-68 88-68 51 0 62 61 62 65 0 5-3 9-3 11-12 49-25 98-37 147z">
            <text:p/>
          </draw:path>
          <draw:path draw:style-name="gr4" draw:text-style-name="P7" draw:layer="layout" svg:width="0.179cm" svg:height="0.769cm" svg:x="4.085cm" svg:y="5.776cm" svg:viewBox="0 0 180 770" svg:d="M180 384c0-59-8-151-52-239-47-95-113-145-119-145-5 0-9 4-9 9 0 2 0 2 15 17 75 75 119 198 119 358 0 132-28 268-123 364-11 11-11 11-11 13 0 5 4 9 9 9 6 0 77-53 121-151 39-84 50-169 50-235z">
            <text:p/>
          </draw:path>
          <draw:path draw:style-name="gr4" draw:text-style-name="P7" draw:layer="layout" svg:width="0.089cm" svg:height="0.229cm" svg:x="4.409cm" svg:y="6.272cm" svg:viewBox="0 0 90 230" svg:d="M90 81c0-50-20-81-48-81-27 0-42 20-42 42 0 19 15 39 42 39 9 0 17-2 26-9 2-2 2-2 5-2 0 4 0 0 0 11 0 57-28 102-53 127-8 8-7 11-7 14 0 4 2 8 7 8 9 0 70-59 70-149z">
            <text:p/>
          </draw:path>
          <draw:path draw:style-name="gr4" draw:text-style-name="P7" draw:layer="layout" svg:width="0.511cm" svg:height="0.348cm" svg:x="4.708cm" svg:y="6.013cm" svg:viewBox="0 0 512 349" svg:d="M334 79c5-15 14-44 14-48 0-16-11-22-25-22-8 0-22 6-28 22-2 4-38 151-44 171-5 24-7 37-7 53 0 6 0 8 0 13-17 39-39 63-70 63-62 0-62-57-62-70 0-24 5-55 40-149 9-22 13-33 13-48 0-35-24-64-64-64-72 0-101 112-101 118 0 9 6 6 9 9 9 0 9-2 13-15 20-70 51-94 77-94 9 0 20 0 20 24 0 19-9 41-13 55-36 90-44 127-44 155 0 71 52 97 110 97 13 0 50 0 81-55 20 50 73 55 97 55 57 0 90-48 112-94 24-60 50-163 50-200 0-44-22-55-35-55-19 0-37 20-37 37 0 11 4 16 11 20 9 9 28 29 28 66 0 26-24 103-43 140-20 42-47 68-84 68s-57-22-57-66c0-21 4-46 6-57 11-43 22-86 33-129z">
            <text:p/>
          </draw:path>
          <draw:path draw:style-name="gr4" draw:text-style-name="P7" draw:layer="layout" svg:width="0.197cm" svg:height="0.357cm" svg:x="5.297cm" svg:y="6.112cm" svg:viewBox="0 0 198 358" svg:d="M123 15c0-15-2-15-17-15-33 33-84 33-106 33 0 6 0 13 0 20 13 0 48 0 79-16 0 92 0 185 0 277 0 17 0 24-55 24-6 0-13 0-20 0 0 6 0 13 0 20 9-3 77-3 97-3 16 0 84 0 97 3 0-7 0-14 0-20-7 0-15 0-22 0-53 0-53-7-53-24 0-100 0-199 0-299z">
            <text:p/>
          </draw:path>
          <draw:path draw:style-name="gr4" draw:text-style-name="P7" draw:layer="layout" svg:width="0.179cm" svg:height="0.769cm" svg:x="5.629cm" svg:y="5.776cm" svg:viewBox="0 0 180 770" svg:d="M180 384c0-59-8-151-52-239-47-95-113-145-119-145-5 0-9 4-9 9 0 2 0 2 15 17 75 75 119 198 119 358 0 132-28 268-123 364-11 11-11 11-11 13 0 5 4 9 9 9 6 0 77-53 123-151 37-84 48-169 48-235z">
            <text:p/>
          </draw:path>
          <draw:path draw:style-name="gr4" draw:text-style-name="P7" draw:layer="layout" svg:width="0.514cm" svg:height="0.181cm" svg:x="6.144cm" svg:y="6.07cm" svg:viewBox="0 0 515 182" svg:d="M488 33c11 0 27-1 27-18 0-16-16-15-27-15-154 0-308 0-462 0-11 0-26-1-26 15 0 17 15 18 26 18 154 0 308 0 462 0zM488 182c11 0 27 1 27-15 0-17-16-18-27-18-154 0-308 0-462 0-11 0-26 1-26 18 0 16 15 15 26 15 154 0 308 0 462 0z">
            <text:p/>
          </draw:path>
          <draw:path draw:style-name="gr4" draw:text-style-name="P7" draw:layer="layout" svg:width="0.252cm" svg:height="0.51cm" svg:x="6.986cm" svg:y="5.842cm" svg:viewBox="0 0 253 511" svg:d="M158 20c0-20 0-20-19-20-47 48-115 48-139 48 0 8 0 16 0 24 15 0 59 0 101-19 0 132 0 264 0 397 0 28-4 37-72 37-8 0-17 0-25 0 0 8 0 16 0 24 27-2 94-2 126-2s97 0 123 2c0-8 0-16 0-24-8 0-16 0-24 0-68 0-71-9-71-37 0-144 0-287 0-430z">
            <text:p/>
          </draw:path>
          <draw:path draw:style-name="gr4" draw:text-style-name="P7" draw:layer="layout" svg:width="0.43cm" svg:height="0.477cm" svg:x="7.517cm" svg:y="5.892cm" svg:viewBox="0 0 431 478" svg:d="M425 33c4-11 6-13 6-15 0-9-6-18-15-18s-13 7-18 18c-61 136-122 272-182 408-61-136-122-272-183-408-4-16-11-18-18-18-6 0-15 9-15 18 1 3 0 2 4 11 65 144 129 289 194 434 7 11 11 15 18 15 11 0 13-6 17-15 64-143 128-287 192-430z">
            <text:p/>
          </draw:path>
          <draw:path draw:style-name="gr4" draw:text-style-name="P7" draw:layer="layout" svg:width="0.325cm" svg:height="0.528cm" svg:x="8.192cm" svg:y="5.842cm" svg:viewBox="0 0 326 529" svg:d="M326 265c0-61-5-122-31-179-35-75-99-86-132-86-46 0-104 20-134 90-25 55-29 114-29 175 0 58 2 128 35 185 33 63 90 79 128 79 42 0 101-16 134-90 24-53 29-112 29-174zM163 511c-31 0-77-20-90-92-9-46-9-118-9-162 0-51 0-101 6-143 16-90 73-99 93-99 24 0 77 16 90 90 9 44 9 103 9 152 0 57 0 109-9 158-11 74-55 96-90 96z">
            <text:p/>
          </draw:path>
          <draw:path draw:style-name="gr4" draw:text-style-name="P7" draw:layer="layout" svg:width="0.514cm" svg:height="0.181cm" svg:x="8.805cm" svg:y="6.07cm" svg:viewBox="0 0 515 182" svg:d="M488 33c11 0 27-1 27-18 0-16-16-15-27-15-154 0-308 0-462 0-11 0-26-1-26 15 0 17 15 18 26 18 154 0 308 0 462 0zM488 182c11 0 27 1 27-15 0-17-16-18-27-18-154 0-308 0-462 0-11 0-26 1-26 18 0 16 15 15 26 15 154 0 308 0 462 0z">
            <text:p/>
          </draw:path>
          <draw:path draw:style-name="gr4" draw:text-style-name="P7" draw:layer="layout" svg:width="0.254cm" svg:height="0.51cm" svg:x="9.648cm" svg:y="5.842cm" svg:viewBox="0 0 255 511" svg:d="M158 20c0-20 0-20-17-20-49 48-117 48-141 48 0 8 0 16 0 24 15 0 62 0 101-19 0 132 0 264 0 397 0 28-2 37-72 37-8 0-17 0-25 0 0 8 0 16 0 24 27-2 95-2 126-2s97 0 125 2c0-8 0-16 0-24-8 0-16 0-24 0-70 0-73-9-73-37 0-144 0-287 0-430z">
            <text:p/>
          </draw:path>
        </draw:g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yntax Auf Semantik</text:p>
          </draw:text-box>
        </draw:frame>
        <draw:custom-shape draw:style-name="gr13" draw:text-style-name="P6" draw:layer="layout" svg:width="7.004cm" svg:height="7.159cm" svg:x="13.549cm" svg:y="7.014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3.014cm" svg:height="0.964cm" svg:x="15.625cm" svg:y="7.185cm">
          <draw:text-box>
            <text:p text:style-name="P15">Semantik</text:p>
          </draw:text-box>
        </draw:frame>
        <draw:g draw:style-name="gr2">
          <svg:title>TexMaths</svg:title>
          <svg:desc>32§display§w_0§svg§600§FALSE§</svg:desc>
          <draw:path draw:style-name="gr15" draw:text-style-name="P6" draw:layer="layout" svg:width="0.627cm" svg:height="0.332cm" svg:x="17.645cm" svg:y="9.155cm" svg:viewBox="0 0 628 333" svg:d="M0 0c209 0 419 0 628 0 0 111 0 222 0 333-209 0-419 0-628 0 0-111 0-222 0-333z">
            <text:p/>
          </draw:path>
          <draw:path draw:style-name="gr16" draw:text-style-name="P7" draw:layer="layout" svg:width="0.439cm" svg:height="0.298cm" svg:x="17.611cm" svg:y="9.121cm" svg:viewBox="0 0 440 299" svg:d="M288 68c2-15 10-39 10-44 0-11-10-16-19-16-8 0-21 5-24 19-3 3-35 130-39 147-5 21-5 32-5 44 0 7 0 9 0 11-15 36-36 57-61 57-53 0-53-49-53-61 0-20 4-47 34-129 8-18 11-28 11-41 0-31-22-55-55-55-63 0-87 96-87 102s5 4 8 6c7 0 7 0 11-12 17-60 43-81 67-81 5 0 16 0 16 21 0 17-7 36-11 47-30 78-38 109-38 133 0 61 44 83 95 83 11 0 42 0 68-45 17 42 63 45 84 45 49 0 79-41 97-81 22-51 43-140 43-173 0-35-19-45-30-45-15 0-32 17-32 32 0 8 3 11 9 17 8 8 25 25 25 57 0 23-19 87-38 121-17 36-40 59-72 59-31 0-50-21-50-59 0-17 6-38 8-47 9-37 19-75 28-112z">
            <text:p/>
          </draw:path>
          <draw:path draw:style-name="gr16" draw:text-style-name="P7" draw:layer="layout" svg:width="0.215cm" svg:height="0.317cm" svg:x="18.091cm" svg:y="9.205cm" svg:viewBox="0 0 216 318" svg:d="M216 161c0-51-5-87-26-119-15-23-44-42-82-42-108 0-108 127-108 161s0 157 108 157 108-123 108-157zM108 305c-21 0-49-11-59-51-6-27-6-65-6-99s0-70 6-94c10-38 40-48 59-48 25 0 50 16 59 44 5 24 8 57 8 98 0 34 0 69-6 97-10 44-42 53-61 53z">
            <text:p/>
          </draw:path>
        </draw:g>
        <draw:custom-shape draw:style-name="gr17" draw:text-style-name="P6" draw:layer="layout" svg:width="2.42cm" svg:height="3.449cm" svg:x="13.857cm" svg:y="9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svg:title>TexMaths</svg:title>
          <svg:desc>32§display§w_1§svg§600§FALSE§</svg:desc>
          <draw:path draw:style-name="gr15" draw:text-style-name="P6" draw:layer="layout" svg:width="0.608cm" svg:height="0.325cm" svg:x="15.03cm" svg:y="9.87cm" svg:viewBox="0 0 609 326" svg:d="M0 0c203 0 406 0 609 0 0 109 0 217 0 326-203 0-406 0-609 0 0-109 0-217 0-326z">
            <text:p/>
          </draw:path>
          <draw:path draw:style-name="gr16" draw:text-style-name="P7" draw:layer="layout" svg:width="0.439cm" svg:height="0.3cm" svg:x="14.996cm" svg:y="9.836cm" svg:viewBox="0 0 440 301" svg:d="M288 68c4-13 10-38 10-41 0-14-10-19-19-19-8 0-21 5-24 19-3 3-35 130-39 147-4 21-5 32-5 45 0 6 0 8 0 12-15 34-34 55-61 55-53 0-53-49-53-61 0-20 4-45 34-129 8-18 11-28 11-41 0-31-21-55-55-55-63 0-87 96-87 102 0 8 5 5 8 8 7 0 7-2 11-14 17-60 43-81 67-81 7 0 16 0 16 21 0 17-7 36-11 47-30 78-38 110-38 135 0 60 46 83 95 83 11 0 42 0 68-45 18 41 65 45 84 45 49 0 79-42 97-82 22-51 43-139 43-171 0-38-17-48-28-48-17 0-34 17-34 32 0 10 3 13 9 19 8 6 25 23 25 55 0 23-19 89-36 121-17 36-42 59-74 59-31 0-50-19-50-57 0-19 6-40 8-49 9-37 19-75 28-112z">
            <text:p/>
          </draw:path>
          <draw:path draw:style-name="gr16" draw:text-style-name="P7" draw:layer="layout" svg:width="0.168cm" svg:height="0.308cm" svg:x="15.504cm" svg:y="9.921cm" svg:viewBox="0 0 169 309" svg:d="M105 13c0-13-3-13-14-13-30 29-72 30-91 30 0 5 0 10 0 15 10 0 42 0 67-13 0 80 0 160 0 239 0 15 0 20-46 20-7 0-13 0-19 0 0 6 0 12 0 18 9 0 66-2 84-2 15 0 72 2 83 2 0-6 0-12 0-18-7 0-13 0-19 0-45 0-45-5-45-20 0-86 0-172 0-258z">
            <text:p/>
          </draw:path>
        </draw:g>
        <draw:g draw:style-name="gr2">
          <svg:title>TexMaths</svg:title>
          <svg:desc>32§display§w_n§svg§600§FALSE§</svg:desc>
          <draw:path draw:style-name="gr15" draw:text-style-name="P6" draw:layer="layout" svg:width="0.695cm" svg:height="0.329cm" svg:x="16.933cm" svg:y="13.32cm" svg:viewBox="0 0 696 330" svg:d="M0 0c232 0 465 0 696 0 0 110 0 220 0 330-231 0-464 0-696 0 0-110 0-220 0-330z">
            <text:p/>
          </draw:path>
          <draw:path draw:style-name="gr16" draw:text-style-name="P7" draw:layer="layout" svg:width="0.439cm" svg:height="0.301cm" svg:x="16.9cm" svg:y="13.286cm" svg:viewBox="0 0 440 302" svg:d="M288 68c5-13 10-38 10-44 0-11-10-16-19-16-8 0-19 5-24 19-3 3-33 131-39 147-4 21-5 32-5 44 0 7 0 9 0 13-15 34-34 55-61 55-53 0-53-49-53-61 0-20 4-47 34-128 8-19 11-29 11-42 0-31-21-55-53-55-65 0-89 97-89 102 0 8 5 6 8 8 7 0 7-2 11-13 19-61 43-82 67-82 7 0 16 0 16 21 0 17-7 36-11 47-30 78-38 109-38 135 0 59 46 84 95 84 11 0 44 0 70-48 18 43 63 48 82 48 51 0 79-42 97-82 22-53 43-142 43-172 0-38-17-48-28-48-17 0-34 17-34 32 0 10 6 13 11 17 8 8 23 25 23 57 0 23-19 87-36 121-17 36-40 59-74 59-31 0-47-19-47-56 0-19 3-40 5-50 9-37 19-75 28-112z">
            <text:p/>
          </draw:path>
          <draw:path draw:style-name="gr16" draw:text-style-name="P7" draw:layer="layout" svg:width="0.284cm" svg:height="0.21cm" svg:x="17.38cm" svg:y="13.473cm" svg:viewBox="0 0 285 211" svg:d="M34 176c-2 6-4 17-4 19 0 10 8 16 16 16 7 0 16-7 19-12 2-5 5-19 7-28 2-8 8-31 9-42 5-9 6-21 10-30 4-19 6-23 19-42s35-44 70-44c27 0 27 25 27 32 0 29-19 80-27 101-5 12-8 17-8 25 0 24 22 40 44 40 48 0 69-65 69-72 0-6-6-6-8-6-8 0-8 3-9 7-10 38-31 57-50 57-9 0-11-5-11-17 0-9 2-15 11-36 6-15 25-64 25-91 0-45-36-53-61-53-40 0-64 24-80 43-1-32-30-43-49-43-21 0-30 15-36 27-11 16-17 43-17 45 0 6 6 6 8 6 5 0 7-2 9-14 7-28 17-51 34-51 14 0 16 11 16 23 0 9-5 28-8 40s-8 30-10 42c-5 19-10 38-15 58z">
            <text:p/>
          </draw:path>
        </draw:g>
        <draw:g draw:style-name="gr2">
          <svg:title>TexMaths</svg:title>
          <svg:desc>32§display§w_3§svg§600§FALSE§</svg:desc>
          <draw:path draw:style-name="gr15" draw:text-style-name="P6" draw:layer="layout" svg:width="0.627cm" svg:height="0.333cm" svg:x="14.435cm" svg:y="11.774cm" svg:viewBox="0 0 628 334" svg:d="M0 0c209 0 419 0 628 0 0 111 0 222 0 334-209 0-419 0-628 0 0-112 0-223 0-334z">
            <text:p/>
          </draw:path>
          <draw:path draw:style-name="gr16" draw:text-style-name="P7" draw:layer="layout" svg:width="0.439cm" svg:height="0.298cm" svg:x="14.401cm" svg:y="11.74cm" svg:viewBox="0 0 440 299" svg:d="M288 68c4-15 10-38 10-44 0-11-10-16-19-16-8 0-21 5-24 19-3 3-35 130-39 147-4 21-5 32-5 44 0 7 0 9 0 11-15 36-34 57-61 57-53 0-53-49-53-61 0-20 4-47 34-129 8-18 11-28 11-41 0-31-21-55-55-55-63 0-87 96-87 102s5 4 8 6c7 0 7 0 11-12 17-60 43-81 67-81 7 0 16 0 16 21 0 17-7 36-11 47-30 78-38 109-38 133 0 61 46 83 95 83 11 0 42 0 68-45 18 42 65 45 84 45 49 0 79-41 97-81 22-51 43-140 43-170 0-38-17-48-28-48-17 0-34 17-34 32 0 8 3 13 9 17 8 8 25 25 25 57 0 23-19 87-36 121-17 35-42 59-74 59-31 0-50-21-50-59 0-16 6-37 8-47 9-37 19-75 28-112z">
            <text:p/>
          </draw:path>
          <draw:path draw:style-name="gr16" draw:text-style-name="P7" draw:layer="layout" svg:width="0.214cm" svg:height="0.315cm" svg:x="14.883cm" svg:y="11.825cm" svg:viewBox="0 0 215 316" svg:d="M102 152c37 0 63 24 63 75 0 57-34 75-60 75-19 0-62-6-81-33 24-2 27-17 27-26 0-16-11-25-24-25-14 0-27 7-27 26 0 44 49 72 105 72 64 0 110-43 110-89 0-35-31-72-82-83 49-17 66-53 66-82 0-35-41-62-93-62s-91 24-91 61c0 17 9 24 23 24 15 0 24-9 24-23 0-13-9-22-24-24 17-21 49-25 67-25 20 0 48 10 48 49 0 21-5 42-16 56-16 18-29 18-54 21-11 0-11 0-13 1-2 0-5 0-5 6s3 6 11 6c9 0 17 0 26 0z">
            <text:p/>
          </draw:path>
        </draw:g>
        <draw:g draw:style-name="gr2">
          <svg:title>TexMaths</svg:title>
          <svg:desc>32§display§w_2§svg§600§FALSE§</svg:desc>
          <draw:path draw:style-name="gr15" draw:text-style-name="P6" draw:layer="layout" svg:width="0.624cm" svg:height="0.325cm" svg:x="18.361cm" svg:y="10.881cm" svg:viewBox="0 0 625 326" svg:d="M0 0c208 0 416 0 625 0 0 109 0 217 0 326-209 0-417 0-625 0 0-109 0-217 0-326z">
            <text:p/>
          </draw:path>
          <draw:path draw:style-name="gr16" draw:text-style-name="P7" draw:layer="layout" svg:width="0.44cm" svg:height="0.3cm" svg:x="18.327cm" svg:y="10.847cm" svg:viewBox="0 0 441 301" svg:d="M288 68c5-13 10-38 10-41 0-14-10-19-19-19-7 0-19 5-24 19-2 3-33 130-39 147-3 21-5 32-5 45 0 6 0 8 0 12-15 34-34 55-61 55-53 0-53-49-53-61 0-20 4-45 34-129 8-18 11-28 11-41 0-31-21-55-55-55-62 0-87 96-87 102 0 8 5 5 8 8 7 0 7-2 11-14 17-60 43-81 67-81 7 0 16 0 16 21 0 17-7 36-11 47-30 78-38 110-38 135 0 60 46 83 95 83 11 0 42 0 68-45 20 41 65 45 84 45 52 0 79-42 97-82 23-51 44-139 44-171 0-38-18-48-29-48-17 0-34 17-34 32 0 10 4 13 11 19 6 6 23 23 23 55 0 23-19 89-36 121-17 36-42 59-74 59-30 0-49-19-49-57 0-19 5-40 7-49 9-37 19-75 28-112z">
            <text:p/>
          </draw:path>
          <draw:path draw:style-name="gr16" draw:text-style-name="P7" draw:layer="layout" svg:width="0.206cm" svg:height="0.308cm" svg:x="18.813cm" svg:y="10.932cm" svg:viewBox="0 0 207 309" svg:d="M207 224c-6 0-11 0-17 0 0 11-6 37-12 41-3 4-39 4-45 4-28 0-57 0-85 0 47-44 64-57 92-77 35-29 67-58 67-101 0-57-49-91-110-91-57 0-97 40-97 83 0 23 21 25 25 25 11 0 24-7 24-25 0-7-1-24-26-24 15-32 45-42 68-42 46 0 70 36 70 74 0 40-28 72-43 89-38 36-75 73-112 110-6 4-6 6-6 19 64 0 128 0 192 0 5-29 10-57 15-85z">
            <text:p/>
          </draw:path>
        </draw:g>
        <draw:g draw:style-name="gr2">
          <svg:title>TexMaths</svg:title>
          <svg:desc>32§display§\vdots§svg§600§FALSE§</svg:desc>
          <draw:path draw:style-name="gr15" draw:text-style-name="P6" draw:layer="layout" svg:width="0.003cm" svg:height="0.532cm" svg:x="17.289cm" svg:y="12.072cm" svg:viewBox="0 0 4 533" svg:d="M0 0c1 0 2 0 4 0 0 178 0 355 0 533-2 0-3 0-4 0 0-178 0-355 0-533z">
            <text:p/>
          </draw:path>
          <draw:path draw:style-name="gr16" draw:text-style-name="P7" draw:layer="layout" svg:width="0.066cm" svg:height="0.069cm" svg:x="17.257cm" svg:y="12.038cm" svg:viewBox="0 0 67 70" svg:d="M67 36c0-21-15-36-34-36-18 0-33 16-33 36s15 34 33 34c19 0 34-15 34-34z">
            <text:p/>
          </draw:path>
          <draw:path draw:style-name="gr16" draw:text-style-name="P7" draw:layer="layout" svg:width="0.066cm" svg:height="0.069cm" svg:x="17.257cm" svg:y="12.304cm" svg:viewBox="0 0 67 70" svg:d="M67 36c0-21-15-36-34-36-18 0-33 16-33 36s15 34 33 34c19 0 34-15 34-34z">
            <text:p/>
          </draw:path>
          <draw:path draw:style-name="gr16" draw:text-style-name="P7" draw:layer="layout" svg:width="0.066cm" svg:height="0.069cm" svg:x="17.257cm" svg:y="12.569cm" svg:viewBox="0 0 67 70" svg:d="M67 34c0-19-15-34-34-34-18 0-33 14-33 34s15 36 33 36c19 0 34-15 34-36z">
            <text:p/>
          </draw:path>
        </draw:g>
        <draw:custom-shape draw:style-name="gr18" draw:text-style-name="P6" draw:layer="layout" svg:width="4.598cm" svg:height="7.161cm" svg:x="7.119cm" svg:y="7.039cm">
          <text:p/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3.013cm" svg:height="0.906cm" svg:x="8.35cm" svg:y="7.207cm">
          <draw:text-box>
            <text:p text:style-name="P15">Syntax</text:p>
          </draw:text-box>
        </draw:frame>
        <draw:g draw:style-name="gr2">
          <svg:title>TexMaths</svg:title>
          <svg:desc>32§display§f§svg§600§FALSE§</svg:desc>
          <draw:path draw:style-name="gr15" draw:text-style-name="P6" draw:layer="layout" svg:width="0.262cm" svg:height="0.538cm" svg:x="9.148cm" svg:y="10.547cm" svg:viewBox="0 0 263 539" svg:d="M0 0c87 0 175 0 263 0 0 180 0 359 0 539-88 0-176 0-263 0 0-180 0-359 0-539z">
            <text:p/>
          </draw:path>
          <draw:path draw:style-name="gr16" draw:text-style-name="P7" draw:layer="layout" svg:width="0.33cm" svg:height="0.606cm" svg:x="9.113cm" svg:y="10.513cm" svg:viewBox="0 0 331 607" svg:d="M208 203c19 0 38 0 57 0 13 0 20 0 20-13 0-7-7-7-17-7-18 0-37 0-54 0 4-25 8-51 13-77 1-13 11-60 15-68 5-13 17-23 32-23 2 0 19 0 32 12-30 2-35 27-35 36 0 15 11 23 24 23 17 0 36-13 36-40 0-31-30-46-57-46-22 0-65 11-85 78-4 14-6 21-21 105-16 0-31 0-46 0-14 0-21 0-21 13 0 7 5 7 19 7s29 0 44 0c-16 88-33 176-50 263-11 65-22 126-57 126-3 0-19 0-32-11 30-2 36-27 36-37 0-15-12-22-25-22-17 0-36 13-36 39 0 31 29 46 57 46 36 0 63-40 74-65 21-41 37-123 39-127 12-71 25-141 38-212z">
            <text:p/>
          </draw:path>
        </draw:g>
        <draw:line draw:style-name="gr20" draw:text-style-name="P14" draw:layer="layout" svg:x1="9.65cm" svg:y1="10.877cm" svg:x2="14.903cm" svg:y2="10.074cm">
          <text:p/>
        </draw:line>
        <draw:line draw:style-name="gr20" draw:text-style-name="P14" draw:layer="layout" svg:x1="9.638cm" svg:y1="11.071cm" svg:x2="14.249cm" svg:y2="11.78cm">
          <text:p/>
        </draw:line>
        <draw:g draw:style-name="gr2">
          <svg:title>TexMaths</svg:title>
          <svg:desc>32§display§W(f)§svg§600§FALSE§</svg:desc>
          <draw:path draw:style-name="gr3" draw:text-style-name="P6" draw:layer="layout" svg:width="1.469cm" svg:height="0.595cm" svg:x="14.346cm" svg:y="8.474cm" svg:viewBox="0 0 1470 596" svg:d="M0 0c490 0 980 0 1470 0 0 199 0 397 0 596-490 0-980 0-1470 0 0-199 0-397 0-596z">
            <text:p/>
          </draw:path>
          <draw:path draw:style-name="gr4" draw:text-style-name="P7" draw:layer="layout" svg:width="0.663cm" svg:height="0.468cm" svg:x="14.311cm" svg:y="8.483cm" svg:viewBox="0 0 664 469" svg:d="M576 78c17-29 32-54 74-57 6 0 14 0 14-13 0-2-4-8-8-8-17 0-36 2-53 2-21 0-46-2-69-2-3 0-13 0-13 13 0 8 5 8 11 8 16 2 38 6 38 27 0 7-1 13-7 20-60 104-120 209-181 313-8-109-16-219-25-328 0-13-1-30 46-32 12 0 19 0 19-13 0-6-7-8-9-8-27 0-56 2-82 2-15 0-56-2-70-2-4 0-14 0-14 13 0 8 8 8 17 8 29 0 35 3 35 17 1 17 2 34 3 51-56 98-111 195-167 292-9-112-18-223-27-335 0-8 0-23 52-25 5 0 13 0 13-13 0-8-8-8-9-8-27 0-54 2-83 2-22 0-47-2-70-2-1 0-11 0-11 13 0 8 6 8 17 8 32 0 34 6 34 25 10 135 20 270 30 406 3 11 3 17 12 17 8 0 10-4 15-13 66-113 132-227 198-340 7 112 15 224 23 336 2 13 3 17 11 17 10 0 14-6 17-12 73-126 146-252 219-379z">
            <text:p/>
          </draw:path>
          <draw:path draw:style-name="gr4" draw:text-style-name="P7" draw:layer="layout" svg:width="0.153cm" svg:height="0.663cm" svg:x="15.064cm" svg:y="8.44cm" svg:viewBox="0 0 154 664" svg:d="M154 657c0-2 0-2-11-13-82-84-105-209-105-312 0-116 27-231 108-315 8-7 8-7 8-11s-2-6-6-6c-7 0-67 46-106 129-34 74-42 148-42 203 0 52 8 133 44 207 40 82 97 125 104 125 4 0 6-1 6-7z">
            <text:p/>
          </draw:path>
          <draw:path draw:style-name="gr4" draw:text-style-name="P7" draw:layer="layout" svg:width="0.334cm" svg:height="0.603cm" svg:x="15.292cm" svg:y="8.47cm" svg:viewBox="0 0 335 604" svg:d="M211 203c19 0 38 0 57 0 13 0 19 0 19-15 0-6-6-6-17-6-18 0-37 0-55 0 4-25 9-51 13-76 4-15 12-60 17-70 6-12 17-23 30-23 3 0 22 0 33 14-28 2-36 24-36 35 0 16 13 24 25 24 16 0 38-16 38-40 0-31-33-46-60-46-22 0-64 11-85 78-4 13-6 21-21 104-15 0-30 0-45 0-14 0-21 0-21 12 0 9 5 9 19 9s29 0 43 0c-16 87-32 175-49 262-13 64-25 126-59 126-2 0-19 0-32-14 32-2 37-24 37-36 0-15-13-23-24-23-17 0-38 16-38 40 0 30 30 46 57 46 38 0 65-38 76-65 21-42 36-121 38-127 13-69 26-139 40-209z">
            <text:p/>
          </draw:path>
          <draw:path draw:style-name="gr4" draw:text-style-name="P7" draw:layer="layout" svg:width="0.153cm" svg:height="0.663cm" svg:x="15.695cm" svg:y="8.44cm" svg:viewBox="0 0 154 664" svg:d="M154 332c0-51-8-133-44-207-40-82-97-125-104-125-4 0-6 2-6 6s0 4 11 17c67 64 105 171 105 309 0 114-25 230-108 315-8 8-8 8-8 10 0 6 2 7 6 7 7 0 66-45 106-129 34-73 42-148 42-203z">
            <text:p/>
          </draw:path>
        </draw:g>
        <draw:frame draw:style-name="gr21" draw:text-style-name="P13" draw:layer="layout" svg:width="23.945cm" svg:height="3.147cm" svg:x="2.119cm" svg:y="3.369cm">
          <draw:text-box>
            <text:p>Wir können eine Teilmenge von Welten finden, die eine bestimmte Formel erfüllen. Sei <text:span text:style-name="T15">W</text:span><text:span text:style-name="T15">(</text:span><text:span text:style-name="T15">f</text:span><text:span text:style-name="T15">)</text:span><text:span text:style-name="T12"> </text:span>eine Menge von Formeln, für die <text:span text:style-name="T15">I</text:span><text:span text:style-name="T15">(</text:span><text:span text:style-name="T15">f</text:span><text:span text:style-name="T15">,</text:span><text:span text:style-name="T15"> </text:span><text:span text:style-name="T15">w</text:span><text:span text:style-name="T15">)</text:span><text:span text:style-name="T15"> </text:span><text:span text:style-name="T15">=</text:span><text:span text:style-name="T15"> </text:span><text:span text:style-name="T15">1</text:span> ist.</text:p>
            <text:p/>
            <text:p>Beispiel: <text:span text:style-name="T15">W</text:span><text:span text:style-name="T15">(</text:span><text:span text:style-name="T15">f</text:span><text:span text:style-name="T15">)</text:span><text:span text:style-name="T15"> </text:span><text:span text:style-name="T15">=</text:span><text:span text:style-name="T15"> </text:span><text:span text:style-name="T16">{</text:span><text:span text:style-name="T15"> </text:span><text:span text:style-name="T15">w</text:span><text:span text:style-name="T41">1</text:span><text:span text:style-name="T42">,</text:span><text:span text:style-name="T42"> </text:span><text:span text:style-name="T42">w</text:span><text:span text:style-name="T41">3</text:span><text:span text:style-name="T42"> </text:span><text:span text:style-name="T43">}</text:span><text:span text:style-name="T22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urzeinführung -Wissensbasis</text:p>
          </draw:text-box>
        </draw:frame>
        <draw:frame presentation:style-name="pr15" draw:text-style-name="P8" draw:layer="layout" svg:width="25.199cm" svg:height="10.351cm" svg:x="1.391cm" svg:y="3.302cm">
          <draw:text-box>
            <text:p text:style-name="P2"><text:span text:style-name="T33">E</text:span><text:span text:style-name="T33">i</text:span><text:span text:style-name="T33">n</text:span><text:span text:style-name="T33">e</text:span><text:span text:style-name="T33"> </text:span><text:span text:style-name="T44">W</text:span><text:span text:style-name="T44">i</text:span><text:span text:style-name="T44">s</text:span><text:span text:style-name="T44">s</text:span><text:span text:style-name="T44">e</text:span><text:span text:style-name="T44">n</text:span><text:span text:style-name="T44">s</text:span><text:span text:style-name="T44">b</text:span><text:span text:style-name="T44">a</text:span><text:span text:style-name="T44">s</text:span><text:span text:style-name="T44">i</text:span><text:span text:style-name="T44">s</text:span><text:span text:style-name="T44"> </text:span><text:span text:style-name="T16">W</text:span><text:span text:style-name="T16">B</text:span><text:span text:style-name="T33"> </text:span><text:span text:style-name="T33">i</text:span><text:span text:style-name="T33">s</text:span><text:span text:style-name="T33">t</text:span><text:span text:style-name="T33"> </text:span><text:span text:style-name="T33">e</text:span><text:span text:style-name="T33">i</text:span><text:span text:style-name="T33">n</text:span><text:span text:style-name="T33">e</text:span><text:span text:style-name="T33"> </text:span><text:span text:style-name="T33">M</text:span><text:span text:style-name="T33">e</text:span><text:span text:style-name="T33">n</text:span><text:span text:style-name="T33">g</text:span><text:span text:style-name="T33">e</text:span><text:span text:style-name="T33"> </text:span><text:span text:style-name="T33">v</text:span><text:span text:style-name="T33">o</text:span><text:span text:style-name="T33">n</text:span><text:span text:style-name="T33"> </text:span><text:span text:style-name="T33">F</text:span><text:span text:style-name="T33">o</text:span><text:span text:style-name="T33">r</text:span><text:span text:style-name="T33">m</text:span><text:span text:style-name="T33">e</text:span><text:span text:style-name="T33">l</text:span><text:span text:style-name="T33">n</text:span><text:span text:style-name="T33">,</text:span><text:span text:style-name="T33"> </text:span><text:span text:style-name="T33">d</text:span><text:span text:style-name="T33">i</text:span><text:span text:style-name="T33">e</text:span><text:span text:style-name="T33"> </text:span><text:span text:style-name="T33">i</text:span><text:span text:style-name="T33">h</text:span><text:span text:style-name="T33">r</text:span><text:span text:style-name="T33">e</text:span><text:span text:style-name="T33"> </text:span><text:span text:style-name="T33">K</text:span><text:span text:style-name="T33">o</text:span><text:span text:style-name="T33">n</text:span><text:span text:style-name="T33">j</text:span><text:span text:style-name="T33">u</text:span><text:span text:style-name="T33">n</text:span><text:span text:style-name="T33">k</text:span><text:span text:style-name="T33">t</text:span><text:span text:style-name="T33">i</text:span><text:span text:style-name="T33">o</text:span><text:span text:style-name="T33">n</text:span><text:span text:style-name="T33">/</text:span><text:span text:style-name="T33">S</text:span><text:span text:style-name="T33">c</text:span><text:span text:style-name="T33">h</text:span><text:span text:style-name="T33">n</text:span><text:span text:style-name="T33">i</text:span><text:span text:style-name="T33">t</text:span><text:span text:style-name="T33">t</text:span><text:span text:style-name="T33">m</text:span><text:span text:style-name="T33">e</text:span><text:span text:style-name="T33">n</text:span><text:span text:style-name="T33">g</text:span><text:span text:style-name="T33">e</text:span><text:span text:style-name="T33"> </text:span><text:span text:style-name="T33">d</text:span><text:span text:style-name="T33">a</text:span><text:span text:style-name="T33">r</text:span><text:span text:style-name="T33">s</text:span><text:span text:style-name="T33">t</text:span><text:span text:style-name="T33">e</text:span><text:span text:style-name="T33">l</text:span><text:span text:style-name="T33">l</text:span><text:span text:style-name="T33">e</text:span><text:span text:style-name="T33">n</text:span><text:span text:style-name="T33">.</text:span><text:span text:style-name="T33"> </text:span><text:span text:style-name="T33">D</text:span><text:span text:style-name="T33">i</text:span><text:span text:style-name="T33">e</text:span><text:span text:style-name="T33"> </text:span><text:span text:style-name="T33">F</text:span><text:span text:style-name="T33">o</text:span><text:span text:style-name="T33">r</text:span><text:span text:style-name="T33">m</text:span><text:span text:style-name="T33">e</text:span><text:span text:style-name="T33">l</text:span><text:span text:style-name="T33">n</text:span><text:span text:style-name="T33"> </text:span><text:span text:style-name="T33">i</text:span><text:span text:style-name="T33">n</text:span><text:span text:style-name="T33"> </text:span><text:span text:style-name="T16">W</text:span><text:span text:style-name="T16">B</text:span><text:span text:style-name="T12"> </text:span><text:span text:style-name="T45">s</text:span><text:span text:style-name="T45">i</text:span><text:span text:style-name="T45">n</text:span><text:span text:style-name="T45">d</text:span><text:span text:style-name="T45"> </text:span><text:span text:style-name="T45">a</text:span><text:span text:style-name="T45">u</text:span><text:span text:style-name="T45">c</text:span><text:span text:style-name="T45">h</text:span><text:span text:style-name="T45"> </text:span><text:span text:style-name="T45">a</text:span><text:span text:style-name="T45">l</text:span><text:span text:style-name="T45">s</text:span><text:span text:style-name="T45"> </text:span><text:span text:style-name="T46">F</text:span><text:span text:style-name="T46">a</text:span><text:span text:style-name="T46">k</text:span><text:span text:style-name="T46">t</text:span><text:span text:style-name="T46">e</text:span><text:span text:style-name="T46">n</text:span><text:span text:style-name="T45"> </text:span><text:span text:style-name="T45">b</text:span><text:span text:style-name="T45">e</text:span><text:span text:style-name="T45">k</text:span><text:span text:style-name="T45">a</text:span><text:span text:style-name="T45">n</text:span><text:span text:style-name="T45">n</text:span><text:span text:style-name="T45">t</text:span><text:span text:style-name="T45">.</text:span></text:p>
            <text:p text:style-name="P2"><text:span text:style-name="T9"/></text:p>
            <text:p text:style-name="P2"><text:span text:style-name="T9">I</text:span><text:span text:style-name="T9">n</text:span><text:span text:style-name="T9"> </text:span><text:span text:style-name="T9">d</text:span><text:span text:style-name="T9">e</text:span><text:span text:style-name="T9">r</text:span><text:span text:style-name="T9"> </text:span><text:span text:style-name="T9">n</text:span><text:span text:style-name="T9">ä</text:span><text:span text:style-name="T9">c</text:span><text:span text:style-name="T9">h</text:span><text:span text:style-name="T9">s</text:span><text:span text:style-name="T9">t</text:span><text:span text:style-name="T9">e</text:span><text:span text:style-name="T9">n</text:span><text:span text:style-name="T9"> </text:span><text:span text:style-name="T9">V</text:span><text:span text:style-name="T9">o</text:span><text:span text:style-name="T9">r</text:span><text:span text:style-name="T9">l</text:span><text:span text:style-name="T9">e</text:span><text:span text:style-name="T9">s</text:span><text:span text:style-name="T9">u</text:span><text:span text:style-name="T9">n</text:span><text:span text:style-name="T9">g</text:span><text:span text:style-name="T9"> </text:span><text:span text:style-name="T9">(</text:span><text:span text:style-name="T9">2</text:span><text:span text:style-name="T9">8</text:span><text:span text:style-name="T9">.</text:span><text:span text:style-name="T9">0</text:span><text:span text:style-name="T9">3</text:span><text:span text:style-name="T9">.</text:span><text:span text:style-name="T9">2</text:span><text:span text:style-name="T9">0</text:span><text:span text:style-name="T9">2</text:span><text:span text:style-name="T9">5</text:span><text:span text:style-name="T9">)</text:span><text:span text:style-name="T9"> </text:span><text:span text:style-name="T9">w</text:span><text:span text:style-name="T9">e</text:span><text:span text:style-name="T9">r</text:span><text:span text:style-name="T9">d</text:span><text:span text:style-name="T9">e</text:span><text:span text:style-name="T9">n</text:span><text:span text:style-name="T9"> </text:span><text:span text:style-name="T9">w</text:span><text:span text:style-name="T9">i</text:span><text:span text:style-name="T9">r</text:span><text:span text:style-name="T9"> </text:span><text:span text:style-name="T9">W</text:span><text:span text:style-name="T9">i</text:span><text:span text:style-name="T9">s</text:span><text:span text:style-name="T9">s</text:span><text:span text:style-name="T9">e</text:span><text:span text:style-name="T9">n</text:span><text:span text:style-name="T9">s</text:span><text:span text:style-name="T9">b</text:span><text:span text:style-name="T9">a</text:span><text:span text:style-name="T9">s</text:span><text:span text:style-name="T9">e</text:span><text:span text:style-name="T9">n</text:span><text:span text:style-name="T9"> </text:span><text:span text:style-name="T9">b</text:span><text:span text:style-name="T9">e</text:span><text:span text:style-name="T9">h</text:span><text:span text:style-name="T9">a</text:span><text:span text:style-name="T9">n</text:span><text:span text:style-name="T9">d</text:span><text:span text:style-name="T9">e</text:span><text:span text:style-name="T9">l</text:span><text:span text:style-name="T9">n</text:span><text:span text:style-name="T9">!</text:span><text:span text:style-name="T9"> </text:span><text:span text:style-name="T9">W</text:span><text:span text:style-name="T9">i</text:span><text:span text:style-name="T9">r</text:span><text:span text:style-name="T9"> </text:span><text:span text:style-name="T9">w</text:span><text:span text:style-name="T9">e</text:span><text:span text:style-name="T9">r</text:span><text:span text:style-name="T9">d</text:span><text:span text:style-name="T9">e</text:span><text:span text:style-name="T9">n</text:span><text:span text:style-name="T9"> </text:span><text:span text:style-name="T9">a</text:span><text:span text:style-name="T9">u</text:span><text:span text:style-name="T9">c</text:span><text:span text:style-name="T9">h</text:span><text:span text:style-name="T9"> </text:span><text:span text:style-name="T9">e</text:span><text:span text:style-name="T9">i</text:span><text:span text:style-name="T9">n</text:span><text:span text:style-name="T9">i</text:span><text:span text:style-name="T9">g</text:span><text:span text:style-name="T9">e</text:span><text:span text:style-name="T9"> </text:span><text:span text:style-name="T9">B</text:span><text:span text:style-name="T9">e</text:span><text:span text:style-name="T9">i</text:span><text:span text:style-name="T9">s</text:span><text:span text:style-name="T9">p</text:span><text:span text:style-name="T9">i</text:span><text:span text:style-name="T9">e</text:span><text:span text:style-name="T9">l</text:span><text:span text:style-name="T9">e</text:span><text:span text:style-name="T9"> </text:span><text:span text:style-name="T9">d</text:span><text:span text:style-name="T9">u</text:span><text:span text:style-name="T9">r</text:span><text:span text:style-name="T9">c</text:span><text:span text:style-name="T9">h</text:span><text:span text:style-name="T9">g</text:span><text:span text:style-name="T9">e</text:span><text:span text:style-name="T9">h</text:span><text:span text:style-name="T9">e</text:span><text:span text:style-name="T9">n</text:span><text:span text:style-name="T9">,</text:span><text:span text:style-name="T9"> </text:span><text:span text:style-name="T9">u</text:span><text:span text:style-name="T9">n</text:span><text:span text:style-name="T9">d</text:span><text:span text:style-name="T9"> </text:span><text:span text:style-name="T9">S</text:span><text:span text:style-name="T9">i</text:span><text:span text:style-name="T9">e</text:span><text:span text:style-name="T9"> </text:span><text:span text:style-name="T9">w</text:span><text:span text:style-name="T9">e</text:span><text:span text:style-name="T9">r</text:span><text:span text:style-name="T9">d</text:span><text:span text:style-name="T9">e</text:span><text:span text:style-name="T9">n</text:span><text:span text:style-name="T9"> </text:span><text:span text:style-name="T9">I</text:span><text:span text:style-name="T9">h</text:span><text:span text:style-name="T9">r</text:span><text:span text:style-name="T9">e</text:span><text:span text:style-name="T9"> </text:span><text:span text:style-name="T9">T</text:span><text:span text:style-name="T9">e</text:span><text:span text:style-name="T9">a</text:span><text:span text:style-name="T9">m</text:span><text:span text:style-name="T9">a</text:span><text:span text:style-name="T9">u</text:span><text:span text:style-name="T9">f</text:span><text:span text:style-name="T9">g</text:span><text:span text:style-name="T9">a</text:span><text:span text:style-name="T9">b</text:span><text:span text:style-name="T9">e</text:span><text:span text:style-name="T9">n</text:span><text:span text:style-name="T9"> </text:span><text:span text:style-name="T9">e</text:span><text:span text:style-name="T9">r</text:span><text:span text:style-name="T9">h</text:span><text:span text:style-name="T9">a</text:span><text:span text:style-name="T9">l</text:span><text:span text:style-name="T9">t</text:span><text:span text:style-name="T9">e</text:span><text:span text:style-name="T9">n</text:span><text:span text:style-name="T9">.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ystem" style:font-pitch="variable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0:12:36.234893719</meta:creation-date>
    <dc:date>2025-03-24T13:02:32.961727067</dc:date>
    <meta:editing-duration>PT8H48M32S</meta:editing-duration>
    <meta:editing-cycles>53</meta:editing-cycles>
    <meta:generator>LibreOffice/24.2.7.2$Linux_X86_64 LibreOffice_project/420$Build-2</meta:generator>
    <meta:print-date>2025-03-23T14:54:48.296617138</meta:print-date>
    <meta:printed-by>PDF files</meta:printed-by>
    <meta:document-statistic meta:object-count="674"/>
  </office:meta>
</office:document-meta>
</file>